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78in"/>
    </style:style>
    <style:style style:name="co4" style:family="table-column">
      <style:table-column-properties fo:break-before="auto" style:column-width="1.9555in"/>
    </style:style>
    <style:style style:name="co5" style:family="table-column">
      <style:table-column-properties fo:break-before="auto" style:column-width="2.8445in"/>
    </style:style>
    <style:style style:name="co6" style:family="table-column">
      <style:table-column-properties fo:break-before="auto" style:column-width="1.2445in"/>
    </style:style>
    <style:style style:name="co7" style:family="table-column">
      <style:table-column-properties fo:break-before="auto" style:column-width="1.0665in"/>
    </style:style>
    <style:style style:name="co8" style:family="table-column">
      <style:table-column-properties fo:break-before="auto" style:column-width="2.489in"/>
    </style:style>
    <style:style style:name="co9" style:family="table-column">
      <style:table-column-properties fo:break-before="auto" style:column-width="1.422in"/>
    </style:style>
    <style:style style:name="co10" style:family="table-column">
      <style:table-column-properties fo:break-before="auto" style:column-width="0.8898in"/>
    </style:style>
    <style:style style:name="co11" style:family="table-column">
      <style:table-column-properties fo:break-before="auto" style:column-width="1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4"/>
    <style:style style:name="ce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 style:data-style-name="N4">
      <style:table-cell-properties fo:border="0.74pt solid #000000"/>
    </style:style>
    <style:style style:name="ce12" style:family="table-cell" style:parent-style-name="Default" style:data-style-name="N3">
      <style:table-cell-properties fo:border="0.74pt solid #000000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9" table:default-cell-style-name="Default"/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Users Monthly Growth</text:p>
          </table:table-cell>
          <table:table-cell office:value-type="float" office:value="0.1" calcext:value-type="float">
            <text:p>0,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nit Users</text:p>
          </table:table-cell>
          <table:table-cell office:value-type="float" office:value="1000" calcext:value-type="float">
            <text:p>100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nit F</text:p>
          </table:table-cell>
          <table:table-cell office:value-type="float" office:value="500" calcext:value-type="float">
            <text:p>50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onthly F</text:p>
          </table:table-cell>
          <table:table-cell office:value-type="float" office:value="20" calcext:value-type="float">
            <text:p>2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Variable Costs/user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Number of monthly session per player</text:p>
          </table:table-cell>
          <table:table-cell office:value-type="float" office:value="10" calcext:value-type="float">
            <text:p>1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Size of one session in Gb</text:p>
          </table:table-cell>
          <table:table-cell table:formula="of:=10*1/1024" office:value-type="float" office:value="0.009765625" calcext:value-type="float">
            <text:p>0,00976562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edicated 2 vCPUs 4 Gib 500Gb</text:p>
          </table:table-cell>
          <table:table-cell office:value-type="float" office:value="78" calcext:value-type="float">
            <text:p>78</text:p>
          </table:table-cell>
          <table:table-cell table:number-columns-repeated="38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Total 202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Total 202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Total 2027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table:style-name="ce2" table:formula="of:=[$Sheet2.C40]" office:value-type="float" office:value="635" calcext:value-type="float">
            <text:p>635</text:p>
          </table:table-cell>
          <table:table-cell table:style-name="ce2" table:formula="of:=[$Sheet2.D40]" office:value-type="float" office:value="712.6075" calcext:value-type="float">
            <text:p>713</text:p>
          </table:table-cell>
          <table:table-cell table:style-name="ce2" table:formula="of:=[$Sheet2.E40]" office:value-type="float" office:value="827.17" calcext:value-type="float">
            <text:p>827</text:p>
          </table:table-cell>
          <table:table-cell table:style-name="ce2" table:formula="of:=[$Sheet2.F40]" office:value-type="float" office:value="978.62" calcext:value-type="float">
            <text:p>979</text:p>
          </table:table-cell>
          <table:table-cell table:style-name="ce2" table:formula="of:=[$Sheet2.G40]" office:value-type="float" office:value="1148.08" calcext:value-type="float">
            <text:p>1 148</text:p>
          </table:table-cell>
          <table:table-cell table:style-name="ce2" table:formula="of:=[$Sheet2.H40]" office:value-type="float" office:value="1350.832" calcext:value-type="float">
            <text:p>1 351</text:p>
          </table:table-cell>
          <table:table-cell table:style-name="ce2" table:formula="of:=[$Sheet2.I40]" office:value-type="float" office:value="1594.3344" calcext:value-type="float">
            <text:p>1 594</text:p>
          </table:table-cell>
          <table:table-cell table:style-name="ce2" table:formula="of:=[$Sheet2.J40]" office:value-type="float" office:value="1886.33728" calcext:value-type="float">
            <text:p>1 886</text:p>
          </table:table-cell>
          <table:table-cell table:style-name="ce2" table:formula="of:=[$Sheet2.K40]" office:value-type="float" office:value="2237.140736" calcext:value-type="float">
            <text:p>2 237</text:p>
          </table:table-cell>
          <table:table-cell table:style-name="ce2" table:formula="of:=[$Sheet2.L40]" office:value-type="float" office:value="2656.9048832" calcext:value-type="float">
            <text:p>2 657</text:p>
          </table:table-cell>
          <table:table-cell table:style-name="ce2" table:formula="of:=[$Sheet2.M40]" office:value-type="float" office:value="3161.02185984" calcext:value-type="float">
            <text:p>3 161</text:p>
          </table:table-cell>
          <table:table-cell table:style-name="ce2" table:formula="of:=[$Sheet2.N40]" office:value-type="float" office:value="3765.562231808" calcext:value-type="float">
            <text:p>3 766</text:p>
          </table:table-cell>
          <table:table-cell table:style-name="ce2" table:formula="of:=[.M13]" office:value-type="float" office:value="3765.562231808" calcext:value-type="float">
            <text:p>3 766</text:p>
          </table:table-cell>
          <table:table-cell table:style-name="ce2" table:formula="of:=[$Sheet2.P24]" office:value-type="float" office:value="3178.1212387328" calcext:value-type="float">
            <text:p>3 178</text:p>
          </table:table-cell>
          <table:table-cell table:style-name="ce2" table:formula="of:=[$Sheet2.Q24]" office:value-type="float" office:value="3785.88148647936" calcext:value-type="float">
            <text:p>3 786</text:p>
          </table:table-cell>
          <table:table-cell table:style-name="ce2" table:formula="of:=[$Sheet2.R24]" office:value-type="float" office:value="4543.05778377523" calcext:value-type="float">
            <text:p>4 543</text:p>
          </table:table-cell>
          <table:table-cell table:style-name="ce2" table:formula="of:=[$Sheet2.S24]" office:value-type="float" office:value="5451.66934053028" calcext:value-type="float">
            <text:p>5 452</text:p>
          </table:table-cell>
          <table:table-cell table:style-name="ce2" table:formula="of:=[$Sheet2.T24]" office:value-type="float" office:value="6542.00320863633" calcext:value-type="float">
            <text:p>6 542</text:p>
          </table:table-cell>
          <table:table-cell table:style-name="ce2" table:formula="of:=[$Sheet2.U24]" office:value-type="float" office:value="7850.4038503636" calcext:value-type="float">
            <text:p>7 850</text:p>
          </table:table-cell>
          <table:table-cell table:style-name="ce2" table:formula="of:=[$Sheet2.V24]" office:value-type="float" office:value="9420.48462043632" calcext:value-type="float">
            <text:p>9 420</text:p>
          </table:table-cell>
          <table:table-cell table:style-name="ce2" table:formula="of:=[$Sheet2.W24]" office:value-type="float" office:value="10833.5573135018" calcext:value-type="float">
            <text:p>10 834</text:p>
          </table:table-cell>
          <table:table-cell table:style-name="ce2" table:formula="of:=[$Sheet2.X24]" office:value-type="float" office:value="12458.590910527" calcext:value-type="float">
            <text:p>12 459</text:p>
          </table:table-cell>
          <table:table-cell table:style-name="ce2" table:formula="of:=[$Sheet2.Y24]" office:value-type="float" office:value="14327.3795471061" calcext:value-type="float">
            <text:p>14 327</text:p>
          </table:table-cell>
          <table:table-cell table:style-name="ce2" table:formula="of:=[$Sheet2.Z24]" office:value-type="float" office:value="16476.486479172" calcext:value-type="float">
            <text:p>16 476</text:p>
          </table:table-cell>
          <table:table-cell table:style-name="ce2" table:formula="of:=[$Sheet2.AA24]" office:value-type="float" office:value="18947.9594510478" calcext:value-type="float">
            <text:p>18 948</text:p>
          </table:table-cell>
          <table:table-cell table:style-name="ce2" table:formula="of:=[.Z13]" office:value-type="float" office:value="18947.9594510478" calcext:value-type="float">
            <text:p>18 948</text:p>
          </table:table-cell>
          <table:table-cell table:style-name="ce2" table:formula="of:=[$Sheet2.AC24]" office:value-type="float" office:value="21790.153368705" calcext:value-type="float">
            <text:p>21 790</text:p>
          </table:table-cell>
          <table:table-cell table:style-name="ce2" table:formula="of:=[$Sheet2.AD24]" office:value-type="float" office:value="23969.1687055755" calcext:value-type="float">
            <text:p>23 969</text:p>
          </table:table-cell>
          <table:table-cell table:style-name="ce2" table:formula="of:=[$Sheet2.AE24]" office:value-type="float" office:value="25167.6271408542" calcext:value-type="float">
            <text:p>25 168</text:p>
          </table:table-cell>
          <table:table-cell table:style-name="ce2" table:formula="of:=[$Sheet2.AF24]" office:value-type="float" office:value="26426.0084978969" calcext:value-type="float">
            <text:p>26 426</text:p>
          </table:table-cell>
          <table:table-cell table:style-name="ce2" table:formula="of:=[$Sheet2.AG24]" office:value-type="float" office:value="27747.3089227918" calcext:value-type="float">
            <text:p>27 747</text:p>
          </table:table-cell>
          <table:table-cell table:style-name="ce2" table:formula="of:=[$Sheet2.AH24]" office:value-type="float" office:value="29134.6743689314" calcext:value-type="float">
            <text:p>29 135</text:p>
          </table:table-cell>
          <table:table-cell table:style-name="ce2" table:formula="of:=[$Sheet2.AI24]" office:value-type="float" office:value="30591.408087378" calcext:value-type="float">
            <text:p>30 591</text:p>
          </table:table-cell>
          <table:table-cell table:style-name="ce2" table:formula="of:=[$Sheet2.AJ24]" office:value-type="float" office:value="32120.9784917469" calcext:value-type="float">
            <text:p>32 121</text:p>
          </table:table-cell>
          <table:table-cell table:style-name="ce2" table:formula="of:=[$Sheet2.AK24]" office:value-type="float" office:value="33727.0274163342" calcext:value-type="float">
            <text:p>33 727</text:p>
          </table:table-cell>
          <table:table-cell table:style-name="ce2" table:formula="of:=[$Sheet2.AL24]" office:value-type="float" office:value="35413.3787871509" calcext:value-type="float">
            <text:p>35 413</text:p>
          </table:table-cell>
          <table:table-cell table:style-name="ce2" table:formula="of:=[$Sheet2.AM24]" office:value-type="float" office:value="37184.0477265085" calcext:value-type="float">
            <text:p>37 184</text:p>
          </table:table-cell>
          <table:table-cell table:style-name="ce2" table:formula="of:=[$Sheet2.AN24]" office:value-type="float" office:value="39043.2501128339" calcext:value-type="float">
            <text:p>39 043</text:p>
          </table:table-cell>
          <table:table-cell table:style-name="ce2" table:formula="of:=[.AM13]" office:value-type="float" office:value="39043.2501128339" calcext:value-type="float">
            <text:p>39 043</text:p>
          </table:table-cell>
        </table:table-row>
        <table:table-row table:style-name="ro1">
          <table:table-cell office:value-type="string" calcext:value-type="string">
            <text:p>Fixed Costs</text:p>
          </table:table-cell>
          <table:table-cell table:formula="of:=[.B4]" office:value-type="float" office:value="500" calcext:value-type="float">
            <text:p>500</text:p>
          </table:table-cell>
          <table:table-cell table:number-columns-repeated="11" office:value-type="float" office:value="50" calcext:value-type="float">
            <text:p>50</text:p>
          </table:table-cell>
          <table:table-cell table:formula="of:=SUM([.B14:.M14])" office:value-type="float" office:value="1050" calcext:value-type="float">
            <text:p>1050</text:p>
          </table:table-cell>
          <table:table-cell table:number-columns-repeated="12" office:value-type="float" office:value="50" calcext:value-type="float">
            <text:p>50</text:p>
          </table:table-cell>
          <table:table-cell table:formula="of:=SUM([.O14:.Z14])" office:value-type="float" office:value="600" calcext:value-type="float">
            <text:p>600</text:p>
          </table:table-cell>
          <table:table-cell table:number-columns-repeated="12" office:value-type="float" office:value="50" calcext:value-type="float">
            <text:p>50</text:p>
          </table:table-cell>
          <table:table-cell table:formula="of:=SUM([.AB14:.AM14])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Storage required (Gb)</text:p>
          </table:table-cell>
          <table:table-cell table:style-name="ce3" table:formula="of:=[.B13]*[.B8]*[.B9]" office:value-type="float" office:value="62.01171875" calcext:value-type="float">
            <text:p>62,01</text:p>
          </table:table-cell>
          <table:table-cell table:style-name="ce3" table:formula="of:=[.C13]*[.$B$8]*[.$B$9]+[.B15]" office:value-type="float" office:value="131.602294921875" calcext:value-type="float">
            <text:p>131,60</text:p>
          </table:table-cell>
          <table:table-cell table:style-name="ce3" table:formula="of:=[.D13]*[.$B$8]*[.$B$9]+[.C15]" office:value-type="float" office:value="212.380615234375" calcext:value-type="float">
            <text:p>212,38</text:p>
          </table:table-cell>
          <table:table-cell table:style-name="ce3" table:formula="of:=[.E13]*[.$B$8]*[.$B$9]+[.D15]" office:value-type="float" office:value="307.948974609375" calcext:value-type="float">
            <text:p>307,95</text:p>
          </table:table-cell>
          <table:table-cell table:style-name="ce3" table:formula="of:=[.F13]*[.$B$8]*[.$B$9]+[.E15]" office:value-type="float" office:value="420.066162109375" calcext:value-type="float">
            <text:p>420,07</text:p>
          </table:table-cell>
          <table:table-cell table:style-name="ce3" table:formula="of:=[.G13]*[.$B$8]*[.$B$9]+[.F15]" office:value-type="float" office:value="551.983349609375" calcext:value-type="float">
            <text:p>551,98</text:p>
          </table:table-cell>
          <table:table-cell table:style-name="ce3" table:formula="of:=[.H13]*[.$B$8]*[.$B$9]+[.G15]" office:value-type="float" office:value="707.680068359375" calcext:value-type="float">
            <text:p>707,68</text:p>
          </table:table-cell>
          <table:table-cell table:style-name="ce3" table:formula="of:=[.I13]*[.$B$8]*[.$B$9]+[.H15]" office:value-type="float" office:value="891.892693359375" calcext:value-type="float">
            <text:p>891,89</text:p>
          </table:table-cell>
          <table:table-cell table:style-name="ce3" table:formula="of:=[.J13]*[.$B$8]*[.$B$9]+[.I15]" office:value-type="float" office:value="1110.36346835938" calcext:value-type="float">
            <text:p>1 110,36</text:p>
          </table:table-cell>
          <table:table-cell table:style-name="ce3" table:formula="of:=[.K13]*[.$B$8]*[.$B$9]+[.J15]" office:value-type="float" office:value="1369.82683585938" calcext:value-type="float">
            <text:p>1 369,83</text:p>
          </table:table-cell>
          <table:table-cell table:style-name="ce3" table:formula="of:=[.L13]*[.$B$8]*[.$B$9]+[.K15]" office:value-type="float" office:value="1678.52037685938" calcext:value-type="float">
            <text:p>1 678,52</text:p>
          </table:table-cell>
          <table:table-cell table:style-name="ce3" table:formula="of:=[.M13]*[.$B$8]*[.$B$9]+[.L15]" office:value-type="float" office:value="2046.25106355937" calcext:value-type="float">
            <text:p>2 046,25</text:p>
          </table:table-cell>
          <table:table-cell table:style-name="ce3" table:formula="of:=[.M15]" office:value-type="float" office:value="2046.25106355937" calcext:value-type="float">
            <text:p>2 046,25</text:p>
          </table:table-cell>
          <table:table-cell table:style-name="ce3" table:formula="of:=[.O13]*[.$B$8]*[.$B$9]+[.M15]" office:value-type="float" office:value="2356.61446577937" calcext:value-type="float">
            <text:p>2 356,61</text:p>
          </table:table-cell>
          <table:table-cell table:style-name="ce3" table:formula="of:=[.P13]*[.$B$8]*[.$B$9]+[.O15]" office:value-type="float" office:value="2726.32945469338" calcext:value-type="float">
            <text:p>2 726,33</text:p>
          </table:table-cell>
          <table:table-cell table:style-name="ce3" table:formula="of:=[.Q13]*[.$B$8]*[.$B$9]+[.P15]" office:value-type="float" office:value="3169.98744139018" calcext:value-type="float">
            <text:p>3 169,99</text:p>
          </table:table-cell>
          <table:table-cell table:style-name="ce3" table:formula="of:=[.R13]*[.$B$8]*[.$B$9]+[.Q15]" office:value-type="float" office:value="3702.37702542634" calcext:value-type="float">
            <text:p>3 702,38</text:p>
          </table:table-cell>
          <table:table-cell table:style-name="ce3" table:formula="of:=[.S13]*[.$B$8]*[.$B$9]+[.R15]" office:value-type="float" office:value="4341.24452626973" calcext:value-type="float">
            <text:p>4 341,24</text:p>
          </table:table-cell>
          <table:table-cell table:style-name="ce3" table:formula="of:=[.T13]*[.$B$8]*[.$B$9]+[.S15]" office:value-type="float" office:value="5107.8855272818" calcext:value-type="float">
            <text:p>5 107,89</text:p>
          </table:table-cell>
          <table:table-cell table:style-name="ce3" table:formula="of:=[.U13]*[.$B$8]*[.$B$9]+[.T15]" office:value-type="float" office:value="6027.85472849628" calcext:value-type="float">
            <text:p>6 027,85</text:p>
          </table:table-cell>
          <table:table-cell table:style-name="ce3" table:formula="of:=[.V13]*[.$B$8]*[.$B$9]+[.U15]" office:value-type="float" office:value="7085.81930989294" calcext:value-type="float">
            <text:p>7 085,82</text:p>
          </table:table-cell>
          <table:table-cell table:style-name="ce3" table:formula="of:=[.W13]*[.$B$8]*[.$B$9]+[.V15]" office:value-type="float" office:value="8302.47857849909" calcext:value-type="float">
            <text:p>8 302,48</text:p>
          </table:table-cell>
          <table:table-cell table:style-name="ce3" table:formula="of:=[.X13]*[.$B$8]*[.$B$9]+[.W15]" office:value-type="float" office:value="9701.63673739617" calcext:value-type="float">
            <text:p>9 701,64</text:p>
          </table:table-cell>
          <table:table-cell table:style-name="ce3" table:formula="of:=[.Y13]*[.$B$8]*[.$B$9]+[.X15]" office:value-type="float" office:value="11310.6686201278" calcext:value-type="float">
            <text:p>11 310,67</text:p>
          </table:table-cell>
          <table:table-cell table:style-name="ce3" table:formula="of:=[.Z13]*[.$B$8]*[.$B$9]+[.Y15]" office:value-type="float" office:value="13161.0552852692" calcext:value-type="float">
            <text:p>13 161,06</text:p>
          </table:table-cell>
          <table:table-cell table:style-name="ce3" table:formula="of:=[.Z15]" office:value-type="float" office:value="13161.0552852692" calcext:value-type="float">
            <text:p>13 161,06</text:p>
          </table:table-cell>
          <table:table-cell table:style-name="ce3" table:formula="of:=[.AB13]*[.$B$8]*[.$B$9]+[.Z15]" office:value-type="float" office:value="15288.9999501818" calcext:value-type="float">
            <text:p>15 289,00</text:p>
          </table:table-cell>
          <table:table-cell table:style-name="ce3" table:formula="of:=[.AC13]*[.$B$8]*[.$B$9]+[.AB15]" office:value-type="float" office:value="17629.7390815856" calcext:value-type="float">
            <text:p>17 629,74</text:p>
          </table:table-cell>
          <table:table-cell table:style-name="ce3" table:formula="of:=[.AD13]*[.$B$8]*[.$B$9]+[.AC15]" office:value-type="float" office:value="20087.5151695597" calcext:value-type="float">
            <text:p>20 087,52</text:p>
          </table:table-cell>
          <table:table-cell table:style-name="ce3" table:formula="of:=[.AE13]*[.$B$8]*[.$B$9]+[.AD15]" office:value-type="float" office:value="22668.1800619324" calcext:value-type="float">
            <text:p>22 668,18</text:p>
          </table:table-cell>
          <table:table-cell table:style-name="ce3" table:formula="of:=[.AF13]*[.$B$8]*[.$B$9]+[.AE15]" office:value-type="float" office:value="25377.8781989238" calcext:value-type="float">
            <text:p>25 377,88</text:p>
          </table:table-cell>
          <table:table-cell table:style-name="ce3" table:formula="of:=[.AG13]*[.$B$8]*[.$B$9]+[.AF15]" office:value-type="float" office:value="28223.0612427648" calcext:value-type="float">
            <text:p>28 223,06</text:p>
          </table:table-cell>
          <table:table-cell table:style-name="ce3" table:formula="of:=[.AH13]*[.$B$8]*[.$B$9]+[.AG15]" office:value-type="float" office:value="31210.5034387978" calcext:value-type="float">
            <text:p>31 210,50</text:p>
          </table:table-cell>
          <table:table-cell table:style-name="ce3" table:formula="of:=[.AI13]*[.$B$8]*[.$B$9]+[.AH15]" office:value-type="float" office:value="34347.3177446324" calcext:value-type="float">
            <text:p>34 347,32</text:p>
          </table:table-cell>
          <table:table-cell table:style-name="ce3" table:formula="of:=[.AJ13]*[.$B$8]*[.$B$9]+[.AI15]" office:value-type="float" office:value="37640.9727657588" calcext:value-type="float">
            <text:p>37 640,97</text:p>
          </table:table-cell>
          <table:table-cell table:style-name="ce3" table:formula="of:=[.AK13]*[.$B$8]*[.$B$9]+[.AJ15]" office:value-type="float" office:value="41099.3105379415" calcext:value-type="float">
            <text:p>41 099,31</text:p>
          </table:table-cell>
          <table:table-cell table:style-name="ce3" table:formula="of:=[.AL13]*[.$B$8]*[.$B$9]+[.AK15]" office:value-type="float" office:value="44730.5651987334" calcext:value-type="float">
            <text:p>44 730,57</text:p>
          </table:table-cell>
          <table:table-cell table:style-name="ce3" table:formula="of:=[.AM13]*[.$B$8]*[.$B$9]+[.AL15]" office:value-type="float" office:value="48543.3825925648" calcext:value-type="float">
            <text:p>48 543,38</text:p>
          </table:table-cell>
          <table:table-cell table:style-name="ce3" table:formula="of:=[.AM15]" office:value-type="float" office:value="48543.3825925648" calcext:value-type="float">
            <text:p>48 543,38</text:p>
          </table:table-cell>
        </table:table-row>
        <table:table-row table:style-name="ro1">
          <table:table-cell office:value-type="string" calcext:value-type="string">
            <text:p>Servers </text:p>
          </table:table-cell>
          <table:table-cell table:style-name="ce1" table:number-columns-repeated="12"/>
          <table:table-cell table:number-columns-repeated="27"/>
        </table:table-row>
        <table:table-row table:style-name="ro1">
          <table:table-cell office:value-type="string" calcext:value-type="string">
            <text:p>Dedicated 2 vCPUs 4 Gib 500Gb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formula="of:=[.M17]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[.Z17]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lumes Block Storage 1000Gi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torage Capacity</text:p>
          </table:table-cell>
          <table:table-cell table:style-name="ce1" table:formula="of:=[.B17]*500+[.B18]*1000" office:value-type="float" office:value="1500" calcext:value-type="float">
            <text:p>1500</text:p>
          </table:table-cell>
          <table:table-cell table:style-name="ce1" table:formula="of:=[.C17]*500+[.C18]*1000" office:value-type="float" office:value="2500" calcext:value-type="float">
            <text:p>2500</text:p>
          </table:table-cell>
          <table:table-cell table:style-name="ce1" table:formula="of:=[.D17]*500+[.D18]*1000" office:value-type="float" office:value="2500" calcext:value-type="float">
            <text:p>2500</text:p>
          </table:table-cell>
          <table:table-cell table:style-name="ce1" table:formula="of:=[.E17]*500+[.E18]*1000" office:value-type="float" office:value="2500" calcext:value-type="float">
            <text:p>2500</text:p>
          </table:table-cell>
          <table:table-cell table:style-name="ce1" table:formula="of:=[.F17]*500+[.F18]*1000" office:value-type="float" office:value="2500" calcext:value-type="float">
            <text:p>2500</text:p>
          </table:table-cell>
          <table:table-cell table:style-name="ce1" table:formula="of:=[.G17]*500+[.G18]*1000" office:value-type="float" office:value="2500" calcext:value-type="float">
            <text:p>2500</text:p>
          </table:table-cell>
          <table:table-cell table:style-name="ce1" table:formula="of:=[.H17]*500+[.H18]*1000" office:value-type="float" office:value="2500" calcext:value-type="float">
            <text:p>2500</text:p>
          </table:table-cell>
          <table:table-cell table:style-name="ce1" table:formula="of:=[.I17]*500+[.I18]*1000" office:value-type="float" office:value="2500" calcext:value-type="float">
            <text:p>2500</text:p>
          </table:table-cell>
          <table:table-cell table:style-name="ce1" table:formula="of:=[.J17]*500+[.J18]*1000" office:value-type="float" office:value="2500" calcext:value-type="float">
            <text:p>2500</text:p>
          </table:table-cell>
          <table:table-cell table:style-name="ce1" table:formula="of:=[.K17]*500+[.K18]*1000" office:value-type="float" office:value="2500" calcext:value-type="float">
            <text:p>2500</text:p>
          </table:table-cell>
          <table:table-cell table:style-name="ce1" table:formula="of:=[.L17]*500+[.L18]*1000" office:value-type="float" office:value="2500" calcext:value-type="float">
            <text:p>2500</text:p>
          </table:table-cell>
          <table:table-cell table:style-name="ce1" table:formula="of:=[.M17]*500+[.M18]*1000" office:value-type="float" office:value="2500" calcext:value-type="float">
            <text:p>2500</text:p>
          </table:table-cell>
          <table:table-cell table:style-name="ce1" table:formula="of:=[.N17]*500+[.N18]*1000" office:value-type="float" office:value="2500" calcext:value-type="float">
            <text:p>2500</text:p>
          </table:table-cell>
          <table:table-cell table:style-name="ce1" table:formula="of:=[.O17]*500+[.O18]*1000" office:value-type="float" office:value="2500" calcext:value-type="float">
            <text:p>2500</text:p>
          </table:table-cell>
          <table:table-cell table:style-name="ce1" table:formula="of:=[.P17]*500+[.P18]*1000" office:value-type="float" office:value="4500" calcext:value-type="float">
            <text:p>4500</text:p>
          </table:table-cell>
          <table:table-cell table:style-name="ce1" table:formula="of:=[.Q17]*500+[.Q18]*1000" office:value-type="float" office:value="4500" calcext:value-type="float">
            <text:p>4500</text:p>
          </table:table-cell>
          <table:table-cell table:style-name="ce1" table:formula="of:=[.R17]*500+[.R18]*1000" office:value-type="float" office:value="4500" calcext:value-type="float">
            <text:p>4500</text:p>
          </table:table-cell>
          <table:table-cell table:style-name="ce1" table:formula="of:=[.S17]*500+[.S18]*1000" office:value-type="float" office:value="4500" calcext:value-type="float">
            <text:p>4500</text:p>
          </table:table-cell>
          <table:table-cell table:style-name="ce1" table:formula="of:=[.T17]*500+[.T18]*1000" office:value-type="float" office:value="8500" calcext:value-type="float">
            <text:p>8500</text:p>
          </table:table-cell>
          <table:table-cell table:style-name="ce1" table:formula="of:=[.U17]*500+[.U18]*1000" office:value-type="float" office:value="8500" calcext:value-type="float">
            <text:p>8500</text:p>
          </table:table-cell>
          <table:table-cell table:style-name="ce1" table:formula="of:=[.V17]*500+[.V18]*1000" office:value-type="float" office:value="8500" calcext:value-type="float">
            <text:p>8500</text:p>
          </table:table-cell>
          <table:table-cell table:style-name="ce1" table:formula="of:=[.W17]*500+[.W18]*1000" office:value-type="float" office:value="8500" calcext:value-type="float">
            <text:p>8500</text:p>
          </table:table-cell>
          <table:table-cell table:style-name="ce1" table:formula="of:=[.X17]*500+[.X18]*1000" office:value-type="float" office:value="8500" calcext:value-type="float">
            <text:p>8500</text:p>
          </table:table-cell>
          <table:table-cell table:style-name="ce1" table:formula="of:=[.Y17]*500+[.Y18]*1000" office:value-type="float" office:value="16500" calcext:value-type="float">
            <text:p>16500</text:p>
          </table:table-cell>
          <table:table-cell table:style-name="ce1" table:formula="of:=[.Z17]*500+[.Z18]*1000" office:value-type="float" office:value="16500" calcext:value-type="float">
            <text:p>16500</text:p>
          </table:table-cell>
          <table:table-cell table:style-name="ce1" table:formula="of:=[.AA17]*500+[.AA18]*1000" office:value-type="float" office:value="16500" calcext:value-type="float">
            <text:p>16500</text:p>
          </table:table-cell>
          <table:table-cell table:style-name="ce1" table:formula="of:=[.AB17]*500+[.AB18]*1000" office:value-type="float" office:value="16500" calcext:value-type="float">
            <text:p>16500</text:p>
          </table:table-cell>
          <table:table-cell table:style-name="ce1" table:formula="of:=[.AC17]*500+[.AC18]*1000" office:value-type="float" office:value="32500" calcext:value-type="float">
            <text:p>32500</text:p>
          </table:table-cell>
          <table:table-cell table:style-name="ce1" table:formula="of:=[.AD17]*500+[.AD18]*1000" office:value-type="float" office:value="32500" calcext:value-type="float">
            <text:p>32500</text:p>
          </table:table-cell>
          <table:table-cell table:style-name="ce1" table:formula="of:=[.AE17]*500+[.AE18]*1000" office:value-type="float" office:value="32500" calcext:value-type="float">
            <text:p>32500</text:p>
          </table:table-cell>
          <table:table-cell table:style-name="ce1" table:formula="of:=[.AF17]*500+[.AF18]*1000" office:value-type="float" office:value="32500" calcext:value-type="float">
            <text:p>32500</text:p>
          </table:table-cell>
          <table:table-cell table:style-name="ce1" table:formula="of:=[.AG17]*500+[.AG18]*1000" office:value-type="float" office:value="32500" calcext:value-type="float">
            <text:p>32500</text:p>
          </table:table-cell>
          <table:table-cell table:style-name="ce1" table:formula="of:=[.AH17]*500+[.AH18]*1000" office:value-type="float" office:value="32500" calcext:value-type="float">
            <text:p>32500</text:p>
          </table:table-cell>
          <table:table-cell table:style-name="ce1" table:formula="of:=[.AI17]*500+[.AI18]*1000" office:value-type="float" office:value="64500" calcext:value-type="float">
            <text:p>64500</text:p>
          </table:table-cell>
          <table:table-cell table:style-name="ce1" table:formula="of:=[.AJ17]*500+[.AJ18]*1000" office:value-type="float" office:value="64500" calcext:value-type="float">
            <text:p>64500</text:p>
          </table:table-cell>
          <table:table-cell table:style-name="ce1" table:formula="of:=[.AK17]*500+[.AK18]*1000" office:value-type="float" office:value="64500" calcext:value-type="float">
            <text:p>64500</text:p>
          </table:table-cell>
          <table:table-cell table:style-name="ce1" table:formula="of:=[.AL17]*500+[.AL18]*1000" office:value-type="float" office:value="64500" calcext:value-type="float">
            <text:p>64500</text:p>
          </table:table-cell>
          <table:table-cell table:style-name="ce1" table:formula="of:=[.AM17]*500+[.AM18]*1000" office:value-type="float" office:value="65000" calcext:value-type="float">
            <text:p>65000</text:p>
          </table:table-cell>
          <table:table-cell table:style-name="ce1" table:formula="of:=[.AN17]*500+[.AN18]*1000"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Storage excess</text:p>
          </table:table-cell>
          <table:table-cell table:style-name="ce3" table:formula="of:=[.B19]-[.B15]" office:value-type="float" office:value="1437.98828125" calcext:value-type="float">
            <text:p>1 437,99</text:p>
          </table:table-cell>
          <table:table-cell table:style-name="ce3" table:formula="of:=[.C19]-[.C15]" office:value-type="float" office:value="2368.39770507812" calcext:value-type="float">
            <text:p>2 368,40</text:p>
          </table:table-cell>
          <table:table-cell table:style-name="ce3" table:formula="of:=[.D19]-[.D15]" office:value-type="float" office:value="2287.61938476562" calcext:value-type="float">
            <text:p>2 287,62</text:p>
          </table:table-cell>
          <table:table-cell table:style-name="ce3" table:formula="of:=[.E19]-[.E15]" office:value-type="float" office:value="2192.05102539062" calcext:value-type="float">
            <text:p>2 192,05</text:p>
          </table:table-cell>
          <table:table-cell table:style-name="ce3" table:formula="of:=[.F19]-[.F15]" office:value-type="float" office:value="2079.93383789062" calcext:value-type="float">
            <text:p>2 079,93</text:p>
          </table:table-cell>
          <table:table-cell table:style-name="ce3" table:formula="of:=[.G19]-[.G15]" office:value-type="float" office:value="1948.01665039063" calcext:value-type="float">
            <text:p>1 948,02</text:p>
          </table:table-cell>
          <table:table-cell table:style-name="ce3" table:formula="of:=[.H19]-[.H15]" office:value-type="float" office:value="1792.31993164063" calcext:value-type="float">
            <text:p>1 792,32</text:p>
          </table:table-cell>
          <table:table-cell table:style-name="ce3" table:formula="of:=[.I19]-[.I15]" office:value-type="float" office:value="1608.10730664063" calcext:value-type="float">
            <text:p>1 608,11</text:p>
          </table:table-cell>
          <table:table-cell table:style-name="ce3" table:formula="of:=[.J19]-[.J15]" office:value-type="float" office:value="1389.63653164063" calcext:value-type="float">
            <text:p>1 389,64</text:p>
          </table:table-cell>
          <table:table-cell table:style-name="ce3" table:formula="of:=[.K19]-[.K15]" office:value-type="float" office:value="1130.17316414063" calcext:value-type="float">
            <text:p>1 130,17</text:p>
          </table:table-cell>
          <table:table-cell table:style-name="ce3" table:formula="of:=[.L19]-[.L15]" office:value-type="float" office:value="821.479623140625" calcext:value-type="float">
            <text:p>821,48</text:p>
          </table:table-cell>
          <table:table-cell table:style-name="ce3" table:formula="of:=[.M19]-[.M15]" office:value-type="float" office:value="453.748936440625" calcext:value-type="float">
            <text:p>453,75</text:p>
          </table:table-cell>
          <table:table-cell table:style-name="ce3" table:formula="of:=[.N19]-[.N15]" office:value-type="float" office:value="453.748936440625" calcext:value-type="float">
            <text:p>453,75</text:p>
          </table:table-cell>
          <table:table-cell table:style-name="ce3" table:formula="of:=[.O19]-[.O15]" office:value-type="float" office:value="143.385534220625" calcext:value-type="float">
            <text:p>143,39</text:p>
          </table:table-cell>
          <table:table-cell table:style-name="ce3" table:formula="of:=[.P19]-[.P15]" office:value-type="float" office:value="1773.67054530662" calcext:value-type="float">
            <text:p>1 773,67</text:p>
          </table:table-cell>
          <table:table-cell table:style-name="ce3" table:formula="of:=[.Q19]-[.Q15]" office:value-type="float" office:value="1330.01255860982" calcext:value-type="float">
            <text:p>1 330,01</text:p>
          </table:table-cell>
          <table:table-cell table:style-name="ce3" table:formula="of:=[.R19]-[.R15]" office:value-type="float" office:value="797.622974573665" calcext:value-type="float">
            <text:p>797,62</text:p>
          </table:table-cell>
          <table:table-cell table:style-name="ce3" table:formula="of:=[.S19]-[.S15]" office:value-type="float" office:value="158.755473730273" calcext:value-type="float">
            <text:p>158,76</text:p>
          </table:table-cell>
          <table:table-cell table:style-name="ce3" table:formula="of:=[.T19]-[.T15]" office:value-type="float" office:value="3392.1144727182" calcext:value-type="float">
            <text:p>3 392,11</text:p>
          </table:table-cell>
          <table:table-cell table:style-name="ce3" table:formula="of:=[.U19]-[.U15]" office:value-type="float" office:value="2472.14527150372" calcext:value-type="float">
            <text:p>2 472,15</text:p>
          </table:table-cell>
          <table:table-cell table:style-name="ce3" table:formula="of:=[.V19]-[.V15]" office:value-type="float" office:value="1414.18069010706" calcext:value-type="float">
            <text:p>1 414,18</text:p>
          </table:table-cell>
          <table:table-cell table:style-name="ce3" table:formula="of:=[.W19]-[.W15]" office:value-type="float" office:value="197.521421500905" calcext:value-type="float">
            <text:p>197,52</text:p>
          </table:table-cell>
          <table:table-cell table:style-name="ce3" table:formula="of:=[.X19]-[.X15]" office:value-type="float" office:value="-1201.63673739617" calcext:value-type="float">
            <text:p>-1 201,64</text:p>
          </table:table-cell>
          <table:table-cell table:style-name="ce3" table:formula="of:=[.Y19]-[.Y15]" office:value-type="float" office:value="5189.33137987219" calcext:value-type="float">
            <text:p>5 189,33</text:p>
          </table:table-cell>
          <table:table-cell table:style-name="ce3" table:formula="of:=[.Z19]-[.Z15]" office:value-type="float" office:value="3338.9447147308" calcext:value-type="float">
            <text:p>3 338,94</text:p>
          </table:table-cell>
          <table:table-cell table:style-name="ce3" table:formula="of:=[.AA19]-[.AA15]" office:value-type="float" office:value="3338.9447147308" calcext:value-type="float">
            <text:p>3 338,94</text:p>
          </table:table-cell>
          <table:table-cell table:style-name="ce3" table:formula="of:=[.AB19]-[.AB15]" office:value-type="float" office:value="1211.00004981821" calcext:value-type="float">
            <text:p>1 211,00</text:p>
          </table:table-cell>
          <table:table-cell table:style-name="ce3" table:formula="of:=[.AC19]-[.AC15]" office:value-type="float" office:value="14870.2609184144" calcext:value-type="float">
            <text:p>14 870,26</text:p>
          </table:table-cell>
          <table:table-cell table:style-name="ce3" table:formula="of:=[.AD19]-[.AD15]" office:value-type="float" office:value="12412.4848304403" calcext:value-type="float">
            <text:p>12 412,48</text:p>
          </table:table-cell>
          <table:table-cell table:style-name="ce3" table:formula="of:=[.AE19]-[.AE15]" office:value-type="float" office:value="9831.81993806756" calcext:value-type="float">
            <text:p>9 831,82</text:p>
          </table:table-cell>
          <table:table-cell table:style-name="ce3" table:formula="of:=[.AF19]-[.AF15]" office:value-type="float" office:value="7122.12180107617" calcext:value-type="float">
            <text:p>7 122,12</text:p>
          </table:table-cell>
          <table:table-cell table:style-name="ce3" table:formula="of:=[.AG19]-[.AG15]" office:value-type="float" office:value="4276.93875723522" calcext:value-type="float">
            <text:p>4 276,94</text:p>
          </table:table-cell>
          <table:table-cell table:style-name="ce3" table:formula="of:=[.AH19]-[.AH15]" office:value-type="float" office:value="1289.49656120221" calcext:value-type="float">
            <text:p>1 289,50</text:p>
          </table:table-cell>
          <table:table-cell table:style-name="ce3" table:formula="of:=[.AI19]-[.AI15]" office:value-type="float" office:value="30152.6822553676" calcext:value-type="float">
            <text:p>30 152,68</text:p>
          </table:table-cell>
          <table:table-cell table:style-name="ce3" table:formula="of:=[.AJ19]-[.AJ15]" office:value-type="float" office:value="26859.0272342412" calcext:value-type="float">
            <text:p>26 859,03</text:p>
          </table:table-cell>
          <table:table-cell table:style-name="ce3" table:formula="of:=[.AK19]-[.AK15]" office:value-type="float" office:value="23400.6894620585" calcext:value-type="float">
            <text:p>23 400,69</text:p>
          </table:table-cell>
          <table:table-cell table:style-name="ce3" table:formula="of:=[.AL19]-[.AL15]" office:value-type="float" office:value="19769.4348012666" calcext:value-type="float">
            <text:p>19 769,43</text:p>
          </table:table-cell>
          <table:table-cell table:style-name="ce3" table:formula="of:=[.AM19]-[.AM15]" office:value-type="float" office:value="16456.6174074352" calcext:value-type="float">
            <text:p>16 456,62</text:p>
          </table:table-cell>
          <table:table-cell table:style-name="ce3" table:formula="of:=[.AN19]-[.AN15]" office:value-type="float" office:value="16456.6174074352" calcext:value-type="float">
            <text:p>16 456,62</text:p>
          </table:table-cell>
        </table:table-row>
        <table:table-row table:style-name="ro1">
          <table:table-cell office:value-type="string" calcext:value-type="string">
            <text:p>Server Cost</text:p>
          </table:table-cell>
          <table:table-cell table:style-name="ce3" table:formula="of:=[.B17]*78" office:value-type="float" office:value="78" calcext:value-type="float">
            <text:p>78,00</text:p>
          </table:table-cell>
          <table:table-cell table:style-name="ce3" table:formula="of:=[.C17]*78" office:value-type="float" office:value="78" calcext:value-type="float">
            <text:p>78,00</text:p>
          </table:table-cell>
          <table:table-cell table:style-name="ce3" table:formula="of:=[.D17]*78" office:value-type="float" office:value="78" calcext:value-type="float">
            <text:p>78,00</text:p>
          </table:table-cell>
          <table:table-cell table:style-name="ce3" table:formula="of:=[.E17]*78" office:value-type="float" office:value="78" calcext:value-type="float">
            <text:p>78,00</text:p>
          </table:table-cell>
          <table:table-cell table:style-name="ce3" table:formula="of:=[.F17]*78" office:value-type="float" office:value="78" calcext:value-type="float">
            <text:p>78,00</text:p>
          </table:table-cell>
          <table:table-cell table:style-name="ce3" table:formula="of:=[.G17]*78" office:value-type="float" office:value="78" calcext:value-type="float">
            <text:p>78,00</text:p>
          </table:table-cell>
          <table:table-cell table:style-name="ce3" table:formula="of:=[.H17]*78" office:value-type="float" office:value="78" calcext:value-type="float">
            <text:p>78,00</text:p>
          </table:table-cell>
          <table:table-cell table:style-name="ce3" table:formula="of:=[.I17]*78" office:value-type="float" office:value="78" calcext:value-type="float">
            <text:p>78,00</text:p>
          </table:table-cell>
          <table:table-cell table:style-name="ce3" table:formula="of:=[.J17]*78" office:value-type="float" office:value="78" calcext:value-type="float">
            <text:p>78,00</text:p>
          </table:table-cell>
          <table:table-cell table:style-name="ce3" table:formula="of:=[.K17]*78" office:value-type="float" office:value="78" calcext:value-type="float">
            <text:p>78,00</text:p>
          </table:table-cell>
          <table:table-cell table:style-name="ce3" table:formula="of:=[.L17]*78" office:value-type="float" office:value="78" calcext:value-type="float">
            <text:p>78,00</text:p>
          </table:table-cell>
          <table:table-cell table:style-name="ce3" table:formula="of:=[.M17]*78" office:value-type="float" office:value="78" calcext:value-type="float">
            <text:p>78,00</text:p>
          </table:table-cell>
          <table:table-cell table:style-name="ce3" table:formula="of:=SUM([.B21:.M21])" office:value-type="float" office:value="936" calcext:value-type="float">
            <text:p>936,00</text:p>
          </table:table-cell>
          <table:table-cell table:style-name="ce3" table:formula="of:=[.O17]*78" office:value-type="float" office:value="78" calcext:value-type="float">
            <text:p>78,00</text:p>
          </table:table-cell>
          <table:table-cell table:style-name="ce3" table:formula="of:=[.P17]*78" office:value-type="float" office:value="78" calcext:value-type="float">
            <text:p>78,00</text:p>
          </table:table-cell>
          <table:table-cell table:style-name="ce3" table:formula="of:=[.Q17]*78" office:value-type="float" office:value="78" calcext:value-type="float">
            <text:p>78,00</text:p>
          </table:table-cell>
          <table:table-cell table:style-name="ce3" table:formula="of:=[.R17]*78" office:value-type="float" office:value="78" calcext:value-type="float">
            <text:p>78,00</text:p>
          </table:table-cell>
          <table:table-cell table:style-name="ce3" table:formula="of:=[.S17]*78" office:value-type="float" office:value="78" calcext:value-type="float">
            <text:p>78,00</text:p>
          </table:table-cell>
          <table:table-cell table:style-name="ce3" table:formula="of:=[.T17]*78" office:value-type="float" office:value="78" calcext:value-type="float">
            <text:p>78,00</text:p>
          </table:table-cell>
          <table:table-cell table:style-name="ce3" table:formula="of:=[.U17]*78" office:value-type="float" office:value="78" calcext:value-type="float">
            <text:p>78,00</text:p>
          </table:table-cell>
          <table:table-cell table:style-name="ce3" table:formula="of:=[.V17]*78" office:value-type="float" office:value="78" calcext:value-type="float">
            <text:p>78,00</text:p>
          </table:table-cell>
          <table:table-cell table:style-name="ce3" table:formula="of:=[.W17]*78" office:value-type="float" office:value="78" calcext:value-type="float">
            <text:p>78,00</text:p>
          </table:table-cell>
          <table:table-cell table:style-name="ce3" table:formula="of:=[.X17]*78" office:value-type="float" office:value="78" calcext:value-type="float">
            <text:p>78,00</text:p>
          </table:table-cell>
          <table:table-cell table:style-name="ce3" table:formula="of:=[.Y17]*78" office:value-type="float" office:value="78" calcext:value-type="float">
            <text:p>78,00</text:p>
          </table:table-cell>
          <table:table-cell table:style-name="ce3" table:formula="of:=[.Z17]*78" office:value-type="float" office:value="78" calcext:value-type="float">
            <text:p>78,00</text:p>
          </table:table-cell>
          <table:table-cell table:style-name="ce3" table:formula="of:=SUM([.O21:.Z21])" office:value-type="float" office:value="936" calcext:value-type="float">
            <text:p>936,00</text:p>
          </table:table-cell>
          <table:table-cell table:style-name="ce3" table:formula="of:=[.AB17]*78" office:value-type="float" office:value="78" calcext:value-type="float">
            <text:p>78,00</text:p>
          </table:table-cell>
          <table:table-cell table:style-name="ce3" table:formula="of:=[.AC17]*78" office:value-type="float" office:value="78" calcext:value-type="float">
            <text:p>78,00</text:p>
          </table:table-cell>
          <table:table-cell table:style-name="ce3" table:formula="of:=[.AD17]*78" office:value-type="float" office:value="78" calcext:value-type="float">
            <text:p>78,00</text:p>
          </table:table-cell>
          <table:table-cell table:style-name="ce3" table:formula="of:=[.AE17]*78" office:value-type="float" office:value="78" calcext:value-type="float">
            <text:p>78,00</text:p>
          </table:table-cell>
          <table:table-cell table:style-name="ce3" table:formula="of:=[.AF17]*78" office:value-type="float" office:value="78" calcext:value-type="float">
            <text:p>78,00</text:p>
          </table:table-cell>
          <table:table-cell table:style-name="ce3" table:formula="of:=[.AG17]*78" office:value-type="float" office:value="78" calcext:value-type="float">
            <text:p>78,00</text:p>
          </table:table-cell>
          <table:table-cell table:style-name="ce3" table:formula="of:=[.AH17]*78" office:value-type="float" office:value="78" calcext:value-type="float">
            <text:p>78,00</text:p>
          </table:table-cell>
          <table:table-cell table:style-name="ce3" table:formula="of:=[.AI17]*78" office:value-type="float" office:value="78" calcext:value-type="float">
            <text:p>78,00</text:p>
          </table:table-cell>
          <table:table-cell table:style-name="ce3" table:formula="of:=[.AJ17]*78" office:value-type="float" office:value="78" calcext:value-type="float">
            <text:p>78,00</text:p>
          </table:table-cell>
          <table:table-cell table:style-name="ce3" table:formula="of:=[.AK17]*78" office:value-type="float" office:value="78" calcext:value-type="float">
            <text:p>78,00</text:p>
          </table:table-cell>
          <table:table-cell table:style-name="ce3" table:formula="of:=[.AL17]*78" office:value-type="float" office:value="78" calcext:value-type="float">
            <text:p>78,00</text:p>
          </table:table-cell>
          <table:table-cell table:style-name="ce3" table:formula="of:=[.AM17]*78" office:value-type="float" office:value="156" calcext:value-type="float">
            <text:p>156,00</text:p>
          </table:table-cell>
          <table:table-cell table:style-name="ce3" table:formula="of:=SUM([.AB21:.AM21])" office:value-type="float" office:value="1014" calcext:value-type="float">
            <text:p>1 014,00</text:p>
          </table:table-cell>
        </table:table-row>
        <table:table-row table:style-name="ro1">
          <table:table-cell office:value-type="string" calcext:value-type="string">
            <text:p>Storage Cost</text:p>
          </table:table-cell>
          <table:table-cell table:style-name="ce3" table:formula="of:=[.B18]*100" office:value-type="float" office:value="100" calcext:value-type="float">
            <text:p>100,00</text:p>
          </table:table-cell>
          <table:table-cell table:style-name="ce3" table:formula="of:=[.C18]*100" office:value-type="float" office:value="200" calcext:value-type="float">
            <text:p>200,00</text:p>
          </table:table-cell>
          <table:table-cell table:style-name="ce3" table:formula="of:=[.D18]*100" office:value-type="float" office:value="200" calcext:value-type="float">
            <text:p>200,00</text:p>
          </table:table-cell>
          <table:table-cell table:style-name="ce3" table:formula="of:=[.E18]*100" office:value-type="float" office:value="200" calcext:value-type="float">
            <text:p>200,00</text:p>
          </table:table-cell>
          <table:table-cell table:style-name="ce3" table:formula="of:=[.F18]*100" office:value-type="float" office:value="200" calcext:value-type="float">
            <text:p>200,00</text:p>
          </table:table-cell>
          <table:table-cell table:style-name="ce3" table:formula="of:=[.G18]*100" office:value-type="float" office:value="200" calcext:value-type="float">
            <text:p>200,00</text:p>
          </table:table-cell>
          <table:table-cell table:style-name="ce3" table:formula="of:=[.H18]*100" office:value-type="float" office:value="200" calcext:value-type="float">
            <text:p>200,00</text:p>
          </table:table-cell>
          <table:table-cell table:style-name="ce3" table:formula="of:=[.I18]*100" office:value-type="float" office:value="200" calcext:value-type="float">
            <text:p>200,00</text:p>
          </table:table-cell>
          <table:table-cell table:style-name="ce3" table:formula="of:=[.J18]*100" office:value-type="float" office:value="200" calcext:value-type="float">
            <text:p>200,00</text:p>
          </table:table-cell>
          <table:table-cell table:style-name="ce3" table:formula="of:=[.K18]*100" office:value-type="float" office:value="200" calcext:value-type="float">
            <text:p>200,00</text:p>
          </table:table-cell>
          <table:table-cell table:style-name="ce3" table:formula="of:=[.L18]*100" office:value-type="float" office:value="200" calcext:value-type="float">
            <text:p>200,00</text:p>
          </table:table-cell>
          <table:table-cell table:style-name="ce3" table:formula="of:=[.M18]*100" office:value-type="float" office:value="200" calcext:value-type="float">
            <text:p>200,00</text:p>
          </table:table-cell>
          <table:table-cell table:style-name="ce3" table:formula="of:=SUM([.B22:.M22])" office:value-type="float" office:value="2300" calcext:value-type="float">
            <text:p>2 300,00</text:p>
          </table:table-cell>
          <table:table-cell table:style-name="ce3" table:formula="of:=[.O18]*100" office:value-type="float" office:value="200" calcext:value-type="float">
            <text:p>200,00</text:p>
          </table:table-cell>
          <table:table-cell table:style-name="ce3" table:formula="of:=[.P18]*100" office:value-type="float" office:value="400" calcext:value-type="float">
            <text:p>400,00</text:p>
          </table:table-cell>
          <table:table-cell table:style-name="ce3" table:formula="of:=[.Q18]*100" office:value-type="float" office:value="400" calcext:value-type="float">
            <text:p>400,00</text:p>
          </table:table-cell>
          <table:table-cell table:style-name="ce3" table:formula="of:=[.R18]*100" office:value-type="float" office:value="400" calcext:value-type="float">
            <text:p>400,00</text:p>
          </table:table-cell>
          <table:table-cell table:style-name="ce3" table:formula="of:=[.S18]*100" office:value-type="float" office:value="400" calcext:value-type="float">
            <text:p>400,00</text:p>
          </table:table-cell>
          <table:table-cell table:style-name="ce3" table:formula="of:=[.T18]*100" office:value-type="float" office:value="800" calcext:value-type="float">
            <text:p>800,00</text:p>
          </table:table-cell>
          <table:table-cell table:style-name="ce3" table:formula="of:=[.U18]*100" office:value-type="float" office:value="800" calcext:value-type="float">
            <text:p>800,00</text:p>
          </table:table-cell>
          <table:table-cell table:style-name="ce3" table:formula="of:=[.V18]*100" office:value-type="float" office:value="800" calcext:value-type="float">
            <text:p>800,00</text:p>
          </table:table-cell>
          <table:table-cell table:style-name="ce3" table:formula="of:=[.W18]*100" office:value-type="float" office:value="800" calcext:value-type="float">
            <text:p>800,00</text:p>
          </table:table-cell>
          <table:table-cell table:style-name="ce3" table:formula="of:=[.X18]*100" office:value-type="float" office:value="800" calcext:value-type="float">
            <text:p>800,00</text:p>
          </table:table-cell>
          <table:table-cell table:style-name="ce3" table:formula="of:=[.Y18]*100" office:value-type="float" office:value="1600" calcext:value-type="float">
            <text:p>1 600,00</text:p>
          </table:table-cell>
          <table:table-cell table:style-name="ce3" table:formula="of:=[.Z18]*100" office:value-type="float" office:value="1600" calcext:value-type="float">
            <text:p>1 600,00</text:p>
          </table:table-cell>
          <table:table-cell table:style-name="ce3" table:formula="of:=SUM([.O22:.Z22])" office:value-type="float" office:value="9000" calcext:value-type="float">
            <text:p>9 000,00</text:p>
          </table:table-cell>
          <table:table-cell table:style-name="ce3" table:formula="of:=[.AB18]*100" office:value-type="float" office:value="1600" calcext:value-type="float">
            <text:p>1 600,00</text:p>
          </table:table-cell>
          <table:table-cell table:style-name="ce3" table:formula="of:=[.AC18]*100" office:value-type="float" office:value="3200" calcext:value-type="float">
            <text:p>3 200,00</text:p>
          </table:table-cell>
          <table:table-cell table:style-name="ce3" table:formula="of:=[.AD18]*100" office:value-type="float" office:value="3200" calcext:value-type="float">
            <text:p>3 200,00</text:p>
          </table:table-cell>
          <table:table-cell table:style-name="ce3" table:formula="of:=[.AE18]*100" office:value-type="float" office:value="3200" calcext:value-type="float">
            <text:p>3 200,00</text:p>
          </table:table-cell>
          <table:table-cell table:style-name="ce3" table:formula="of:=[.AF18]*100" office:value-type="float" office:value="3200" calcext:value-type="float">
            <text:p>3 200,00</text:p>
          </table:table-cell>
          <table:table-cell table:style-name="ce3" table:formula="of:=[.AG18]*100" office:value-type="float" office:value="3200" calcext:value-type="float">
            <text:p>3 200,00</text:p>
          </table:table-cell>
          <table:table-cell table:style-name="ce3" table:formula="of:=[.AH18]*100" office:value-type="float" office:value="3200" calcext:value-type="float">
            <text:p>3 200,00</text:p>
          </table:table-cell>
          <table:table-cell table:style-name="ce3" table:formula="of:=[.AI18]*100" office:value-type="float" office:value="6400" calcext:value-type="float">
            <text:p>6 400,00</text:p>
          </table:table-cell>
          <table:table-cell table:style-name="ce3" table:formula="of:=[.AJ18]*100" office:value-type="float" office:value="6400" calcext:value-type="float">
            <text:p>6 400,00</text:p>
          </table:table-cell>
          <table:table-cell table:style-name="ce3" table:formula="of:=[.AK18]*100" office:value-type="float" office:value="6400" calcext:value-type="float">
            <text:p>6 400,00</text:p>
          </table:table-cell>
          <table:table-cell table:style-name="ce3" table:formula="of:=[.AL18]*100" office:value-type="float" office:value="6400" calcext:value-type="float">
            <text:p>6 400,00</text:p>
          </table:table-cell>
          <table:table-cell table:style-name="ce3" table:formula="of:=[.AM18]*100" office:value-type="float" office:value="6400" calcext:value-type="float">
            <text:p>6 400,00</text:p>
          </table:table-cell>
          <table:table-cell table:style-name="ce3" table:formula="of:=SUM([.AB22:.AM22])" office:value-type="float" office:value="52800" calcext:value-type="float">
            <text:p>52 800,00</text:p>
          </table:table-cell>
        </table:table-row>
        <table:table-row table:style-name="ro1">
          <table:table-cell office:value-type="string" calcext:value-type="string">
            <text:p>Total Variable Costs</text:p>
          </table:table-cell>
          <table:table-cell table:style-name="ce1" table:formula="of:=[.$B$10]*[.B17]+[.B18]*100" office:value-type="float" office:value="178" calcext:value-type="float">
            <text:p>178</text:p>
          </table:table-cell>
          <table:table-cell table:style-name="ce1" table:formula="of:=[.$B$10]*[.C17]+[.C18]*100" office:value-type="float" office:value="278" calcext:value-type="float">
            <text:p>278</text:p>
          </table:table-cell>
          <table:table-cell table:style-name="ce1" table:formula="of:=[.$B$10]*[.D17]+[.D18]*100" office:value-type="float" office:value="278" calcext:value-type="float">
            <text:p>278</text:p>
          </table:table-cell>
          <table:table-cell table:style-name="ce1" table:formula="of:=[.$B$10]*[.E17]+[.E18]*100" office:value-type="float" office:value="278" calcext:value-type="float">
            <text:p>278</text:p>
          </table:table-cell>
          <table:table-cell table:style-name="ce1" table:formula="of:=[.$B$10]*[.F17]+[.F18]*100" office:value-type="float" office:value="278" calcext:value-type="float">
            <text:p>278</text:p>
          </table:table-cell>
          <table:table-cell table:style-name="ce1" table:formula="of:=[.$B$10]*[.G17]+[.G18]*100" office:value-type="float" office:value="278" calcext:value-type="float">
            <text:p>278</text:p>
          </table:table-cell>
          <table:table-cell table:style-name="ce1" table:formula="of:=[.$B$10]*[.H17]+[.H18]*100" office:value-type="float" office:value="278" calcext:value-type="float">
            <text:p>278</text:p>
          </table:table-cell>
          <table:table-cell table:style-name="ce1" table:formula="of:=[.$B$10]*[.I17]+[.I18]*100" office:value-type="float" office:value="278" calcext:value-type="float">
            <text:p>278</text:p>
          </table:table-cell>
          <table:table-cell table:style-name="ce1" table:formula="of:=[.$B$10]*[.J17]+[.J18]*100" office:value-type="float" office:value="278" calcext:value-type="float">
            <text:p>278</text:p>
          </table:table-cell>
          <table:table-cell table:style-name="ce1" table:formula="of:=[.$B$10]*[.K17]+[.K18]*100" office:value-type="float" office:value="278" calcext:value-type="float">
            <text:p>278</text:p>
          </table:table-cell>
          <table:table-cell table:style-name="ce1" table:formula="of:=[.$B$10]*[.L17]+[.L18]*100" office:value-type="float" office:value="278" calcext:value-type="float">
            <text:p>278</text:p>
          </table:table-cell>
          <table:table-cell table:style-name="ce1" table:formula="of:=[.$B$10]*[.M17]+[.M18]*100" office:value-type="float" office:value="278" calcext:value-type="float">
            <text:p>278</text:p>
          </table:table-cell>
          <table:table-cell table:style-name="ce1" table:formula="of:=SUM([.B23:.M23])" office:value-type="float" office:value="3236" calcext:value-type="float">
            <text:p>3236</text:p>
          </table:table-cell>
          <table:table-cell table:style-name="ce1" table:formula="of:=[.$B$10]*[.O17]+[.O18]*100" office:value-type="float" office:value="278" calcext:value-type="float">
            <text:p>278</text:p>
          </table:table-cell>
          <table:table-cell table:style-name="ce1" table:formula="of:=[.$B$10]*[.P17]+[.P18]*100" office:value-type="float" office:value="478" calcext:value-type="float">
            <text:p>478</text:p>
          </table:table-cell>
          <table:table-cell table:style-name="ce1" table:formula="of:=[.$B$10]*[.Q17]+[.Q18]*100" office:value-type="float" office:value="478" calcext:value-type="float">
            <text:p>478</text:p>
          </table:table-cell>
          <table:table-cell table:style-name="ce1" table:formula="of:=[.$B$10]*[.R17]+[.R18]*100" office:value-type="float" office:value="478" calcext:value-type="float">
            <text:p>478</text:p>
          </table:table-cell>
          <table:table-cell table:style-name="ce1" table:formula="of:=[.$B$10]*[.S17]+[.S18]*100" office:value-type="float" office:value="478" calcext:value-type="float">
            <text:p>478</text:p>
          </table:table-cell>
          <table:table-cell table:style-name="ce1" table:formula="of:=[.$B$10]*[.T17]+[.T18]*100" office:value-type="float" office:value="878" calcext:value-type="float">
            <text:p>878</text:p>
          </table:table-cell>
          <table:table-cell table:style-name="ce1" table:formula="of:=[.$B$10]*[.U17]+[.U18]*100" office:value-type="float" office:value="878" calcext:value-type="float">
            <text:p>878</text:p>
          </table:table-cell>
          <table:table-cell table:style-name="ce1" table:formula="of:=[.$B$10]*[.V17]+[.V18]*100" office:value-type="float" office:value="878" calcext:value-type="float">
            <text:p>878</text:p>
          </table:table-cell>
          <table:table-cell table:style-name="ce1" table:formula="of:=[.$B$10]*[.W17]+[.W18]*100" office:value-type="float" office:value="878" calcext:value-type="float">
            <text:p>878</text:p>
          </table:table-cell>
          <table:table-cell table:style-name="ce1" table:formula="of:=[.$B$10]*[.X17]+[.X18]*100" office:value-type="float" office:value="878" calcext:value-type="float">
            <text:p>878</text:p>
          </table:table-cell>
          <table:table-cell table:style-name="ce1" table:formula="of:=[.$B$10]*[.Y17]+[.Y18]*100" office:value-type="float" office:value="1678" calcext:value-type="float">
            <text:p>1678</text:p>
          </table:table-cell>
          <table:table-cell table:style-name="ce1" table:formula="of:=[.$B$10]*[.Z17]+[.Z18]*100" office:value-type="float" office:value="1678" calcext:value-type="float">
            <text:p>1678</text:p>
          </table:table-cell>
          <table:table-cell table:style-name="ce1" table:formula="of:=SUM([.O23:.Z23])" office:value-type="float" office:value="9936" calcext:value-type="float">
            <text:p>9936</text:p>
          </table:table-cell>
          <table:table-cell table:style-name="ce1" table:formula="of:=[.$B$10]*[.AB17]+[.AB18]*100" office:value-type="float" office:value="1678" calcext:value-type="float">
            <text:p>1678</text:p>
          </table:table-cell>
          <table:table-cell table:style-name="ce1" table:formula="of:=[.$B$10]*[.AC17]+[.AC18]*100" office:value-type="float" office:value="3278" calcext:value-type="float">
            <text:p>3278</text:p>
          </table:table-cell>
          <table:table-cell table:style-name="ce1" table:formula="of:=[.$B$10]*[.AD17]+[.AD18]*100" office:value-type="float" office:value="3278" calcext:value-type="float">
            <text:p>3278</text:p>
          </table:table-cell>
          <table:table-cell table:style-name="ce1" table:formula="of:=[.$B$10]*[.AE17]+[.AE18]*100" office:value-type="float" office:value="3278" calcext:value-type="float">
            <text:p>3278</text:p>
          </table:table-cell>
          <table:table-cell table:style-name="ce1" table:formula="of:=[.$B$10]*[.AF17]+[.AF18]*100" office:value-type="float" office:value="3278" calcext:value-type="float">
            <text:p>3278</text:p>
          </table:table-cell>
          <table:table-cell table:style-name="ce1" table:formula="of:=[.$B$10]*[.AG17]+[.AG18]*100" office:value-type="float" office:value="3278" calcext:value-type="float">
            <text:p>3278</text:p>
          </table:table-cell>
          <table:table-cell table:style-name="ce1" table:formula="of:=[.$B$10]*[.AH17]+[.AH18]*100" office:value-type="float" office:value="3278" calcext:value-type="float">
            <text:p>3278</text:p>
          </table:table-cell>
          <table:table-cell table:style-name="ce1" table:formula="of:=[.$B$10]*[.AI17]+[.AI18]*100" office:value-type="float" office:value="6478" calcext:value-type="float">
            <text:p>6478</text:p>
          </table:table-cell>
          <table:table-cell table:style-name="ce1" table:formula="of:=[.$B$10]*[.AJ17]+[.AJ18]*100" office:value-type="float" office:value="6478" calcext:value-type="float">
            <text:p>6478</text:p>
          </table:table-cell>
          <table:table-cell table:style-name="ce1" table:formula="of:=[.$B$10]*[.AK17]+[.AK18]*100" office:value-type="float" office:value="6478" calcext:value-type="float">
            <text:p>6478</text:p>
          </table:table-cell>
          <table:table-cell table:style-name="ce1" table:formula="of:=[.$B$10]*[.AL17]+[.AL18]*100" office:value-type="float" office:value="6478" calcext:value-type="float">
            <text:p>6478</text:p>
          </table:table-cell>
          <table:table-cell table:style-name="ce1" table:formula="of:=[.$B$10]*[.AM17]+[.AM18]*100" office:value-type="float" office:value="6556" calcext:value-type="float">
            <text:p>6556</text:p>
          </table:table-cell>
          <table:table-cell table:style-name="ce1" table:formula="of:=SUM([.AB23:.AM23])" office:value-type="float" office:value="53814" calcext:value-type="float">
            <text:p>53814</text:p>
          </table:table-cell>
        </table:table-row>
        <table:table-row table:style-name="ro1">
          <table:table-cell office:value-type="string" calcext:value-type="string">
            <text:p>Total Costs</text:p>
          </table:table-cell>
          <table:table-cell table:style-name="ce3" table:formula="of:=[.B14]+[.B23]" office:value-type="float" office:value="678" calcext:value-type="float">
            <text:p>678,00</text:p>
          </table:table-cell>
          <table:table-cell table:style-name="ce3" table:formula="of:=[.C14]+[.C23]" office:value-type="float" office:value="328" calcext:value-type="float">
            <text:p>328,00</text:p>
          </table:table-cell>
          <table:table-cell table:style-name="ce3" table:formula="of:=[.D14]+[.D23]" office:value-type="float" office:value="328" calcext:value-type="float">
            <text:p>328,00</text:p>
          </table:table-cell>
          <table:table-cell table:style-name="ce3" table:formula="of:=[.E14]+[.E23]" office:value-type="float" office:value="328" calcext:value-type="float">
            <text:p>328,00</text:p>
          </table:table-cell>
          <table:table-cell table:style-name="ce3" table:formula="of:=[.F14]+[.F23]" office:value-type="float" office:value="328" calcext:value-type="float">
            <text:p>328,00</text:p>
          </table:table-cell>
          <table:table-cell table:style-name="ce3" table:formula="of:=[.G14]+[.G23]" office:value-type="float" office:value="328" calcext:value-type="float">
            <text:p>328,00</text:p>
          </table:table-cell>
          <table:table-cell table:style-name="ce3" table:formula="of:=[.H14]+[.H23]" office:value-type="float" office:value="328" calcext:value-type="float">
            <text:p>328,00</text:p>
          </table:table-cell>
          <table:table-cell table:style-name="ce3" table:formula="of:=[.I14]+[.I23]" office:value-type="float" office:value="328" calcext:value-type="float">
            <text:p>328,00</text:p>
          </table:table-cell>
          <table:table-cell table:style-name="ce3" table:formula="of:=[.J14]+[.J23]" office:value-type="float" office:value="328" calcext:value-type="float">
            <text:p>328,00</text:p>
          </table:table-cell>
          <table:table-cell table:style-name="ce3" table:formula="of:=[.K14]+[.K23]" office:value-type="float" office:value="328" calcext:value-type="float">
            <text:p>328,00</text:p>
          </table:table-cell>
          <table:table-cell table:style-name="ce3" table:formula="of:=[.L14]+[.L23]" office:value-type="float" office:value="328" calcext:value-type="float">
            <text:p>328,00</text:p>
          </table:table-cell>
          <table:table-cell table:style-name="ce3" table:formula="of:=[.M14]+[.M23]" office:value-type="float" office:value="328" calcext:value-type="float">
            <text:p>328,00</text:p>
          </table:table-cell>
          <table:table-cell table:style-name="ce3" table:formula="of:=[.N14]+[.N23]" office:value-type="float" office:value="4286" calcext:value-type="float">
            <text:p>4 286,00</text:p>
          </table:table-cell>
          <table:table-cell table:style-name="ce3" table:formula="of:=[.O14]+[.O23]" office:value-type="float" office:value="328" calcext:value-type="float">
            <text:p>328,00</text:p>
          </table:table-cell>
          <table:table-cell table:style-name="ce3" table:formula="of:=[.P14]+[.P23]" office:value-type="float" office:value="528" calcext:value-type="float">
            <text:p>528,00</text:p>
          </table:table-cell>
          <table:table-cell table:style-name="ce3" table:formula="of:=[.Q14]+[.Q23]" office:value-type="float" office:value="528" calcext:value-type="float">
            <text:p>528,00</text:p>
          </table:table-cell>
          <table:table-cell table:style-name="ce3" table:formula="of:=[.R14]+[.R23]" office:value-type="float" office:value="528" calcext:value-type="float">
            <text:p>528,00</text:p>
          </table:table-cell>
          <table:table-cell table:style-name="ce3" table:formula="of:=[.S14]+[.S23]" office:value-type="float" office:value="528" calcext:value-type="float">
            <text:p>528,00</text:p>
          </table:table-cell>
          <table:table-cell table:style-name="ce3" table:formula="of:=[.T14]+[.T23]" office:value-type="float" office:value="928" calcext:value-type="float">
            <text:p>928,00</text:p>
          </table:table-cell>
          <table:table-cell table:style-name="ce3" table:formula="of:=[.U14]+[.U23]" office:value-type="float" office:value="928" calcext:value-type="float">
            <text:p>928,00</text:p>
          </table:table-cell>
          <table:table-cell table:style-name="ce3" table:formula="of:=[.V14]+[.V23]" office:value-type="float" office:value="928" calcext:value-type="float">
            <text:p>928,00</text:p>
          </table:table-cell>
          <table:table-cell table:style-name="ce3" table:formula="of:=[.W14]+[.W23]" office:value-type="float" office:value="928" calcext:value-type="float">
            <text:p>928,00</text:p>
          </table:table-cell>
          <table:table-cell table:style-name="ce3" table:formula="of:=[.X14]+[.X23]" office:value-type="float" office:value="928" calcext:value-type="float">
            <text:p>928,00</text:p>
          </table:table-cell>
          <table:table-cell table:style-name="ce3" table:formula="of:=[.Y14]+[.Y23]" office:value-type="float" office:value="1728" calcext:value-type="float">
            <text:p>1 728,00</text:p>
          </table:table-cell>
          <table:table-cell table:style-name="ce3" table:formula="of:=[.Z14]+[.Z23]" office:value-type="float" office:value="1728" calcext:value-type="float">
            <text:p>1 728,00</text:p>
          </table:table-cell>
          <table:table-cell table:style-name="ce3" table:formula="of:=[.AA14]+[.AA23]" office:value-type="float" office:value="10536" calcext:value-type="float">
            <text:p>10 536,00</text:p>
          </table:table-cell>
          <table:table-cell table:style-name="ce3" table:formula="of:=[.AB14]+[.AB23]" office:value-type="float" office:value="1728" calcext:value-type="float">
            <text:p>1 728,00</text:p>
          </table:table-cell>
          <table:table-cell table:style-name="ce3" table:formula="of:=[.AC14]+[.AC23]" office:value-type="float" office:value="3328" calcext:value-type="float">
            <text:p>3 328,00</text:p>
          </table:table-cell>
          <table:table-cell table:style-name="ce3" table:formula="of:=[.AD14]+[.AD23]" office:value-type="float" office:value="3328" calcext:value-type="float">
            <text:p>3 328,00</text:p>
          </table:table-cell>
          <table:table-cell table:style-name="ce3" table:formula="of:=[.AE14]+[.AE23]" office:value-type="float" office:value="3328" calcext:value-type="float">
            <text:p>3 328,00</text:p>
          </table:table-cell>
          <table:table-cell table:style-name="ce3" table:formula="of:=[.AF14]+[.AF23]" office:value-type="float" office:value="3328" calcext:value-type="float">
            <text:p>3 328,00</text:p>
          </table:table-cell>
          <table:table-cell table:style-name="ce3" table:formula="of:=[.AG14]+[.AG23]" office:value-type="float" office:value="3328" calcext:value-type="float">
            <text:p>3 328,00</text:p>
          </table:table-cell>
          <table:table-cell table:style-name="ce3" table:formula="of:=[.AH14]+[.AH23]" office:value-type="float" office:value="3328" calcext:value-type="float">
            <text:p>3 328,00</text:p>
          </table:table-cell>
          <table:table-cell table:style-name="ce3" table:formula="of:=[.AI14]+[.AI23]" office:value-type="float" office:value="6528" calcext:value-type="float">
            <text:p>6 528,00</text:p>
          </table:table-cell>
          <table:table-cell table:style-name="ce3" table:formula="of:=[.AJ14]+[.AJ23]" office:value-type="float" office:value="6528" calcext:value-type="float">
            <text:p>6 528,00</text:p>
          </table:table-cell>
          <table:table-cell table:style-name="ce3" table:formula="of:=[.AK14]+[.AK23]" office:value-type="float" office:value="6528" calcext:value-type="float">
            <text:p>6 528,00</text:p>
          </table:table-cell>
          <table:table-cell table:style-name="ce3" table:formula="of:=[.AL14]+[.AL23]" office:value-type="float" office:value="6528" calcext:value-type="float">
            <text:p>6 528,00</text:p>
          </table:table-cell>
          <table:table-cell table:style-name="ce3" table:formula="of:=[.AM14]+[.AM23]" office:value-type="float" office:value="6606" calcext:value-type="float">
            <text:p>6 606,00</text:p>
          </table:table-cell>
          <table:table-cell table:style-name="ce3" table:formula="of:=[.AN14]+[.AN23]" office:value-type="float" office:value="54414" calcext:value-type="float">
            <text:p>54 414,00</text:p>
          </table:table-cell>
        </table:table-row>
        <table:table-row table:style-name="ro1">
          <table:table-cell office:value-type="string" calcext:value-type="string">
            <text:p>Cummulative Costs</text:p>
          </table:table-cell>
          <table:table-cell table:style-name="ce3" table:formula="of:=[.B24]" office:value-type="float" office:value="678" calcext:value-type="float">
            <text:p>678,00</text:p>
          </table:table-cell>
          <table:table-cell table:style-name="ce3" table:formula="of:=[.B25]+[.C24]" office:value-type="float" office:value="1006" calcext:value-type="float">
            <text:p>1 006,00</text:p>
          </table:table-cell>
          <table:table-cell table:style-name="ce3" table:formula="of:=[.C25]+[.D24]" office:value-type="float" office:value="1334" calcext:value-type="float">
            <text:p>1 334,00</text:p>
          </table:table-cell>
          <table:table-cell table:style-name="ce3" table:formula="of:=[.D25]+[.E24]" office:value-type="float" office:value="1662" calcext:value-type="float">
            <text:p>1 662,00</text:p>
          </table:table-cell>
          <table:table-cell table:style-name="ce3" table:formula="of:=[.E25]+[.F24]" office:value-type="float" office:value="1990" calcext:value-type="float">
            <text:p>1 990,00</text:p>
          </table:table-cell>
          <table:table-cell table:style-name="ce3" table:formula="of:=[.F25]+[.G24]" office:value-type="float" office:value="2318" calcext:value-type="float">
            <text:p>2 318,00</text:p>
          </table:table-cell>
          <table:table-cell table:style-name="ce3" table:formula="of:=[.G25]+[.H24]" office:value-type="float" office:value="2646" calcext:value-type="float">
            <text:p>2 646,00</text:p>
          </table:table-cell>
          <table:table-cell table:style-name="ce3" table:formula="of:=[.H25]+[.I24]" office:value-type="float" office:value="2974" calcext:value-type="float">
            <text:p>2 974,00</text:p>
          </table:table-cell>
          <table:table-cell table:style-name="ce3" table:formula="of:=[.I25]+[.J24]" office:value-type="float" office:value="3302" calcext:value-type="float">
            <text:p>3 302,00</text:p>
          </table:table-cell>
          <table:table-cell table:style-name="ce3" table:formula="of:=[.J25]+[.K24]" office:value-type="float" office:value="3630" calcext:value-type="float">
            <text:p>3 630,00</text:p>
          </table:table-cell>
          <table:table-cell table:style-name="ce3" table:formula="of:=[.K25]+[.L24]" office:value-type="float" office:value="3958" calcext:value-type="float">
            <text:p>3 958,00</text:p>
          </table:table-cell>
          <table:table-cell table:style-name="ce3" table:formula="of:=[.L25]+[.M24]" office:value-type="float" office:value="4286" calcext:value-type="float">
            <text:p>4 286,00</text:p>
          </table:table-cell>
          <table:table-cell table:style-name="ce3"/>
          <table:table-cell table:style-name="ce3" table:formula="of:=[.M25]+[.O24]" office:value-type="float" office:value="4614" calcext:value-type="float">
            <text:p>4 614,00</text:p>
          </table:table-cell>
          <table:table-cell table:style-name="ce3" table:formula="of:=[.O25]+[.P24]" office:value-type="float" office:value="5142" calcext:value-type="float">
            <text:p>5 142,00</text:p>
          </table:table-cell>
          <table:table-cell table:style-name="ce3" table:formula="of:=[.P25]+[.Q24]" office:value-type="float" office:value="5670" calcext:value-type="float">
            <text:p>5 670,00</text:p>
          </table:table-cell>
          <table:table-cell table:style-name="ce3" table:formula="of:=[.Q25]+[.R24]" office:value-type="float" office:value="6198" calcext:value-type="float">
            <text:p>6 198,00</text:p>
          </table:table-cell>
          <table:table-cell table:style-name="ce3" table:formula="of:=[.R25]+[.S24]" office:value-type="float" office:value="6726" calcext:value-type="float">
            <text:p>6 726,00</text:p>
          </table:table-cell>
          <table:table-cell table:style-name="ce3" table:formula="of:=[.S25]+[.T24]" office:value-type="float" office:value="7654" calcext:value-type="float">
            <text:p>7 654,00</text:p>
          </table:table-cell>
          <table:table-cell table:style-name="ce3" table:formula="of:=[.T25]+[.U24]" office:value-type="float" office:value="8582" calcext:value-type="float">
            <text:p>8 582,00</text:p>
          </table:table-cell>
          <table:table-cell table:style-name="ce3" table:formula="of:=[.U25]+[.V24]" office:value-type="float" office:value="9510" calcext:value-type="float">
            <text:p>9 510,00</text:p>
          </table:table-cell>
          <table:table-cell table:style-name="ce3" table:formula="of:=[.V25]+[.W24]" office:value-type="float" office:value="10438" calcext:value-type="float">
            <text:p>10 438,00</text:p>
          </table:table-cell>
          <table:table-cell table:style-name="ce3" table:formula="of:=[.W25]+[.X24]" office:value-type="float" office:value="11366" calcext:value-type="float">
            <text:p>11 366,00</text:p>
          </table:table-cell>
          <table:table-cell table:style-name="ce3" table:formula="of:=[.X25]+[.Y24]" office:value-type="float" office:value="13094" calcext:value-type="float">
            <text:p>13 094,00</text:p>
          </table:table-cell>
          <table:table-cell table:style-name="ce3" table:formula="of:=[.Y25]+[.Z24]" office:value-type="float" office:value="14822" calcext:value-type="float">
            <text:p>14 822,00</text:p>
          </table:table-cell>
          <table:table-cell table:style-name="ce3"/>
          <table:table-cell table:style-name="ce3" table:formula="of:=[.Z25]+[.AB24]" office:value-type="float" office:value="16550" calcext:value-type="float">
            <text:p>16 550,00</text:p>
          </table:table-cell>
          <table:table-cell table:style-name="ce3" table:formula="of:=[.AB25]+[.AC24]" office:value-type="float" office:value="19878" calcext:value-type="float">
            <text:p>19 878,00</text:p>
          </table:table-cell>
          <table:table-cell table:style-name="ce3" table:formula="of:=[.AC25]+[.AD24]" office:value-type="float" office:value="23206" calcext:value-type="float">
            <text:p>23 206,00</text:p>
          </table:table-cell>
          <table:table-cell table:style-name="ce3" table:formula="of:=[.AD25]+[.AE24]" office:value-type="float" office:value="26534" calcext:value-type="float">
            <text:p>26 534,00</text:p>
          </table:table-cell>
          <table:table-cell table:style-name="ce3" table:formula="of:=[.AE25]+[.AF24]" office:value-type="float" office:value="29862" calcext:value-type="float">
            <text:p>29 862,00</text:p>
          </table:table-cell>
          <table:table-cell table:style-name="ce3" table:formula="of:=[.AF25]+[.AG24]" office:value-type="float" office:value="33190" calcext:value-type="float">
            <text:p>33 190,00</text:p>
          </table:table-cell>
          <table:table-cell table:style-name="ce3" table:formula="of:=[.AG25]+[.AH24]" office:value-type="float" office:value="36518" calcext:value-type="float">
            <text:p>36 518,00</text:p>
          </table:table-cell>
          <table:table-cell table:style-name="ce3" table:formula="of:=[.AH25]+[.AI24]" office:value-type="float" office:value="43046" calcext:value-type="float">
            <text:p>43 046,00</text:p>
          </table:table-cell>
          <table:table-cell table:style-name="ce3" table:formula="of:=[.AI25]+[.AJ24]" office:value-type="float" office:value="49574" calcext:value-type="float">
            <text:p>49 574,00</text:p>
          </table:table-cell>
          <table:table-cell table:style-name="ce3" table:formula="of:=[.AJ25]+[.AK24]" office:value-type="float" office:value="56102" calcext:value-type="float">
            <text:p>56 102,00</text:p>
          </table:table-cell>
          <table:table-cell table:style-name="ce3" table:formula="of:=[.AK25]+[.AL24]" office:value-type="float" office:value="62630" calcext:value-type="float">
            <text:p>62 630,00</text:p>
          </table:table-cell>
          <table:table-cell table:style-name="ce3" table:formula="of:=[.AL25]+[.AM24]" office:value-type="float" office:value="69236" calcext:value-type="float">
            <text:p>69 236,00</text:p>
          </table:table-cell>
          <table:table-cell/>
        </table:table-row>
        <table:table-row table:style-name="ro1">
          <table:table-cell office:value-type="string" calcext:value-type="string">
            <text:p>Lead Dev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nior Dev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M27]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formula="of:=[.Z27]" office:value-type="float" office:value="2" calcext:value-type="float">
            <text:p>2</text:p>
          </table:table-cell>
          <table:table-cell table:number-columns-repeated="12" office:value-type="float" office:value="2" calcext:value-type="float">
            <text:p>2</text:p>
          </table:table-cell>
          <table:table-cell table:formula="of:=[.AM2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I/UX De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formula="of:=[.M28]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[.Z28]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[.AM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aires Lead Dev</text:p>
          </table:table-cell>
          <table:table-cell table:number-columns-repeated="12" office:value-type="float" office:value="6000" calcext:value-type="float">
            <text:p>6000</text:p>
          </table:table-cell>
          <table:table-cell table:number-columns-repeated="27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Salaires Junior Dev</text:p>
          </table:table-cell>
          <table:table-cell table:number-columns-repeated="12" office:value-type="float" office:value="8500" calcext:value-type="float">
            <text:p>8500</text:p>
          </table:table-cell>
          <table:table-cell table:number-columns-repeated="27"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Salaires UI/UX Dev</text:p>
          </table:table-cell>
          <table:table-cell table:number-columns-repeated="12" office:value-type="float" office:value="6500" calcext:value-type="float">
            <text:p>6500</text:p>
          </table:table-cell>
          <table:table-cell table:number-columns-repeated="27"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Salaires Lead Dev</text:p>
          </table:table-cell>
          <table:table-cell table:formula="of:=[.B26]*[.B29]" office:value-type="float" office:value="6000" calcext:value-type="float">
            <text:p>6000</text:p>
          </table:table-cell>
          <table:table-cell table:formula="of:=[.C26]*[.C29]" office:value-type="float" office:value="6000" calcext:value-type="float">
            <text:p>6000</text:p>
          </table:table-cell>
          <table:table-cell table:formula="of:=[.D26]*[.D29]" office:value-type="float" office:value="6000" calcext:value-type="float">
            <text:p>6000</text:p>
          </table:table-cell>
          <table:table-cell table:formula="of:=[.E26]*[.E29]" office:value-type="float" office:value="6000" calcext:value-type="float">
            <text:p>6000</text:p>
          </table:table-cell>
          <table:table-cell table:formula="of:=[.F26]*[.F29]" office:value-type="float" office:value="6000" calcext:value-type="float">
            <text:p>6000</text:p>
          </table:table-cell>
          <table:table-cell table:formula="of:=[.G26]*[.G29]" office:value-type="float" office:value="6000" calcext:value-type="float">
            <text:p>6000</text:p>
          </table:table-cell>
          <table:table-cell table:formula="of:=[.H26]*[.H29]" office:value-type="float" office:value="6000" calcext:value-type="float">
            <text:p>6000</text:p>
          </table:table-cell>
          <table:table-cell table:formula="of:=[.I26]*[.I29]" office:value-type="float" office:value="6000" calcext:value-type="float">
            <text:p>6000</text:p>
          </table:table-cell>
          <table:table-cell table:formula="of:=[.J26]*[.J29]" office:value-type="float" office:value="6000" calcext:value-type="float">
            <text:p>6000</text:p>
          </table:table-cell>
          <table:table-cell table:formula="of:=[.K26]*[.K29]" office:value-type="float" office:value="6000" calcext:value-type="float">
            <text:p>6000</text:p>
          </table:table-cell>
          <table:table-cell table:formula="of:=[.L26]*[.L29]" office:value-type="float" office:value="6000" calcext:value-type="float">
            <text:p>6000</text:p>
          </table:table-cell>
          <table:table-cell table:formula="of:=[.M26]*[.M29]" office:value-type="float" office:value="6000" calcext:value-type="float">
            <text:p>6000</text:p>
          </table:table-cell>
          <table:table-cell table:formula="of:=SUM([.B32:.M32])" office:value-type="float" office:value="72000" calcext:value-type="float">
            <text:p>72000</text:p>
          </table:table-cell>
          <table:table-cell table:formula="of:=[.O26]*[.O29]" office:value-type="float" office:value="10000" calcext:value-type="float">
            <text:p>10000</text:p>
          </table:table-cell>
          <table:table-cell table:formula="of:=[.P26]*[.P29]" office:value-type="float" office:value="10000" calcext:value-type="float">
            <text:p>10000</text:p>
          </table:table-cell>
          <table:table-cell table:formula="of:=[.Q26]*[.Q29]" office:value-type="float" office:value="10000" calcext:value-type="float">
            <text:p>10000</text:p>
          </table:table-cell>
          <table:table-cell table:formula="of:=[.R26]*[.R29]" office:value-type="float" office:value="10000" calcext:value-type="float">
            <text:p>10000</text:p>
          </table:table-cell>
          <table:table-cell table:formula="of:=[.S26]*[.S29]" office:value-type="float" office:value="10000" calcext:value-type="float">
            <text:p>10000</text:p>
          </table:table-cell>
          <table:table-cell table:formula="of:=[.T26]*[.T29]" office:value-type="float" office:value="10000" calcext:value-type="float">
            <text:p>10000</text:p>
          </table:table-cell>
          <table:table-cell table:formula="of:=[.U26]*[.U29]" office:value-type="float" office:value="10000" calcext:value-type="float">
            <text:p>10000</text:p>
          </table:table-cell>
          <table:table-cell table:formula="of:=[.V26]*[.V29]" office:value-type="float" office:value="10000" calcext:value-type="float">
            <text:p>10000</text:p>
          </table:table-cell>
          <table:table-cell table:formula="of:=[.W26]*[.W29]" office:value-type="float" office:value="10000" calcext:value-type="float">
            <text:p>10000</text:p>
          </table:table-cell>
          <table:table-cell table:formula="of:=[.X26]*[.X29]" office:value-type="float" office:value="10000" calcext:value-type="float">
            <text:p>10000</text:p>
          </table:table-cell>
          <table:table-cell table:formula="of:=[.Y26]*[.Y29]" office:value-type="float" office:value="10000" calcext:value-type="float">
            <text:p>10000</text:p>
          </table:table-cell>
          <table:table-cell table:formula="of:=[.Z26]*[.Z29]" office:value-type="float" office:value="10000" calcext:value-type="float">
            <text:p>10000</text:p>
          </table:table-cell>
          <table:table-cell table:formula="of:=SUM([.O32:.Z32])" office:value-type="float" office:value="120000" calcext:value-type="float">
            <text:p>120000</text:p>
          </table:table-cell>
          <table:table-cell table:formula="of:=[.AB26]*[.AB29]" office:value-type="float" office:value="10000" calcext:value-type="float">
            <text:p>10000</text:p>
          </table:table-cell>
          <table:table-cell table:formula="of:=[.AC26]*[.AC29]" office:value-type="float" office:value="10000" calcext:value-type="float">
            <text:p>10000</text:p>
          </table:table-cell>
          <table:table-cell table:formula="of:=[.AD26]*[.AD29]" office:value-type="float" office:value="10000" calcext:value-type="float">
            <text:p>10000</text:p>
          </table:table-cell>
          <table:table-cell table:formula="of:=[.AE26]*[.AE29]" office:value-type="float" office:value="10000" calcext:value-type="float">
            <text:p>10000</text:p>
          </table:table-cell>
          <table:table-cell table:formula="of:=[.AF26]*[.AF29]" office:value-type="float" office:value="10000" calcext:value-type="float">
            <text:p>10000</text:p>
          </table:table-cell>
          <table:table-cell table:formula="of:=[.AG26]*[.AG29]" office:value-type="float" office:value="10000" calcext:value-type="float">
            <text:p>10000</text:p>
          </table:table-cell>
          <table:table-cell table:formula="of:=[.AH26]*[.AH29]" office:value-type="float" office:value="10000" calcext:value-type="float">
            <text:p>10000</text:p>
          </table:table-cell>
          <table:table-cell table:formula="of:=[.AI26]*[.AI29]" office:value-type="float" office:value="10000" calcext:value-type="float">
            <text:p>10000</text:p>
          </table:table-cell>
          <table:table-cell table:formula="of:=[.AJ26]*[.AJ29]" office:value-type="float" office:value="10000" calcext:value-type="float">
            <text:p>10000</text:p>
          </table:table-cell>
          <table:table-cell table:formula="of:=[.AK26]*[.AK29]" office:value-type="float" office:value="10000" calcext:value-type="float">
            <text:p>10000</text:p>
          </table:table-cell>
          <table:table-cell table:formula="of:=[.AL26]*[.AL29]" office:value-type="float" office:value="10000" calcext:value-type="float">
            <text:p>10000</text:p>
          </table:table-cell>
          <table:table-cell table:formula="of:=[.AM26]*[.AM29]" office:value-type="float" office:value="10000" calcext:value-type="float">
            <text:p>10000</text:p>
          </table:table-cell>
          <table:table-cell table:formula="of:=SUM([.AB32:.AM32])" office:value-type="float" office:value="120000" calcext:value-type="float">
            <text:p>120000</text:p>
          </table:table-cell>
        </table:table-row>
        <table:table-row table:style-name="ro1">
          <table:table-cell office:value-type="string" calcext:value-type="string">
            <text:p>Salaires Junior Dev</text:p>
          </table:table-cell>
          <table:table-cell table:formula="of:=[.B27]*[.B30]" office:value-type="float" office:value="0" calcext:value-type="float">
            <text:p>0</text:p>
          </table:table-cell>
          <table:table-cell table:formula="of:=[.C27]*[.C30]" office:value-type="float" office:value="0" calcext:value-type="float">
            <text:p>0</text:p>
          </table:table-cell>
          <table:table-cell table:formula="of:=[.D27]*[.D30]" office:value-type="float" office:value="0" calcext:value-type="float">
            <text:p>0</text:p>
          </table:table-cell>
          <table:table-cell table:formula="of:=[.E27]*[.E30]" office:value-type="float" office:value="0" calcext:value-type="float">
            <text:p>0</text:p>
          </table:table-cell>
          <table:table-cell table:formula="of:=[.F27]*[.F30]" office:value-type="float" office:value="0" calcext:value-type="float">
            <text:p>0</text:p>
          </table:table-cell>
          <table:table-cell table:formula="of:=[.G27]*[.G30]" office:value-type="float" office:value="0" calcext:value-type="float">
            <text:p>0</text:p>
          </table:table-cell>
          <table:table-cell table:formula="of:=[.H27]*[.H30]" office:value-type="float" office:value="8500" calcext:value-type="float">
            <text:p>8500</text:p>
          </table:table-cell>
          <table:table-cell table:formula="of:=[.I27]*[.I30]" office:value-type="float" office:value="8500" calcext:value-type="float">
            <text:p>8500</text:p>
          </table:table-cell>
          <table:table-cell table:formula="of:=[.J27]*[.J30]" office:value-type="float" office:value="8500" calcext:value-type="float">
            <text:p>8500</text:p>
          </table:table-cell>
          <table:table-cell table:formula="of:=[.K27]*[.K30]" office:value-type="float" office:value="8500" calcext:value-type="float">
            <text:p>8500</text:p>
          </table:table-cell>
          <table:table-cell table:formula="of:=[.L27]*[.L30]" office:value-type="float" office:value="8500" calcext:value-type="float">
            <text:p>8500</text:p>
          </table:table-cell>
          <table:table-cell table:formula="of:=[.M27]*[.M30]" office:value-type="float" office:value="8500" calcext:value-type="float">
            <text:p>8500</text:p>
          </table:table-cell>
          <table:table-cell table:formula="of:=SUM([.B33:.M33])" office:value-type="float" office:value="51000" calcext:value-type="float">
            <text:p>51000</text:p>
          </table:table-cell>
          <table:table-cell table:formula="of:=[.O27]*[.O30]" office:value-type="float" office:value="19600" calcext:value-type="float">
            <text:p>19600</text:p>
          </table:table-cell>
          <table:table-cell table:formula="of:=[.P27]*[.P30]" office:value-type="float" office:value="19600" calcext:value-type="float">
            <text:p>19600</text:p>
          </table:table-cell>
          <table:table-cell table:formula="of:=[.Q27]*[.Q30]" office:value-type="float" office:value="19600" calcext:value-type="float">
            <text:p>19600</text:p>
          </table:table-cell>
          <table:table-cell table:formula="of:=[.R27]*[.R30]" office:value-type="float" office:value="19600" calcext:value-type="float">
            <text:p>19600</text:p>
          </table:table-cell>
          <table:table-cell table:formula="of:=[.S27]*[.S30]" office:value-type="float" office:value="19600" calcext:value-type="float">
            <text:p>19600</text:p>
          </table:table-cell>
          <table:table-cell table:formula="of:=[.T27]*[.T30]" office:value-type="float" office:value="19600" calcext:value-type="float">
            <text:p>19600</text:p>
          </table:table-cell>
          <table:table-cell table:formula="of:=[.U27]*[.U30]" office:value-type="float" office:value="19600" calcext:value-type="float">
            <text:p>19600</text:p>
          </table:table-cell>
          <table:table-cell table:formula="of:=[.V27]*[.V30]" office:value-type="float" office:value="19600" calcext:value-type="float">
            <text:p>19600</text:p>
          </table:table-cell>
          <table:table-cell table:formula="of:=[.W27]*[.W30]" office:value-type="float" office:value="19600" calcext:value-type="float">
            <text:p>19600</text:p>
          </table:table-cell>
          <table:table-cell table:formula="of:=[.X27]*[.X30]" office:value-type="float" office:value="19600" calcext:value-type="float">
            <text:p>19600</text:p>
          </table:table-cell>
          <table:table-cell table:formula="of:=[.Y27]*[.Y30]" office:value-type="float" office:value="19600" calcext:value-type="float">
            <text:p>19600</text:p>
          </table:table-cell>
          <table:table-cell table:formula="of:=[.Z27]*[.Z30]" office:value-type="float" office:value="19600" calcext:value-type="float">
            <text:p>19600</text:p>
          </table:table-cell>
          <table:table-cell table:formula="of:=SUM([.O33:.Z33])" office:value-type="float" office:value="235200" calcext:value-type="float">
            <text:p>235200</text:p>
          </table:table-cell>
          <table:table-cell table:formula="of:=[.AB27]*[.AB30]" office:value-type="float" office:value="19600" calcext:value-type="float">
            <text:p>19600</text:p>
          </table:table-cell>
          <table:table-cell table:formula="of:=[.AC27]*[.AC30]" office:value-type="float" office:value="19600" calcext:value-type="float">
            <text:p>19600</text:p>
          </table:table-cell>
          <table:table-cell table:formula="of:=[.AD27]*[.AD30]" office:value-type="float" office:value="19600" calcext:value-type="float">
            <text:p>19600</text:p>
          </table:table-cell>
          <table:table-cell table:formula="of:=[.AE27]*[.AE30]" office:value-type="float" office:value="19600" calcext:value-type="float">
            <text:p>19600</text:p>
          </table:table-cell>
          <table:table-cell table:formula="of:=[.AF27]*[.AF30]" office:value-type="float" office:value="19600" calcext:value-type="float">
            <text:p>19600</text:p>
          </table:table-cell>
          <table:table-cell table:formula="of:=[.AG27]*[.AG30]" office:value-type="float" office:value="19600" calcext:value-type="float">
            <text:p>19600</text:p>
          </table:table-cell>
          <table:table-cell table:formula="of:=[.AH27]*[.AH30]" office:value-type="float" office:value="19600" calcext:value-type="float">
            <text:p>19600</text:p>
          </table:table-cell>
          <table:table-cell table:formula="of:=[.AI27]*[.AI30]" office:value-type="float" office:value="19600" calcext:value-type="float">
            <text:p>19600</text:p>
          </table:table-cell>
          <table:table-cell table:formula="of:=[.AJ27]*[.AJ30]" office:value-type="float" office:value="19600" calcext:value-type="float">
            <text:p>19600</text:p>
          </table:table-cell>
          <table:table-cell table:formula="of:=[.AK27]*[.AK30]" office:value-type="float" office:value="19600" calcext:value-type="float">
            <text:p>19600</text:p>
          </table:table-cell>
          <table:table-cell table:formula="of:=[.AL27]*[.AL30]" office:value-type="float" office:value="19600" calcext:value-type="float">
            <text:p>19600</text:p>
          </table:table-cell>
          <table:table-cell table:formula="of:=[.AM27]*[.AM30]" office:value-type="float" office:value="19600" calcext:value-type="float">
            <text:p>19600</text:p>
          </table:table-cell>
          <table:table-cell table:formula="of:=SUM([.AB33:.AM33])" office:value-type="float" office:value="235200" calcext:value-type="float">
            <text:p>235200</text:p>
          </table:table-cell>
        </table:table-row>
        <table:table-row table:style-name="ro1">
          <table:table-cell office:value-type="string" calcext:value-type="string">
            <text:p>Salaires UI/UX Dev</text:p>
          </table:table-cell>
          <table:table-cell table:formula="of:=[.B28]*[.B31]" office:value-type="float" office:value="0" calcext:value-type="float">
            <text:p>0</text:p>
          </table:table-cell>
          <table:table-cell table:formula="of:=[.C28]*[.C31]" office:value-type="float" office:value="0" calcext:value-type="float">
            <text:p>0</text:p>
          </table:table-cell>
          <table:table-cell table:formula="of:=[.D28]*[.D31]" office:value-type="float" office:value="0" calcext:value-type="float">
            <text:p>0</text:p>
          </table:table-cell>
          <table:table-cell table:formula="of:=[.E28]*[.E31]" office:value-type="float" office:value="6500" calcext:value-type="float">
            <text:p>6500</text:p>
          </table:table-cell>
          <table:table-cell table:formula="of:=[.F28]*[.F31]" office:value-type="float" office:value="6500" calcext:value-type="float">
            <text:p>6500</text:p>
          </table:table-cell>
          <table:table-cell table:formula="of:=[.G28]*[.G31]" office:value-type="float" office:value="6500" calcext:value-type="float">
            <text:p>6500</text:p>
          </table:table-cell>
          <table:table-cell table:formula="of:=[.H28]*[.H31]" office:value-type="float" office:value="6500" calcext:value-type="float">
            <text:p>6500</text:p>
          </table:table-cell>
          <table:table-cell table:formula="of:=[.I28]*[.I31]" office:value-type="float" office:value="6500" calcext:value-type="float">
            <text:p>6500</text:p>
          </table:table-cell>
          <table:table-cell table:formula="of:=[.J28]*[.J31]" office:value-type="float" office:value="6500" calcext:value-type="float">
            <text:p>6500</text:p>
          </table:table-cell>
          <table:table-cell table:formula="of:=[.K28]*[.K31]" office:value-type="float" office:value="6500" calcext:value-type="float">
            <text:p>6500</text:p>
          </table:table-cell>
          <table:table-cell table:formula="of:=[.L28]*[.L31]" office:value-type="float" office:value="6500" calcext:value-type="float">
            <text:p>6500</text:p>
          </table:table-cell>
          <table:table-cell table:formula="of:=[.M28]*[.M31]" office:value-type="float" office:value="6500" calcext:value-type="float">
            <text:p>6500</text:p>
          </table:table-cell>
          <table:table-cell table:formula="of:=SUM([.B34:.M34])" office:value-type="float" office:value="58500" calcext:value-type="float">
            <text:p>58500</text:p>
          </table:table-cell>
          <table:table-cell table:formula="of:=[.O28]*[.O31]" office:value-type="float" office:value="7500" calcext:value-type="float">
            <text:p>7500</text:p>
          </table:table-cell>
          <table:table-cell table:formula="of:=[.P28]*[.P31]" office:value-type="float" office:value="7500" calcext:value-type="float">
            <text:p>7500</text:p>
          </table:table-cell>
          <table:table-cell table:formula="of:=[.Q28]*[.Q31]" office:value-type="float" office:value="7500" calcext:value-type="float">
            <text:p>7500</text:p>
          </table:table-cell>
          <table:table-cell table:formula="of:=[.R28]*[.R31]" office:value-type="float" office:value="7500" calcext:value-type="float">
            <text:p>7500</text:p>
          </table:table-cell>
          <table:table-cell table:formula="of:=[.S28]*[.S31]" office:value-type="float" office:value="7500" calcext:value-type="float">
            <text:p>7500</text:p>
          </table:table-cell>
          <table:table-cell table:formula="of:=[.T28]*[.T31]" office:value-type="float" office:value="7500" calcext:value-type="float">
            <text:p>7500</text:p>
          </table:table-cell>
          <table:table-cell table:formula="of:=[.U28]*[.U31]" office:value-type="float" office:value="7500" calcext:value-type="float">
            <text:p>7500</text:p>
          </table:table-cell>
          <table:table-cell table:formula="of:=[.V28]*[.V31]" office:value-type="float" office:value="7500" calcext:value-type="float">
            <text:p>7500</text:p>
          </table:table-cell>
          <table:table-cell table:formula="of:=[.W28]*[.W31]" office:value-type="float" office:value="7500" calcext:value-type="float">
            <text:p>7500</text:p>
          </table:table-cell>
          <table:table-cell table:formula="of:=[.X28]*[.X31]" office:value-type="float" office:value="7500" calcext:value-type="float">
            <text:p>7500</text:p>
          </table:table-cell>
          <table:table-cell table:formula="of:=[.Y28]*[.Y31]" office:value-type="float" office:value="7500" calcext:value-type="float">
            <text:p>7500</text:p>
          </table:table-cell>
          <table:table-cell table:formula="of:=[.Z28]*[.Z31]" office:value-type="float" office:value="7500" calcext:value-type="float">
            <text:p>7500</text:p>
          </table:table-cell>
          <table:table-cell table:formula="of:=SUM([.O34:.Z34])" office:value-type="float" office:value="90000" calcext:value-type="float">
            <text:p>90000</text:p>
          </table:table-cell>
          <table:table-cell table:formula="of:=[.AB28]*[.AB31]" office:value-type="float" office:value="7500" calcext:value-type="float">
            <text:p>7500</text:p>
          </table:table-cell>
          <table:table-cell table:formula="of:=[.AC28]*[.AC31]" office:value-type="float" office:value="7500" calcext:value-type="float">
            <text:p>7500</text:p>
          </table:table-cell>
          <table:table-cell table:formula="of:=[.AD28]*[.AD31]" office:value-type="float" office:value="7500" calcext:value-type="float">
            <text:p>7500</text:p>
          </table:table-cell>
          <table:table-cell table:formula="of:=[.AE28]*[.AE31]" office:value-type="float" office:value="7500" calcext:value-type="float">
            <text:p>7500</text:p>
          </table:table-cell>
          <table:table-cell table:formula="of:=[.AF28]*[.AF31]" office:value-type="float" office:value="7500" calcext:value-type="float">
            <text:p>7500</text:p>
          </table:table-cell>
          <table:table-cell table:formula="of:=[.AG28]*[.AG31]" office:value-type="float" office:value="7500" calcext:value-type="float">
            <text:p>7500</text:p>
          </table:table-cell>
          <table:table-cell table:formula="of:=[.AH28]*[.AH31]" office:value-type="float" office:value="7500" calcext:value-type="float">
            <text:p>7500</text:p>
          </table:table-cell>
          <table:table-cell table:formula="of:=[.AI28]*[.AI31]" office:value-type="float" office:value="7500" calcext:value-type="float">
            <text:p>7500</text:p>
          </table:table-cell>
          <table:table-cell table:formula="of:=[.AJ28]*[.AJ31]" office:value-type="float" office:value="7500" calcext:value-type="float">
            <text:p>7500</text:p>
          </table:table-cell>
          <table:table-cell table:formula="of:=[.AK28]*[.AK31]" office:value-type="float" office:value="7500" calcext:value-type="float">
            <text:p>7500</text:p>
          </table:table-cell>
          <table:table-cell table:formula="of:=[.AL28]*[.AL31]" office:value-type="float" office:value="7500" calcext:value-type="float">
            <text:p>7500</text:p>
          </table:table-cell>
          <table:table-cell table:formula="of:=[.AM28]*[.AM31]" office:value-type="float" office:value="7500" calcext:value-type="float">
            <text:p>7500</text:p>
          </table:table-cell>
          <table:table-cell table:formula="of:=SUM([.AB34:.AM34])"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Total salaires (dh)</text:p>
          </table:table-cell>
          <table:table-cell table:number-columns-repeated="12"/>
          <table:table-cell table:style-name="ce3" table:formula="of:=+[.N34]+[.N33]+[.N32]" office:value-type="float" office:value="181500" calcext:value-type="float">
            <text:p>181 500,00</text:p>
          </table:table-cell>
          <table:table-cell table:number-columns-repeated="12"/>
          <table:table-cell table:style-name="ce3" table:formula="of:=+[.AA34]+[.AA33]+[.AA32]" office:value-type="float" office:value="445200" calcext:value-type="float">
            <text:p>445 200,00</text:p>
          </table:table-cell>
          <table:table-cell table:number-columns-repeated="12"/>
          <table:table-cell table:style-name="ce3" table:formula="of:=+[.AN34]+[.AN33]+[.AN32]" office:value-type="float" office:value="445200" calcext:value-type="float">
            <text:p>445 200,00</text:p>
          </table:table-cell>
        </table:table-row>
        <table:table-row table:style-name="ro1">
          <table:table-cell office:value-type="string" calcext:value-type="string">
            <text:p>Total salaires usd</text:p>
          </table:table-cell>
          <table:table-cell table:number-columns-repeated="12"/>
          <table:table-cell table:style-name="ce3" table:formula="of:=[.N35]/10" office:value-type="float" office:value="18150" calcext:value-type="float">
            <text:p>18 150,00</text:p>
          </table:table-cell>
          <table:table-cell table:number-columns-repeated="12"/>
          <table:table-cell table:style-name="ce3" table:formula="of:=[.AA35]/10" office:value-type="float" office:value="44520" calcext:value-type="float">
            <text:p>44 520,00</text:p>
          </table:table-cell>
          <table:table-cell table:number-columns-repeated="12"/>
          <table:table-cell table:style-name="ce3" table:formula="of:=[.AN35]/10" office:value-type="float" office:value="44520" calcext:value-type="float">
            <text:p>44 520,00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number-columns-repeated="13"/>
          <table:table-cell table:style-name="ce3" table:formula="of:=[.N36]+[.N24]" office:value-type="float" office:value="22436" calcext:value-type="float">
            <text:p>22 436,00</text:p>
          </table:table-cell>
          <table:table-cell table:number-columns-repeated="12"/>
          <table:table-cell table:style-name="ce3" table:formula="of:=[.AA36]+[.AA24]" office:value-type="float" office:value="55056" calcext:value-type="float">
            <text:p>55 056,00</text:p>
          </table:table-cell>
          <table:table-cell table:number-columns-repeated="12"/>
          <table:table-cell table:style-name="ce3" table:formula="of:=[.AN36]+[.AN24]" office:value-type="float" office:value="98934" calcext:value-type="float">
            <text:p>98 934,00</text:p>
          </table:table-cell>
        </table:table-row>
      </table:table>
      <table:table table:name="Revenues Realiste" table:style-name="ta1">
        <table:table-column table:style-name="co2" table:default-cell-style-name="Default"/>
        <table:table-column table:style-name="co3" table:default-cell-style-name="ce4"/>
        <table:table-column table:style-name="co2" table:number-columns-repeated="13" table:default-cell-style-name="ce2"/>
        <table:table-row table:style-name="ro1" table:number-rows-repeated="3">
          <table:table-cell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ce4" table:formula="of:=[$Sheet2.C23]" office:value-type="string" office:string-value="January" calcext:value-type="string">
            <text:p>January</text:p>
          </table:table-cell>
          <table:table-cell table:style-name="ce4" table:formula="of:=[$Sheet2.D23]" office:value-type="string" office:string-value="February" calcext:value-type="string">
            <text:p>February</text:p>
          </table:table-cell>
          <table:table-cell table:style-name="ce4" table:formula="of:=[$Sheet2.E23]" office:value-type="string" office:string-value="March" calcext:value-type="string">
            <text:p>March</text:p>
          </table:table-cell>
          <table:table-cell table:style-name="ce4" table:formula="of:=[$Sheet2.F23]" office:value-type="string" office:string-value="April" calcext:value-type="string">
            <text:p>April</text:p>
          </table:table-cell>
          <table:table-cell table:style-name="ce4" table:formula="of:=[$Sheet2.G23]" office:value-type="string" office:string-value="May" calcext:value-type="string">
            <text:p>May</text:p>
          </table:table-cell>
          <table:table-cell table:style-name="ce4" table:formula="of:=[$Sheet2.H23]" office:value-type="string" office:string-value="June" calcext:value-type="string">
            <text:p>June</text:p>
          </table:table-cell>
          <table:table-cell table:style-name="ce4" table:formula="of:=[$Sheet2.I23]" office:value-type="string" office:string-value="July" calcext:value-type="string">
            <text:p>July</text:p>
          </table:table-cell>
          <table:table-cell table:style-name="ce4" table:formula="of:=[$Sheet2.J23]" office:value-type="string" office:string-value="August" calcext:value-type="string">
            <text:p>August</text:p>
          </table:table-cell>
          <table:table-cell table:style-name="ce4" table:formula="of:=[$Sheet2.K23]" office:value-type="string" office:string-value="September" calcext:value-type="string">
            <text:p>September</text:p>
          </table:table-cell>
          <table:table-cell table:style-name="ce4" table:formula="of:=[$Sheet2.L23]" office:value-type="string" office:string-value="October" calcext:value-type="string">
            <text:p>October</text:p>
          </table:table-cell>
          <table:table-cell table:style-name="ce4" table:formula="of:=[$Sheet2.M23]" office:value-type="string" office:string-value="November" calcext:value-type="string">
            <text:p>November</text:p>
          </table:table-cell>
          <table:table-cell table:style-name="ce4" table:formula="of:=[$Sheet2.N23]" office:value-type="string" office:string-value="December" calcext:value-type="string">
            <text:p>December</text:p>
          </table:table-cell>
          <table:table-cell table:style-name="ce4" table:formula="of:=[$Sheet2.C73]" office:value-type="string" office:string-value="Total 2025" calcext:value-type="string">
            <text:p>Total 2025</text:p>
          </table:table-cell>
        </table:table-row>
        <table:table-row table:style-name="ro1">
          <table:table-cell/>
          <table:table-cell table:formula="of:=[$Sheet2.B24]" office:value-type="string" office:string-value="Initial Users Count" calcext:value-type="string">
            <text:p>Initial Users Count</text:p>
          </table:table-cell>
          <table:table-cell table:formula="of:=[$Sheet2.C24]" office:value-type="float" office:value="500" calcext:value-type="float">
            <text:p>500</text:p>
          </table:table-cell>
          <table:table-cell table:formula="of:=[$Sheet2.D24]" office:value-type="float" office:value="560.75" calcext:value-type="float">
            <text:p>561</text:p>
          </table:table-cell>
          <table:table-cell table:formula="of:=[$Sheet2.E24]" office:value-type="float" office:value="632.17" calcext:value-type="float">
            <text:p>632</text:p>
          </table:table-cell>
          <table:table-cell table:formula="of:=[$Sheet2.F24]" office:value-type="float" office:value="723.22" calcext:value-type="float">
            <text:p>723</text:p>
          </table:table-cell>
          <table:table-cell table:formula="of:=[$Sheet2.G24]" office:value-type="float" office:value="842" calcext:value-type="float">
            <text:p>842</text:p>
          </table:table-cell>
          <table:table-cell table:formula="of:=[$Sheet2.H24]" office:value-type="float" office:value="984.136" calcext:value-type="float">
            <text:p>984</text:p>
          </table:table-cell>
          <table:table-cell table:formula="of:=[$Sheet2.I24]" office:value-type="float" office:value="1154.0992" calcext:value-type="float">
            <text:p>1 154</text:p>
          </table:table-cell>
          <table:table-cell table:formula="of:=[$Sheet2.J24]" office:value-type="float" office:value="1358.25504" calcext:value-type="float">
            <text:p>1 358</text:p>
          </table:table-cell>
          <table:table-cell table:formula="of:=[$Sheet2.K24]" office:value-type="float" office:value="1603.042048" calcext:value-type="float">
            <text:p>1 603</text:p>
          </table:table-cell>
          <table:table-cell table:formula="of:=[$Sheet2.L24]" office:value-type="float" office:value="1897.1864576" calcext:value-type="float">
            <text:p>1 897</text:p>
          </table:table-cell>
          <table:table-cell table:formula="of:=[$Sheet2.M24]" office:value-type="float" office:value="2248.95974912" calcext:value-type="float">
            <text:p>2 249</text:p>
          </table:table-cell>
          <table:table-cell table:formula="of:=[$Sheet2.N24]" office:value-type="float" office:value="2671.487698944" calcext:value-type="float">
            <text:p>2 671</text:p>
          </table:table-cell>
          <table:table-cell table:formula="of:=[$Sheet2.C74]" office:value-type="float" office:value="500" calcext:value-type="float">
            <text:p>500</text:p>
          </table:table-cell>
        </table:table-row>
        <table:table-row table:style-name="ro1">
          <table:table-cell/>
          <table:table-cell table:formula="of:=[$Sheet2.B25]" office:value-type="string" office:string-value="Monthly Marketing Budget" calcext:value-type="string">
            <text:p>Monthly Marketing Budget</text:p>
          </table:table-cell>
          <table:table-cell table:style-name="ce3" table:formula="of:=[$Sheet2.C25]" office:value-type="float" office:value="3000" calcext:value-type="float">
            <text:p>3 000,00</text:p>
          </table:table-cell>
          <table:table-cell table:style-name="ce3" table:formula="of:=[$Sheet2.D25]" office:value-type="float" office:value="3000" calcext:value-type="float">
            <text:p>3 000,00</text:p>
          </table:table-cell>
          <table:table-cell table:style-name="ce3" table:formula="of:=[$Sheet2.E25]" office:value-type="float" office:value="3600" calcext:value-type="float">
            <text:p>3 600,00</text:p>
          </table:table-cell>
          <table:table-cell table:style-name="ce3" table:formula="of:=[$Sheet2.F25]" office:value-type="float" office:value="4320" calcext:value-type="float">
            <text:p>4 320,00</text:p>
          </table:table-cell>
          <table:table-cell table:style-name="ce3" table:formula="of:=[$Sheet2.G25]" office:value-type="float" office:value="5184" calcext:value-type="float">
            <text:p>5 184,00</text:p>
          </table:table-cell>
          <table:table-cell table:style-name="ce3" table:formula="of:=[$Sheet2.H25]" office:value-type="float" office:value="6220.8" calcext:value-type="float">
            <text:p>6 220,80</text:p>
          </table:table-cell>
          <table:table-cell table:style-name="ce3" table:formula="of:=[$Sheet2.I25]" office:value-type="float" office:value="7464.96" calcext:value-type="float">
            <text:p>7 464,96</text:p>
          </table:table-cell>
          <table:table-cell table:style-name="ce3" table:formula="of:=[$Sheet2.J25]" office:value-type="float" office:value="8957.952" calcext:value-type="float">
            <text:p>8 957,95</text:p>
          </table:table-cell>
          <table:table-cell table:style-name="ce3" table:formula="of:=[$Sheet2.K25]" office:value-type="float" office:value="10749.5424" calcext:value-type="float">
            <text:p>10 749,54</text:p>
          </table:table-cell>
          <table:table-cell table:style-name="ce3" table:formula="of:=[$Sheet2.L25]" office:value-type="float" office:value="12899.45088" calcext:value-type="float">
            <text:p>12 899,45</text:p>
          </table:table-cell>
          <table:table-cell table:style-name="ce3" table:formula="of:=[$Sheet2.M25]" office:value-type="float" office:value="15479.341056" calcext:value-type="float">
            <text:p>15 479,34</text:p>
          </table:table-cell>
          <table:table-cell table:style-name="ce3" table:formula="of:=[$Sheet2.N25]" office:value-type="float" office:value="18575.2092672" calcext:value-type="float">
            <text:p>18 575,21</text:p>
          </table:table-cell>
          <table:table-cell table:style-name="ce3" table:formula="of:=[$Sheet2.C75]" office:value-type="float" office:value="99451.2556032" calcext:value-type="float">
            <text:p>99 451,26</text:p>
          </table:table-cell>
        </table:table-row>
        <table:table-row table:style-name="ro1">
          <table:table-cell/>
          <table:table-cell table:formula="of:=[$Sheet2.B26]" office:value-type="string" office:string-value="Ads" calcext:value-type="string">
            <text:p>Ads</text:p>
          </table:table-cell>
          <table:table-cell table:style-name="ce3" table:formula="of:=[$Sheet2.C26]" office:value-type="float" office:value="2400" calcext:value-type="float">
            <text:p>2 400,00</text:p>
          </table:table-cell>
          <table:table-cell table:style-name="ce3" table:formula="of:=[$Sheet2.D26]" office:value-type="float" office:value="2100" calcext:value-type="float">
            <text:p>2 100,00</text:p>
          </table:table-cell>
          <table:table-cell table:style-name="ce3" table:formula="of:=[$Sheet2.E26]" office:value-type="float" office:value="2160" calcext:value-type="float">
            <text:p>2 160,00</text:p>
          </table:table-cell>
          <table:table-cell table:style-name="ce3" table:formula="of:=[$Sheet2.F26]" office:value-type="float" office:value="2592" calcext:value-type="float">
            <text:p>2 592,00</text:p>
          </table:table-cell>
          <table:table-cell table:style-name="ce3" table:formula="of:=[$Sheet2.G26]" office:value-type="float" office:value="3110.4" calcext:value-type="float">
            <text:p>3 110,40</text:p>
          </table:table-cell>
          <table:table-cell table:style-name="ce3" table:formula="of:=[$Sheet2.H26]" office:value-type="float" office:value="3732.48" calcext:value-type="float">
            <text:p>3 732,48</text:p>
          </table:table-cell>
          <table:table-cell table:style-name="ce3" table:formula="of:=[$Sheet2.I26]" office:value-type="float" office:value="4478.976" calcext:value-type="float">
            <text:p>4 478,98</text:p>
          </table:table-cell>
          <table:table-cell table:style-name="ce3" table:formula="of:=[$Sheet2.J26]" office:value-type="float" office:value="5374.7712" calcext:value-type="float">
            <text:p>5 374,77</text:p>
          </table:table-cell>
          <table:table-cell table:style-name="ce3" table:formula="of:=[$Sheet2.K26]" office:value-type="float" office:value="6449.72544" calcext:value-type="float">
            <text:p>6 449,73</text:p>
          </table:table-cell>
          <table:table-cell table:style-name="ce3" table:formula="of:=[$Sheet2.L26]" office:value-type="float" office:value="7739.670528" calcext:value-type="float">
            <text:p>7 739,67</text:p>
          </table:table-cell>
          <table:table-cell table:style-name="ce3" table:formula="of:=[$Sheet2.M26]" office:value-type="float" office:value="9287.6046336" calcext:value-type="float">
            <text:p>9 287,60</text:p>
          </table:table-cell>
          <table:table-cell table:style-name="ce3" table:formula="of:=[$Sheet2.N26]" office:value-type="float" office:value="11145.12556032" calcext:value-type="float">
            <text:p>11 145,13</text:p>
          </table:table-cell>
          <table:table-cell table:style-name="ce3" table:formula="of:=[$Sheet2.C76]" office:value-type="float" office:value="60570.75336192" calcext:value-type="float">
            <text:p>60 570,75</text:p>
          </table:table-cell>
        </table:table-row>
        <table:table-row table:style-name="ro1">
          <table:table-cell/>
          <table:table-cell table:formula="of:=[$Sheet2.B27]" office:value-type="string" office:string-value="Partnerships" calcext:value-type="string">
            <text:p>Partnerships</text:p>
          </table:table-cell>
          <table:table-cell table:style-name="ce3" table:formula="of:=[$Sheet2.C27]" office:value-type="float" office:value="600" calcext:value-type="float">
            <text:p>600,00</text:p>
          </table:table-cell>
          <table:table-cell table:style-name="ce3" table:formula="of:=[$Sheet2.D27]" office:value-type="float" office:value="900" calcext:value-type="float">
            <text:p>900,00</text:p>
          </table:table-cell>
          <table:table-cell table:style-name="ce3" table:formula="of:=[$Sheet2.E27]" office:value-type="float" office:value="1440" calcext:value-type="float">
            <text:p>1 440,00</text:p>
          </table:table-cell>
          <table:table-cell table:style-name="ce3" table:formula="of:=[$Sheet2.F27]" office:value-type="float" office:value="864" calcext:value-type="float">
            <text:p>864,00</text:p>
          </table:table-cell>
          <table:table-cell table:style-name="ce3" table:formula="of:=[$Sheet2.G27]" office:value-type="float" office:value="1036.8" calcext:value-type="float">
            <text:p>1 036,80</text:p>
          </table:table-cell>
          <table:table-cell table:style-name="ce3" table:formula="of:=[$Sheet2.H27]" office:value-type="float" office:value="1244.16" calcext:value-type="float">
            <text:p>1 244,16</text:p>
          </table:table-cell>
          <table:table-cell table:style-name="ce3" table:formula="of:=[$Sheet2.I27]" office:value-type="float" office:value="1492.992" calcext:value-type="float">
            <text:p>1 492,99</text:p>
          </table:table-cell>
          <table:table-cell table:style-name="ce3" table:formula="of:=[$Sheet2.J27]" office:value-type="float" office:value="1791.5904" calcext:value-type="float">
            <text:p>1 791,59</text:p>
          </table:table-cell>
          <table:table-cell table:style-name="ce3" table:formula="of:=[$Sheet2.K27]" office:value-type="float" office:value="2149.90848" calcext:value-type="float">
            <text:p>2 149,91</text:p>
          </table:table-cell>
          <table:table-cell table:style-name="ce3" table:formula="of:=[$Sheet2.L27]" office:value-type="float" office:value="2579.890176" calcext:value-type="float">
            <text:p>2 579,89</text:p>
          </table:table-cell>
          <table:table-cell table:style-name="ce3" table:formula="of:=[$Sheet2.M27]" office:value-type="float" office:value="3095.8682112" calcext:value-type="float">
            <text:p>3 095,87</text:p>
          </table:table-cell>
          <table:table-cell table:style-name="ce3" table:formula="of:=[$Sheet2.N27]" office:value-type="float" office:value="3715.04185344" calcext:value-type="float">
            <text:p>3 715,04</text:p>
          </table:table-cell>
          <table:table-cell table:style-name="ce3" table:formula="of:=[$Sheet2.C77]" office:value-type="float" office:value="20910.25112064" calcext:value-type="float">
            <text:p>20 910,25</text:p>
          </table:table-cell>
        </table:table-row>
        <table:table-row table:style-name="ro1">
          <table:table-cell/>
          <table:table-cell table:formula="of:=[$Sheet2.B28]" office:value-type="string" office:string-value="Community events" calcext:value-type="string">
            <text:p>Community events</text:p>
          </table:table-cell>
          <table:table-cell table:style-name="ce3" table:formula="of:=[$Sheet2.C28]" office:value-type="float" office:value="0" calcext:value-type="float">
            <text:p>0,00</text:p>
          </table:table-cell>
          <table:table-cell table:style-name="ce3" table:formula="of:=[$Sheet2.D28]" office:value-type="float" office:value="0" calcext:value-type="float">
            <text:p>0,00</text:p>
          </table:table-cell>
          <table:table-cell table:style-name="ce3" table:formula="of:=[$Sheet2.E28]" office:value-type="float" office:value="0" calcext:value-type="float">
            <text:p>0,00</text:p>
          </table:table-cell>
          <table:table-cell table:style-name="ce3" table:formula="of:=[$Sheet2.F28]" office:value-type="float" office:value="864" calcext:value-type="float">
            <text:p>864,00</text:p>
          </table:table-cell>
          <table:table-cell table:style-name="ce3" table:formula="of:=[$Sheet2.G28]" office:value-type="float" office:value="1036.8" calcext:value-type="float">
            <text:p>1 036,80</text:p>
          </table:table-cell>
          <table:table-cell table:style-name="ce3" table:formula="of:=[$Sheet2.H28]" office:value-type="float" office:value="1244.16" calcext:value-type="float">
            <text:p>1 244,16</text:p>
          </table:table-cell>
          <table:table-cell table:style-name="ce3" table:formula="of:=[$Sheet2.I28]" office:value-type="float" office:value="1492.992" calcext:value-type="float">
            <text:p>1 492,99</text:p>
          </table:table-cell>
          <table:table-cell table:style-name="ce3" table:formula="of:=[$Sheet2.J28]" office:value-type="float" office:value="1791.5904" calcext:value-type="float">
            <text:p>1 791,59</text:p>
          </table:table-cell>
          <table:table-cell table:style-name="ce3" table:formula="of:=[$Sheet2.K28]" office:value-type="float" office:value="2149.90848" calcext:value-type="float">
            <text:p>2 149,91</text:p>
          </table:table-cell>
          <table:table-cell table:style-name="ce3" table:formula="of:=[$Sheet2.L28]" office:value-type="float" office:value="2579.890176" calcext:value-type="float">
            <text:p>2 579,89</text:p>
          </table:table-cell>
          <table:table-cell table:style-name="ce3" table:formula="of:=[$Sheet2.M28]" office:value-type="float" office:value="3095.8682112" calcext:value-type="float">
            <text:p>3 095,87</text:p>
          </table:table-cell>
          <table:table-cell table:style-name="ce3" table:formula="of:=[$Sheet2.N28]" office:value-type="float" office:value="3715.04185344" calcext:value-type="float">
            <text:p>3 715,04</text:p>
          </table:table-cell>
          <table:table-cell table:style-name="ce3" table:formula="of:=[$Sheet2.C78]" office:value-type="float" office:value="17970.25112064" calcext:value-type="float">
            <text:p>17 970,25</text:p>
          </table:table-cell>
        </table:table-row>
        <table:table-row table:style-name="ro1">
          <table:table-cell/>
          <table:table-cell table:formula="of:=[$Sheet2.B29]" office:value-type="string" office:string-value="Reach" calcext:value-type="string">
            <text:p>Reach</text:p>
          </table:table-cell>
          <table:table-cell table:formula="of:=[$Sheet2.C29]" office:value-type="float" office:value="282857.142857143" calcext:value-type="float">
            <text:p>282 857</text:p>
          </table:table-cell>
          <table:table-cell table:formula="of:=[$Sheet2.D29]" office:value-type="float" office:value="274285.714285714" calcext:value-type="float">
            <text:p>274 286</text:p>
          </table:table-cell>
          <table:table-cell table:formula="of:=[$Sheet2.E29]" office:value-type="float" office:value="318857.142857143" calcext:value-type="float">
            <text:p>318 857</text:p>
          </table:table-cell>
          <table:table-cell table:formula="of:=[$Sheet2.F29]" office:value-type="float" office:value="378514.285714286" calcext:value-type="float">
            <text:p>378 514</text:p>
          </table:table-cell>
          <table:table-cell table:formula="of:=[$Sheet2.G29]" office:value-type="float" office:value="454217.142857143" calcext:value-type="float">
            <text:p>454 217</text:p>
          </table:table-cell>
          <table:table-cell table:formula="of:=[$Sheet2.H29]" office:value-type="float" office:value="545060.571428571" calcext:value-type="float">
            <text:p>545 061</text:p>
          </table:table-cell>
          <table:table-cell table:formula="of:=[$Sheet2.I29]" office:value-type="float" office:value="654072.685714286" calcext:value-type="float">
            <text:p>654 073</text:p>
          </table:table-cell>
          <table:table-cell table:formula="of:=[$Sheet2.J29]" office:value-type="float" office:value="784887.222857143" calcext:value-type="float">
            <text:p>784 887</text:p>
          </table:table-cell>
          <table:table-cell table:formula="of:=[$Sheet2.K29]" office:value-type="float" office:value="941864.667428571" calcext:value-type="float">
            <text:p>941 865</text:p>
          </table:table-cell>
          <table:table-cell table:formula="of:=[$Sheet2.L29]" office:value-type="float" office:value="1130237.60091429" calcext:value-type="float">
            <text:p>1 130 238</text:p>
          </table:table-cell>
          <table:table-cell table:formula="of:=[$Sheet2.M29]" office:value-type="float" office:value="1356285.12109714" calcext:value-type="float">
            <text:p>1 356 285</text:p>
          </table:table-cell>
          <table:table-cell table:formula="of:=[$Sheet2.N29]" office:value-type="float" office:value="1627542.14531657" calcext:value-type="float">
            <text:p>1 627 542</text:p>
          </table:table-cell>
          <table:table-cell table:formula="of:=[$Sheet2.C79]" office:value-type="float" office:value="8748681.443328" calcext:value-type="float">
            <text:p>8 748 681</text:p>
          </table:table-cell>
        </table:table-row>
        <table:table-row table:style-name="ro1">
          <table:table-cell/>
          <table:table-cell table:formula="of:=[$Sheet2.B30]" office:value-type="string" office:string-value="Ads Reach" calcext:value-type="string">
            <text:p>Ads Reach</text:p>
          </table:table-cell>
          <table:table-cell table:formula="of:=[$Sheet2.C30]" office:value-type="float" office:value="240000" calcext:value-type="float">
            <text:p>240 000</text:p>
          </table:table-cell>
          <table:table-cell table:formula="of:=[$Sheet2.D30]" office:value-type="float" office:value="210000" calcext:value-type="float">
            <text:p>210 000</text:p>
          </table:table-cell>
          <table:table-cell table:formula="of:=[$Sheet2.E30]" office:value-type="float" office:value="216000" calcext:value-type="float">
            <text:p>216 000</text:p>
          </table:table-cell>
          <table:table-cell table:formula="of:=[$Sheet2.F30]" office:value-type="float" office:value="259200" calcext:value-type="float">
            <text:p>259 200</text:p>
          </table:table-cell>
          <table:table-cell table:formula="of:=[$Sheet2.G30]" office:value-type="float" office:value="311040" calcext:value-type="float">
            <text:p>311 040</text:p>
          </table:table-cell>
          <table:table-cell table:formula="of:=[$Sheet2.H30]" office:value-type="float" office:value="373248" calcext:value-type="float">
            <text:p>373 248</text:p>
          </table:table-cell>
          <table:table-cell table:formula="of:=[$Sheet2.I30]" office:value-type="float" office:value="447897.6" calcext:value-type="float">
            <text:p>447 898</text:p>
          </table:table-cell>
          <table:table-cell table:formula="of:=[$Sheet2.J30]" office:value-type="float" office:value="537477.12" calcext:value-type="float">
            <text:p>537 477</text:p>
          </table:table-cell>
          <table:table-cell table:formula="of:=[$Sheet2.K30]" office:value-type="float" office:value="644972.544" calcext:value-type="float">
            <text:p>644 973</text:p>
          </table:table-cell>
          <table:table-cell table:formula="of:=[$Sheet2.L30]" office:value-type="float" office:value="773967.0528" calcext:value-type="float">
            <text:p>773 967</text:p>
          </table:table-cell>
          <table:table-cell table:formula="of:=[$Sheet2.M30]" office:value-type="float" office:value="928760.46336" calcext:value-type="float">
            <text:p>928 760</text:p>
          </table:table-cell>
          <table:table-cell table:formula="of:=[$Sheet2.N30]" office:value-type="float" office:value="1114512.556032" calcext:value-type="float">
            <text:p>1 114 513</text:p>
          </table:table-cell>
          <table:table-cell table:formula="of:=[$Sheet2.C80]" office:value-type="float" office:value="6057075.336192" calcext:value-type="float">
            <text:p>6 057 075</text:p>
          </table:table-cell>
        </table:table-row>
        <table:table-row table:style-name="ro1">
          <table:table-cell/>
          <table:table-cell table:formula="of:=[$Sheet2.B31]" office:value-type="string" office:string-value="Partnerships Reach" calcext:value-type="string">
            <text:p>Partnerships Reach</text:p>
          </table:table-cell>
          <table:table-cell table:formula="of:=[$Sheet2.C31]" office:value-type="float" office:value="42857.1428571429" calcext:value-type="float">
            <text:p>42 857</text:p>
          </table:table-cell>
          <table:table-cell table:formula="of:=[$Sheet2.D31]" office:value-type="float" office:value="64285.7142857143" calcext:value-type="float">
            <text:p>64 286</text:p>
          </table:table-cell>
          <table:table-cell table:formula="of:=[$Sheet2.E31]" office:value-type="float" office:value="102857.142857143" calcext:value-type="float">
            <text:p>102 857</text:p>
          </table:table-cell>
          <table:table-cell table:formula="of:=[$Sheet2.F31]" office:value-type="float" office:value="61714.2857142857" calcext:value-type="float">
            <text:p>61 714</text:p>
          </table:table-cell>
          <table:table-cell table:formula="of:=[$Sheet2.G31]" office:value-type="float" office:value="74057.1428571429" calcext:value-type="float">
            <text:p>74 057</text:p>
          </table:table-cell>
          <table:table-cell table:formula="of:=[$Sheet2.H31]" office:value-type="float" office:value="88868.5714285714" calcext:value-type="float">
            <text:p>88 869</text:p>
          </table:table-cell>
          <table:table-cell table:formula="of:=[$Sheet2.I31]" office:value-type="float" office:value="106642.285714286" calcext:value-type="float">
            <text:p>106 642</text:p>
          </table:table-cell>
          <table:table-cell table:formula="of:=[$Sheet2.J31]" office:value-type="float" office:value="127970.742857143" calcext:value-type="float">
            <text:p>127 971</text:p>
          </table:table-cell>
          <table:table-cell table:formula="of:=[$Sheet2.K31]" office:value-type="float" office:value="153564.891428571" calcext:value-type="float">
            <text:p>153 565</text:p>
          </table:table-cell>
          <table:table-cell table:formula="of:=[$Sheet2.L31]" office:value-type="float" office:value="184277.869714286" calcext:value-type="float">
            <text:p>184 278</text:p>
          </table:table-cell>
          <table:table-cell table:formula="of:=[$Sheet2.M31]" office:value-type="float" office:value="221133.443657143" calcext:value-type="float">
            <text:p>221 133</text:p>
          </table:table-cell>
          <table:table-cell table:formula="of:=[$Sheet2.N31]" office:value-type="float" office:value="265360.132388571" calcext:value-type="float">
            <text:p>265 360</text:p>
          </table:table-cell>
          <table:table-cell table:formula="of:=[$Sheet2.C81]" office:value-type="float" office:value="1493589.36576" calcext:value-type="float">
            <text:p>1 493 589</text:p>
          </table:table-cell>
        </table:table-row>
        <table:table-row table:style-name="ro1">
          <table:table-cell/>
          <table:table-cell table:formula="of:=[$Sheet2.B32]" office:value-type="string" office:string-value="Community events Reach" calcext:value-type="string">
            <text:p>Community events Reach</text:p>
          </table:table-cell>
          <table:table-cell table:formula="of:=[$Sheet2.C32]" office:value-type="float" office:value="0" calcext:value-type="float">
            <text:p>0</text:p>
          </table:table-cell>
          <table:table-cell table:formula="of:=[$Sheet2.D32]" office:value-type="float" office:value="0" calcext:value-type="float">
            <text:p>0</text:p>
          </table:table-cell>
          <table:table-cell table:formula="of:=[$Sheet2.E32]" office:value-type="float" office:value="0" calcext:value-type="float">
            <text:p>0</text:p>
          </table:table-cell>
          <table:table-cell table:formula="of:=[$Sheet2.F32]" office:value-type="float" office:value="57600" calcext:value-type="float">
            <text:p>57 600</text:p>
          </table:table-cell>
          <table:table-cell table:formula="of:=[$Sheet2.G32]" office:value-type="float" office:value="69120" calcext:value-type="float">
            <text:p>69 120</text:p>
          </table:table-cell>
          <table:table-cell table:formula="of:=[$Sheet2.H32]" office:value-type="float" office:value="82944" calcext:value-type="float">
            <text:p>82 944</text:p>
          </table:table-cell>
          <table:table-cell table:formula="of:=[$Sheet2.I32]" office:value-type="float" office:value="99532.8" calcext:value-type="float">
            <text:p>99 533</text:p>
          </table:table-cell>
          <table:table-cell table:formula="of:=[$Sheet2.J32]" office:value-type="float" office:value="119439.36" calcext:value-type="float">
            <text:p>119 439</text:p>
          </table:table-cell>
          <table:table-cell table:formula="of:=[$Sheet2.K32]" office:value-type="float" office:value="143327.232" calcext:value-type="float">
            <text:p>143 327</text:p>
          </table:table-cell>
          <table:table-cell table:formula="of:=[$Sheet2.L32]" office:value-type="float" office:value="171992.6784" calcext:value-type="float">
            <text:p>171 993</text:p>
          </table:table-cell>
          <table:table-cell table:formula="of:=[$Sheet2.M32]" office:value-type="float" office:value="206391.21408" calcext:value-type="float">
            <text:p>206 391</text:p>
          </table:table-cell>
          <table:table-cell table:formula="of:=[$Sheet2.N32]" office:value-type="float" office:value="247669.456896" calcext:value-type="float">
            <text:p>247 669</text:p>
          </table:table-cell>
          <table:table-cell table:formula="of:=[$Sheet2.C82]" office:value-type="float" office:value="1198016.741376" calcext:value-type="float">
            <text:p>1 198 017</text:p>
          </table:table-cell>
        </table:table-row>
        <table:table-row table:style-name="ro1">
          <table:table-cell/>
          <table:table-cell table:formula="of:=[$Sheet2.B33]" office:value-type="string" office:string-value="Engaged Users" calcext:value-type="string">
            <text:p>Engaged Users</text:p>
          </table:table-cell>
          <table:table-cell table:formula="of:=[$Sheet2.C33]" office:value-type="float" office:value="7285.71428571429" calcext:value-type="float">
            <text:p>7 286</text:p>
          </table:table-cell>
          <table:table-cell table:formula="of:=[$Sheet2.D33]" office:value-type="float" office:value="7178.57142857143" calcext:value-type="float">
            <text:p>7 179</text:p>
          </table:table-cell>
          <table:table-cell table:formula="of:=[$Sheet2.E33]" office:value-type="float" office:value="8485.71428571429" calcext:value-type="float">
            <text:p>8 486</text:p>
          </table:table-cell>
          <table:table-cell table:formula="of:=[$Sheet2.F33]" office:value-type="float" office:value="10059.4285714286" calcext:value-type="float">
            <text:p>10 059</text:p>
          </table:table-cell>
          <table:table-cell table:formula="of:=[$Sheet2.G33]" office:value-type="float" office:value="12071.3142857143" calcext:value-type="float">
            <text:p>12 071</text:p>
          </table:table-cell>
          <table:table-cell table:formula="of:=[$Sheet2.H33]" office:value-type="float" office:value="14485.5771428571" calcext:value-type="float">
            <text:p>14 486</text:p>
          </table:table-cell>
          <table:table-cell table:formula="of:=[$Sheet2.I33]" office:value-type="float" office:value="17382.6925714286" calcext:value-type="float">
            <text:p>17 383</text:p>
          </table:table-cell>
          <table:table-cell table:formula="of:=[$Sheet2.J33]" office:value-type="float" office:value="20859.2310857143" calcext:value-type="float">
            <text:p>20 859</text:p>
          </table:table-cell>
          <table:table-cell table:formula="of:=[$Sheet2.K33]" office:value-type="float" office:value="25031.0773028571" calcext:value-type="float">
            <text:p>25 031</text:p>
          </table:table-cell>
          <table:table-cell table:formula="of:=[$Sheet2.L33]" office:value-type="float" office:value="30037.2927634286" calcext:value-type="float">
            <text:p>30 037</text:p>
          </table:table-cell>
          <table:table-cell table:formula="of:=[$Sheet2.M33]" office:value-type="float" office:value="36044.7513161143" calcext:value-type="float">
            <text:p>36 045</text:p>
          </table:table-cell>
          <table:table-cell table:formula="of:=[$Sheet2.N33]" office:value-type="float" office:value="43253.7015793371" calcext:value-type="float">
            <text:p>43 254</text:p>
          </table:table-cell>
          <table:table-cell table:formula="of:=[$Sheet2.C83]" office:value-type="float" office:value="232175.06661888" calcext:value-type="float">
            <text:p>232 175</text:p>
          </table:table-cell>
        </table:table-row>
        <table:table-row table:style-name="ro1">
          <table:table-cell/>
          <table:table-cell table:formula="of:=[$Sheet2.B34]" office:value-type="string" office:string-value="Ads" calcext:value-type="string">
            <text:p>Ads</text:p>
          </table:table-cell>
          <table:table-cell table:formula="of:=[$Sheet2.C34]" office:value-type="float" office:value="6000" calcext:value-type="float">
            <text:p>6 000</text:p>
          </table:table-cell>
          <table:table-cell table:formula="of:=[$Sheet2.D34]" office:value-type="float" office:value="5250" calcext:value-type="float">
            <text:p>5 250</text:p>
          </table:table-cell>
          <table:table-cell table:formula="of:=[$Sheet2.E34]" office:value-type="float" office:value="5400" calcext:value-type="float">
            <text:p>5 400</text:p>
          </table:table-cell>
          <table:table-cell table:formula="of:=[$Sheet2.F34]" office:value-type="float" office:value="6480" calcext:value-type="float">
            <text:p>6 480</text:p>
          </table:table-cell>
          <table:table-cell table:formula="of:=[$Sheet2.G34]" office:value-type="float" office:value="7776" calcext:value-type="float">
            <text:p>7 776</text:p>
          </table:table-cell>
          <table:table-cell table:formula="of:=[$Sheet2.H34]" office:value-type="float" office:value="9331.2" calcext:value-type="float">
            <text:p>9 331</text:p>
          </table:table-cell>
          <table:table-cell table:formula="of:=[$Sheet2.I34]" office:value-type="float" office:value="11197.44" calcext:value-type="float">
            <text:p>11 197</text:p>
          </table:table-cell>
          <table:table-cell table:formula="of:=[$Sheet2.J34]" office:value-type="float" office:value="13436.928" calcext:value-type="float">
            <text:p>13 437</text:p>
          </table:table-cell>
          <table:table-cell table:formula="of:=[$Sheet2.K34]" office:value-type="float" office:value="16124.3136" calcext:value-type="float">
            <text:p>16 124</text:p>
          </table:table-cell>
          <table:table-cell table:formula="of:=[$Sheet2.L34]" office:value-type="float" office:value="19349.17632" calcext:value-type="float">
            <text:p>19 349</text:p>
          </table:table-cell>
          <table:table-cell table:formula="of:=[$Sheet2.M34]" office:value-type="float" office:value="23219.011584" calcext:value-type="float">
            <text:p>23 219</text:p>
          </table:table-cell>
          <table:table-cell table:formula="of:=[$Sheet2.N34]" office:value-type="float" office:value="27862.8139008" calcext:value-type="float">
            <text:p>27 863</text:p>
          </table:table-cell>
          <table:table-cell table:formula="of:=[$Sheet2.C84]" office:value-type="float" office:value="151426.8834048" calcext:value-type="float">
            <text:p>151 427</text:p>
          </table:table-cell>
        </table:table-row>
        <table:table-row table:style-name="ro1">
          <table:table-cell/>
          <table:table-cell table:formula="of:=[$Sheet2.B35]" office:value-type="string" office:string-value="Partnerships" calcext:value-type="string">
            <text:p>Partnerships</text:p>
          </table:table-cell>
          <table:table-cell table:formula="of:=[$Sheet2.C35]" office:value-type="float" office:value="1285.71428571429" calcext:value-type="float">
            <text:p>1 286</text:p>
          </table:table-cell>
          <table:table-cell table:formula="of:=[$Sheet2.D35]" office:value-type="float" office:value="1928.57142857143" calcext:value-type="float">
            <text:p>1 929</text:p>
          </table:table-cell>
          <table:table-cell table:formula="of:=[$Sheet2.E35]" office:value-type="float" office:value="3085.71428571429" calcext:value-type="float">
            <text:p>3 086</text:p>
          </table:table-cell>
          <table:table-cell table:formula="of:=[$Sheet2.F35]" office:value-type="float" office:value="1851.42857142857" calcext:value-type="float">
            <text:p>1 851</text:p>
          </table:table-cell>
          <table:table-cell table:formula="of:=[$Sheet2.G35]" office:value-type="float" office:value="2221.71428571429" calcext:value-type="float">
            <text:p>2 222</text:p>
          </table:table-cell>
          <table:table-cell table:formula="of:=[$Sheet2.H35]" office:value-type="float" office:value="2666.05714285714" calcext:value-type="float">
            <text:p>2 666</text:p>
          </table:table-cell>
          <table:table-cell table:formula="of:=[$Sheet2.I35]" office:value-type="float" office:value="3199.26857142857" calcext:value-type="float">
            <text:p>3 199</text:p>
          </table:table-cell>
          <table:table-cell table:formula="of:=[$Sheet2.J35]" office:value-type="float" office:value="3839.12228571429" calcext:value-type="float">
            <text:p>3 839</text:p>
          </table:table-cell>
          <table:table-cell table:formula="of:=[$Sheet2.K35]" office:value-type="float" office:value="4606.94674285714" calcext:value-type="float">
            <text:p>4 607</text:p>
          </table:table-cell>
          <table:table-cell table:formula="of:=[$Sheet2.L35]" office:value-type="float" office:value="5528.33609142857" calcext:value-type="float">
            <text:p>5 528</text:p>
          </table:table-cell>
          <table:table-cell table:formula="of:=[$Sheet2.M35]" office:value-type="float" office:value="6634.00330971429" calcext:value-type="float">
            <text:p>6 634</text:p>
          </table:table-cell>
          <table:table-cell table:formula="of:=[$Sheet2.N35]" office:value-type="float" office:value="7960.80397165714" calcext:value-type="float">
            <text:p>7 961</text:p>
          </table:table-cell>
          <table:table-cell table:formula="of:=[$Sheet2.C85]" office:value-type="float" office:value="44807.6809728" calcext:value-type="float">
            <text:p>44 808</text:p>
          </table:table-cell>
        </table:table-row>
        <table:table-row table:style-name="ro1">
          <table:table-cell/>
          <table:table-cell table:formula="of:=[$Sheet2.B36]" office:value-type="string" office:string-value="Community events" calcext:value-type="string">
            <text:p>Community events</text:p>
          </table:table-cell>
          <table:table-cell table:formula="of:=[$Sheet2.C36]" office:value-type="float" office:value="0" calcext:value-type="float">
            <text:p>0</text:p>
          </table:table-cell>
          <table:table-cell table:formula="of:=[$Sheet2.D36]" office:value-type="float" office:value="0" calcext:value-type="float">
            <text:p>0</text:p>
          </table:table-cell>
          <table:table-cell table:formula="of:=[$Sheet2.E36]" office:value-type="float" office:value="0" calcext:value-type="float">
            <text:p>0</text:p>
          </table:table-cell>
          <table:table-cell table:formula="of:=[$Sheet2.F36]" office:value-type="float" office:value="1728" calcext:value-type="float">
            <text:p>1 728</text:p>
          </table:table-cell>
          <table:table-cell table:formula="of:=[$Sheet2.G36]" office:value-type="float" office:value="2073.6" calcext:value-type="float">
            <text:p>2 074</text:p>
          </table:table-cell>
          <table:table-cell table:formula="of:=[$Sheet2.H36]" office:value-type="float" office:value="2488.32" calcext:value-type="float">
            <text:p>2 488</text:p>
          </table:table-cell>
          <table:table-cell table:formula="of:=[$Sheet2.I36]" office:value-type="float" office:value="2985.984" calcext:value-type="float">
            <text:p>2 986</text:p>
          </table:table-cell>
          <table:table-cell table:formula="of:=[$Sheet2.J36]" office:value-type="float" office:value="3583.1808" calcext:value-type="float">
            <text:p>3 583</text:p>
          </table:table-cell>
          <table:table-cell table:formula="of:=[$Sheet2.K36]" office:value-type="float" office:value="4299.81696" calcext:value-type="float">
            <text:p>4 300</text:p>
          </table:table-cell>
          <table:table-cell table:formula="of:=[$Sheet2.L36]" office:value-type="float" office:value="5159.780352" calcext:value-type="float">
            <text:p>5 160</text:p>
          </table:table-cell>
          <table:table-cell table:formula="of:=[$Sheet2.M36]" office:value-type="float" office:value="6191.7364224" calcext:value-type="float">
            <text:p>6 192</text:p>
          </table:table-cell>
          <table:table-cell table:formula="of:=[$Sheet2.N36]" office:value-type="float" office:value="7430.08370688" calcext:value-type="float">
            <text:p>7 430</text:p>
          </table:table-cell>
          <table:table-cell table:formula="of:=[$Sheet2.C86]" office:value-type="float" office:value="35940.50224128" calcext:value-type="float">
            <text:p>35 941</text:p>
          </table:table-cell>
        </table:table-row>
        <table:table-row table:style-name="ro1">
          <table:table-cell/>
          <table:table-cell table:formula="of:=[$Sheet2.B37]" office:value-type="string" office:string-value="New Marketing Users" calcext:value-type="string">
            <text:p>New Marketing Users</text:p>
          </table:table-cell>
          <table:table-cell table:formula="of:=[$Sheet2.C37]" office:value-type="float" office:value="135" calcext:value-type="float">
            <text:p>135</text:p>
          </table:table-cell>
          <table:table-cell table:formula="of:=[$Sheet2.D37]" office:value-type="float" office:value="146.25" calcext:value-type="float">
            <text:p>146</text:p>
          </table:table-cell>
          <table:table-cell table:formula="of:=[$Sheet2.E37]" office:value-type="float" office:value="189" calcext:value-type="float">
            <text:p>189</text:p>
          </table:table-cell>
          <table:table-cell table:formula="of:=[$Sheet2.F37]" office:value-type="float" office:value="248.4" calcext:value-type="float">
            <text:p>248</text:p>
          </table:table-cell>
          <table:table-cell table:formula="of:=[$Sheet2.G37]" office:value-type="float" office:value="298.08" calcext:value-type="float">
            <text:p>298</text:p>
          </table:table-cell>
          <table:table-cell table:formula="of:=[$Sheet2.H37]" office:value-type="float" office:value="357.696" calcext:value-type="float">
            <text:p>358</text:p>
          </table:table-cell>
          <table:table-cell table:formula="of:=[$Sheet2.I37]" office:value-type="float" office:value="429.2352" calcext:value-type="float">
            <text:p>429</text:p>
          </table:table-cell>
          <table:table-cell table:formula="of:=[$Sheet2.J37]" office:value-type="float" office:value="515.08224" calcext:value-type="float">
            <text:p>515</text:p>
          </table:table-cell>
          <table:table-cell table:formula="of:=[$Sheet2.K37]" office:value-type="float" office:value="618.098688" calcext:value-type="float">
            <text:p>618</text:p>
          </table:table-cell>
          <table:table-cell table:formula="of:=[$Sheet2.L37]" office:value-type="float" office:value="741.7184256" calcext:value-type="float">
            <text:p>742</text:p>
          </table:table-cell>
          <table:table-cell table:formula="of:=[$Sheet2.M37]" office:value-type="float" office:value="890.06211072" calcext:value-type="float">
            <text:p>890</text:p>
          </table:table-cell>
          <table:table-cell table:formula="of:=[$Sheet2.N37]" office:value-type="float" office:value="1068.074532864" calcext:value-type="float">
            <text:p>1 068</text:p>
          </table:table-cell>
          <table:table-cell table:formula="of:=[$Sheet2.C87]" office:value-type="float" office:value="5636.697197184" calcext:value-type="float">
            <text:p>5 637</text:p>
          </table:table-cell>
        </table:table-row>
        <table:table-row table:style-name="ro1">
          <table:table-cell/>
          <table:table-cell table:formula="of:=[$Sheet2.B38]" office:value-type="string" office:string-value="New Organic Users" calcext:value-type="string">
            <text:p>New Organic Users</text:p>
          </table:table-cell>
          <table:table-cell table:formula="of:=[$Sheet2.C38]" office:value-type="float" office:value="0" calcext:value-type="float">
            <text:p>0</text:p>
          </table:table-cell>
          <table:table-cell table:formula="of:=[$Sheet2.D38]" office:value-type="float" office:value="5.6075" calcext:value-type="float">
            <text:p>6</text:p>
          </table:table-cell>
          <table:table-cell table:formula="of:=[$Sheet2.E38]" office:value-type="float" office:value="6" calcext:value-type="float">
            <text:p>6</text:p>
          </table:table-cell>
          <table:table-cell table:formula="of:=[$Sheet2.F38]" office:value-type="float" office:value="7" calcext:value-type="float">
            <text:p>7</text:p>
          </table:table-cell>
          <table:table-cell table:formula="of:=[$Sheet2.G38]" office:value-type="float" office:value="8" calcext:value-type="float">
            <text:p>8</text:p>
          </table:table-cell>
          <table:table-cell table:formula="of:=[$Sheet2.H38]" office:value-type="float" office:value="9" calcext:value-type="float">
            <text:p>9</text:p>
          </table:table-cell>
          <table:table-cell table:formula="of:=[$Sheet2.I38]" office:value-type="float" office:value="11" calcext:value-type="float">
            <text:p>11</text:p>
          </table:table-cell>
          <table:table-cell table:formula="of:=[$Sheet2.J38]" office:value-type="float" office:value="13" calcext:value-type="float">
            <text:p>13</text:p>
          </table:table-cell>
          <table:table-cell table:formula="of:=[$Sheet2.K38]" office:value-type="float" office:value="16" calcext:value-type="float">
            <text:p>16</text:p>
          </table:table-cell>
          <table:table-cell table:formula="of:=[$Sheet2.L38]" office:value-type="float" office:value="18" calcext:value-type="float">
            <text:p>18</text:p>
          </table:table-cell>
          <table:table-cell table:formula="of:=[$Sheet2.M38]" office:value-type="float" office:value="22" calcext:value-type="float">
            <text:p>22</text:p>
          </table:table-cell>
          <table:table-cell table:formula="of:=[$Sheet2.N38]" office:value-type="float" office:value="26" calcext:value-type="float">
            <text:p>26</text:p>
          </table:table-cell>
          <table:table-cell table:formula="of:=[$Sheet2.C88]" office:value-type="float" office:value="141.6075" calcext:value-type="float">
            <text:p>142</text:p>
          </table:table-cell>
        </table:table-row>
        <table:table-row table:style-name="ro1">
          <table:table-cell/>
          <table:table-cell table:formula="of:=[$Sheet2.B39]" office:value-type="string" office:string-value="New Users" calcext:value-type="string">
            <text:p>New Users</text:p>
          </table:table-cell>
          <table:table-cell table:formula="of:=[$Sheet2.C39]" office:value-type="float" office:value="135" calcext:value-type="float">
            <text:p>135</text:p>
          </table:table-cell>
          <table:table-cell table:formula="of:=[$Sheet2.D39]" office:value-type="float" office:value="151.8575" calcext:value-type="float">
            <text:p>152</text:p>
          </table:table-cell>
          <table:table-cell table:formula="of:=[$Sheet2.E39]" office:value-type="float" office:value="195" calcext:value-type="float">
            <text:p>195</text:p>
          </table:table-cell>
          <table:table-cell table:formula="of:=[$Sheet2.F39]" office:value-type="float" office:value="255.4" calcext:value-type="float">
            <text:p>255</text:p>
          </table:table-cell>
          <table:table-cell table:formula="of:=[$Sheet2.G39]" office:value-type="float" office:value="306.08" calcext:value-type="float">
            <text:p>306</text:p>
          </table:table-cell>
          <table:table-cell table:formula="of:=[$Sheet2.H39]" office:value-type="float" office:value="366.696" calcext:value-type="float">
            <text:p>367</text:p>
          </table:table-cell>
          <table:table-cell table:formula="of:=[$Sheet2.I39]" office:value-type="float" office:value="440.2352" calcext:value-type="float">
            <text:p>440</text:p>
          </table:table-cell>
          <table:table-cell table:formula="of:=[$Sheet2.J39]" office:value-type="float" office:value="528.08224" calcext:value-type="float">
            <text:p>528</text:p>
          </table:table-cell>
          <table:table-cell table:formula="of:=[$Sheet2.K39]" office:value-type="float" office:value="634.098688" calcext:value-type="float">
            <text:p>634</text:p>
          </table:table-cell>
          <table:table-cell table:formula="of:=[$Sheet2.L39]" office:value-type="float" office:value="759.7184256" calcext:value-type="float">
            <text:p>760</text:p>
          </table:table-cell>
          <table:table-cell table:formula="of:=[$Sheet2.M39]" office:value-type="float" office:value="912.06211072" calcext:value-type="float">
            <text:p>912</text:p>
          </table:table-cell>
          <table:table-cell table:formula="of:=[$Sheet2.N39]" office:value-type="float" office:value="1094.074532864" calcext:value-type="float">
            <text:p>1 094</text:p>
          </table:table-cell>
          <table:table-cell table:formula="of:=[$Sheet2.C89]" office:value-type="float" office:value="5778.304697184" calcext:value-type="float">
            <text:p>5 778</text:p>
          </table:table-cell>
        </table:table-row>
        <table:table-row table:style-name="ro1">
          <table:table-cell/>
          <table:table-cell table:formula="of:=[$Sheet2.B40]" office:value-type="string" office:string-value="Final Users Count" calcext:value-type="string">
            <text:p>Final Users Count</text:p>
          </table:table-cell>
          <table:table-cell table:formula="of:=[$Sheet2.C40]" office:value-type="float" office:value="635" calcext:value-type="float">
            <text:p>635</text:p>
          </table:table-cell>
          <table:table-cell table:formula="of:=[$Sheet2.D40]" office:value-type="float" office:value="712.6075" calcext:value-type="float">
            <text:p>713</text:p>
          </table:table-cell>
          <table:table-cell table:formula="of:=[$Sheet2.E40]" office:value-type="float" office:value="827.17" calcext:value-type="float">
            <text:p>827</text:p>
          </table:table-cell>
          <table:table-cell table:formula="of:=[$Sheet2.F40]" office:value-type="float" office:value="978.62" calcext:value-type="float">
            <text:p>979</text:p>
          </table:table-cell>
          <table:table-cell table:formula="of:=[$Sheet2.G40]" office:value-type="float" office:value="1148.08" calcext:value-type="float">
            <text:p>1 148</text:p>
          </table:table-cell>
          <table:table-cell table:formula="of:=[$Sheet2.H40]" office:value-type="float" office:value="1350.832" calcext:value-type="float">
            <text:p>1 351</text:p>
          </table:table-cell>
          <table:table-cell table:formula="of:=[$Sheet2.I40]" office:value-type="float" office:value="1594.3344" calcext:value-type="float">
            <text:p>1 594</text:p>
          </table:table-cell>
          <table:table-cell table:formula="of:=[$Sheet2.J40]" office:value-type="float" office:value="1886.33728" calcext:value-type="float">
            <text:p>1 886</text:p>
          </table:table-cell>
          <table:table-cell table:formula="of:=[$Sheet2.K40]" office:value-type="float" office:value="2237.140736" calcext:value-type="float">
            <text:p>2 237</text:p>
          </table:table-cell>
          <table:table-cell table:formula="of:=[$Sheet2.L40]" office:value-type="float" office:value="2656.9048832" calcext:value-type="float">
            <text:p>2 657</text:p>
          </table:table-cell>
          <table:table-cell table:formula="of:=[$Sheet2.M40]" office:value-type="float" office:value="3161.02185984" calcext:value-type="float">
            <text:p>3 161</text:p>
          </table:table-cell>
          <table:table-cell table:formula="of:=[$Sheet2.N40]" office:value-type="float" office:value="3765.562231808" calcext:value-type="float">
            <text:p>3 766</text:p>
          </table:table-cell>
          <table:table-cell table:formula="of:=[$Sheet2.C90]" office:value-type="float" office:value="3765.562231808" calcext:value-type="float">
            <text:p>3 766</text:p>
          </table:table-cell>
        </table:table-row>
        <table:table-row table:style-name="ro1">
          <table:table-cell/>
          <table:table-cell table:formula="of:=[$Sheet2.B41]" office:value-type="string" office:string-value="Long-Term Users" calcext:value-type="string">
            <text:p>Long-Term Users</text:p>
          </table:table-cell>
          <table:table-cell table:formula="of:=[$Sheet2.C41]" office:value-type="float" office:value="560.75" calcext:value-type="float">
            <text:p>561</text:p>
          </table:table-cell>
          <table:table-cell table:formula="of:=[$Sheet2.D41]" office:value-type="float" office:value="632.17" calcext:value-type="float">
            <text:p>632</text:p>
          </table:table-cell>
          <table:table-cell table:formula="of:=[$Sheet2.E41]" office:value-type="float" office:value="723.22" calcext:value-type="float">
            <text:p>723</text:p>
          </table:table-cell>
          <table:table-cell table:formula="of:=[$Sheet2.F41]" office:value-type="float" office:value="842" calcext:value-type="float">
            <text:p>842</text:p>
          </table:table-cell>
          <table:table-cell table:formula="of:=[$Sheet2.G41]" office:value-type="float" office:value="984.136" calcext:value-type="float">
            <text:p>984</text:p>
          </table:table-cell>
          <table:table-cell table:formula="of:=[$Sheet2.H41]" office:value-type="float" office:value="1154.0992" calcext:value-type="float">
            <text:p>1 154</text:p>
          </table:table-cell>
          <table:table-cell table:formula="of:=[$Sheet2.I41]" office:value-type="float" office:value="1358.25504" calcext:value-type="float">
            <text:p>1 358</text:p>
          </table:table-cell>
          <table:table-cell table:formula="of:=[$Sheet2.J41]" office:value-type="float" office:value="1603.042048" calcext:value-type="float">
            <text:p>1 603</text:p>
          </table:table-cell>
          <table:table-cell table:formula="of:=[$Sheet2.K41]" office:value-type="float" office:value="1897.1864576" calcext:value-type="float">
            <text:p>1 897</text:p>
          </table:table-cell>
          <table:table-cell table:formula="of:=[$Sheet2.L41]" office:value-type="float" office:value="2248.95974912" calcext:value-type="float">
            <text:p>2 249</text:p>
          </table:table-cell>
          <table:table-cell table:formula="of:=[$Sheet2.M41]" office:value-type="float" office:value="2671.487698944" calcext:value-type="float">
            <text:p>2 671</text:p>
          </table:table-cell>
          <table:table-cell table:formula="of:=[$Sheet2.N41]" office:value-type="float" office:value="3178.1212387328" calcext:value-type="float">
            <text:p>3 178</text:p>
          </table:table-cell>
          <table:table-cell table:formula="of:=[$Sheet2.C91]" office:value-type="float" office:value="3178.1212387328" calcext:value-type="float">
            <text:p>3 178</text:p>
          </table:table-cell>
        </table:table-row>
        <table:table-row table:style-name="ro1">
          <table:table-cell table:number-columns-repeated="2"/>
          <table:table-cell table:style-name="Default" table:number-columns-repeated="13"/>
        </table:table-row>
        <table:table-row table:style-name="ro1">
          <table:table-cell/>
          <table:table-cell table:formula="of:=[$Sheet2.B43]" office:value-type="string" office:string-value="Paying Users" calcext:value-type="string">
            <text:p>Paying Users</text:p>
          </table:table-cell>
          <table:table-cell table:style-name="Default" table:formula="of:=[$Sheet2.C43]" office:value-type="float" office:value="31" calcext:value-type="float">
            <text:p>31</text:p>
          </table:table-cell>
          <table:table-cell table:style-name="Default" table:formula="of:=[$Sheet2.D43]" office:value-type="float" office:value="71" calcext:value-type="float">
            <text:p>71</text:p>
          </table:table-cell>
          <table:table-cell table:style-name="Default" table:formula="of:=[$Sheet2.E43]" office:value-type="float" office:value="165" calcext:value-type="float">
            <text:p>165</text:p>
          </table:table-cell>
          <table:table-cell table:style-name="Default" table:formula="of:=[$Sheet2.F43]" office:value-type="float" office:value="195" calcext:value-type="float">
            <text:p>195</text:p>
          </table:table-cell>
          <table:table-cell table:style-name="Default" table:formula="of:=[$Sheet2.G43]" office:value-type="float" office:value="229" calcext:value-type="float">
            <text:p>229</text:p>
          </table:table-cell>
          <table:table-cell table:style-name="Default" table:formula="of:=[$Sheet2.H43]" office:value-type="float" office:value="540" calcext:value-type="float">
            <text:p>540</text:p>
          </table:table-cell>
          <table:table-cell table:style-name="Default" table:formula="of:=[$Sheet2.I43]" office:value-type="float" office:value="637" calcext:value-type="float">
            <text:p>637</text:p>
          </table:table-cell>
          <table:table-cell table:style-name="Default" table:formula="of:=[$Sheet2.J43]" office:value-type="float" office:value="754" calcext:value-type="float">
            <text:p>754</text:p>
          </table:table-cell>
          <table:table-cell table:style-name="Default" table:formula="of:=[$Sheet2.K43]" office:value-type="float" office:value="894" calcext:value-type="float">
            <text:p>894</text:p>
          </table:table-cell>
          <table:table-cell table:style-name="Default" table:formula="of:=[$Sheet2.L43]" office:value-type="float" office:value="1328" calcext:value-type="float">
            <text:p>1328</text:p>
          </table:table-cell>
          <table:table-cell table:style-name="Default" table:formula="of:=[$Sheet2.M43]" office:value-type="float" office:value="1580" calcext:value-type="float">
            <text:p>1580</text:p>
          </table:table-cell>
          <table:table-cell table:style-name="Default" table:formula="of:=[$Sheet2.N43]" office:value-type="float" office:value="1882" calcext:value-type="float">
            <text:p>1882</text:p>
          </table:table-cell>
          <table:table-cell table:formula="of:=[$Sheet2.C93]" office:value-type="float" office:value="1882" calcext:value-type="float">
            <text:p>1 882</text:p>
          </table:table-cell>
        </table:table-row>
        <table:table-row table:style-name="ro1">
          <table:table-cell/>
          <table:table-cell table:formula="of:=[$Sheet2.B44]" office:value-type="string" office:string-value="of which Students" calcext:value-type="string">
            <text:p>of which Students</text:p>
          </table:table-cell>
          <table:table-cell table:style-name="Default" table:formula="of:=[$Sheet2.C44]" office:value-type="float" office:value="9" calcext:value-type="float">
            <text:p>9</text:p>
          </table:table-cell>
          <table:table-cell table:style-name="Default" table:formula="of:=[$Sheet2.D44]" office:value-type="float" office:value="21" calcext:value-type="float">
            <text:p>21</text:p>
          </table:table-cell>
          <table:table-cell table:style-name="Default" table:formula="of:=[$Sheet2.E44]" office:value-type="float" office:value="49" calcext:value-type="float">
            <text:p>49</text:p>
          </table:table-cell>
          <table:table-cell table:style-name="Default" table:formula="of:=[$Sheet2.F44]" office:value-type="float" office:value="58" calcext:value-type="float">
            <text:p>58</text:p>
          </table:table-cell>
          <table:table-cell table:style-name="Default" table:formula="of:=[$Sheet2.G44]" office:value-type="float" office:value="68" calcext:value-type="float">
            <text:p>68</text:p>
          </table:table-cell>
          <table:table-cell table:style-name="Default" table:formula="of:=[$Sheet2.H44]" office:value-type="float" office:value="162" calcext:value-type="float">
            <text:p>162</text:p>
          </table:table-cell>
          <table:table-cell table:style-name="Default" table:formula="of:=[$Sheet2.I44]" office:value-type="float" office:value="191" calcext:value-type="float">
            <text:p>191</text:p>
          </table:table-cell>
          <table:table-cell table:style-name="Default" table:formula="of:=[$Sheet2.J44]" office:value-type="float" office:value="226" calcext:value-type="float">
            <text:p>226</text:p>
          </table:table-cell>
          <table:table-cell table:style-name="Default" table:formula="of:=[$Sheet2.K44]" office:value-type="float" office:value="268" calcext:value-type="float">
            <text:p>268</text:p>
          </table:table-cell>
          <table:table-cell table:style-name="Default" table:formula="of:=[$Sheet2.L44]" office:value-type="float" office:value="398" calcext:value-type="float">
            <text:p>398</text:p>
          </table:table-cell>
          <table:table-cell table:style-name="Default" table:formula="of:=[$Sheet2.M44]" office:value-type="float" office:value="474" calcext:value-type="float">
            <text:p>474</text:p>
          </table:table-cell>
          <table:table-cell table:style-name="Default" table:formula="of:=[$Sheet2.N44]" office:value-type="float" office:value="564" calcext:value-type="float">
            <text:p>564</text:p>
          </table:table-cell>
          <table:table-cell table:formula="of:=[$Sheet2.C94]" office:value-type="float" office:value="564" calcext:value-type="float">
            <text:p>564</text:p>
          </table:table-cell>
        </table:table-row>
        <table:table-row table:style-name="ro1">
          <table:table-cell/>
          <table:table-cell table:formula="of:=[$Sheet2.B45]" office:value-type="string" office:string-value="of which Premium" calcext:value-type="string">
            <text:p>of which Premium</text:p>
          </table:table-cell>
          <table:table-cell table:style-name="Default" table:formula="of:=[$Sheet2.C45]" office:value-type="float" office:value="22" calcext:value-type="float">
            <text:p>22</text:p>
          </table:table-cell>
          <table:table-cell table:style-name="Default" table:formula="of:=[$Sheet2.D45]" office:value-type="float" office:value="50" calcext:value-type="float">
            <text:p>50</text:p>
          </table:table-cell>
          <table:table-cell table:style-name="Default" table:formula="of:=[$Sheet2.E45]" office:value-type="float" office:value="116" calcext:value-type="float">
            <text:p>116</text:p>
          </table:table-cell>
          <table:table-cell table:style-name="Default" table:formula="of:=[$Sheet2.F45]" office:value-type="float" office:value="137" calcext:value-type="float">
            <text:p>137</text:p>
          </table:table-cell>
          <table:table-cell table:style-name="Default" table:formula="of:=[$Sheet2.G45]" office:value-type="float" office:value="161" calcext:value-type="float">
            <text:p>161</text:p>
          </table:table-cell>
          <table:table-cell table:style-name="Default" table:formula="of:=[$Sheet2.H45]" office:value-type="float" office:value="378" calcext:value-type="float">
            <text:p>378</text:p>
          </table:table-cell>
          <table:table-cell table:style-name="Default" table:formula="of:=[$Sheet2.I45]" office:value-type="float" office:value="446" calcext:value-type="float">
            <text:p>446</text:p>
          </table:table-cell>
          <table:table-cell table:style-name="Default" table:formula="of:=[$Sheet2.J45]" office:value-type="float" office:value="528" calcext:value-type="float">
            <text:p>528</text:p>
          </table:table-cell>
          <table:table-cell table:style-name="Default" table:formula="of:=[$Sheet2.K45]" office:value-type="float" office:value="626" calcext:value-type="float">
            <text:p>626</text:p>
          </table:table-cell>
          <table:table-cell table:style-name="Default" table:formula="of:=[$Sheet2.L45]" office:value-type="float" office:value="930" calcext:value-type="float">
            <text:p>930</text:p>
          </table:table-cell>
          <table:table-cell table:style-name="Default" table:formula="of:=[$Sheet2.M45]" office:value-type="float" office:value="1106" calcext:value-type="float">
            <text:p>1106</text:p>
          </table:table-cell>
          <table:table-cell table:style-name="Default" table:formula="of:=[$Sheet2.N45]" office:value-type="float" office:value="1318" calcext:value-type="float">
            <text:p>1318</text:p>
          </table:table-cell>
          <table:table-cell table:style-name="Default" table:formula="of:=[$Sheet2.C95]" office:value-type="float" office:value="1318" calcext:value-type="float">
            <text:p>1318</text:p>
          </table:table-cell>
        </table:table-row>
        <table:table-row table:style-name="ro1">
          <table:table-cell/>
          <table:table-cell table:formula="of:=[$Sheet2.B46]" office:value-type="string" office:string-value="Students Revenue" calcext:value-type="string">
            <text:p>Students Revenue</text:p>
          </table:table-cell>
          <table:table-cell table:style-name="ce3" table:formula="of:=[$Sheet2.C46]" office:value-type="float" office:value="108" calcext:value-type="float">
            <text:p>108,00</text:p>
          </table:table-cell>
          <table:table-cell table:style-name="ce3" table:formula="of:=[$Sheet2.D46]" office:value-type="float" office:value="252" calcext:value-type="float">
            <text:p>252,00</text:p>
          </table:table-cell>
          <table:table-cell table:style-name="ce3" table:formula="of:=[$Sheet2.E46]" office:value-type="float" office:value="588" calcext:value-type="float">
            <text:p>588,00</text:p>
          </table:table-cell>
          <table:table-cell table:style-name="ce3" table:formula="of:=[$Sheet2.F46]" office:value-type="float" office:value="696" calcext:value-type="float">
            <text:p>696,00</text:p>
          </table:table-cell>
          <table:table-cell table:style-name="ce3" table:formula="of:=[$Sheet2.G46]" office:value-type="float" office:value="816" calcext:value-type="float">
            <text:p>816,00</text:p>
          </table:table-cell>
          <table:table-cell table:style-name="ce3" table:formula="of:=[$Sheet2.H46]" office:value-type="float" office:value="1944" calcext:value-type="float">
            <text:p>1 944,00</text:p>
          </table:table-cell>
          <table:table-cell table:style-name="ce3" table:formula="of:=[$Sheet2.I46]" office:value-type="float" office:value="2292" calcext:value-type="float">
            <text:p>2 292,00</text:p>
          </table:table-cell>
          <table:table-cell table:style-name="ce3" table:formula="of:=[$Sheet2.J46]" office:value-type="float" office:value="2712" calcext:value-type="float">
            <text:p>2 712,00</text:p>
          </table:table-cell>
          <table:table-cell table:style-name="ce3" table:formula="of:=[$Sheet2.K46]" office:value-type="float" office:value="3216" calcext:value-type="float">
            <text:p>3 216,00</text:p>
          </table:table-cell>
          <table:table-cell table:style-name="ce3" table:formula="of:=[$Sheet2.L46]" office:value-type="float" office:value="4776" calcext:value-type="float">
            <text:p>4 776,00</text:p>
          </table:table-cell>
          <table:table-cell table:style-name="ce3" table:formula="of:=[$Sheet2.M46]" office:value-type="float" office:value="5688" calcext:value-type="float">
            <text:p>5 688,00</text:p>
          </table:table-cell>
          <table:table-cell table:style-name="ce3" table:formula="of:=[$Sheet2.N46]" office:value-type="float" office:value="6768" calcext:value-type="float">
            <text:p>6 768,00</text:p>
          </table:table-cell>
          <table:table-cell table:style-name="ce3" table:formula="of:=[$Sheet2.C96]" office:value-type="float" office:value="29856" calcext:value-type="float">
            <text:p>29 856,00</text:p>
          </table:table-cell>
        </table:table-row>
        <table:table-row table:style-name="ro1">
          <table:table-cell/>
          <table:table-cell table:formula="of:=[$Sheet2.B47]" office:value-type="string" office:string-value="Premium Revenue" calcext:value-type="string">
            <text:p>Premium Revenue</text:p>
          </table:table-cell>
          <table:table-cell table:style-name="ce3" table:formula="of:=[$Sheet2.C47]" office:value-type="float" office:value="550" calcext:value-type="float">
            <text:p>550,00</text:p>
          </table:table-cell>
          <table:table-cell table:style-name="ce3" table:formula="of:=[$Sheet2.D47]" office:value-type="float" office:value="1250" calcext:value-type="float">
            <text:p>1 250,00</text:p>
          </table:table-cell>
          <table:table-cell table:style-name="ce3" table:formula="of:=[$Sheet2.E47]" office:value-type="float" office:value="2900" calcext:value-type="float">
            <text:p>2 900,00</text:p>
          </table:table-cell>
          <table:table-cell table:style-name="ce3" table:formula="of:=[$Sheet2.F47]" office:value-type="float" office:value="3425" calcext:value-type="float">
            <text:p>3 425,00</text:p>
          </table:table-cell>
          <table:table-cell table:style-name="ce3" table:formula="of:=[$Sheet2.G47]" office:value-type="float" office:value="4025" calcext:value-type="float">
            <text:p>4 025,00</text:p>
          </table:table-cell>
          <table:table-cell table:style-name="ce3" table:formula="of:=[$Sheet2.H47]" office:value-type="float" office:value="9450" calcext:value-type="float">
            <text:p>9 450,00</text:p>
          </table:table-cell>
          <table:table-cell table:style-name="ce3" table:formula="of:=[$Sheet2.I47]" office:value-type="float" office:value="11150" calcext:value-type="float">
            <text:p>11 150,00</text:p>
          </table:table-cell>
          <table:table-cell table:style-name="ce3" table:formula="of:=[$Sheet2.J47]" office:value-type="float" office:value="13200" calcext:value-type="float">
            <text:p>13 200,00</text:p>
          </table:table-cell>
          <table:table-cell table:style-name="ce3" table:formula="of:=[$Sheet2.K47]" office:value-type="float" office:value="15650" calcext:value-type="float">
            <text:p>15 650,00</text:p>
          </table:table-cell>
          <table:table-cell table:style-name="ce3" table:formula="of:=[$Sheet2.L47]" office:value-type="float" office:value="23250" calcext:value-type="float">
            <text:p>23 250,00</text:p>
          </table:table-cell>
          <table:table-cell table:style-name="ce3" table:formula="of:=[$Sheet2.M47]" office:value-type="float" office:value="27650" calcext:value-type="float">
            <text:p>27 650,00</text:p>
          </table:table-cell>
          <table:table-cell table:style-name="ce3" table:formula="of:=[$Sheet2.N47]" office:value-type="float" office:value="32950" calcext:value-type="float">
            <text:p>32 950,00</text:p>
          </table:table-cell>
          <table:table-cell table:style-name="ce3" table:formula="of:=[$Sheet2.C97]" office:value-type="float" office:value="145450" calcext:value-type="float">
            <text:p>145 450,00</text:p>
          </table:table-cell>
        </table:table-row>
        <table:table-row table:style-name="ro1">
          <table:table-cell/>
          <table:table-cell table:formula="of:=[$Sheet2.B48]" office:value-type="string" office:string-value="Tokens Sale" calcext:value-type="string">
            <text:p>Tokens Sale</text:p>
          </table:table-cell>
          <table:table-cell table:style-name="ce3" table:formula="of:=[$Sheet2.C48]" office:value-type="float" office:value="76.2" calcext:value-type="float">
            <text:p>76,20</text:p>
          </table:table-cell>
          <table:table-cell table:style-name="ce3" table:formula="of:=[$Sheet2.D48]" office:value-type="float" office:value="85.5129" calcext:value-type="float">
            <text:p>85,51</text:p>
          </table:table-cell>
          <table:table-cell table:style-name="ce3" table:formula="of:=[$Sheet2.E48]" office:value-type="float" office:value="198.5208" calcext:value-type="float">
            <text:p>198,52</text:p>
          </table:table-cell>
          <table:table-cell table:style-name="ce3" table:formula="of:=[$Sheet2.F48]" office:value-type="float" office:value="234.8688" calcext:value-type="float">
            <text:p>234,87</text:p>
          </table:table-cell>
          <table:table-cell table:style-name="ce3" table:formula="of:=[$Sheet2.G48]" office:value-type="float" office:value="275.5392" calcext:value-type="float">
            <text:p>275,54</text:p>
          </table:table-cell>
          <table:table-cell table:style-name="ce3" table:formula="of:=[$Sheet2.H48]" office:value-type="float" office:value="324.19968" calcext:value-type="float">
            <text:p>324,20</text:p>
          </table:table-cell>
          <table:table-cell table:style-name="ce3" table:formula="of:=[$Sheet2.I48]" office:value-type="float" office:value="382.640256" calcext:value-type="float">
            <text:p>382,64</text:p>
          </table:table-cell>
          <table:table-cell table:style-name="ce3" table:formula="of:=[$Sheet2.J48]" office:value-type="float" office:value="452.7209472" calcext:value-type="float">
            <text:p>452,72</text:p>
          </table:table-cell>
          <table:table-cell table:style-name="ce3" table:formula="of:=[$Sheet2.K48]" office:value-type="float" office:value="536.91377664" calcext:value-type="float">
            <text:p>536,91</text:p>
          </table:table-cell>
          <table:table-cell table:style-name="ce3" table:formula="of:=[$Sheet2.L48]" office:value-type="float" office:value="637.657171968" calcext:value-type="float">
            <text:p>637,66</text:p>
          </table:table-cell>
          <table:table-cell table:style-name="ce3" table:formula="of:=[$Sheet2.M48]" office:value-type="float" office:value="758.6452463616" calcext:value-type="float">
            <text:p>758,65</text:p>
          </table:table-cell>
          <table:table-cell table:style-name="ce3" table:formula="of:=[$Sheet2.N48]" office:value-type="float" office:value="903.73493563392" calcext:value-type="float">
            <text:p>903,73</text:p>
          </table:table-cell>
          <table:table-cell table:style-name="ce3" table:formula="of:=[$Sheet2.C98]" office:value-type="float" office:value="4867.15371380352" calcext:value-type="float">
            <text:p>4 867,15</text:p>
          </table:table-cell>
        </table:table-row>
        <table:table-row table:style-name="ro1">
          <table:table-cell/>
          <table:table-cell table:formula="of:=[$Sheet2.B49]" office:value-type="string" office:string-value="Total Revenue" calcext:value-type="string">
            <text:p>Total Revenue</text:p>
          </table:table-cell>
          <table:table-cell table:style-name="ce3" table:formula="of:=[$Sheet2.C49]" office:value-type="float" office:value="734.2" calcext:value-type="float">
            <text:p>734,20</text:p>
          </table:table-cell>
          <table:table-cell table:style-name="ce3" table:formula="of:=[$Sheet2.D49]" office:value-type="float" office:value="1587.5129" calcext:value-type="float">
            <text:p>1 587,51</text:p>
          </table:table-cell>
          <table:table-cell table:style-name="ce3" table:formula="of:=[$Sheet2.E49]" office:value-type="float" office:value="3686.5208" calcext:value-type="float">
            <text:p>3 686,52</text:p>
          </table:table-cell>
          <table:table-cell table:style-name="ce3" table:formula="of:=[$Sheet2.F49]" office:value-type="float" office:value="4355.8688" calcext:value-type="float">
            <text:p>4 355,87</text:p>
          </table:table-cell>
          <table:table-cell table:style-name="ce3" table:formula="of:=[$Sheet2.G49]" office:value-type="float" office:value="5116.5392" calcext:value-type="float">
            <text:p>5 116,54</text:p>
          </table:table-cell>
          <table:table-cell table:style-name="ce3" table:formula="of:=[$Sheet2.H49]" office:value-type="float" office:value="11718.19968" calcext:value-type="float">
            <text:p>11 718,20</text:p>
          </table:table-cell>
          <table:table-cell table:style-name="ce3" table:formula="of:=[$Sheet2.I49]" office:value-type="float" office:value="13824.640256" calcext:value-type="float">
            <text:p>13 824,64</text:p>
          </table:table-cell>
          <table:table-cell table:style-name="ce3" table:formula="of:=[$Sheet2.J49]" office:value-type="float" office:value="16364.7209472" calcext:value-type="float">
            <text:p>16 364,72</text:p>
          </table:table-cell>
          <table:table-cell table:style-name="ce3" table:formula="of:=[$Sheet2.K49]" office:value-type="float" office:value="19402.91377664" calcext:value-type="float">
            <text:p>19 402,91</text:p>
          </table:table-cell>
          <table:table-cell table:style-name="ce3" table:formula="of:=[$Sheet2.L49]" office:value-type="float" office:value="28663.657171968" calcext:value-type="float">
            <text:p>28 663,66</text:p>
          </table:table-cell>
          <table:table-cell table:style-name="ce3" table:formula="of:=[$Sheet2.M49]" office:value-type="float" office:value="34096.6452463616" calcext:value-type="float">
            <text:p>34 096,65</text:p>
          </table:table-cell>
          <table:table-cell table:style-name="ce3" table:formula="of:=[$Sheet2.N49]" office:value-type="float" office:value="40621.7349356339" calcext:value-type="float">
            <text:p>40 621,73</text:p>
          </table:table-cell>
          <table:table-cell table:style-name="ce3" table:formula="of:=[$Sheet2.C99]" office:value-type="float" office:value="180173.153713804" calcext:value-type="float">
            <text:p>180 173,15</text:p>
          </table:table-cell>
        </table:table-row>
        <table:table-row table:style-name="ro1" table:number-rows-repeated="4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January</text:p>
          </table:table-cell>
          <table:table-cell table:style-name="Default" office:value-type="string" calcext:value-type="string">
            <text:p>February</text:p>
          </table:table-cell>
          <table:table-cell table:style-name="Default" office:value-type="string" calcext:value-type="string">
            <text:p>March</text:p>
          </table:table-cell>
          <table:table-cell table:style-name="Default" office:value-type="string" calcext:value-type="string">
            <text:p>April</text:p>
          </table:table-cell>
          <table:table-cell table:style-name="Default" office:value-type="string" calcext:value-type="string">
            <text:p>May</text:p>
          </table:table-cell>
          <table:table-cell table:style-name="Default" office:value-type="string" calcext:value-type="string">
            <text:p>June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September</text:p>
          </table:table-cell>
          <table:table-cell table:style-name="Default" office:value-type="string" calcext:value-type="string">
            <text:p>October</text:p>
          </table:table-cell>
          <table:table-cell table:style-name="Default" office:value-type="string" calcext:value-type="string">
            <text:p>November</text:p>
          </table:table-cell>
          <table:table-cell table:style-name="Default" office:value-type="string" calcext:value-type="string">
            <text:p>December</text:p>
          </table:table-cell>
          <table:table-cell table:style-name="Default" office:value-type="string" calcext:value-type="string">
            <text:p>Total 2025</text:p>
          </table:table-cell>
        </table:table-row>
        <table:table-row table:style-name="ro1">
          <table:table-cell/>
          <table:table-cell table:style-name="Default" office:value-type="string" calcext:value-type="string">
            <text:p>Users</text:p>
          </table:table-cell>
          <table:table-cell table:formula="of:=[.C21]" office:value-type="float" office:value="635" calcext:value-type="float">
            <text:p>635</text:p>
          </table:table-cell>
          <table:table-cell table:formula="of:=[.D21]" office:value-type="float" office:value="712.6075" calcext:value-type="float">
            <text:p>713</text:p>
          </table:table-cell>
          <table:table-cell table:formula="of:=[.E21]" office:value-type="float" office:value="827.17" calcext:value-type="float">
            <text:p>827</text:p>
          </table:table-cell>
          <table:table-cell table:formula="of:=[.F21]" office:value-type="float" office:value="978.62" calcext:value-type="float">
            <text:p>979</text:p>
          </table:table-cell>
          <table:table-cell table:formula="of:=[.G21]" office:value-type="float" office:value="1148.08" calcext:value-type="float">
            <text:p>1 148</text:p>
          </table:table-cell>
          <table:table-cell table:formula="of:=[.H21]" office:value-type="float" office:value="1350.832" calcext:value-type="float">
            <text:p>1 351</text:p>
          </table:table-cell>
          <table:table-cell table:formula="of:=[.I21]" office:value-type="float" office:value="1594.3344" calcext:value-type="float">
            <text:p>1 594</text:p>
          </table:table-cell>
          <table:table-cell table:formula="of:=[.J21]" office:value-type="float" office:value="1886.33728" calcext:value-type="float">
            <text:p>1 886</text:p>
          </table:table-cell>
          <table:table-cell table:formula="of:=[.K21]" office:value-type="float" office:value="2237.140736" calcext:value-type="float">
            <text:p>2 237</text:p>
          </table:table-cell>
          <table:table-cell table:formula="of:=[.L21]" office:value-type="float" office:value="2656.9048832" calcext:value-type="float">
            <text:p>2 657</text:p>
          </table:table-cell>
          <table:table-cell table:formula="of:=[.M21]" office:value-type="float" office:value="3161.02185984" calcext:value-type="float">
            <text:p>3 161</text:p>
          </table:table-cell>
          <table:table-cell table:formula="of:=[.N21]" office:value-type="float" office:value="3765.562231808" calcext:value-type="float">
            <text:p>3 766</text:p>
          </table:table-cell>
          <table:table-cell table:formula="of:=[.O21]" office:value-type="float" office:value="3765.562231808" calcext:value-type="float">
            <text:p>3 766</text:p>
          </table:table-cell>
        </table:table-row>
        <table:table-row table:style-name="ro1">
          <table:table-cell/>
          <table:table-cell table:style-name="Default" office:value-type="string" calcext:value-type="string">
            <text:p>Fixed Costs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11" table:style-name="Default" office:value-type="float" office:value="50" calcext:value-type="float">
            <text:p>50</text:p>
          </table:table-cell>
          <table:table-cell table:style-name="Default" office:value-type="float" office:value="1050" calcext:value-type="float">
            <text:p>1050</text:p>
          </table:table-cell>
        </table:table-row>
        <table:table-row table:style-name="ro1">
          <table:table-cell/>
          <table:table-cell table:style-name="Default" office:value-type="string" calcext:value-type="string">
            <text:p>Storage required (Gb)</text:p>
          </table:table-cell>
          <table:table-cell table:style-name="ce3" table:formula="of:=[.C36]*[Sheet1.$B$8]*[Sheet1.$B$9]" office:value-type="float" office:value="62.01171875" calcext:value-type="float">
            <text:p>62,01</text:p>
          </table:table-cell>
          <table:table-cell table:style-name="ce3" table:formula="of:=[.D36]*[Sheet1.$B$8]*[Sheet1.$B$9]+[.C38]" office:value-type="float" office:value="131.602294921875" calcext:value-type="float">
            <text:p>131,60</text:p>
          </table:table-cell>
          <table:table-cell table:style-name="ce3" table:formula="of:=[.E36]*[Sheet1.$B$8]*[Sheet1.$B$9]+[.D38]" office:value-type="float" office:value="212.380615234375" calcext:value-type="float">
            <text:p>212,38</text:p>
          </table:table-cell>
          <table:table-cell table:style-name="ce3" table:formula="of:=[.F36]*[Sheet1.$B$8]*[Sheet1.$B$9]+[.E38]" office:value-type="float" office:value="307.948974609375" calcext:value-type="float">
            <text:p>307,95</text:p>
          </table:table-cell>
          <table:table-cell table:style-name="ce3" table:formula="of:=[.G36]*[Sheet1.$B$8]*[Sheet1.$B$9]+[.F38]" office:value-type="float" office:value="420.066162109375" calcext:value-type="float">
            <text:p>420,07</text:p>
          </table:table-cell>
          <table:table-cell table:style-name="ce3" table:formula="of:=[.H36]*[Sheet1.$B$8]*[Sheet1.$B$9]+[.G38]" office:value-type="float" office:value="551.983349609375" calcext:value-type="float">
            <text:p>551,98</text:p>
          </table:table-cell>
          <table:table-cell table:style-name="ce3" table:formula="of:=[.I36]*[Sheet1.$B$8]*[Sheet1.$B$9]+[.H38]" office:value-type="float" office:value="707.680068359375" calcext:value-type="float">
            <text:p>707,68</text:p>
          </table:table-cell>
          <table:table-cell table:style-name="ce3" table:formula="of:=[.J36]*[Sheet1.$B$8]*[Sheet1.$B$9]+[.I38]" office:value-type="float" office:value="891.892693359375" calcext:value-type="float">
            <text:p>891,89</text:p>
          </table:table-cell>
          <table:table-cell table:style-name="ce3" table:formula="of:=[.K36]*[Sheet1.$B$8]*[Sheet1.$B$9]+[.J38]" office:value-type="float" office:value="1110.36346835938" calcext:value-type="float">
            <text:p>1 110,36</text:p>
          </table:table-cell>
          <table:table-cell table:style-name="ce3" table:formula="of:=[.L36]*[Sheet1.$B$8]*[Sheet1.$B$9]+[.K38]" office:value-type="float" office:value="1369.82683585938" calcext:value-type="float">
            <text:p>1 369,83</text:p>
          </table:table-cell>
          <table:table-cell table:style-name="ce3" table:formula="of:=[.M36]*[Sheet1.$B$8]*[Sheet1.$B$9]+[.L38]" office:value-type="float" office:value="1678.52037685938" calcext:value-type="float">
            <text:p>1 678,52</text:p>
          </table:table-cell>
          <table:table-cell table:style-name="ce3" table:formula="of:=[.N36]*[Sheet1.$B$8]*[Sheet1.$B$9]+[.M38]" office:value-type="float" office:value="2046.25106355937" calcext:value-type="float">
            <text:p>2 046,25</text:p>
          </table:table-cell>
          <table:table-cell table:style-name="ce3" table:formula="of:=[.O36]*[Sheet1.$B$8]*[Sheet1.$B$9]+[.N38]" office:value-type="float" office:value="2413.98175025938" calcext:value-type="float">
            <text:p>2 413,98</text:p>
          </table:table-cell>
        </table:table-row>
        <table:table-row table:style-name="ro1">
          <table:table-cell/>
          <table:table-cell table:style-name="Default" office:value-type="string" calcext:value-type="string">
            <text:p>Servers </text:p>
          </table:table-cell>
          <table:table-cell table:style-name="ce1" table:number-columns-repeated="1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Dedicated 2 vCPUs 4 Gib 500Gb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style-name="Default" table:formula="of:=[.N40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office:value-type="string" calcext:value-type="string">
            <text:p>Volumes Block Storage 1000Gi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Default" table:formula="of:=[.N41]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Default" office:value-type="string" calcext:value-type="string">
            <text:p>Storage Capacity</text:p>
          </table:table-cell>
          <table:table-cell table:style-name="ce1" table:formula="of:=[.C40]*500+[.C41]*1000" office:value-type="float" office:value="1500" calcext:value-type="float">
            <text:p>1500</text:p>
          </table:table-cell>
          <table:table-cell table:style-name="ce1" table:formula="of:=[.D40]*500+[.D41]*1000" office:value-type="float" office:value="2500" calcext:value-type="float">
            <text:p>2500</text:p>
          </table:table-cell>
          <table:table-cell table:style-name="ce1" table:formula="of:=[.E40]*500+[.E41]*1000" office:value-type="float" office:value="2500" calcext:value-type="float">
            <text:p>2500</text:p>
          </table:table-cell>
          <table:table-cell table:style-name="ce1" table:formula="of:=[.F40]*500+[.F41]*1000" office:value-type="float" office:value="2500" calcext:value-type="float">
            <text:p>2500</text:p>
          </table:table-cell>
          <table:table-cell table:style-name="ce1" table:formula="of:=[.G40]*500+[.G41]*1000" office:value-type="float" office:value="4500" calcext:value-type="float">
            <text:p>4500</text:p>
          </table:table-cell>
          <table:table-cell table:style-name="ce1" table:formula="of:=[.H40]*500+[.H41]*1000" office:value-type="float" office:value="8500" calcext:value-type="float">
            <text:p>8500</text:p>
          </table:table-cell>
          <table:table-cell table:style-name="ce1" table:formula="of:=[.I40]*500+[.I41]*1000" office:value-type="float" office:value="8500" calcext:value-type="float">
            <text:p>8500</text:p>
          </table:table-cell>
          <table:table-cell table:style-name="ce1" table:formula="of:=[.J40]*500+[.J41]*1000" office:value-type="float" office:value="16500" calcext:value-type="float">
            <text:p>16500</text:p>
          </table:table-cell>
          <table:table-cell table:style-name="ce1" table:formula="of:=[.K40]*500+[.K41]*1000" office:value-type="float" office:value="16500" calcext:value-type="float">
            <text:p>16500</text:p>
          </table:table-cell>
          <table:table-cell table:style-name="ce1" table:formula="of:=[.L40]*500+[.L41]*1000" office:value-type="float" office:value="16500" calcext:value-type="float">
            <text:p>16500</text:p>
          </table:table-cell>
          <table:table-cell table:style-name="ce1" table:formula="of:=[.M40]*500+[.M41]*1000" office:value-type="float" office:value="32500" calcext:value-type="float">
            <text:p>32500</text:p>
          </table:table-cell>
          <table:table-cell table:style-name="ce1" table:formula="of:=[.N40]*500+[.N41]*1000" office:value-type="float" office:value="32500" calcext:value-type="float">
            <text:p>32500</text:p>
          </table:table-cell>
          <table:table-cell table:style-name="ce1" table:formula="of:=[.O40]*500+[.O41]*1000" office:value-type="float" office:value="32500" calcext:value-type="float">
            <text:p>32500</text:p>
          </table:table-cell>
        </table:table-row>
        <table:table-row table:style-name="ro1">
          <table:table-cell/>
          <table:table-cell table:style-name="Default" office:value-type="string" calcext:value-type="string">
            <text:p>Storage excess</text:p>
          </table:table-cell>
          <table:table-cell table:style-name="ce3" table:formula="of:=[.C42]-[.C38]" office:value-type="float" office:value="1437.98828125" calcext:value-type="float">
            <text:p>1 437,99</text:p>
          </table:table-cell>
          <table:table-cell table:style-name="ce3" table:formula="of:=[.D42]-[.D38]" office:value-type="float" office:value="2368.39770507812" calcext:value-type="float">
            <text:p>2 368,40</text:p>
          </table:table-cell>
          <table:table-cell table:style-name="ce3" table:formula="of:=[.E42]-[.E38]" office:value-type="float" office:value="2287.61938476562" calcext:value-type="float">
            <text:p>2 287,62</text:p>
          </table:table-cell>
          <table:table-cell table:style-name="ce3" table:formula="of:=[.F42]-[.F38]" office:value-type="float" office:value="2192.05102539062" calcext:value-type="float">
            <text:p>2 192,05</text:p>
          </table:table-cell>
          <table:table-cell table:style-name="ce3" table:formula="of:=[.G42]-[.G38]" office:value-type="float" office:value="4079.93383789063" calcext:value-type="float">
            <text:p>4 079,93</text:p>
          </table:table-cell>
          <table:table-cell table:style-name="ce3" table:formula="of:=[.H42]-[.H38]" office:value-type="float" office:value="7948.01665039063" calcext:value-type="float">
            <text:p>7 948,02</text:p>
          </table:table-cell>
          <table:table-cell table:style-name="ce3" table:formula="of:=[.I42]-[.I38]" office:value-type="float" office:value="7792.31993164063" calcext:value-type="float">
            <text:p>7 792,32</text:p>
          </table:table-cell>
          <table:table-cell table:style-name="ce3" table:formula="of:=[.J42]-[.J38]" office:value-type="float" office:value="15608.1073066406" calcext:value-type="float">
            <text:p>15 608,11</text:p>
          </table:table-cell>
          <table:table-cell table:style-name="ce3" table:formula="of:=[.K42]-[.K38]" office:value-type="float" office:value="15389.6365316406" calcext:value-type="float">
            <text:p>15 389,64</text:p>
          </table:table-cell>
          <table:table-cell table:style-name="ce3" table:formula="of:=[.L42]-[.L38]" office:value-type="float" office:value="15130.1731641406" calcext:value-type="float">
            <text:p>15 130,17</text:p>
          </table:table-cell>
          <table:table-cell table:style-name="ce3" table:formula="of:=[.M42]-[.M38]" office:value-type="float" office:value="30821.4796231406" calcext:value-type="float">
            <text:p>30 821,48</text:p>
          </table:table-cell>
          <table:table-cell table:style-name="ce3" table:formula="of:=[.N42]-[.N38]" office:value-type="float" office:value="30453.7489364406" calcext:value-type="float">
            <text:p>30 453,75</text:p>
          </table:table-cell>
          <table:table-cell table:style-name="ce3" table:formula="of:=[.O42]-[.O38]" office:value-type="float" office:value="30086.0182497406" calcext:value-type="float">
            <text:p>30 086,02</text:p>
          </table:table-cell>
        </table:table-row>
        <table:table-row table:style-name="ro1">
          <table:table-cell/>
          <table:table-cell table:style-name="Default" office:value-type="string" calcext:value-type="string">
            <text:p>Server Cost</text:p>
          </table:table-cell>
          <table:table-cell table:style-name="ce3" table:formula="of:=[.C40]*78" office:value-type="float" office:value="78" calcext:value-type="float">
            <text:p>78,00</text:p>
          </table:table-cell>
          <table:table-cell table:style-name="ce3" table:formula="of:=[.D40]*78" office:value-type="float" office:value="78" calcext:value-type="float">
            <text:p>78,00</text:p>
          </table:table-cell>
          <table:table-cell table:style-name="ce3" table:formula="of:=[.E40]*78" office:value-type="float" office:value="78" calcext:value-type="float">
            <text:p>78,00</text:p>
          </table:table-cell>
          <table:table-cell table:style-name="ce3" table:formula="of:=[.F40]*78" office:value-type="float" office:value="78" calcext:value-type="float">
            <text:p>78,00</text:p>
          </table:table-cell>
          <table:table-cell table:style-name="ce3" table:formula="of:=[.G40]*78" office:value-type="float" office:value="78" calcext:value-type="float">
            <text:p>78,00</text:p>
          </table:table-cell>
          <table:table-cell table:style-name="ce3" table:formula="of:=[.H40]*78" office:value-type="float" office:value="78" calcext:value-type="float">
            <text:p>78,00</text:p>
          </table:table-cell>
          <table:table-cell table:style-name="ce3" table:formula="of:=[.I40]*78" office:value-type="float" office:value="78" calcext:value-type="float">
            <text:p>78,00</text:p>
          </table:table-cell>
          <table:table-cell table:style-name="ce3" table:formula="of:=[.J40]*78" office:value-type="float" office:value="78" calcext:value-type="float">
            <text:p>78,00</text:p>
          </table:table-cell>
          <table:table-cell table:style-name="ce3" table:formula="of:=[.K40]*78" office:value-type="float" office:value="78" calcext:value-type="float">
            <text:p>78,00</text:p>
          </table:table-cell>
          <table:table-cell table:style-name="ce3" table:formula="of:=[.L40]*78" office:value-type="float" office:value="78" calcext:value-type="float">
            <text:p>78,00</text:p>
          </table:table-cell>
          <table:table-cell table:style-name="ce3" table:formula="of:=[.M40]*78" office:value-type="float" office:value="78" calcext:value-type="float">
            <text:p>78,00</text:p>
          </table:table-cell>
          <table:table-cell table:style-name="ce3" table:formula="of:=[.N40]*78" office:value-type="float" office:value="78" calcext:value-type="float">
            <text:p>78,00</text:p>
          </table:table-cell>
          <table:table-cell table:style-name="ce3" table:formula="of:=SUM([.C44:.N44])" office:value-type="float" office:value="936" calcext:value-type="float">
            <text:p>936,00</text:p>
          </table:table-cell>
        </table:table-row>
        <table:table-row table:style-name="ro1">
          <table:table-cell/>
          <table:table-cell table:style-name="Default" office:value-type="string" calcext:value-type="string">
            <text:p>Storage Cost</text:p>
          </table:table-cell>
          <table:table-cell table:style-name="ce3" table:formula="of:=[.C41]*100" office:value-type="float" office:value="100" calcext:value-type="float">
            <text:p>100,00</text:p>
          </table:table-cell>
          <table:table-cell table:style-name="ce3" table:formula="of:=[.D41]*100" office:value-type="float" office:value="200" calcext:value-type="float">
            <text:p>200,00</text:p>
          </table:table-cell>
          <table:table-cell table:style-name="ce3" table:formula="of:=[.E41]*100" office:value-type="float" office:value="200" calcext:value-type="float">
            <text:p>200,00</text:p>
          </table:table-cell>
          <table:table-cell table:style-name="ce3" table:formula="of:=[.F41]*100" office:value-type="float" office:value="200" calcext:value-type="float">
            <text:p>200,00</text:p>
          </table:table-cell>
          <table:table-cell table:style-name="ce3" table:formula="of:=[.G41]*100" office:value-type="float" office:value="400" calcext:value-type="float">
            <text:p>400,00</text:p>
          </table:table-cell>
          <table:table-cell table:style-name="ce3" table:formula="of:=[.H41]*100" office:value-type="float" office:value="800" calcext:value-type="float">
            <text:p>800,00</text:p>
          </table:table-cell>
          <table:table-cell table:style-name="ce3" table:formula="of:=[.I41]*100" office:value-type="float" office:value="800" calcext:value-type="float">
            <text:p>800,00</text:p>
          </table:table-cell>
          <table:table-cell table:style-name="ce3" table:formula="of:=[.J41]*100" office:value-type="float" office:value="1600" calcext:value-type="float">
            <text:p>1 600,00</text:p>
          </table:table-cell>
          <table:table-cell table:style-name="ce3" table:formula="of:=[.K41]*100" office:value-type="float" office:value="1600" calcext:value-type="float">
            <text:p>1 600,00</text:p>
          </table:table-cell>
          <table:table-cell table:style-name="ce3" table:formula="of:=[.L41]*100" office:value-type="float" office:value="1600" calcext:value-type="float">
            <text:p>1 600,00</text:p>
          </table:table-cell>
          <table:table-cell table:style-name="ce3" table:formula="of:=[.M41]*100" office:value-type="float" office:value="3200" calcext:value-type="float">
            <text:p>3 200,00</text:p>
          </table:table-cell>
          <table:table-cell table:style-name="ce3" table:formula="of:=[.N41]*100" office:value-type="float" office:value="3200" calcext:value-type="float">
            <text:p>3 200,00</text:p>
          </table:table-cell>
          <table:table-cell table:style-name="ce3" table:formula="of:=SUM([.C45:.N45])" office:value-type="float" office:value="13900" calcext:value-type="float">
            <text:p>13 900,00</text:p>
          </table:table-cell>
        </table:table-row>
        <table:table-row table:style-name="ro1">
          <table:table-cell/>
          <table:table-cell table:style-name="Default" office:value-type="string" calcext:value-type="string">
            <text:p>Total Variable Costs</text:p>
          </table:table-cell>
          <table:table-cell table:style-name="ce1" table:formula="of:=[.C44]+[.C45]" office:value-type="float" office:value="178" calcext:value-type="float">
            <text:p>178</text:p>
          </table:table-cell>
          <table:table-cell table:style-name="ce1" table:formula="of:=[.D44]+[.D45]" office:value-type="float" office:value="278" calcext:value-type="float">
            <text:p>278</text:p>
          </table:table-cell>
          <table:table-cell table:style-name="ce1" table:formula="of:=[.E44]+[.E45]" office:value-type="float" office:value="278" calcext:value-type="float">
            <text:p>278</text:p>
          </table:table-cell>
          <table:table-cell table:style-name="ce1" table:formula="of:=[.F44]+[.F45]" office:value-type="float" office:value="278" calcext:value-type="float">
            <text:p>278</text:p>
          </table:table-cell>
          <table:table-cell table:style-name="ce1" table:formula="of:=[.G44]+[.G45]" office:value-type="float" office:value="478" calcext:value-type="float">
            <text:p>478</text:p>
          </table:table-cell>
          <table:table-cell table:style-name="ce1" table:formula="of:=[.H44]+[.H45]" office:value-type="float" office:value="878" calcext:value-type="float">
            <text:p>878</text:p>
          </table:table-cell>
          <table:table-cell table:style-name="ce1" table:formula="of:=[.I44]+[.I45]" office:value-type="float" office:value="878" calcext:value-type="float">
            <text:p>878</text:p>
          </table:table-cell>
          <table:table-cell table:style-name="ce1" table:formula="of:=[.J44]+[.J45]" office:value-type="float" office:value="1678" calcext:value-type="float">
            <text:p>1678</text:p>
          </table:table-cell>
          <table:table-cell table:style-name="ce1" table:formula="of:=[.K44]+[.K45]" office:value-type="float" office:value="1678" calcext:value-type="float">
            <text:p>1678</text:p>
          </table:table-cell>
          <table:table-cell table:style-name="ce1" table:formula="of:=[.L44]+[.L45]" office:value-type="float" office:value="1678" calcext:value-type="float">
            <text:p>1678</text:p>
          </table:table-cell>
          <table:table-cell table:style-name="ce1" table:formula="of:=[.M44]+[.M45]" office:value-type="float" office:value="3278" calcext:value-type="float">
            <text:p>3278</text:p>
          </table:table-cell>
          <table:table-cell table:style-name="ce1" table:formula="of:=[.N44]+[.N45]" office:value-type="float" office:value="3278" calcext:value-type="float">
            <text:p>3278</text:p>
          </table:table-cell>
          <table:table-cell table:style-name="ce1" table:formula="of:=[.O44]+[.O45]" office:value-type="float" office:value="14836" calcext:value-type="float">
            <text:p>14836</text:p>
          </table:table-cell>
        </table:table-row>
        <table:table-row table:style-name="ro1">
          <table:table-cell/>
          <table:table-cell office:value-type="string" calcext:value-type="string">
            <text:p>Total Costs</text:p>
          </table:table-cell>
          <table:table-cell table:style-name="ce3" table:formula="of:=[.C46]+[.C37]" office:value-type="float" office:value="678" calcext:value-type="float">
            <text:p>678,00</text:p>
          </table:table-cell>
          <table:table-cell table:style-name="ce3" table:formula="of:=[.D46]+[.D37]" office:value-type="float" office:value="328" calcext:value-type="float">
            <text:p>328,00</text:p>
          </table:table-cell>
          <table:table-cell table:style-name="ce3" table:formula="of:=[.E46]+[.E37]" office:value-type="float" office:value="328" calcext:value-type="float">
            <text:p>328,00</text:p>
          </table:table-cell>
          <table:table-cell table:style-name="ce3" table:formula="of:=[.F46]+[.F37]" office:value-type="float" office:value="328" calcext:value-type="float">
            <text:p>328,00</text:p>
          </table:table-cell>
          <table:table-cell table:style-name="ce3" table:formula="of:=[.G46]+[.G37]" office:value-type="float" office:value="528" calcext:value-type="float">
            <text:p>528,00</text:p>
          </table:table-cell>
          <table:table-cell table:style-name="ce3" table:formula="of:=[.H46]+[.H37]" office:value-type="float" office:value="928" calcext:value-type="float">
            <text:p>928,00</text:p>
          </table:table-cell>
          <table:table-cell table:style-name="ce3" table:formula="of:=[.I46]+[.I37]" office:value-type="float" office:value="928" calcext:value-type="float">
            <text:p>928,00</text:p>
          </table:table-cell>
          <table:table-cell table:style-name="ce3" table:formula="of:=[.J46]+[.J37]" office:value-type="float" office:value="1728" calcext:value-type="float">
            <text:p>1 728,00</text:p>
          </table:table-cell>
          <table:table-cell table:style-name="ce3" table:formula="of:=[.K46]+[.K37]" office:value-type="float" office:value="1728" calcext:value-type="float">
            <text:p>1 728,00</text:p>
          </table:table-cell>
          <table:table-cell table:style-name="ce3" table:formula="of:=[.L46]+[.L37]" office:value-type="float" office:value="1728" calcext:value-type="float">
            <text:p>1 728,00</text:p>
          </table:table-cell>
          <table:table-cell table:style-name="ce3" table:formula="of:=[.M46]+[.M37]" office:value-type="float" office:value="3328" calcext:value-type="float">
            <text:p>3 328,00</text:p>
          </table:table-cell>
          <table:table-cell table:style-name="ce3" table:formula="of:=[.N46]+[.N37]" office:value-type="float" office:value="3328" calcext:value-type="float">
            <text:p>3 328,00</text:p>
          </table:table-cell>
          <table:table-cell table:style-name="ce3" table:formula="of:=SUM([.C47:.N47])" office:value-type="float" office:value="15886" calcext:value-type="float">
            <text:p>15 886,00</text:p>
          </table:table-cell>
        </table:table-row>
        <table:table-row table:style-name="ro1">
          <table:table-cell/>
          <table:table-cell table:style-name="Default"/>
          <table:table-cell table:style-name="ce3" table:number-columns-repeated="12"/>
          <table:table-cell table:style-name="Default"/>
        </table:table-row>
      </table:table>
      <table:table table:name="Sheet2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2" table:number-columns-repeated="11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number-columns-repeated="11" table:default-cell-style-name="Default"/>
        <table:table-row table:style-name="ro1">
          <table:table-cell table:number-columns-repeated="41"/>
        </table:table-row>
        <table:table-row table:style-name="ro1">
          <table:table-cell table:number-columns-repeated="11"/>
          <table:table-cell office:value-type="string" calcext:value-type="string">
            <text:p>Scenario</text:p>
          </table:table-cell>
          <table:table-cell office:value-type="string" calcext:value-type="string">
            <text:p>Pessimiste</text:p>
          </table:table-cell>
          <table:table-cell table:number-columns-repeated="4"/>
          <table:table-cell office:value-type="string" calcext:value-type="string">
            <text:p>Scenario</text:p>
          </table:table-cell>
          <table:table-cell office:value-type="string" calcext:value-type="string">
            <text:p>Pessimiste</text:p>
          </table:table-cell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Monthly Marketing Budget</text:p>
          </table:table-cell>
          <table:table-cell table:style-name="ce2" office:value-type="float" office:value="3000" calcext:value-type="float">
            <text:p>3 000</text:p>
          </table:table-cell>
          <table:table-cell/>
          <table:table-cell office:value-type="string" calcext:value-type="string">
            <text:p>Users</text:p>
          </table:table-cell>
          <table:table-cell table:number-columns-repeated="6"/>
          <table:table-cell table:style-name="ce4" office:value-type="string" calcext:value-type="string">
            <text:p>Parameters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Partnerships</text:p>
          </table:table-cell>
          <table:table-cell/>
          <table:table-cell office:value-type="string" calcext:value-type="string">
            <text:p>Community Events</text:p>
          </table:table-cell>
          <table:table-cell/>
          <table:table-cell table:style-name="ce4" office:value-type="string" calcext:value-type="string">
            <text:p>Parameters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Partnerships</text:p>
          </table:table-cell>
          <table:table-cell/>
          <table:table-cell office:value-type="string" calcext:value-type="string">
            <text:p>Community Event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s</text:p>
          </table:table-cell>
          <table:table-cell table:style-name="ce2" table:formula="of:=[.C3]*0.6" office:value-type="float" office:value="1800" calcext:value-type="float">
            <text:p>1 800</text:p>
          </table:table-cell>
          <table:table-cell/>
          <table:table-cell office:value-type="string" calcext:value-type="string">
            <text:p>Engaged Users</text:p>
          </table:table-cell>
          <table:table-cell table:number-columns-repeated="6"/>
          <table:table-cell office:value-type="string" calcext:value-type="string">
            <text:p>Engagement rate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Engagement rate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artnerships</text:p>
          </table:table-cell>
          <table:table-cell table:style-name="ce2" table:formula="of:=[.C3]*0.2"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CPM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PM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ommunity events</text:p>
          </table:table-cell>
          <table:table-cell table:style-name="ce2" table:formula="of:=[.C3]*0.2"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Conversion Rate</text:p>
          </table:table-cell>
          <table:table-cell office:value-type="float" office:value="0.015" calcext:value-type="float">
            <text:p>0,015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onversion Rate</text:p>
          </table:table-cell>
          <table:table-cell table:formula="of:=0.01" office:value-type="float" office:value="0.01" calcext:value-type="float">
            <text:p>0,01</text:p>
          </table:table-cell>
          <table:table-cell table:formula="of:=0.025" office:value-type="float" office:value="0.025" calcext:value-type="float">
            <text:p>0,025</text:p>
          </table:table-cell>
          <table:table-cell/>
          <table:table-cell table:formula="of:=0.025" office:value-type="float" office:value="0.025" calcext:value-type="float">
            <text:p>0,02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office:value-type="string" calcext:value-type="string">
            <text:p>Retention Rate</text:p>
          </table:table-cell>
          <table:table-cell table:number-columns-repeated="4" office:value-type="float" office:value="0.45" calcext:value-type="float">
            <text:p>0,45</text:p>
          </table:table-cell>
          <table:table-cell/>
          <table:table-cell office:value-type="string" calcext:value-type="string">
            <text:p>Retention Rate</text:p>
          </table:table-cell>
          <table:table-cell table:number-columns-repeated="2" office:value-type="float" office:value="0.35" calcext:value-type="float">
            <text:p>0,35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PM</text:p>
          </table:table-cell>
          <table:table-cell table:style-name="ce2"/>
          <table:table-cell table:number-columns-repeated="8"/>
          <table:table-cell office:value-type="string" calcext:value-type="string">
            <text:p>CAC</text:p>
          </table:table-cell>
          <table:table-cell table:number-columns-repeated="5"/>
          <table:table-cell office:value-type="string" calcext:value-type="string">
            <text:p>CAC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/>
          <table:table-cell table:number-columns-repeated="38"/>
        </table:table-row>
        <table:table-row table:style-name="ro1">
          <table:table-cell/>
          <table:table-cell office:value-type="string" calcext:value-type="string">
            <text:p>Ads Reach</text:p>
          </table:table-cell>
          <table:table-cell table:style-name="ce2" table:formula="of:=[.C4]/[.M5]*1000" office:value-type="float" office:value="180000" calcext:value-type="float">
            <text:p>180 000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Partnerships Reach</text:p>
          </table:table-cell>
          <table:table-cell table:style-name="ce2" table:formula="of:=[.C5]/[.N5]*1000" office:value-type="float" office:value="42857.1428571429" calcext:value-type="float">
            <text:p>42 857</text:p>
          </table:table-cell>
          <table:table-cell table:number-columns-repeated="8"/>
          <table:table-cell office:value-type="string" calcext:value-type="string">
            <text:p>Organic growth</text:p>
          </table:table-cell>
          <table:table-cell office:value-type="float" office:value="0.01" calcext:value-type="float">
            <text:p>0,01</text:p>
          </table:table-cell>
          <table:table-cell table:number-columns-repeated="4"/>
          <table:table-cell office:value-type="string" calcext:value-type="string">
            <text:p>Organic growth</text:p>
          </table:table-cell>
          <table:table-cell office:value-type="float" office:value="0.01" calcext:value-type="float">
            <text:p>0,01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ommunity events Reach</text:p>
          </table:table-cell>
          <table:table-cell table:style-name="ce2" table:formula="of:=[.C6]/[.P5]*1000" office:value-type="float" office:value="40000" calcext:value-type="float">
            <text:p>40 000</text:p>
          </table:table-cell>
          <table:table-cell table:number-columns-repeated="38"/>
        </table:table-row>
        <table:table-row table:style-name="ro1">
          <table:table-cell table:number-columns-repeated="11"/>
          <table:table-cell office:value-type="string" calcext:value-type="string">
            <text:p>Token Price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string" calcext:value-type="string">
            <text:p>Token Price</text:p>
          </table:table-cell>
          <table:table-cell office:value-type="float" office:value="0.5" calcext:value-type="float">
            <text:p>0,5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Tokens/sessio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Tokens/session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Revenue per session</text:p>
          </table:table-cell>
          <table:table-cell table:formula="of:=[.M13]*[.M14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evenue per session</text:p>
          </table:table-cell>
          <table:table-cell table:formula="of:=[.S13]*[.S14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Average number of sessions paid by player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verage number of sessions paid by player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Revenue of tokens per player</text:p>
          </table:table-cell>
          <table:table-cell table:formula="of:=[.M15]*[.M16]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Revenue of tokens per player</text:p>
          </table:table-cell>
          <table:table-cell table:formula="of:=[.S15]*[.S16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1"/>
          <table:table-cell office:value-type="string" calcext:value-type="string">
            <text:p>Premium Pack Price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Premium Pack Price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Initial Users Count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office:value-type="string" calcext:value-type="string">
            <text:p>Student Pack Price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Student Pack Price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office:value-type="float" office:value="2025" calcext:value-type="float">
            <text:p>2025</text:p>
          </table:table-cell>
          <table:table-cell table:number-columns-repeated="12"/>
          <table:table-cell office:value-type="float" office:value="2026" calcext:value-type="float">
            <text:p>2026</text:p>
          </table:table-cell>
          <table:table-cell table:number-columns-repeated="12"/>
          <table:table-cell office:value-type="float" office:value="2027" calcext:value-type="float">
            <text:p>20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calcext:value-type="string">
            <text:p>January</text:p>
          </table:table-cell>
          <table:table-cell table:style-name="ce4" office:value-type="string" calcext:value-type="string">
            <text:p>February</text:p>
          </table:table-cell>
          <table:table-cell table:style-name="ce4" office:value-type="string" calcext:value-type="string">
            <text:p>March</text:p>
          </table:table-cell>
          <table:table-cell table:style-name="ce4" office:value-type="string" calcext:value-type="string">
            <text:p>April</text:p>
          </table:table-cell>
          <table:table-cell table:style-name="ce4" office:value-type="string" calcext:value-type="string">
            <text:p>May</text:p>
          </table:table-cell>
          <table:table-cell table:style-name="ce4" office:value-type="string" calcext:value-type="string">
            <text:p>June</text:p>
          </table:table-cell>
          <table:table-cell table:style-name="ce4" office:value-type="string" calcext:value-type="string">
            <text:p>July</text:p>
          </table:table-cell>
          <table:table-cell table:style-name="ce4" office:value-type="string" calcext:value-type="string">
            <text:p>August</text:p>
          </table:table-cell>
          <table:table-cell table:style-name="ce4" office:value-type="string" calcext:value-type="string">
            <text:p>September</text:p>
          </table:table-cell>
          <table:table-cell table:style-name="ce4" office:value-type="string" calcext:value-type="string">
            <text:p>October</text:p>
          </table:table-cell>
          <table:table-cell table:style-name="ce4" office:value-type="string" calcext:value-type="string">
            <text:p>November</text:p>
          </table:table-cell>
          <table:table-cell table:style-name="ce4" office:value-type="string" calcext:value-type="string">
            <text:p>December</text:p>
          </table:table-cell>
          <table:table-cell table:style-name="ce4" office:value-type="float" office:value="2025" calcext:value-type="float">
            <text:p>202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itial Users Count</text:p>
          </table:table-cell>
          <table:table-cell table:formula="of:=[.C20]" office:value-type="float" office:value="500" calcext:value-type="float">
            <text:p>500</text:p>
          </table:table-cell>
          <table:table-cell table:style-name="ce2" table:formula="of:=[.C41]" office:value-type="float" office:value="560.75" calcext:value-type="float">
            <text:p>561</text:p>
          </table:table-cell>
          <table:table-cell table:style-name="ce2" table:formula="of:=[.D41]" office:value-type="float" office:value="632.17" calcext:value-type="float">
            <text:p>632</text:p>
          </table:table-cell>
          <table:table-cell table:style-name="ce2" table:formula="of:=[.E41]" office:value-type="float" office:value="723.22" calcext:value-type="float">
            <text:p>723</text:p>
          </table:table-cell>
          <table:table-cell table:style-name="ce2" table:formula="of:=[.F41]" office:value-type="float" office:value="842" calcext:value-type="float">
            <text:p>842</text:p>
          </table:table-cell>
          <table:table-cell table:style-name="ce2" table:formula="of:=[.G41]" office:value-type="float" office:value="984.136" calcext:value-type="float">
            <text:p>984</text:p>
          </table:table-cell>
          <table:table-cell table:style-name="ce2" table:formula="of:=[.H41]" office:value-type="float" office:value="1154.0992" calcext:value-type="float">
            <text:p>1 154</text:p>
          </table:table-cell>
          <table:table-cell table:style-name="ce2" table:formula="of:=[.I41]" office:value-type="float" office:value="1358.25504" calcext:value-type="float">
            <text:p>1 358</text:p>
          </table:table-cell>
          <table:table-cell table:style-name="ce2" table:formula="of:=[.J41]" office:value-type="float" office:value="1603.042048" calcext:value-type="float">
            <text:p>1 603</text:p>
          </table:table-cell>
          <table:table-cell table:style-name="ce2" table:formula="of:=[.K41]" office:value-type="float" office:value="1897.1864576" calcext:value-type="float">
            <text:p>1 897</text:p>
          </table:table-cell>
          <table:table-cell table:style-name="ce2" table:formula="of:=[.L41]" office:value-type="float" office:value="2248.95974912" calcext:value-type="float">
            <text:p>2 249</text:p>
          </table:table-cell>
          <table:table-cell table:style-name="ce2" table:formula="of:=[.M41]" office:value-type="float" office:value="2671.487698944" calcext:value-type="float">
            <text:p>2 671</text:p>
          </table:table-cell>
          <table:table-cell table:style-name="ce2" table:formula="of:=[.N41]" office:value-type="float" office:value="3178.1212387328" calcext:value-type="float">
            <text:p>3 178</text:p>
          </table:table-cell>
          <table:table-cell table:style-name="ce2" table:formula="of:=[.N41]" office:value-type="float" office:value="3178.1212387328" calcext:value-type="float">
            <text:p>3 178</text:p>
          </table:table-cell>
          <table:table-cell table:style-name="ce2" table:formula="of:=[.P41]" office:value-type="float" office:value="3785.88148647936" calcext:value-type="float">
            <text:p>3 786</text:p>
          </table:table-cell>
          <table:table-cell table:style-name="ce2" table:formula="of:=[.Q41]" office:value-type="float" office:value="4543.05778377523" calcext:value-type="float">
            <text:p>4 543</text:p>
          </table:table-cell>
          <table:table-cell table:style-name="ce2" table:formula="of:=[.R41]" office:value-type="float" office:value="5451.66934053028" calcext:value-type="float">
            <text:p>5 452</text:p>
          </table:table-cell>
          <table:table-cell table:style-name="ce2" table:formula="of:=[.S41]" office:value-type="float" office:value="6542.00320863633" calcext:value-type="float">
            <text:p>6 542</text:p>
          </table:table-cell>
          <table:table-cell table:style-name="ce2" table:formula="of:=[.T41]" office:value-type="float" office:value="7850.4038503636" calcext:value-type="float">
            <text:p>7 850</text:p>
          </table:table-cell>
          <table:table-cell table:style-name="ce2" table:formula="of:=[.U41]" office:value-type="float" office:value="9420.48462043632" calcext:value-type="float">
            <text:p>9 420</text:p>
          </table:table-cell>
          <table:table-cell table:style-name="ce2" table:formula="of:=[.V41]" office:value-type="float" office:value="10833.5573135018" calcext:value-type="float">
            <text:p>10 834</text:p>
          </table:table-cell>
          <table:table-cell table:style-name="ce2" table:formula="of:=[.W41]" office:value-type="float" office:value="12458.590910527" calcext:value-type="float">
            <text:p>12 459</text:p>
          </table:table-cell>
          <table:table-cell table:style-name="ce2" table:formula="of:=[.X41]" office:value-type="float" office:value="14327.3795471061" calcext:value-type="float">
            <text:p>14 327</text:p>
          </table:table-cell>
          <table:table-cell table:style-name="ce2" table:formula="of:=[.Y41]" office:value-type="float" office:value="16476.486479172" calcext:value-type="float">
            <text:p>16 476</text:p>
          </table:table-cell>
          <table:table-cell table:style-name="ce2" table:formula="of:=[.Z41]" office:value-type="float" office:value="18947.9594510478" calcext:value-type="float">
            <text:p>18 948</text:p>
          </table:table-cell>
          <table:table-cell table:style-name="ce2" table:formula="of:=[.N24]" office:value-type="float" office:value="2671.487698944" calcext:value-type="float">
            <text:p>2 671</text:p>
          </table:table-cell>
          <table:table-cell table:style-name="ce2" table:formula="of:=[.AA41]" office:value-type="float" office:value="21790.153368705" calcext:value-type="float">
            <text:p>21 790</text:p>
          </table:table-cell>
          <table:table-cell table:style-name="ce2" table:formula="of:=[.AC41]" office:value-type="float" office:value="23969.1687055755" calcext:value-type="float">
            <text:p>23 969</text:p>
          </table:table-cell>
          <table:table-cell table:style-name="ce2" table:formula="of:=[.AD41]" office:value-type="float" office:value="25167.6271408542" calcext:value-type="float">
            <text:p>25 168</text:p>
          </table:table-cell>
          <table:table-cell table:style-name="ce2" table:formula="of:=[.AE41]" office:value-type="float" office:value="26426.0084978969" calcext:value-type="float">
            <text:p>26 426</text:p>
          </table:table-cell>
          <table:table-cell table:style-name="ce2" table:formula="of:=[.AF41]" office:value-type="float" office:value="27747.3089227918" calcext:value-type="float">
            <text:p>27 747</text:p>
          </table:table-cell>
          <table:table-cell table:style-name="ce2" table:formula="of:=[.AG41]" office:value-type="float" office:value="29134.6743689314" calcext:value-type="float">
            <text:p>29 135</text:p>
          </table:table-cell>
          <table:table-cell table:style-name="ce2" table:formula="of:=[.AH41]" office:value-type="float" office:value="30591.408087378" calcext:value-type="float">
            <text:p>30 591</text:p>
          </table:table-cell>
          <table:table-cell table:style-name="ce2" table:formula="of:=[.AI41]" office:value-type="float" office:value="32120.9784917469" calcext:value-type="float">
            <text:p>32 121</text:p>
          </table:table-cell>
          <table:table-cell table:style-name="ce2" table:formula="of:=[.AJ41]" office:value-type="float" office:value="33727.0274163342" calcext:value-type="float">
            <text:p>33 727</text:p>
          </table:table-cell>
          <table:table-cell table:style-name="ce2" table:formula="of:=[.AK41]" office:value-type="float" office:value="35413.3787871509" calcext:value-type="float">
            <text:p>35 413</text:p>
          </table:table-cell>
          <table:table-cell table:style-name="ce2" table:formula="of:=[.AL41]" office:value-type="float" office:value="37184.0477265085" calcext:value-type="float">
            <text:p>37 184</text:p>
          </table:table-cell>
          <table:table-cell table:style-name="ce2" table:formula="of:=[.AM41]" office:value-type="float" office:value="39043.2501128339" calcext:value-type="float">
            <text:p>39 043</text:p>
          </table:table-cell>
          <table:table-cell table:style-name="ce2" table:formula="of:=[.AC24]" office:value-type="float" office:value="21790.153368705" calcext:value-type="float">
            <text:p>21 790</text:p>
          </table:table-cell>
        </table:table-row>
        <table:table-row table:style-name="ro1">
          <table:table-cell/>
          <table:table-cell table:style-name="ce4" office:value-type="string" calcext:value-type="string">
            <text:p>Monthly Marketing Budget</text:p>
          </table:table-cell>
          <table:table-cell table:style-name="ce3" table:formula="of:=[.C3]" office:value-type="float" office:value="3000" calcext:value-type="float">
            <text:p>3 000,00</text:p>
          </table:table-cell>
          <table:table-cell table:style-name="ce3" table:formula="of:=[.C25]" office:value-type="float" office:value="3000" calcext:value-type="float">
            <text:p>3 000,00</text:p>
          </table:table-cell>
          <table:table-cell table:style-name="ce3" table:formula="of:=[.D25]*1.2" office:value-type="float" office:value="3600" calcext:value-type="float">
            <text:p>3 600,00</text:p>
          </table:table-cell>
          <table:table-cell table:style-name="ce3" table:formula="of:=[.E25]*1.2" office:value-type="float" office:value="4320" calcext:value-type="float">
            <text:p>4 320,00</text:p>
          </table:table-cell>
          <table:table-cell table:style-name="ce3" table:formula="of:=[.F25]*1.2" office:value-type="float" office:value="5184" calcext:value-type="float">
            <text:p>5 184,00</text:p>
          </table:table-cell>
          <table:table-cell table:style-name="ce3" table:formula="of:=[.G25]*1.2" office:value-type="float" office:value="6220.8" calcext:value-type="float">
            <text:p>6 220,80</text:p>
          </table:table-cell>
          <table:table-cell table:style-name="ce3" table:formula="of:=[.H25]*1.2" office:value-type="float" office:value="7464.96" calcext:value-type="float">
            <text:p>7 464,96</text:p>
          </table:table-cell>
          <table:table-cell table:style-name="ce3" table:formula="of:=[.I25]*1.2" office:value-type="float" office:value="8957.952" calcext:value-type="float">
            <text:p>8 957,95</text:p>
          </table:table-cell>
          <table:table-cell table:style-name="ce3" table:formula="of:=[.J25]*1.2" office:value-type="float" office:value="10749.5424" calcext:value-type="float">
            <text:p>10 749,54</text:p>
          </table:table-cell>
          <table:table-cell table:style-name="ce3" table:formula="of:=[.K25]*1.2" office:value-type="float" office:value="12899.45088" calcext:value-type="float">
            <text:p>12 899,45</text:p>
          </table:table-cell>
          <table:table-cell table:style-name="ce3" table:formula="of:=[.L25]*1.2" office:value-type="float" office:value="15479.341056" calcext:value-type="float">
            <text:p>15 479,34</text:p>
          </table:table-cell>
          <table:table-cell table:style-name="ce3" table:formula="of:=[.M25]*1.2" office:value-type="float" office:value="18575.2092672" calcext:value-type="float">
            <text:p>18 575,21</text:p>
          </table:table-cell>
          <table:table-cell table:style-name="ce3" table:formula="of:=SUM([.C25:.N25])" office:value-type="float" office:value="99451.2556032" calcext:value-type="float">
            <text:p>99 451,26</text:p>
          </table:table-cell>
          <table:table-cell table:style-name="ce3" table:formula="of:=[.N25]*1.2" office:value-type="float" office:value="22290.25112064" calcext:value-type="float">
            <text:p>22 290,25</text:p>
          </table:table-cell>
          <table:table-cell table:style-name="ce3" table:formula="of:=[.P25]*1.2" office:value-type="float" office:value="26748.301344768" calcext:value-type="float">
            <text:p>26 748,30</text:p>
          </table:table-cell>
          <table:table-cell table:style-name="ce3" table:formula="of:=[.Q25]*1.2" office:value-type="float" office:value="32097.9616137216" calcext:value-type="float">
            <text:p>32 097,96</text:p>
          </table:table-cell>
          <table:table-cell table:style-name="ce3" table:formula="of:=[.R25]*1.2" office:value-type="float" office:value="38517.5539364659" calcext:value-type="float">
            <text:p>38 517,55</text:p>
          </table:table-cell>
          <table:table-cell table:style-name="ce3" table:formula="of:=[.S25]*1.2" office:value-type="float" office:value="46221.0647237591" calcext:value-type="float">
            <text:p>46 221,06</text:p>
          </table:table-cell>
          <table:table-cell table:style-name="ce3" table:formula="of:=[.T25]*1.2" office:value-type="float" office:value="55465.2776685109" calcext:value-type="float">
            <text:p>55 465,28</text:p>
          </table:table-cell>
          <table:table-cell table:style-name="ce3" table:formula="of:=[.U25]*1.2" office:value-type="float" office:value="66558.3332022131" calcext:value-type="float">
            <text:p>66 558,33</text:p>
          </table:table-cell>
          <table:table-cell table:style-name="ce3" table:formula="of:=[.V25]*1.2" office:value-type="float" office:value="79869.9998426557" calcext:value-type="float">
            <text:p>79 870,00</text:p>
          </table:table-cell>
          <table:table-cell table:style-name="ce3" table:formula="of:=[.W25]*1.2" office:value-type="float" office:value="95843.9998111868" calcext:value-type="float">
            <text:p>95 844,00</text:p>
          </table:table-cell>
          <table:table-cell table:style-name="ce3" table:formula="of:=[.X25]*1.05" office:value-type="float" office:value="100636.199801746" calcext:value-type="float">
            <text:p>100 636,20</text:p>
          </table:table-cell>
          <table:table-cell table:style-name="ce3" table:formula="of:=[.Y25]*1.1" office:value-type="float" office:value="110699.819781921" calcext:value-type="float">
            <text:p>110 699,82</text:p>
          </table:table-cell>
          <table:table-cell table:style-name="ce3" table:formula="of:=[.Z25]*1.1" office:value-type="float" office:value="121769.801760113" calcext:value-type="float">
            <text:p>121 769,80</text:p>
          </table:table-cell>
          <table:table-cell table:style-name="ce3" table:formula="of:=SUM([.P25:.AA25])" office:value-type="float" office:value="796718.564607701" calcext:value-type="float">
            <text:p>796 718,56</text:p>
          </table:table-cell>
          <table:table-cell table:style-name="ce3" table:formula="of:=[.AA25]*1.05" office:value-type="float" office:value="127858.291848119" calcext:value-type="float">
            <text:p>127 858,29</text:p>
          </table:table-cell>
          <table:table-cell table:style-name="ce3" table:formula="of:=[.AC25]*1.05" office:value-type="float" office:value="134251.206440524" calcext:value-type="float">
            <text:p>134 251,21</text:p>
          </table:table-cell>
          <table:table-cell table:style-name="ce3" table:formula="of:=[.AD25]*1.05" office:value-type="float" office:value="140963.766762551" calcext:value-type="float">
            <text:p>140 963,77</text:p>
          </table:table-cell>
          <table:table-cell table:style-name="ce3" table:formula="of:=[.AE25]*1.05" office:value-type="float" office:value="148011.955100678" calcext:value-type="float">
            <text:p>148 011,96</text:p>
          </table:table-cell>
          <table:table-cell table:style-name="ce3" table:formula="of:=[.AF25]*1.05" office:value-type="float" office:value="155412.552855712" calcext:value-type="float">
            <text:p>155 412,55</text:p>
          </table:table-cell>
          <table:table-cell table:style-name="ce3" table:formula="of:=[.AG25]*1.05" office:value-type="float" office:value="163183.180498498" calcext:value-type="float">
            <text:p>163 183,18</text:p>
          </table:table-cell>
          <table:table-cell table:style-name="ce3" table:formula="of:=[.AH25]*1.05" office:value-type="float" office:value="171342.339523423" calcext:value-type="float">
            <text:p>171 342,34</text:p>
          </table:table-cell>
          <table:table-cell table:style-name="ce3" table:formula="of:=[.AI25]*1.05" office:value-type="float" office:value="179909.456499594" calcext:value-type="float">
            <text:p>179 909,46</text:p>
          </table:table-cell>
          <table:table-cell table:style-name="ce3" table:formula="of:=[.AJ25]*1.05" office:value-type="float" office:value="188904.929324573" calcext:value-type="float">
            <text:p>188 904,93</text:p>
          </table:table-cell>
          <table:table-cell table:style-name="ce3" table:formula="of:=[.AK25]*1.05" office:value-type="float" office:value="198350.175790802" calcext:value-type="float">
            <text:p>198 350,18</text:p>
          </table:table-cell>
          <table:table-cell table:style-name="ce3" table:formula="of:=[.AL25]*1.05" office:value-type="float" office:value="208267.684580342" calcext:value-type="float">
            <text:p>208 267,68</text:p>
          </table:table-cell>
          <table:table-cell table:style-name="ce3" table:formula="of:=[.AM25]*1.05" office:value-type="float" office:value="218681.068809359" calcext:value-type="float">
            <text:p>218 681,07</text:p>
          </table:table-cell>
          <table:table-cell table:style-name="ce3" table:formula="of:=SUM([.AC25:.AN25])" office:value-type="float" office:value="2035136.60803418" calcext:value-type="float">
            <text:p>2 035 136,61</text:p>
          </table:table-cell>
        </table:table-row>
        <table:table-row table:style-name="ro1">
          <table:table-cell/>
          <table:table-cell office:value-type="string" calcext:value-type="string">
            <text:p>Ads</text:p>
          </table:table-cell>
          <table:table-cell table:style-name="ce3" table:formula="of:=[.C25]*0.8" office:value-type="float" office:value="2400" calcext:value-type="float">
            <text:p>2 400,00</text:p>
          </table:table-cell>
          <table:table-cell table:style-name="ce3" table:formula="of:=[.D25]*0.7" office:value-type="float" office:value="2100" calcext:value-type="float">
            <text:p>2 100,00</text:p>
          </table:table-cell>
          <table:table-cell table:style-name="ce3" table:formula="of:=[.E25]*0.6" office:value-type="float" office:value="2160" calcext:value-type="float">
            <text:p>2 160,00</text:p>
          </table:table-cell>
          <table:table-cell table:style-name="ce3" table:formula="of:=[.F25]*0.6" office:value-type="float" office:value="2592" calcext:value-type="float">
            <text:p>2 592,00</text:p>
          </table:table-cell>
          <table:table-cell table:style-name="ce3" table:formula="of:=[.G25]*0.6" office:value-type="float" office:value="3110.4" calcext:value-type="float">
            <text:p>3 110,40</text:p>
          </table:table-cell>
          <table:table-cell table:style-name="ce3" table:formula="of:=[.H25]*0.6" office:value-type="float" office:value="3732.48" calcext:value-type="float">
            <text:p>3 732,48</text:p>
          </table:table-cell>
          <table:table-cell table:style-name="ce3" table:formula="of:=[.I25]*0.6" office:value-type="float" office:value="4478.976" calcext:value-type="float">
            <text:p>4 478,98</text:p>
          </table:table-cell>
          <table:table-cell table:style-name="ce3" table:formula="of:=[.J25]*0.6" office:value-type="float" office:value="5374.7712" calcext:value-type="float">
            <text:p>5 374,77</text:p>
          </table:table-cell>
          <table:table-cell table:style-name="ce3" table:formula="of:=[.K25]*0.6" office:value-type="float" office:value="6449.72544" calcext:value-type="float">
            <text:p>6 449,73</text:p>
          </table:table-cell>
          <table:table-cell table:style-name="ce3" table:formula="of:=[.L25]*0.6" office:value-type="float" office:value="7739.670528" calcext:value-type="float">
            <text:p>7 739,67</text:p>
          </table:table-cell>
          <table:table-cell table:style-name="ce3" table:formula="of:=[.M25]*0.6" office:value-type="float" office:value="9287.6046336" calcext:value-type="float">
            <text:p>9 287,60</text:p>
          </table:table-cell>
          <table:table-cell table:style-name="ce3" table:formula="of:=[.N25]*0.6" office:value-type="float" office:value="11145.12556032" calcext:value-type="float">
            <text:p>11 145,13</text:p>
          </table:table-cell>
          <table:table-cell table:style-name="ce3" table:formula="of:=SUM([.C26:.N26])" office:value-type="float" office:value="60570.75336192" calcext:value-type="float">
            <text:p>60 570,75</text:p>
          </table:table-cell>
          <table:table-cell table:style-name="ce3" table:formula="of:=[.P25]*0.6" office:value-type="float" office:value="13374.150672384" calcext:value-type="float">
            <text:p>13 374,15</text:p>
          </table:table-cell>
          <table:table-cell table:style-name="ce3" table:formula="of:=[.Q25]*0.6" office:value-type="float" office:value="16048.9808068608" calcext:value-type="float">
            <text:p>16 048,98</text:p>
          </table:table-cell>
          <table:table-cell table:style-name="ce3" table:formula="of:=[.R25]*0.6" office:value-type="float" office:value="19258.776968233" calcext:value-type="float">
            <text:p>19 258,78</text:p>
          </table:table-cell>
          <table:table-cell table:style-name="ce3" table:formula="of:=[.S25]*0.6" office:value-type="float" office:value="23110.5323618795" calcext:value-type="float">
            <text:p>23 110,53</text:p>
          </table:table-cell>
          <table:table-cell table:style-name="ce3" table:formula="of:=[.T25]*0.6" office:value-type="float" office:value="27732.6388342554" calcext:value-type="float">
            <text:p>27 732,64</text:p>
          </table:table-cell>
          <table:table-cell table:style-name="ce3" table:formula="of:=[.U25]*0.6" office:value-type="float" office:value="33279.1666011065" calcext:value-type="float">
            <text:p>33 279,17</text:p>
          </table:table-cell>
          <table:table-cell table:style-name="ce3" table:formula="of:=[.V25]*0.6" office:value-type="float" office:value="39934.9999213278" calcext:value-type="float">
            <text:p>39 935,00</text:p>
          </table:table-cell>
          <table:table-cell table:style-name="ce3" table:formula="of:=[.W25]*0.6" office:value-type="float" office:value="47921.9999055934" calcext:value-type="float">
            <text:p>47 922,00</text:p>
          </table:table-cell>
          <table:table-cell table:style-name="ce3" table:formula="of:=[.X25]*0.6" office:value-type="float" office:value="57506.3998867121" calcext:value-type="float">
            <text:p>57 506,40</text:p>
          </table:table-cell>
          <table:table-cell table:style-name="ce3" table:formula="of:=[.Y25]*0.6" office:value-type="float" office:value="60381.7198810477" calcext:value-type="float">
            <text:p>60 381,72</text:p>
          </table:table-cell>
          <table:table-cell table:style-name="ce3" table:formula="of:=[.Z25]*0.6" office:value-type="float" office:value="66419.8918691525" calcext:value-type="float">
            <text:p>66 419,89</text:p>
          </table:table-cell>
          <table:table-cell table:style-name="ce3" table:formula="of:=[.AA25]*0.6" office:value-type="float" office:value="73061.8810560677" calcext:value-type="float">
            <text:p>73 061,88</text:p>
          </table:table-cell>
          <table:table-cell table:style-name="ce3" table:formula="of:=SUM([.P26:.AA26])" office:value-type="float" office:value="478031.138764621" calcext:value-type="float">
            <text:p>478 031,14</text:p>
          </table:table-cell>
          <table:table-cell table:style-name="ce3" table:formula="of:=[.AC25]*0.6" office:value-type="float" office:value="76714.9751088711" calcext:value-type="float">
            <text:p>76 714,98</text:p>
          </table:table-cell>
          <table:table-cell table:style-name="ce3" table:formula="of:=[.AD25]*0.6" office:value-type="float" office:value="80550.7238643147" calcext:value-type="float">
            <text:p>80 550,72</text:p>
          </table:table-cell>
          <table:table-cell table:style-name="ce3" table:formula="of:=[.AE25]*0.6" office:value-type="float" office:value="84578.2600575304" calcext:value-type="float">
            <text:p>84 578,26</text:p>
          </table:table-cell>
          <table:table-cell table:style-name="ce3" table:formula="of:=[.AF25]*0.6" office:value-type="float" office:value="88807.1730604069" calcext:value-type="float">
            <text:p>88 807,17</text:p>
          </table:table-cell>
          <table:table-cell table:style-name="ce3" table:formula="of:=[.AG25]*0.6" office:value-type="float" office:value="93247.5317134273" calcext:value-type="float">
            <text:p>93 247,53</text:p>
          </table:table-cell>
          <table:table-cell table:style-name="ce3" table:formula="of:=[.AH25]*0.6" office:value-type="float" office:value="97909.9082990986" calcext:value-type="float">
            <text:p>97 909,91</text:p>
          </table:table-cell>
          <table:table-cell table:style-name="ce3" table:formula="of:=[.AI25]*0.6" office:value-type="float" office:value="102805.403714054" calcext:value-type="float">
            <text:p>102 805,40</text:p>
          </table:table-cell>
          <table:table-cell table:style-name="ce3" table:formula="of:=[.AJ25]*0.6" office:value-type="float" office:value="107945.673899756" calcext:value-type="float">
            <text:p>107 945,67</text:p>
          </table:table-cell>
          <table:table-cell table:style-name="ce3" table:formula="of:=[.AK25]*0.6" office:value-type="float" office:value="113342.957594744" calcext:value-type="float">
            <text:p>113 342,96</text:p>
          </table:table-cell>
          <table:table-cell table:style-name="ce3" table:formula="of:=[.AL25]*0.6" office:value-type="float" office:value="119010.105474481" calcext:value-type="float">
            <text:p>119 010,11</text:p>
          </table:table-cell>
          <table:table-cell table:style-name="ce3" table:formula="of:=[.AM25]*0.6" office:value-type="float" office:value="124960.610748205" calcext:value-type="float">
            <text:p>124 960,61</text:p>
          </table:table-cell>
          <table:table-cell table:style-name="ce3" table:formula="of:=[.AN25]*0.6" office:value-type="float" office:value="131208.641285616" calcext:value-type="float">
            <text:p>131 208,64</text:p>
          </table:table-cell>
          <table:table-cell table:style-name="ce3" table:formula="of:=SUM([.AC26:.AN26])" office:value-type="float" office:value="1221081.96482051" calcext:value-type="float">
            <text:p>1 221 081,96</text:p>
          </table:table-cell>
        </table:table-row>
        <table:table-row table:style-name="ro1">
          <table:table-cell/>
          <table:table-cell office:value-type="string" calcext:value-type="string">
            <text:p>Partnerships</text:p>
          </table:table-cell>
          <table:table-cell table:style-name="ce3" table:formula="of:=[.C25]*0.2" office:value-type="float" office:value="600" calcext:value-type="float">
            <text:p>600,00</text:p>
          </table:table-cell>
          <table:table-cell table:style-name="ce3" table:formula="of:=[.D25]*0.3" office:value-type="float" office:value="900" calcext:value-type="float">
            <text:p>900,00</text:p>
          </table:table-cell>
          <table:table-cell table:style-name="ce3" table:formula="of:=[.E25]*0.4" office:value-type="float" office:value="1440" calcext:value-type="float">
            <text:p>1 440,00</text:p>
          </table:table-cell>
          <table:table-cell table:style-name="ce3" table:formula="of:=[.F25]*0.2" office:value-type="float" office:value="864" calcext:value-type="float">
            <text:p>864,00</text:p>
          </table:table-cell>
          <table:table-cell table:style-name="ce3" table:formula="of:=[.G25]*0.2" office:value-type="float" office:value="1036.8" calcext:value-type="float">
            <text:p>1 036,80</text:p>
          </table:table-cell>
          <table:table-cell table:style-name="ce3" table:formula="of:=[.H25]*0.2" office:value-type="float" office:value="1244.16" calcext:value-type="float">
            <text:p>1 244,16</text:p>
          </table:table-cell>
          <table:table-cell table:style-name="ce3" table:formula="of:=[.I25]*0.2" office:value-type="float" office:value="1492.992" calcext:value-type="float">
            <text:p>1 492,99</text:p>
          </table:table-cell>
          <table:table-cell table:style-name="ce3" table:formula="of:=[.J25]*0.2" office:value-type="float" office:value="1791.5904" calcext:value-type="float">
            <text:p>1 791,59</text:p>
          </table:table-cell>
          <table:table-cell table:style-name="ce3" table:formula="of:=[.K25]*0.2" office:value-type="float" office:value="2149.90848" calcext:value-type="float">
            <text:p>2 149,91</text:p>
          </table:table-cell>
          <table:table-cell table:style-name="ce3" table:formula="of:=[.L25]*0.2" office:value-type="float" office:value="2579.890176" calcext:value-type="float">
            <text:p>2 579,89</text:p>
          </table:table-cell>
          <table:table-cell table:style-name="ce3" table:formula="of:=[.M25]*0.2" office:value-type="float" office:value="3095.8682112" calcext:value-type="float">
            <text:p>3 095,87</text:p>
          </table:table-cell>
          <table:table-cell table:style-name="ce3" table:formula="of:=[.N25]*0.2" office:value-type="float" office:value="3715.04185344" calcext:value-type="float">
            <text:p>3 715,04</text:p>
          </table:table-cell>
          <table:table-cell table:style-name="ce3" table:formula="of:=SUM([.C27:.N27])" office:value-type="float" office:value="20910.25112064" calcext:value-type="float">
            <text:p>20 910,25</text:p>
          </table:table-cell>
          <table:table-cell table:style-name="ce3" table:formula="of:=[.P25]*0.2" office:value-type="float" office:value="4458.050224128" calcext:value-type="float">
            <text:p>4 458,05</text:p>
          </table:table-cell>
          <table:table-cell table:style-name="ce3" table:formula="of:=[.Q25]*0.2" office:value-type="float" office:value="5349.6602689536" calcext:value-type="float">
            <text:p>5 349,66</text:p>
          </table:table-cell>
          <table:table-cell table:style-name="ce3" table:formula="of:=[.R25]*0.2" office:value-type="float" office:value="6419.59232274432" calcext:value-type="float">
            <text:p>6 419,59</text:p>
          </table:table-cell>
          <table:table-cell table:style-name="ce3" table:formula="of:=[.S25]*0.2" office:value-type="float" office:value="7703.51078729318" calcext:value-type="float">
            <text:p>7 703,51</text:p>
          </table:table-cell>
          <table:table-cell table:style-name="ce3" table:formula="of:=[.T25]*0.2" office:value-type="float" office:value="9244.21294475182" calcext:value-type="float">
            <text:p>9 244,21</text:p>
          </table:table-cell>
          <table:table-cell table:style-name="ce3" table:formula="of:=[.U25]*0.2" office:value-type="float" office:value="11093.0555337022" calcext:value-type="float">
            <text:p>11 093,06</text:p>
          </table:table-cell>
          <table:table-cell table:style-name="ce3" table:formula="of:=[.V25]*0.2" office:value-type="float" office:value="13311.6666404426" calcext:value-type="float">
            <text:p>13 311,67</text:p>
          </table:table-cell>
          <table:table-cell table:style-name="ce3" table:formula="of:=[.W25]*0.2" office:value-type="float" office:value="15973.9999685311" calcext:value-type="float">
            <text:p>15 974,00</text:p>
          </table:table-cell>
          <table:table-cell table:style-name="ce3" table:formula="of:=[.X25]*0.2" office:value-type="float" office:value="19168.7999622374" calcext:value-type="float">
            <text:p>19 168,80</text:p>
          </table:table-cell>
          <table:table-cell table:style-name="ce3" table:formula="of:=[.Y25]*0.2" office:value-type="float" office:value="20127.2399603492" calcext:value-type="float">
            <text:p>20 127,24</text:p>
          </table:table-cell>
          <table:table-cell table:style-name="ce3" table:formula="of:=[.Z25]*0.2" office:value-type="float" office:value="22139.9639563842" calcext:value-type="float">
            <text:p>22 139,96</text:p>
          </table:table-cell>
          <table:table-cell table:style-name="ce3" table:formula="of:=[.AA25]*0.2" office:value-type="float" office:value="24353.9603520226" calcext:value-type="float">
            <text:p>24 353,96</text:p>
          </table:table-cell>
          <table:table-cell table:style-name="ce3" table:formula="of:=SUM([.P27:.AA27])" office:value-type="float" office:value="159343.71292154" calcext:value-type="float">
            <text:p>159 343,71</text:p>
          </table:table-cell>
          <table:table-cell table:style-name="ce3" table:formula="of:=[.AC25]*0.2" office:value-type="float" office:value="25571.6583696237" calcext:value-type="float">
            <text:p>25 571,66</text:p>
          </table:table-cell>
          <table:table-cell table:style-name="ce3" table:formula="of:=[.AD25]*0.2" office:value-type="float" office:value="26850.2412881049" calcext:value-type="float">
            <text:p>26 850,24</text:p>
          </table:table-cell>
          <table:table-cell table:style-name="ce3" table:formula="of:=[.AE25]*0.2" office:value-type="float" office:value="28192.7533525101" calcext:value-type="float">
            <text:p>28 192,75</text:p>
          </table:table-cell>
          <table:table-cell table:style-name="ce3" table:formula="of:=[.AF25]*0.2" office:value-type="float" office:value="29602.3910201356" calcext:value-type="float">
            <text:p>29 602,39</text:p>
          </table:table-cell>
          <table:table-cell table:style-name="ce3" table:formula="of:=[.AG25]*0.2" office:value-type="float" office:value="31082.5105711424" calcext:value-type="float">
            <text:p>31 082,51</text:p>
          </table:table-cell>
          <table:table-cell table:style-name="ce3" table:formula="of:=[.AH25]*0.2" office:value-type="float" office:value="32636.6360996996" calcext:value-type="float">
            <text:p>32 636,64</text:p>
          </table:table-cell>
          <table:table-cell table:style-name="ce3" table:formula="of:=[.AI25]*0.2" office:value-type="float" office:value="34268.4679046845" calcext:value-type="float">
            <text:p>34 268,47</text:p>
          </table:table-cell>
          <table:table-cell table:style-name="ce3" table:formula="of:=[.AJ25]*0.2" office:value-type="float" office:value="35981.8912999188" calcext:value-type="float">
            <text:p>35 981,89</text:p>
          </table:table-cell>
          <table:table-cell table:style-name="ce3" table:formula="of:=[.AK25]*0.2" office:value-type="float" office:value="37780.9858649147" calcext:value-type="float">
            <text:p>37 780,99</text:p>
          </table:table-cell>
          <table:table-cell table:style-name="ce3" table:formula="of:=[.AL25]*0.2" office:value-type="float" office:value="39670.0351581604" calcext:value-type="float">
            <text:p>39 670,04</text:p>
          </table:table-cell>
          <table:table-cell table:style-name="ce3" table:formula="of:=[.AM25]*0.2" office:value-type="float" office:value="41653.5369160685" calcext:value-type="float">
            <text:p>41 653,54</text:p>
          </table:table-cell>
          <table:table-cell table:style-name="ce3" table:formula="of:=[.AN25]*0.2" office:value-type="float" office:value="43736.2137618719" calcext:value-type="float">
            <text:p>43 736,21</text:p>
          </table:table-cell>
          <table:table-cell table:style-name="ce3" table:formula="of:=SUM([.AC27:.AN27])" office:value-type="float" office:value="407027.321606835" calcext:value-type="float">
            <text:p>407 027,32</text:p>
          </table:table-cell>
        </table:table-row>
        <table:table-row table:style-name="ro1">
          <table:table-cell/>
          <table:table-cell office:value-type="string" calcext:value-type="string">
            <text:p>Community events</text:p>
          </table:table-cell>
          <table:table-cell table:style-name="ce3" table:formula="of:=[.C25]*0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table:formula="of:=[.E25]*0" office:value-type="float" office:value="0" calcext:value-type="float">
            <text:p>0,00</text:p>
          </table:table-cell>
          <table:table-cell table:style-name="ce3" table:formula="of:=[.F25]*0.2" office:value-type="float" office:value="864" calcext:value-type="float">
            <text:p>864,00</text:p>
          </table:table-cell>
          <table:table-cell table:style-name="ce3" table:formula="of:=[.G25]*0.2" office:value-type="float" office:value="1036.8" calcext:value-type="float">
            <text:p>1 036,80</text:p>
          </table:table-cell>
          <table:table-cell table:style-name="ce3" table:formula="of:=[.H25]*0.2" office:value-type="float" office:value="1244.16" calcext:value-type="float">
            <text:p>1 244,16</text:p>
          </table:table-cell>
          <table:table-cell table:style-name="ce3" table:formula="of:=[.I25]*0.2" office:value-type="float" office:value="1492.992" calcext:value-type="float">
            <text:p>1 492,99</text:p>
          </table:table-cell>
          <table:table-cell table:style-name="ce3" table:formula="of:=[.J25]*0.2" office:value-type="float" office:value="1791.5904" calcext:value-type="float">
            <text:p>1 791,59</text:p>
          </table:table-cell>
          <table:table-cell table:style-name="ce3" table:formula="of:=[.K25]*0.2" office:value-type="float" office:value="2149.90848" calcext:value-type="float">
            <text:p>2 149,91</text:p>
          </table:table-cell>
          <table:table-cell table:style-name="ce3" table:formula="of:=[.L25]*0.2" office:value-type="float" office:value="2579.890176" calcext:value-type="float">
            <text:p>2 579,89</text:p>
          </table:table-cell>
          <table:table-cell table:style-name="ce3" table:formula="of:=[.M25]*0.2" office:value-type="float" office:value="3095.8682112" calcext:value-type="float">
            <text:p>3 095,87</text:p>
          </table:table-cell>
          <table:table-cell table:style-name="ce3" table:formula="of:=[.N25]*0.2" office:value-type="float" office:value="3715.04185344" calcext:value-type="float">
            <text:p>3 715,04</text:p>
          </table:table-cell>
          <table:table-cell table:style-name="ce3" table:formula="of:=SUM([.C28:.N28])" office:value-type="float" office:value="17970.25112064" calcext:value-type="float">
            <text:p>17 970,25</text:p>
          </table:table-cell>
          <table:table-cell table:style-name="ce3" table:formula="of:=[.P25]*0.2" office:value-type="float" office:value="4458.050224128" calcext:value-type="float">
            <text:p>4 458,05</text:p>
          </table:table-cell>
          <table:table-cell table:style-name="ce3" table:formula="of:=[.Q25]*0.2" office:value-type="float" office:value="5349.6602689536" calcext:value-type="float">
            <text:p>5 349,66</text:p>
          </table:table-cell>
          <table:table-cell table:style-name="ce3" table:formula="of:=[.R25]*0.2" office:value-type="float" office:value="6419.59232274432" calcext:value-type="float">
            <text:p>6 419,59</text:p>
          </table:table-cell>
          <table:table-cell table:style-name="ce3" table:formula="of:=[.S25]*0.2" office:value-type="float" office:value="7703.51078729318" calcext:value-type="float">
            <text:p>7 703,51</text:p>
          </table:table-cell>
          <table:table-cell table:style-name="ce3" table:formula="of:=[.T25]*0.2" office:value-type="float" office:value="9244.21294475182" calcext:value-type="float">
            <text:p>9 244,21</text:p>
          </table:table-cell>
          <table:table-cell table:style-name="ce3" table:formula="of:=[.U25]*0.2" office:value-type="float" office:value="11093.0555337022" calcext:value-type="float">
            <text:p>11 093,06</text:p>
          </table:table-cell>
          <table:table-cell table:style-name="ce3" table:formula="of:=[.V25]*0.2" office:value-type="float" office:value="13311.6666404426" calcext:value-type="float">
            <text:p>13 311,67</text:p>
          </table:table-cell>
          <table:table-cell table:style-name="ce3" table:formula="of:=[.W25]*0.2" office:value-type="float" office:value="15973.9999685311" calcext:value-type="float">
            <text:p>15 974,00</text:p>
          </table:table-cell>
          <table:table-cell table:style-name="ce3" table:formula="of:=[.X25]*0.2" office:value-type="float" office:value="19168.7999622374" calcext:value-type="float">
            <text:p>19 168,80</text:p>
          </table:table-cell>
          <table:table-cell table:style-name="ce3" table:formula="of:=[.Y25]*0.2" office:value-type="float" office:value="20127.2399603492" calcext:value-type="float">
            <text:p>20 127,24</text:p>
          </table:table-cell>
          <table:table-cell table:style-name="ce3" table:formula="of:=[.Z25]*0.2" office:value-type="float" office:value="22139.9639563842" calcext:value-type="float">
            <text:p>22 139,96</text:p>
          </table:table-cell>
          <table:table-cell table:style-name="ce3" table:formula="of:=[.AA25]*0.2" office:value-type="float" office:value="24353.9603520226" calcext:value-type="float">
            <text:p>24 353,96</text:p>
          </table:table-cell>
          <table:table-cell table:style-name="ce3" table:formula="of:=SUM([.P28:.AA28])" office:value-type="float" office:value="159343.71292154" calcext:value-type="float">
            <text:p>159 343,71</text:p>
          </table:table-cell>
          <table:table-cell table:style-name="ce3" table:formula="of:=[.AC25]*0.2" office:value-type="float" office:value="25571.6583696237" calcext:value-type="float">
            <text:p>25 571,66</text:p>
          </table:table-cell>
          <table:table-cell table:style-name="ce3" table:formula="of:=[.AD25]*0.2" office:value-type="float" office:value="26850.2412881049" calcext:value-type="float">
            <text:p>26 850,24</text:p>
          </table:table-cell>
          <table:table-cell table:style-name="ce3" table:formula="of:=[.AE25]*0.2" office:value-type="float" office:value="28192.7533525101" calcext:value-type="float">
            <text:p>28 192,75</text:p>
          </table:table-cell>
          <table:table-cell table:style-name="ce3" table:formula="of:=[.AF25]*0.2" office:value-type="float" office:value="29602.3910201356" calcext:value-type="float">
            <text:p>29 602,39</text:p>
          </table:table-cell>
          <table:table-cell table:style-name="ce3" table:formula="of:=[.AG25]*0.2" office:value-type="float" office:value="31082.5105711424" calcext:value-type="float">
            <text:p>31 082,51</text:p>
          </table:table-cell>
          <table:table-cell table:style-name="ce3" table:formula="of:=[.AH25]*0.2" office:value-type="float" office:value="32636.6360996996" calcext:value-type="float">
            <text:p>32 636,64</text:p>
          </table:table-cell>
          <table:table-cell table:style-name="ce3" table:formula="of:=[.AI25]*0.2" office:value-type="float" office:value="34268.4679046845" calcext:value-type="float">
            <text:p>34 268,47</text:p>
          </table:table-cell>
          <table:table-cell table:style-name="ce3" table:formula="of:=[.AJ25]*0.2" office:value-type="float" office:value="35981.8912999188" calcext:value-type="float">
            <text:p>35 981,89</text:p>
          </table:table-cell>
          <table:table-cell table:style-name="ce3" table:formula="of:=[.AK25]*0.2" office:value-type="float" office:value="37780.9858649147" calcext:value-type="float">
            <text:p>37 780,99</text:p>
          </table:table-cell>
          <table:table-cell table:style-name="ce3" table:formula="of:=[.AL25]*0.2" office:value-type="float" office:value="39670.0351581604" calcext:value-type="float">
            <text:p>39 670,04</text:p>
          </table:table-cell>
          <table:table-cell table:style-name="ce3" table:formula="of:=[.AM25]*0.2" office:value-type="float" office:value="41653.5369160685" calcext:value-type="float">
            <text:p>41 653,54</text:p>
          </table:table-cell>
          <table:table-cell table:style-name="ce3" table:formula="of:=[.AN25]*0.2" office:value-type="float" office:value="43736.2137618719" calcext:value-type="float">
            <text:p>43 736,21</text:p>
          </table:table-cell>
          <table:table-cell table:style-name="ce3" table:formula="of:=SUM([.AC28:.AN28])" office:value-type="float" office:value="407027.321606835" calcext:value-type="float">
            <text:p>407 027,32</text:p>
          </table:table-cell>
        </table:table-row>
        <table:table-row table:style-name="ro1">
          <table:table-cell/>
          <table:table-cell table:style-name="ce4" office:value-type="string" calcext:value-type="string">
            <text:p>Reach</text:p>
          </table:table-cell>
          <table:table-cell table:style-name="ce2" table:formula="of:=[.C30]+[.C31]+[.C32]" office:value-type="float" office:value="282857.142857143" calcext:value-type="float">
            <text:p>282 857</text:p>
          </table:table-cell>
          <table:table-cell table:style-name="ce2" table:formula="of:=[.D30]+[.D31]+[.D32]" office:value-type="float" office:value="274285.714285714" calcext:value-type="float">
            <text:p>274 286</text:p>
          </table:table-cell>
          <table:table-cell table:style-name="ce2" table:formula="of:=[.E30]+[.E31]+[.E32]" office:value-type="float" office:value="318857.142857143" calcext:value-type="float">
            <text:p>318 857</text:p>
          </table:table-cell>
          <table:table-cell table:style-name="ce2" table:formula="of:=[.F30]+[.F31]+[.F32]" office:value-type="float" office:value="378514.285714286" calcext:value-type="float">
            <text:p>378 514</text:p>
          </table:table-cell>
          <table:table-cell table:style-name="ce2" table:formula="of:=[.G30]+[.G31]+[.G32]" office:value-type="float" office:value="454217.142857143" calcext:value-type="float">
            <text:p>454 217</text:p>
          </table:table-cell>
          <table:table-cell table:style-name="ce2" table:formula="of:=[.H30]+[.H31]+[.H32]" office:value-type="float" office:value="545060.571428571" calcext:value-type="float">
            <text:p>545 061</text:p>
          </table:table-cell>
          <table:table-cell table:style-name="ce2" table:formula="of:=[.I30]+[.I31]+[.I32]" office:value-type="float" office:value="654072.685714286" calcext:value-type="float">
            <text:p>654 073</text:p>
          </table:table-cell>
          <table:table-cell table:style-name="ce2" table:formula="of:=[.J30]+[.J31]+[.J32]" office:value-type="float" office:value="784887.222857143" calcext:value-type="float">
            <text:p>784 887</text:p>
          </table:table-cell>
          <table:table-cell table:style-name="ce2" table:formula="of:=[.K30]+[.K31]+[.K32]" office:value-type="float" office:value="941864.667428571" calcext:value-type="float">
            <text:p>941 865</text:p>
          </table:table-cell>
          <table:table-cell table:style-name="ce2" table:formula="of:=[.L30]+[.L31]+[.L32]" office:value-type="float" office:value="1130237.60091429" calcext:value-type="float">
            <text:p>1 130 238</text:p>
          </table:table-cell>
          <table:table-cell table:style-name="ce2" table:formula="of:=[.M30]+[.M31]+[.M32]" office:value-type="float" office:value="1356285.12109714" calcext:value-type="float">
            <text:p>1 356 285</text:p>
          </table:table-cell>
          <table:table-cell table:style-name="ce2" table:formula="of:=[.N30]+[.N31]+[.N32]" office:value-type="float" office:value="1627542.14531657" calcext:value-type="float">
            <text:p>1 627 542</text:p>
          </table:table-cell>
          <table:table-cell table:style-name="ce3" table:formula="of:=SUM([.C29:.N29])" office:value-type="float" office:value="8748681.443328" calcext:value-type="float">
            <text:p>8 748 681,44</text:p>
          </table:table-cell>
          <table:table-cell table:style-name="ce2" table:formula="of:=[.P30]+[.P31]+[.P32]" office:value-type="float" office:value="1953050.57437989" calcext:value-type="float">
            <text:p>1 953 051</text:p>
          </table:table-cell>
          <table:table-cell table:style-name="ce2" table:formula="of:=[.Q30]+[.Q31]+[.Q32]" office:value-type="float" office:value="2343660.68925586" calcext:value-type="float">
            <text:p>2 343 661</text:p>
          </table:table-cell>
          <table:table-cell table:style-name="ce2" table:formula="of:=[.R30]+[.R31]+[.R32]" office:value-type="float" office:value="2812392.82710703" calcext:value-type="float">
            <text:p>2 812 393</text:p>
          </table:table-cell>
          <table:table-cell table:style-name="ce2" table:formula="of:=[.S30]+[.S31]+[.S32]" office:value-type="float" office:value="3374871.39252844" calcext:value-type="float">
            <text:p>3 374 871</text:p>
          </table:table-cell>
          <table:table-cell table:style-name="ce2" table:formula="of:=[.T30]+[.T31]+[.T32]" office:value-type="float" office:value="4049845.67103413" calcext:value-type="float">
            <text:p>4 049 846</text:p>
          </table:table-cell>
          <table:table-cell table:style-name="ce2" table:formula="of:=[.U30]+[.U31]+[.U32]" office:value-type="float" office:value="4859814.80524096" calcext:value-type="float">
            <text:p>4 859 815</text:p>
          </table:table-cell>
          <table:table-cell table:style-name="ce2" table:formula="of:=[.V30]+[.V31]+[.V32]" office:value-type="float" office:value="5831777.76628915" calcext:value-type="float">
            <text:p>5 831 778</text:p>
          </table:table-cell>
          <table:table-cell table:style-name="ce2" table:formula="of:=[.W30]+[.W31]+[.W32]" office:value-type="float" office:value="6998133.31954698" calcext:value-type="float">
            <text:p>6 998 133</text:p>
          </table:table-cell>
          <table:table-cell table:style-name="ce2" table:formula="of:=[.X30]+[.X31]+[.X32]" office:value-type="float" office:value="8397759.98345637" calcext:value-type="float">
            <text:p>8 397 760</text:p>
          </table:table-cell>
          <table:table-cell table:style-name="ce2" table:formula="of:=[.Y30]+[.Y31]+[.Y32]" office:value-type="float" office:value="8817647.98262919" calcext:value-type="float">
            <text:p>8 817 648</text:p>
          </table:table-cell>
          <table:table-cell table:style-name="ce2" table:formula="of:=[.Z30]+[.Z31]+[.Z32]" office:value-type="float" office:value="9699412.78089211" calcext:value-type="float">
            <text:p>9 699 413</text:p>
          </table:table-cell>
          <table:table-cell table:style-name="ce2" table:formula="of:=[.AA30]+[.AA31]+[.AA32]" office:value-type="float" office:value="10669354.0589813" calcext:value-type="float">
            <text:p>10 669 354</text:p>
          </table:table-cell>
          <table:table-cell table:style-name="ce3" table:formula="of:=SUM([.P29:.AA29])" office:value-type="float" office:value="69807721.8513414" calcext:value-type="float">
            <text:p>69 807 721,85</text:p>
          </table:table-cell>
          <table:table-cell table:style-name="ce2" table:formula="of:=[.AC30]+[.AC31]+[.AC32]" office:value-type="float" office:value="11202821.7619304" calcext:value-type="float">
            <text:p>11 202 822</text:p>
          </table:table-cell>
          <table:table-cell table:style-name="ce2" table:formula="of:=[.AD30]+[.AD31]+[.AD32]" office:value-type="float" office:value="11762962.8500269" calcext:value-type="float">
            <text:p>11 762 963</text:p>
          </table:table-cell>
          <table:table-cell table:style-name="ce2" table:formula="of:=[.AE30]+[.AE31]+[.AE32]" office:value-type="float" office:value="12351110.9925283" calcext:value-type="float">
            <text:p>12 351 111</text:p>
          </table:table-cell>
          <table:table-cell table:style-name="ce2" table:formula="of:=[.AF30]+[.AF31]+[.AF32]" office:value-type="float" office:value="12968666.5421547" calcext:value-type="float">
            <text:p>12 968 667</text:p>
          </table:table-cell>
          <table:table-cell table:style-name="ce2" table:formula="of:=[.AG30]+[.AG31]+[.AG32]" office:value-type="float" office:value="13617099.8692624" calcext:value-type="float">
            <text:p>13 617 100</text:p>
          </table:table-cell>
          <table:table-cell table:style-name="ce2" table:formula="of:=[.AH30]+[.AH31]+[.AH32]" office:value-type="float" office:value="14297954.8627255" calcext:value-type="float">
            <text:p>14 297 955</text:p>
          </table:table-cell>
          <table:table-cell table:style-name="ce2" table:formula="of:=[.AI30]+[.AI31]+[.AI32]" office:value-type="float" office:value="15012852.6058618" calcext:value-type="float">
            <text:p>15 012 853</text:p>
          </table:table-cell>
          <table:table-cell table:style-name="ce2" table:formula="of:=[.AJ30]+[.AJ31]+[.AJ32]" office:value-type="float" office:value="15763495.2361549" calcext:value-type="float">
            <text:p>15 763 495</text:p>
          </table:table-cell>
          <table:table-cell table:style-name="ce2" table:formula="of:=[.AK30]+[.AK31]+[.AK32]" office:value-type="float" office:value="16551669.9979626" calcext:value-type="float">
            <text:p>16 551 670</text:p>
          </table:table-cell>
          <table:table-cell table:style-name="ce2" table:formula="of:=[.AL30]+[.AL31]+[.AL32]" office:value-type="float" office:value="17379253.4978608" calcext:value-type="float">
            <text:p>17 379 253</text:p>
          </table:table-cell>
          <table:table-cell table:style-name="ce2" table:formula="of:=[.AM30]+[.AM31]+[.AM32]" office:value-type="float" office:value="18248216.1727538" calcext:value-type="float">
            <text:p>18 248 216</text:p>
          </table:table-cell>
          <table:table-cell table:style-name="ce2" table:formula="of:=[.AN30]+[.AN31]+[.AN32]" office:value-type="float" office:value="19160626.9813915" calcext:value-type="float">
            <text:p>19 160 627</text:p>
          </table:table-cell>
          <table:table-cell table:style-name="ce3" table:formula="of:=SUM([.AC29:.AN29])" office:value-type="float" office:value="178316731.370613" calcext:value-type="float">
            <text:p>178 316 731,37</text:p>
          </table:table-cell>
        </table:table-row>
        <table:table-row table:style-name="ro1">
          <table:table-cell/>
          <table:table-cell office:value-type="string" calcext:value-type="string">
            <text:p>Ads Reach</text:p>
          </table:table-cell>
          <table:table-cell table:style-name="ce2" table:formula="of:=[.C26]/[.$M$5]*1000" office:value-type="float" office:value="240000" calcext:value-type="float">
            <text:p>240 000</text:p>
          </table:table-cell>
          <table:table-cell table:style-name="ce2" table:formula="of:=[.D26]/[.$M$5]*1000" office:value-type="float" office:value="210000" calcext:value-type="float">
            <text:p>210 000</text:p>
          </table:table-cell>
          <table:table-cell table:style-name="ce2" table:formula="of:=[.E26]/[.$M$5]*1000" office:value-type="float" office:value="216000" calcext:value-type="float">
            <text:p>216 000</text:p>
          </table:table-cell>
          <table:table-cell table:style-name="ce2" table:formula="of:=[.F26]/[.$M$5]*1000" office:value-type="float" office:value="259200" calcext:value-type="float">
            <text:p>259 200</text:p>
          </table:table-cell>
          <table:table-cell table:style-name="ce2" table:formula="of:=[.G26]/[.$M$5]*1000" office:value-type="float" office:value="311040" calcext:value-type="float">
            <text:p>311 040</text:p>
          </table:table-cell>
          <table:table-cell table:style-name="ce2" table:formula="of:=[.H26]/[.$M$5]*1000" office:value-type="float" office:value="373248" calcext:value-type="float">
            <text:p>373 248</text:p>
          </table:table-cell>
          <table:table-cell table:style-name="ce2" table:formula="of:=[.I26]/[.$M$5]*1000" office:value-type="float" office:value="447897.6" calcext:value-type="float">
            <text:p>447 898</text:p>
          </table:table-cell>
          <table:table-cell table:style-name="ce2" table:formula="of:=[.J26]/[.$M$5]*1000" office:value-type="float" office:value="537477.12" calcext:value-type="float">
            <text:p>537 477</text:p>
          </table:table-cell>
          <table:table-cell table:style-name="ce2" table:formula="of:=[.K26]/[.$M$5]*1000" office:value-type="float" office:value="644972.544" calcext:value-type="float">
            <text:p>644 973</text:p>
          </table:table-cell>
          <table:table-cell table:style-name="ce2" table:formula="of:=[.L26]/[.$M$5]*1000" office:value-type="float" office:value="773967.0528" calcext:value-type="float">
            <text:p>773 967</text:p>
          </table:table-cell>
          <table:table-cell table:style-name="ce2" table:formula="of:=[.M26]/[.$M$5]*1000" office:value-type="float" office:value="928760.46336" calcext:value-type="float">
            <text:p>928 760</text:p>
          </table:table-cell>
          <table:table-cell table:style-name="ce2" table:formula="of:=[.N26]/[.$M$5]*1000" office:value-type="float" office:value="1114512.556032" calcext:value-type="float">
            <text:p>1 114 513</text:p>
          </table:table-cell>
          <table:table-cell table:style-name="ce2" table:formula="of:=SUM([.C30:.N30])" office:value-type="float" office:value="6057075.336192" calcext:value-type="float">
            <text:p>6 057 075</text:p>
          </table:table-cell>
          <table:table-cell table:style-name="ce2" table:formula="of:=[.P26]/[.$M$5]*1000" office:value-type="float" office:value="1337415.0672384" calcext:value-type="float">
            <text:p>1 337 415</text:p>
          </table:table-cell>
          <table:table-cell table:style-name="ce2" table:formula="of:=[.Q26]/[.$M$5]*1000" office:value-type="float" office:value="1604898.08068608" calcext:value-type="float">
            <text:p>1 604 898</text:p>
          </table:table-cell>
          <table:table-cell table:style-name="ce2" table:formula="of:=[.R26]/[.$M$5]*1000" office:value-type="float" office:value="1925877.6968233" calcext:value-type="float">
            <text:p>1 925 878</text:p>
          </table:table-cell>
          <table:table-cell table:style-name="ce2" table:formula="of:=[.S26]/[.$M$5]*1000" office:value-type="float" office:value="2311053.23618795" calcext:value-type="float">
            <text:p>2 311 053</text:p>
          </table:table-cell>
          <table:table-cell table:style-name="ce2" table:formula="of:=[.T26]/[.$M$5]*1000" office:value-type="float" office:value="2773263.88342554" calcext:value-type="float">
            <text:p>2 773 264</text:p>
          </table:table-cell>
          <table:table-cell table:style-name="ce2" table:formula="of:=[.U26]/[.$M$5]*1000" office:value-type="float" office:value="3327916.66011065" calcext:value-type="float">
            <text:p>3 327 917</text:p>
          </table:table-cell>
          <table:table-cell table:style-name="ce2" table:formula="of:=[.V26]/[.$M$5]*1000" office:value-type="float" office:value="3993499.99213278" calcext:value-type="float">
            <text:p>3 993 500</text:p>
          </table:table-cell>
          <table:table-cell table:style-name="ce2" table:formula="of:=[.W26]/[.$M$5]*1000" office:value-type="float" office:value="4792199.99055934" calcext:value-type="float">
            <text:p>4 792 200</text:p>
          </table:table-cell>
          <table:table-cell table:style-name="ce2" table:formula="of:=[.X26]/[.$M$5]*1000" office:value-type="float" office:value="5750639.98867121" calcext:value-type="float">
            <text:p>5 750 640</text:p>
          </table:table-cell>
          <table:table-cell table:style-name="ce2" table:formula="of:=[.Y26]/[.$M$5]*1000" office:value-type="float" office:value="6038171.98810477" calcext:value-type="float">
            <text:p>6 038 172</text:p>
          </table:table-cell>
          <table:table-cell table:style-name="ce2" table:formula="of:=[.Z26]/[.$M$5]*1000" office:value-type="float" office:value="6641989.18691525" calcext:value-type="float">
            <text:p>6 641 989</text:p>
          </table:table-cell>
          <table:table-cell table:style-name="ce2" table:formula="of:=[.AA26]/[.$M$5]*1000" office:value-type="float" office:value="7306188.10560677" calcext:value-type="float">
            <text:p>7 306 188</text:p>
          </table:table-cell>
          <table:table-cell table:style-name="ce2" table:formula="of:=SUM([.P30:.AA30])" office:value-type="float" office:value="47803113.8764621" calcext:value-type="float">
            <text:p>47 803 114</text:p>
          </table:table-cell>
          <table:table-cell table:style-name="ce2" table:formula="of:=[.AC26]/[.$M$5]*1000" office:value-type="float" office:value="7671497.51088711" calcext:value-type="float">
            <text:p>7 671 498</text:p>
          </table:table-cell>
          <table:table-cell table:style-name="ce2" table:formula="of:=[.AD26]/[.$M$5]*1000" office:value-type="float" office:value="8055072.38643147" calcext:value-type="float">
            <text:p>8 055 072</text:p>
          </table:table-cell>
          <table:table-cell table:style-name="ce2" table:formula="of:=[.AE26]/[.$M$5]*1000" office:value-type="float" office:value="8457826.00575304" calcext:value-type="float">
            <text:p>8 457 826</text:p>
          </table:table-cell>
          <table:table-cell table:style-name="ce2" table:formula="of:=[.AF26]/[.$M$5]*1000" office:value-type="float" office:value="8880717.30604069" calcext:value-type="float">
            <text:p>8 880 717</text:p>
          </table:table-cell>
          <table:table-cell table:style-name="ce2" table:formula="of:=[.AG26]/[.$M$5]*1000" office:value-type="float" office:value="9324753.17134273" calcext:value-type="float">
            <text:p>9 324 753</text:p>
          </table:table-cell>
          <table:table-cell table:style-name="ce2" table:formula="of:=[.AH26]/[.$M$5]*1000" office:value-type="float" office:value="9790990.82990986" calcext:value-type="float">
            <text:p>9 790 991</text:p>
          </table:table-cell>
          <table:table-cell table:style-name="ce2" table:formula="of:=[.AI26]/[.$M$5]*1000" office:value-type="float" office:value="10280540.3714054" calcext:value-type="float">
            <text:p>10 280 540</text:p>
          </table:table-cell>
          <table:table-cell table:style-name="ce2" table:formula="of:=[.AJ26]/[.$M$5]*1000" office:value-type="float" office:value="10794567.3899756" calcext:value-type="float">
            <text:p>10 794 567</text:p>
          </table:table-cell>
          <table:table-cell table:style-name="ce2" table:formula="of:=[.AK26]/[.$M$5]*1000" office:value-type="float" office:value="11334295.7594744" calcext:value-type="float">
            <text:p>11 334 296</text:p>
          </table:table-cell>
          <table:table-cell table:style-name="ce2" table:formula="of:=[.AL26]/[.$M$5]*1000" office:value-type="float" office:value="11901010.5474481" calcext:value-type="float">
            <text:p>11 901 011</text:p>
          </table:table-cell>
          <table:table-cell table:style-name="ce2" table:formula="of:=[.AM26]/[.$M$5]*1000" office:value-type="float" office:value="12496061.0748205" calcext:value-type="float">
            <text:p>12 496 061</text:p>
          </table:table-cell>
          <table:table-cell table:style-name="ce2" table:formula="of:=[.AN26]/[.$M$5]*1000" office:value-type="float" office:value="13120864.1285616" calcext:value-type="float">
            <text:p>13 120 864</text:p>
          </table:table-cell>
          <table:table-cell table:style-name="ce2" table:formula="of:=SUM([.AC30:.AN30])" office:value-type="float" office:value="122108196.482051" calcext:value-type="float">
            <text:p>122 108 196</text:p>
          </table:table-cell>
        </table:table-row>
        <table:table-row table:style-name="ro1">
          <table:table-cell/>
          <table:table-cell office:value-type="string" calcext:value-type="string">
            <text:p>Partnerships Reach</text:p>
          </table:table-cell>
          <table:table-cell table:style-name="ce2" table:formula="of:=[.C27]/[.$N$5]*1000" office:value-type="float" office:value="42857.1428571429" calcext:value-type="float">
            <text:p>42 857</text:p>
          </table:table-cell>
          <table:table-cell table:style-name="ce2" table:formula="of:=[.D27]/[.$N$5]*1000" office:value-type="float" office:value="64285.7142857143" calcext:value-type="float">
            <text:p>64 286</text:p>
          </table:table-cell>
          <table:table-cell table:style-name="ce2" table:formula="of:=[.E27]/[.$N$5]*1000" office:value-type="float" office:value="102857.142857143" calcext:value-type="float">
            <text:p>102 857</text:p>
          </table:table-cell>
          <table:table-cell table:style-name="ce2" table:formula="of:=[.F27]/[.$N$5]*1000" office:value-type="float" office:value="61714.2857142857" calcext:value-type="float">
            <text:p>61 714</text:p>
          </table:table-cell>
          <table:table-cell table:style-name="ce2" table:formula="of:=[.G27]/[.$N$5]*1000" office:value-type="float" office:value="74057.1428571429" calcext:value-type="float">
            <text:p>74 057</text:p>
          </table:table-cell>
          <table:table-cell table:style-name="ce2" table:formula="of:=[.H27]/[.$N$5]*1000" office:value-type="float" office:value="88868.5714285714" calcext:value-type="float">
            <text:p>88 869</text:p>
          </table:table-cell>
          <table:table-cell table:style-name="ce2" table:formula="of:=[.I27]/[.$N$5]*1000" office:value-type="float" office:value="106642.285714286" calcext:value-type="float">
            <text:p>106 642</text:p>
          </table:table-cell>
          <table:table-cell table:style-name="ce2" table:formula="of:=[.J27]/[.$N$5]*1000" office:value-type="float" office:value="127970.742857143" calcext:value-type="float">
            <text:p>127 971</text:p>
          </table:table-cell>
          <table:table-cell table:style-name="ce2" table:formula="of:=[.K27]/[.$N$5]*1000" office:value-type="float" office:value="153564.891428571" calcext:value-type="float">
            <text:p>153 565</text:p>
          </table:table-cell>
          <table:table-cell table:style-name="ce2" table:formula="of:=[.L27]/[.$N$5]*1000" office:value-type="float" office:value="184277.869714286" calcext:value-type="float">
            <text:p>184 278</text:p>
          </table:table-cell>
          <table:table-cell table:style-name="ce2" table:formula="of:=[.M27]/[.$N$5]*1000" office:value-type="float" office:value="221133.443657143" calcext:value-type="float">
            <text:p>221 133</text:p>
          </table:table-cell>
          <table:table-cell table:style-name="ce2" table:formula="of:=[.N27]/[.$N$5]*1000" office:value-type="float" office:value="265360.132388571" calcext:value-type="float">
            <text:p>265 360</text:p>
          </table:table-cell>
          <table:table-cell table:style-name="ce2" table:formula="of:=SUM([.C31:.N31])" office:value-type="float" office:value="1493589.36576" calcext:value-type="float">
            <text:p>1 493 589</text:p>
          </table:table-cell>
          <table:table-cell table:style-name="ce2" table:formula="of:=[.P27]/[.$N$5]*1000" office:value-type="float" office:value="318432.158866286" calcext:value-type="float">
            <text:p>318 432</text:p>
          </table:table-cell>
          <table:table-cell table:style-name="ce2" table:formula="of:=[.Q27]/[.$N$5]*1000" office:value-type="float" office:value="382118.590639543" calcext:value-type="float">
            <text:p>382 119</text:p>
          </table:table-cell>
          <table:table-cell table:style-name="ce2" table:formula="of:=[.R27]/[.$N$5]*1000" office:value-type="float" office:value="458542.308767451" calcext:value-type="float">
            <text:p>458 542</text:p>
          </table:table-cell>
          <table:table-cell table:style-name="ce2" table:formula="of:=[.S27]/[.$N$5]*1000" office:value-type="float" office:value="550250.770520942" calcext:value-type="float">
            <text:p>550 251</text:p>
          </table:table-cell>
          <table:table-cell table:style-name="ce2" table:formula="of:=[.T27]/[.$N$5]*1000" office:value-type="float" office:value="660300.92462513" calcext:value-type="float">
            <text:p>660 301</text:p>
          </table:table-cell>
          <table:table-cell table:style-name="ce2" table:formula="of:=[.U27]/[.$N$5]*1000" office:value-type="float" office:value="792361.109550156" calcext:value-type="float">
            <text:p>792 361</text:p>
          </table:table-cell>
          <table:table-cell table:style-name="ce2" table:formula="of:=[.V27]/[.$N$5]*1000" office:value-type="float" office:value="950833.331460187" calcext:value-type="float">
            <text:p>950 833</text:p>
          </table:table-cell>
          <table:table-cell table:style-name="ce2" table:formula="of:=[.W27]/[.$N$5]*1000" office:value-type="float" office:value="1140999.99775222" calcext:value-type="float">
            <text:p>1 141 000</text:p>
          </table:table-cell>
          <table:table-cell table:style-name="ce2" table:formula="of:=[.X27]/[.$N$5]*1000" office:value-type="float" office:value="1369199.99730267" calcext:value-type="float">
            <text:p>1 369 200</text:p>
          </table:table-cell>
          <table:table-cell table:style-name="ce2" table:formula="of:=[.Y27]/[.$N$5]*1000" office:value-type="float" office:value="1437659.9971678" calcext:value-type="float">
            <text:p>1 437 660</text:p>
          </table:table-cell>
          <table:table-cell table:style-name="ce2" table:formula="of:=[.Z27]/[.$N$5]*1000" office:value-type="float" office:value="1581425.99688458" calcext:value-type="float">
            <text:p>1 581 426</text:p>
          </table:table-cell>
          <table:table-cell table:style-name="ce2" table:formula="of:=[.AA27]/[.$N$5]*1000" office:value-type="float" office:value="1739568.59657304" calcext:value-type="float">
            <text:p>1 739 569</text:p>
          </table:table-cell>
          <table:table-cell table:style-name="ce2" table:formula="of:=SUM([.P31:.AA31])" office:value-type="float" office:value="11381693.78011" calcext:value-type="float">
            <text:p>11 381 694</text:p>
          </table:table-cell>
          <table:table-cell table:style-name="ce2" table:formula="of:=[.AC27]/[.$N$5]*1000" office:value-type="float" office:value="1826547.02640169" calcext:value-type="float">
            <text:p>1 826 547</text:p>
          </table:table-cell>
          <table:table-cell table:style-name="ce2" table:formula="of:=[.AD27]/[.$N$5]*1000" office:value-type="float" office:value="1917874.37772178" calcext:value-type="float">
            <text:p>1 917 874</text:p>
          </table:table-cell>
          <table:table-cell table:style-name="ce2" table:formula="of:=[.AE27]/[.$N$5]*1000" office:value-type="float" office:value="2013768.09660787" calcext:value-type="float">
            <text:p>2 013 768</text:p>
          </table:table-cell>
          <table:table-cell table:style-name="ce2" table:formula="of:=[.AF27]/[.$N$5]*1000" office:value-type="float" office:value="2114456.50143826" calcext:value-type="float">
            <text:p>2 114 457</text:p>
          </table:table-cell>
          <table:table-cell table:style-name="ce2" table:formula="of:=[.AG27]/[.$N$5]*1000" office:value-type="float" office:value="2220179.32651017" calcext:value-type="float">
            <text:p>2 220 179</text:p>
          </table:table-cell>
          <table:table-cell table:style-name="ce2" table:formula="of:=[.AH27]/[.$N$5]*1000" office:value-type="float" office:value="2331188.29283568" calcext:value-type="float">
            <text:p>2 331 188</text:p>
          </table:table-cell>
          <table:table-cell table:style-name="ce2" table:formula="of:=[.AI27]/[.$N$5]*1000" office:value-type="float" office:value="2447747.70747747" calcext:value-type="float">
            <text:p>2 447 748</text:p>
          </table:table-cell>
          <table:table-cell table:style-name="ce2" table:formula="of:=[.AJ27]/[.$N$5]*1000" office:value-type="float" office:value="2570135.09285134" calcext:value-type="float">
            <text:p>2 570 135</text:p>
          </table:table-cell>
          <table:table-cell table:style-name="ce2" table:formula="of:=[.AK27]/[.$N$5]*1000" office:value-type="float" office:value="2698641.84749391" calcext:value-type="float">
            <text:p>2 698 642</text:p>
          </table:table-cell>
          <table:table-cell table:style-name="ce2" table:formula="of:=[.AL27]/[.$N$5]*1000" office:value-type="float" office:value="2833573.9398686" calcext:value-type="float">
            <text:p>2 833 574</text:p>
          </table:table-cell>
          <table:table-cell table:style-name="ce2" table:formula="of:=[.AM27]/[.$N$5]*1000" office:value-type="float" office:value="2975252.63686203" calcext:value-type="float">
            <text:p>2 975 253</text:p>
          </table:table-cell>
          <table:table-cell table:style-name="ce2" table:formula="of:=[.AN27]/[.$N$5]*1000" office:value-type="float" office:value="3124015.26870513" calcext:value-type="float">
            <text:p>3 124 015</text:p>
          </table:table-cell>
          <table:table-cell table:style-name="ce2" table:formula="of:=SUM([.AC31:.AN31])" office:value-type="float" office:value="29073380.1147739" calcext:value-type="float">
            <text:p>29 073 380</text:p>
          </table:table-cell>
        </table:table-row>
        <table:table-row table:style-name="ro1">
          <table:table-cell/>
          <table:table-cell office:value-type="string" calcext:value-type="string">
            <text:p>Community events Reach</text:p>
          </table:table-cell>
          <table:table-cell table:style-name="ce2" table:formula="of:=[.C28]/[.$P$5]*1000" office:value-type="float" office:value="0" calcext:value-type="float">
            <text:p>0</text:p>
          </table:table-cell>
          <table:table-cell table:style-name="ce2" table:formula="of:=[.D28]/[.$P$5]*1000" office:value-type="float" office:value="0" calcext:value-type="float">
            <text:p>0</text:p>
          </table:table-cell>
          <table:table-cell table:style-name="ce2" table:formula="of:=[.E28]/[.$P$5]*1000" office:value-type="float" office:value="0" calcext:value-type="float">
            <text:p>0</text:p>
          </table:table-cell>
          <table:table-cell table:style-name="ce2" table:formula="of:=[.F28]/[.$P$5]*1000" office:value-type="float" office:value="57600" calcext:value-type="float">
            <text:p>57 600</text:p>
          </table:table-cell>
          <table:table-cell table:style-name="ce2" table:formula="of:=[.G28]/[.$P$5]*1000" office:value-type="float" office:value="69120" calcext:value-type="float">
            <text:p>69 120</text:p>
          </table:table-cell>
          <table:table-cell table:style-name="ce2" table:formula="of:=[.H28]/[.$P$5]*1000" office:value-type="float" office:value="82944" calcext:value-type="float">
            <text:p>82 944</text:p>
          </table:table-cell>
          <table:table-cell table:style-name="ce2" table:formula="of:=[.I28]/[.$P$5]*1000" office:value-type="float" office:value="99532.8" calcext:value-type="float">
            <text:p>99 533</text:p>
          </table:table-cell>
          <table:table-cell table:style-name="ce2" table:formula="of:=[.J28]/[.$P$5]*1000" office:value-type="float" office:value="119439.36" calcext:value-type="float">
            <text:p>119 439</text:p>
          </table:table-cell>
          <table:table-cell table:style-name="ce2" table:formula="of:=[.K28]/[.$P$5]*1000" office:value-type="float" office:value="143327.232" calcext:value-type="float">
            <text:p>143 327</text:p>
          </table:table-cell>
          <table:table-cell table:style-name="ce2" table:formula="of:=[.L28]/[.$P$5]*1000" office:value-type="float" office:value="171992.6784" calcext:value-type="float">
            <text:p>171 993</text:p>
          </table:table-cell>
          <table:table-cell table:style-name="ce2" table:formula="of:=[.M28]/[.$P$5]*1000" office:value-type="float" office:value="206391.21408" calcext:value-type="float">
            <text:p>206 391</text:p>
          </table:table-cell>
          <table:table-cell table:style-name="ce2" table:formula="of:=[.N28]/[.$P$5]*1000" office:value-type="float" office:value="247669.456896" calcext:value-type="float">
            <text:p>247 669</text:p>
          </table:table-cell>
          <table:table-cell table:style-name="ce2" table:formula="of:=SUM([.C32:.N32])" office:value-type="float" office:value="1198016.741376" calcext:value-type="float">
            <text:p>1 198 017</text:p>
          </table:table-cell>
          <table:table-cell table:style-name="ce2" table:formula="of:=[.P28]/[.$P$5]*1000" office:value-type="float" office:value="297203.3482752" calcext:value-type="float">
            <text:p>297 203</text:p>
          </table:table-cell>
          <table:table-cell table:style-name="ce2" table:formula="of:=[.Q28]/[.$P$5]*1000" office:value-type="float" office:value="356644.01793024" calcext:value-type="float">
            <text:p>356 644</text:p>
          </table:table-cell>
          <table:table-cell table:style-name="ce2" table:formula="of:=[.R28]/[.$P$5]*1000" office:value-type="float" office:value="427972.821516288" calcext:value-type="float">
            <text:p>427 973</text:p>
          </table:table-cell>
          <table:table-cell table:style-name="ce2" table:formula="of:=[.S28]/[.$P$5]*1000" office:value-type="float" office:value="513567.385819545" calcext:value-type="float">
            <text:p>513 567</text:p>
          </table:table-cell>
          <table:table-cell table:style-name="ce2" table:formula="of:=[.T28]/[.$P$5]*1000" office:value-type="float" office:value="616280.862983454" calcext:value-type="float">
            <text:p>616 281</text:p>
          </table:table-cell>
          <table:table-cell table:style-name="ce2" table:formula="of:=[.U28]/[.$P$5]*1000" office:value-type="float" office:value="739537.035580145" calcext:value-type="float">
            <text:p>739 537</text:p>
          </table:table-cell>
          <table:table-cell table:style-name="ce2" table:formula="of:=[.V28]/[.$P$5]*1000" office:value-type="float" office:value="887444.442696174" calcext:value-type="float">
            <text:p>887 444</text:p>
          </table:table-cell>
          <table:table-cell table:style-name="ce2" table:formula="of:=[.W28]/[.$P$5]*1000" office:value-type="float" office:value="1064933.33123541" calcext:value-type="float">
            <text:p>1 064 933</text:p>
          </table:table-cell>
          <table:table-cell table:style-name="ce2" table:formula="of:=[.X28]/[.$P$5]*1000" office:value-type="float" office:value="1277919.99748249" calcext:value-type="float">
            <text:p>1 277 920</text:p>
          </table:table-cell>
          <table:table-cell table:style-name="ce2" table:formula="of:=[.Y28]/[.$P$5]*1000" office:value-type="float" office:value="1341815.99735662" calcext:value-type="float">
            <text:p>1 341 816</text:p>
          </table:table-cell>
          <table:table-cell table:style-name="ce2" table:formula="of:=[.Z28]/[.$P$5]*1000" office:value-type="float" office:value="1475997.59709228" calcext:value-type="float">
            <text:p>1 475 998</text:p>
          </table:table-cell>
          <table:table-cell table:style-name="ce2" table:formula="of:=[.AA28]/[.$P$5]*1000" office:value-type="float" office:value="1623597.35680151" calcext:value-type="float">
            <text:p>1 623 597</text:p>
          </table:table-cell>
          <table:table-cell table:style-name="ce2" table:formula="of:=SUM([.P32:.AA32])" office:value-type="float" office:value="10622914.1947693" calcext:value-type="float">
            <text:p>10 622 914</text:p>
          </table:table-cell>
          <table:table-cell table:style-name="ce2" table:formula="of:=[.AC28]/[.$P$5]*1000" office:value-type="float" office:value="1704777.22464158" calcext:value-type="float">
            <text:p>1 704 777</text:p>
          </table:table-cell>
          <table:table-cell table:style-name="ce2" table:formula="of:=[.AD28]/[.$P$5]*1000" office:value-type="float" office:value="1790016.08587366" calcext:value-type="float">
            <text:p>1 790 016</text:p>
          </table:table-cell>
          <table:table-cell table:style-name="ce2" table:formula="of:=[.AE28]/[.$P$5]*1000" office:value-type="float" office:value="1879516.89016734" calcext:value-type="float">
            <text:p>1 879 517</text:p>
          </table:table-cell>
          <table:table-cell table:style-name="ce2" table:formula="of:=[.AF28]/[.$P$5]*1000" office:value-type="float" office:value="1973492.73467571" calcext:value-type="float">
            <text:p>1 973 493</text:p>
          </table:table-cell>
          <table:table-cell table:style-name="ce2" table:formula="of:=[.AG28]/[.$P$5]*1000" office:value-type="float" office:value="2072167.3714095" calcext:value-type="float">
            <text:p>2 072 167</text:p>
          </table:table-cell>
          <table:table-cell table:style-name="ce2" table:formula="of:=[.AH28]/[.$P$5]*1000" office:value-type="float" office:value="2175775.73997997" calcext:value-type="float">
            <text:p>2 175 776</text:p>
          </table:table-cell>
          <table:table-cell table:style-name="ce2" table:formula="of:=[.AI28]/[.$P$5]*1000" office:value-type="float" office:value="2284564.52697897" calcext:value-type="float">
            <text:p>2 284 565</text:p>
          </table:table-cell>
          <table:table-cell table:style-name="ce2" table:formula="of:=[.AJ28]/[.$P$5]*1000" office:value-type="float" office:value="2398792.75332792" calcext:value-type="float">
            <text:p>2 398 793</text:p>
          </table:table-cell>
          <table:table-cell table:style-name="ce2" table:formula="of:=[.AK28]/[.$P$5]*1000" office:value-type="float" office:value="2518732.39099431" calcext:value-type="float">
            <text:p>2 518 732</text:p>
          </table:table-cell>
          <table:table-cell table:style-name="ce2" table:formula="of:=[.AL28]/[.$P$5]*1000" office:value-type="float" office:value="2644669.01054403" calcext:value-type="float">
            <text:p>2 644 669</text:p>
          </table:table-cell>
          <table:table-cell table:style-name="ce2" table:formula="of:=[.AM28]/[.$P$5]*1000" office:value-type="float" office:value="2776902.46107123" calcext:value-type="float">
            <text:p>2 776 902</text:p>
          </table:table-cell>
          <table:table-cell table:style-name="ce2" table:formula="of:=[.AN28]/[.$P$5]*1000" office:value-type="float" office:value="2915747.58412479" calcext:value-type="float">
            <text:p>2 915 748</text:p>
          </table:table-cell>
          <table:table-cell table:style-name="ce2" table:formula="of:=SUM([.AC32:.AN32])" office:value-type="float" office:value="27135154.773789" calcext:value-type="float">
            <text:p>27 135 155</text:p>
          </table:table-cell>
        </table:table-row>
        <table:table-row table:style-name="ro1">
          <table:table-cell/>
          <table:table-cell table:style-name="ce4" office:value-type="string" calcext:value-type="string">
            <text:p>Engaged Users</text:p>
          </table:table-cell>
          <table:table-cell table:style-name="ce2" table:formula="of:=[.C30]*[.$M$4]+[.C31]*[.$N$4]+[.C32]*[.$P$4]" office:value-type="float" office:value="7285.71428571429" calcext:value-type="float">
            <text:p>7 286</text:p>
          </table:table-cell>
          <table:table-cell table:style-name="ce2" table:formula="of:=[.D30]*[.$M$4]+[.D31]*[.$N$4]+[.D32]*[.$P$4]" office:value-type="float" office:value="7178.57142857143" calcext:value-type="float">
            <text:p>7 179</text:p>
          </table:table-cell>
          <table:table-cell table:style-name="ce2" table:formula="of:=[.E30]*[.$M$4]+[.E31]*[.$N$4]+[.E32]*[.$P$4]" office:value-type="float" office:value="8485.71428571429" calcext:value-type="float">
            <text:p>8 486</text:p>
          </table:table-cell>
          <table:table-cell table:style-name="ce2" table:formula="of:=[.F30]*[.$M$4]+[.F31]*[.$N$4]+[.F32]*[.$P$4]" office:value-type="float" office:value="10059.4285714286" calcext:value-type="float">
            <text:p>10 059</text:p>
          </table:table-cell>
          <table:table-cell table:style-name="ce2" table:formula="of:=[.G30]*[.$M$4]+[.G31]*[.$N$4]+[.G32]*[.$P$4]" office:value-type="float" office:value="12071.3142857143" calcext:value-type="float">
            <text:p>12 071</text:p>
          </table:table-cell>
          <table:table-cell table:style-name="ce2" table:formula="of:=[.H30]*[.$M$4]+[.H31]*[.$N$4]+[.H32]*[.$P$4]" office:value-type="float" office:value="14485.5771428571" calcext:value-type="float">
            <text:p>14 486</text:p>
          </table:table-cell>
          <table:table-cell table:style-name="ce2" table:formula="of:=[.I30]*[.$M$4]+[.I31]*[.$N$4]+[.I32]*[.$P$4]" office:value-type="float" office:value="17382.6925714286" calcext:value-type="float">
            <text:p>17 383</text:p>
          </table:table-cell>
          <table:table-cell table:style-name="ce2" table:formula="of:=[.J30]*[.$M$4]+[.J31]*[.$N$4]+[.J32]*[.$P$4]" office:value-type="float" office:value="20859.2310857143" calcext:value-type="float">
            <text:p>20 859</text:p>
          </table:table-cell>
          <table:table-cell table:style-name="ce2" table:formula="of:=[.K30]*[.$M$4]+[.K31]*[.$N$4]+[.K32]*[.$P$4]" office:value-type="float" office:value="25031.0773028571" calcext:value-type="float">
            <text:p>25 031</text:p>
          </table:table-cell>
          <table:table-cell table:style-name="ce2" table:formula="of:=[.L30]*[.$M$4]+[.L31]*[.$N$4]+[.L32]*[.$P$4]" office:value-type="float" office:value="30037.2927634286" calcext:value-type="float">
            <text:p>30 037</text:p>
          </table:table-cell>
          <table:table-cell table:style-name="ce2" table:formula="of:=[.M30]*[.$M$4]+[.M31]*[.$N$4]+[.M32]*[.$P$4]" office:value-type="float" office:value="36044.7513161143" calcext:value-type="float">
            <text:p>36 045</text:p>
          </table:table-cell>
          <table:table-cell table:style-name="ce2" table:formula="of:=[.N30]*[.$M$4]+[.N31]*[.$N$4]+[.N32]*[.$P$4]" office:value-type="float" office:value="43253.7015793371" calcext:value-type="float">
            <text:p>43 254</text:p>
          </table:table-cell>
          <table:table-cell table:style-name="ce3" table:formula="of:=SUM([.C33:.N33])" office:value-type="float" office:value="232175.06661888" calcext:value-type="float">
            <text:p>232 175,07</text:p>
          </table:table-cell>
          <table:table-cell table:style-name="ce2" table:formula="of:=[.P30]*[.$M$4]+[.P31]*[.$N$4]+[.P32]*[.$P$4]" office:value-type="float" office:value="51904.4418952046" calcext:value-type="float">
            <text:p>51 904</text:p>
          </table:table-cell>
          <table:table-cell table:style-name="ce2" table:formula="of:=[.Q30]*[.$M$4]+[.Q31]*[.$N$4]+[.Q32]*[.$P$4]" office:value-type="float" office:value="62285.3302742455" calcext:value-type="float">
            <text:p>62 285</text:p>
          </table:table-cell>
          <table:table-cell table:style-name="ce2" table:formula="of:=[.R30]*[.$M$4]+[.R31]*[.$N$4]+[.R32]*[.$P$4]" office:value-type="float" office:value="74742.3963290946" calcext:value-type="float">
            <text:p>74 742</text:p>
          </table:table-cell>
          <table:table-cell table:style-name="ce2" table:formula="of:=[.S30]*[.$M$4]+[.S31]*[.$N$4]+[.S32]*[.$P$4]" office:value-type="float" office:value="89690.8755949135" calcext:value-type="float">
            <text:p>89 691</text:p>
          </table:table-cell>
          <table:table-cell table:style-name="ce2" table:formula="of:=[.T30]*[.$M$4]+[.T31]*[.$N$4]+[.T32]*[.$P$4]" office:value-type="float" office:value="107629.050713896" calcext:value-type="float">
            <text:p>107 629</text:p>
          </table:table-cell>
          <table:table-cell table:style-name="ce2" table:formula="of:=[.U30]*[.$M$4]+[.U31]*[.$N$4]+[.U32]*[.$P$4]" office:value-type="float" office:value="129154.860856675" calcext:value-type="float">
            <text:p>129 155</text:p>
          </table:table-cell>
          <table:table-cell table:style-name="ce2" table:formula="of:=[.V30]*[.$M$4]+[.V31]*[.$N$4]+[.V32]*[.$P$4]" office:value-type="float" office:value="154985.83302801" calcext:value-type="float">
            <text:p>154 986</text:p>
          </table:table-cell>
          <table:table-cell table:style-name="ce2" table:formula="of:=[.W30]*[.$M$4]+[.W31]*[.$N$4]+[.W32]*[.$P$4]" office:value-type="float" office:value="185982.999633613" calcext:value-type="float">
            <text:p>185 983</text:p>
          </table:table-cell>
          <table:table-cell table:style-name="ce2" table:formula="of:=[.X30]*[.$M$4]+[.X31]*[.$N$4]+[.X32]*[.$P$4]" office:value-type="float" office:value="223179.599560335" calcext:value-type="float">
            <text:p>223 180</text:p>
          </table:table-cell>
          <table:table-cell table:style-name="ce2" table:formula="of:=[.Y30]*[.$M$4]+[.Y31]*[.$N$4]+[.Y32]*[.$P$4]" office:value-type="float" office:value="234338.579538352" calcext:value-type="float">
            <text:p>234 339</text:p>
          </table:table-cell>
          <table:table-cell table:style-name="ce2" table:formula="of:=[.Z30]*[.$M$4]+[.Z31]*[.$N$4]+[.Z32]*[.$P$4]" office:value-type="float" office:value="257772.437492187" calcext:value-type="float">
            <text:p>257 772</text:p>
          </table:table-cell>
          <table:table-cell table:style-name="ce2" table:formula="of:=[.AA30]*[.$M$4]+[.AA31]*[.$N$4]+[.AA32]*[.$P$4]" office:value-type="float" office:value="283549.681241406" calcext:value-type="float">
            <text:p>283 550</text:p>
          </table:table-cell>
          <table:table-cell table:style-name="ce3" table:formula="of:=SUM([.P33:.AA33])" office:value-type="float" office:value="1855216.08615793" calcext:value-type="float">
            <text:p>1 855 216,09</text:p>
          </table:table-cell>
          <table:table-cell table:style-name="ce2" table:formula="of:=[.AC30]*[.$M$4]+[.AC31]*[.$N$4]+[.AC32]*[.$P$4]" office:value-type="float" office:value="297727.165303476" calcext:value-type="float">
            <text:p>297 727</text:p>
          </table:table-cell>
          <table:table-cell table:style-name="ce2" table:formula="of:=[.AD30]*[.$M$4]+[.AD31]*[.$N$4]+[.AD32]*[.$P$4]" office:value-type="float" office:value="312613.52356865" calcext:value-type="float">
            <text:p>312 614</text:p>
          </table:table-cell>
          <table:table-cell table:style-name="ce2" table:formula="of:=[.AE30]*[.$M$4]+[.AE31]*[.$N$4]+[.AE32]*[.$P$4]" office:value-type="float" office:value="328244.199747082" calcext:value-type="float">
            <text:p>328 244</text:p>
          </table:table-cell>
          <table:table-cell table:style-name="ce2" table:formula="of:=[.AF30]*[.$M$4]+[.AF31]*[.$N$4]+[.AF32]*[.$P$4]" office:value-type="float" office:value="344656.409734436" calcext:value-type="float">
            <text:p>344 656</text:p>
          </table:table-cell>
          <table:table-cell table:style-name="ce2" table:formula="of:=[.AG30]*[.$M$4]+[.AG31]*[.$N$4]+[.AG32]*[.$P$4]" office:value-type="float" office:value="361889.230221158" calcext:value-type="float">
            <text:p>361 889</text:p>
          </table:table-cell>
          <table:table-cell table:style-name="ce2" table:formula="of:=[.AH30]*[.$M$4]+[.AH31]*[.$N$4]+[.AH32]*[.$P$4]" office:value-type="float" office:value="379983.691732216" calcext:value-type="float">
            <text:p>379 984</text:p>
          </table:table-cell>
          <table:table-cell table:style-name="ce2" table:formula="of:=[.AI30]*[.$M$4]+[.AI31]*[.$N$4]+[.AI32]*[.$P$4]" office:value-type="float" office:value="398982.876318827" calcext:value-type="float">
            <text:p>398 983</text:p>
          </table:table-cell>
          <table:table-cell table:style-name="ce2" table:formula="of:=[.AJ30]*[.$M$4]+[.AJ31]*[.$N$4]+[.AJ32]*[.$P$4]" office:value-type="float" office:value="418932.020134768" calcext:value-type="float">
            <text:p>418 932</text:p>
          </table:table-cell>
          <table:table-cell table:style-name="ce2" table:formula="of:=[.AK30]*[.$M$4]+[.AK31]*[.$N$4]+[.AK32]*[.$P$4]" office:value-type="float" office:value="439878.621141507" calcext:value-type="float">
            <text:p>439 879</text:p>
          </table:table-cell>
          <table:table-cell table:style-name="ce2" table:formula="of:=[.AL30]*[.$M$4]+[.AL31]*[.$N$4]+[.AL32]*[.$P$4]" office:value-type="float" office:value="461872.552198582" calcext:value-type="float">
            <text:p>461 873</text:p>
          </table:table-cell>
          <table:table-cell table:style-name="ce2" table:formula="of:=[.AM30]*[.$M$4]+[.AM31]*[.$N$4]+[.AM32]*[.$P$4]" office:value-type="float" office:value="484966.179808511" calcext:value-type="float">
            <text:p>484 966</text:p>
          </table:table-cell>
          <table:table-cell table:style-name="ce2" table:formula="of:=[.AN30]*[.$M$4]+[.AN31]*[.$N$4]+[.AN32]*[.$P$4]" office:value-type="float" office:value="509214.488798937" calcext:value-type="float">
            <text:p>509 214</text:p>
          </table:table-cell>
          <table:table-cell table:style-name="ce3" table:formula="of:=SUM([.AC33:.AN33])" office:value-type="float" office:value="4738960.95870815" calcext:value-type="float">
            <text:p>4 738 960,96</text:p>
          </table:table-cell>
        </table:table-row>
        <table:table-row table:style-name="ro1">
          <table:table-cell/>
          <table:table-cell table:style-name="ce4" office:value-type="string" calcext:value-type="string">
            <text:p>Ads</text:p>
          </table:table-cell>
          <table:table-cell table:style-name="ce2" table:formula="of:=[.C30]*[.$M$4]" office:value-type="float" office:value="6000" calcext:value-type="float">
            <text:p>6 000</text:p>
          </table:table-cell>
          <table:table-cell table:style-name="ce2" table:formula="of:=[.D30]*[.$M$4]" office:value-type="float" office:value="5250" calcext:value-type="float">
            <text:p>5 250</text:p>
          </table:table-cell>
          <table:table-cell table:style-name="ce2" table:formula="of:=[.E30]*[.$M$4]" office:value-type="float" office:value="5400" calcext:value-type="float">
            <text:p>5 400</text:p>
          </table:table-cell>
          <table:table-cell table:style-name="ce2" table:formula="of:=[.F30]*[.$M$4]" office:value-type="float" office:value="6480" calcext:value-type="float">
            <text:p>6 480</text:p>
          </table:table-cell>
          <table:table-cell table:style-name="ce2" table:formula="of:=[.G30]*[.$M$4]" office:value-type="float" office:value="7776" calcext:value-type="float">
            <text:p>7 776</text:p>
          </table:table-cell>
          <table:table-cell table:style-name="ce2" table:formula="of:=[.H30]*[.$M$4]" office:value-type="float" office:value="9331.2" calcext:value-type="float">
            <text:p>9 331</text:p>
          </table:table-cell>
          <table:table-cell table:style-name="ce2" table:formula="of:=[.I30]*[.$M$4]" office:value-type="float" office:value="11197.44" calcext:value-type="float">
            <text:p>11 197</text:p>
          </table:table-cell>
          <table:table-cell table:style-name="ce2" table:formula="of:=[.J30]*[.$M$4]" office:value-type="float" office:value="13436.928" calcext:value-type="float">
            <text:p>13 437</text:p>
          </table:table-cell>
          <table:table-cell table:style-name="ce2" table:formula="of:=[.K30]*[.$M$4]" office:value-type="float" office:value="16124.3136" calcext:value-type="float">
            <text:p>16 124</text:p>
          </table:table-cell>
          <table:table-cell table:style-name="ce2" table:formula="of:=[.L30]*[.$M$4]" office:value-type="float" office:value="19349.17632" calcext:value-type="float">
            <text:p>19 349</text:p>
          </table:table-cell>
          <table:table-cell table:style-name="ce2" table:formula="of:=[.M30]*[.$M$4]" office:value-type="float" office:value="23219.011584" calcext:value-type="float">
            <text:p>23 219</text:p>
          </table:table-cell>
          <table:table-cell table:style-name="ce2" table:formula="of:=[.N30]*[.$M$4]" office:value-type="float" office:value="27862.8139008" calcext:value-type="float">
            <text:p>27 863</text:p>
          </table:table-cell>
          <table:table-cell table:style-name="ce3" table:formula="of:=SUM([.C34:.N34])" office:value-type="float" office:value="151426.8834048" calcext:value-type="float">
            <text:p>151 426,88</text:p>
          </table:table-cell>
          <table:table-cell table:style-name="ce2" table:formula="of:=[.P30]*[.$M$4]" office:value-type="float" office:value="33435.37668096" calcext:value-type="float">
            <text:p>33 435</text:p>
          </table:table-cell>
          <table:table-cell table:style-name="ce2" table:formula="of:=[.Q30]*[.$M$4]" office:value-type="float" office:value="40122.452017152" calcext:value-type="float">
            <text:p>40 122</text:p>
          </table:table-cell>
          <table:table-cell table:style-name="ce2" table:formula="of:=[.R30]*[.$M$4]" office:value-type="float" office:value="48146.9424205824" calcext:value-type="float">
            <text:p>48 147</text:p>
          </table:table-cell>
          <table:table-cell table:style-name="ce2" table:formula="of:=[.S30]*[.$M$4]" office:value-type="float" office:value="57776.3309046989" calcext:value-type="float">
            <text:p>57 776</text:p>
          </table:table-cell>
          <table:table-cell table:style-name="ce2" table:formula="of:=[.T30]*[.$M$4]" office:value-type="float" office:value="69331.5970856386" calcext:value-type="float">
            <text:p>69 332</text:p>
          </table:table-cell>
          <table:table-cell table:style-name="ce2" table:formula="of:=[.U30]*[.$M$4]" office:value-type="float" office:value="83197.9165027664" calcext:value-type="float">
            <text:p>83 198</text:p>
          </table:table-cell>
          <table:table-cell table:style-name="ce2" table:formula="of:=[.V30]*[.$M$4]" office:value-type="float" office:value="99837.4998033196" calcext:value-type="float">
            <text:p>99 837</text:p>
          </table:table-cell>
          <table:table-cell table:style-name="ce2" table:formula="of:=[.W30]*[.$M$4]" office:value-type="float" office:value="119804.999763984" calcext:value-type="float">
            <text:p>119 805</text:p>
          </table:table-cell>
          <table:table-cell table:style-name="ce2" table:formula="of:=[.X30]*[.$M$4]" office:value-type="float" office:value="143765.99971678" calcext:value-type="float">
            <text:p>143 766</text:p>
          </table:table-cell>
          <table:table-cell table:style-name="ce2" table:formula="of:=[.Y30]*[.$M$4]" office:value-type="float" office:value="150954.299702619" calcext:value-type="float">
            <text:p>150 954</text:p>
          </table:table-cell>
          <table:table-cell table:style-name="ce2" table:formula="of:=[.Z30]*[.$M$4]" office:value-type="float" office:value="166049.729672881" calcext:value-type="float">
            <text:p>166 050</text:p>
          </table:table-cell>
          <table:table-cell table:style-name="ce2" table:formula="of:=[.AA30]*[.$M$4]" office:value-type="float" office:value="182654.702640169" calcext:value-type="float">
            <text:p>182 655</text:p>
          </table:table-cell>
          <table:table-cell table:style-name="ce3" table:formula="of:=SUM([.P34:.AA34])" office:value-type="float" office:value="1195077.84691155" calcext:value-type="float">
            <text:p>1 195 077,85</text:p>
          </table:table-cell>
          <table:table-cell table:style-name="ce2" table:formula="of:=[.AC30]*[.$M$4]" office:value-type="float" office:value="191787.437772178" calcext:value-type="float">
            <text:p>191 787</text:p>
          </table:table-cell>
          <table:table-cell table:style-name="ce2" table:formula="of:=[.AD30]*[.$M$4]" office:value-type="float" office:value="201376.809660787" calcext:value-type="float">
            <text:p>201 377</text:p>
          </table:table-cell>
          <table:table-cell table:style-name="ce2" table:formula="of:=[.AE30]*[.$M$4]" office:value-type="float" office:value="211445.650143826" calcext:value-type="float">
            <text:p>211 446</text:p>
          </table:table-cell>
          <table:table-cell table:style-name="ce2" table:formula="of:=[.AF30]*[.$M$4]" office:value-type="float" office:value="222017.932651017" calcext:value-type="float">
            <text:p>222 018</text:p>
          </table:table-cell>
          <table:table-cell table:style-name="ce2" table:formula="of:=[.AG30]*[.$M$4]" office:value-type="float" office:value="233118.829283568" calcext:value-type="float">
            <text:p>233 119</text:p>
          </table:table-cell>
          <table:table-cell table:style-name="ce2" table:formula="of:=[.AH30]*[.$M$4]" office:value-type="float" office:value="244774.770747747" calcext:value-type="float">
            <text:p>244 775</text:p>
          </table:table-cell>
          <table:table-cell table:style-name="ce2" table:formula="of:=[.AI30]*[.$M$4]" office:value-type="float" office:value="257013.509285134" calcext:value-type="float">
            <text:p>257 014</text:p>
          </table:table-cell>
          <table:table-cell table:style-name="ce2" table:formula="of:=[.AJ30]*[.$M$4]" office:value-type="float" office:value="269864.184749391" calcext:value-type="float">
            <text:p>269 864</text:p>
          </table:table-cell>
          <table:table-cell table:style-name="ce2" table:formula="of:=[.AK30]*[.$M$4]" office:value-type="float" office:value="283357.39398686" calcext:value-type="float">
            <text:p>283 357</text:p>
          </table:table-cell>
          <table:table-cell table:style-name="ce2" table:formula="of:=[.AL30]*[.$M$4]" office:value-type="float" office:value="297525.263686203" calcext:value-type="float">
            <text:p>297 525</text:p>
          </table:table-cell>
          <table:table-cell table:style-name="ce2" table:formula="of:=[.AM30]*[.$M$4]" office:value-type="float" office:value="312401.526870513" calcext:value-type="float">
            <text:p>312 402</text:p>
          </table:table-cell>
          <table:table-cell table:style-name="ce2" table:formula="of:=[.AN30]*[.$M$4]" office:value-type="float" office:value="328021.603214039" calcext:value-type="float">
            <text:p>328 022</text:p>
          </table:table-cell>
          <table:table-cell table:style-name="ce3" table:formula="of:=SUM([.AC34:.AN34])" office:value-type="float" office:value="3052704.91205126" calcext:value-type="float">
            <text:p>3 052 704,91</text:p>
          </table:table-cell>
        </table:table-row>
        <table:table-row table:style-name="ro1">
          <table:table-cell/>
          <table:table-cell table:style-name="ce4" table:formula="of:=[.B27]" office:value-type="string" office:string-value="Partnerships" calcext:value-type="string">
            <text:p>Partnerships</text:p>
          </table:table-cell>
          <table:table-cell table:style-name="ce2" table:formula="of:=[.C31]*[.$N$4]" office:value-type="float" office:value="1285.71428571429" calcext:value-type="float">
            <text:p>1 286</text:p>
          </table:table-cell>
          <table:table-cell table:style-name="ce2" table:formula="of:=[.D31]*[.$N$4]" office:value-type="float" office:value="1928.57142857143" calcext:value-type="float">
            <text:p>1 929</text:p>
          </table:table-cell>
          <table:table-cell table:style-name="ce2" table:formula="of:=[.E31]*[.$N$4]" office:value-type="float" office:value="3085.71428571429" calcext:value-type="float">
            <text:p>3 086</text:p>
          </table:table-cell>
          <table:table-cell table:style-name="ce2" table:formula="of:=[.F31]*[.$N$4]" office:value-type="float" office:value="1851.42857142857" calcext:value-type="float">
            <text:p>1 851</text:p>
          </table:table-cell>
          <table:table-cell table:style-name="ce2" table:formula="of:=[.G31]*[.$N$4]" office:value-type="float" office:value="2221.71428571429" calcext:value-type="float">
            <text:p>2 222</text:p>
          </table:table-cell>
          <table:table-cell table:style-name="ce2" table:formula="of:=[.H31]*[.$N$4]" office:value-type="float" office:value="2666.05714285714" calcext:value-type="float">
            <text:p>2 666</text:p>
          </table:table-cell>
          <table:table-cell table:style-name="ce2" table:formula="of:=[.I31]*[.$N$4]" office:value-type="float" office:value="3199.26857142857" calcext:value-type="float">
            <text:p>3 199</text:p>
          </table:table-cell>
          <table:table-cell table:style-name="ce2" table:formula="of:=[.J31]*[.$N$4]" office:value-type="float" office:value="3839.12228571429" calcext:value-type="float">
            <text:p>3 839</text:p>
          </table:table-cell>
          <table:table-cell table:style-name="ce2" table:formula="of:=[.K31]*[.$N$4]" office:value-type="float" office:value="4606.94674285714" calcext:value-type="float">
            <text:p>4 607</text:p>
          </table:table-cell>
          <table:table-cell table:style-name="ce2" table:formula="of:=[.L31]*[.$N$4]" office:value-type="float" office:value="5528.33609142857" calcext:value-type="float">
            <text:p>5 528</text:p>
          </table:table-cell>
          <table:table-cell table:style-name="ce2" table:formula="of:=[.M31]*[.$N$4]" office:value-type="float" office:value="6634.00330971429" calcext:value-type="float">
            <text:p>6 634</text:p>
          </table:table-cell>
          <table:table-cell table:style-name="ce2" table:formula="of:=[.N31]*[.$N$4]" office:value-type="float" office:value="7960.80397165714" calcext:value-type="float">
            <text:p>7 961</text:p>
          </table:table-cell>
          <table:table-cell table:style-name="ce3" table:formula="of:=SUM([.C35:.N35])" office:value-type="float" office:value="44807.6809728" calcext:value-type="float">
            <text:p>44 807,68</text:p>
          </table:table-cell>
          <table:table-cell table:style-name="ce2" table:formula="of:=[.P31]*[.$N$4]" office:value-type="float" office:value="9552.96476598857" calcext:value-type="float">
            <text:p>9 553</text:p>
          </table:table-cell>
          <table:table-cell table:style-name="ce2" table:formula="of:=[.Q31]*[.$N$4]" office:value-type="float" office:value="11463.5577191863" calcext:value-type="float">
            <text:p>11 464</text:p>
          </table:table-cell>
          <table:table-cell table:style-name="ce2" table:formula="of:=[.R31]*[.$N$4]" office:value-type="float" office:value="13756.2692630235" calcext:value-type="float">
            <text:p>13 756</text:p>
          </table:table-cell>
          <table:table-cell table:style-name="ce2" table:formula="of:=[.S31]*[.$N$4]" office:value-type="float" office:value="16507.5231156282" calcext:value-type="float">
            <text:p>16 508</text:p>
          </table:table-cell>
          <table:table-cell table:style-name="ce2" table:formula="of:=[.T31]*[.$N$4]" office:value-type="float" office:value="19809.0277387539" calcext:value-type="float">
            <text:p>19 809</text:p>
          </table:table-cell>
          <table:table-cell table:style-name="ce2" table:formula="of:=[.U31]*[.$N$4]" office:value-type="float" office:value="23770.8332865047" calcext:value-type="float">
            <text:p>23 771</text:p>
          </table:table-cell>
          <table:table-cell table:style-name="ce2" table:formula="of:=[.V31]*[.$N$4]" office:value-type="float" office:value="28524.9999438056" calcext:value-type="float">
            <text:p>28 525</text:p>
          </table:table-cell>
          <table:table-cell table:style-name="ce2" table:formula="of:=[.W31]*[.$N$4]" office:value-type="float" office:value="34229.9999325667" calcext:value-type="float">
            <text:p>34 230</text:p>
          </table:table-cell>
          <table:table-cell table:style-name="ce2" table:formula="of:=[.X31]*[.$N$4]" office:value-type="float" office:value="41075.9999190801" calcext:value-type="float">
            <text:p>41 076</text:p>
          </table:table-cell>
          <table:table-cell table:style-name="ce2" table:formula="of:=[.Y31]*[.$N$4]" office:value-type="float" office:value="43129.7999150341" calcext:value-type="float">
            <text:p>43 130</text:p>
          </table:table-cell>
          <table:table-cell table:style-name="ce2" table:formula="of:=[.Z31]*[.$N$4]" office:value-type="float" office:value="47442.7799065375" calcext:value-type="float">
            <text:p>47 443</text:p>
          </table:table-cell>
          <table:table-cell table:style-name="ce2" table:formula="of:=[.AA31]*[.$N$4]" office:value-type="float" office:value="52187.0578971912" calcext:value-type="float">
            <text:p>52 187</text:p>
          </table:table-cell>
          <table:table-cell table:style-name="ce3" table:formula="of:=SUM([.P35:.AA35])" office:value-type="float" office:value="341450.8134033" calcext:value-type="float">
            <text:p>341 450,81</text:p>
          </table:table-cell>
          <table:table-cell table:style-name="ce2" table:formula="of:=[.AC31]*[.$N$4]" office:value-type="float" office:value="54796.4107920508" calcext:value-type="float">
            <text:p>54 796</text:p>
          </table:table-cell>
          <table:table-cell table:style-name="ce2" table:formula="of:=[.AD31]*[.$N$4]" office:value-type="float" office:value="57536.2313316534" calcext:value-type="float">
            <text:p>57 536</text:p>
          </table:table-cell>
          <table:table-cell table:style-name="ce2" table:formula="of:=[.AE31]*[.$N$4]" office:value-type="float" office:value="60413.042898236" calcext:value-type="float">
            <text:p>60 413</text:p>
          </table:table-cell>
          <table:table-cell table:style-name="ce2" table:formula="of:=[.AF31]*[.$N$4]" office:value-type="float" office:value="63433.6950431478" calcext:value-type="float">
            <text:p>63 434</text:p>
          </table:table-cell>
          <table:table-cell table:style-name="ce2" table:formula="of:=[.AG31]*[.$N$4]" office:value-type="float" office:value="66605.3797953052" calcext:value-type="float">
            <text:p>66 605</text:p>
          </table:table-cell>
          <table:table-cell table:style-name="ce2" table:formula="of:=[.AH31]*[.$N$4]" office:value-type="float" office:value="69935.6487850705" calcext:value-type="float">
            <text:p>69 936</text:p>
          </table:table-cell>
          <table:table-cell table:style-name="ce2" table:formula="of:=[.AI31]*[.$N$4]" office:value-type="float" office:value="73432.431224324" calcext:value-type="float">
            <text:p>73 432</text:p>
          </table:table-cell>
          <table:table-cell table:style-name="ce2" table:formula="of:=[.AJ31]*[.$N$4]" office:value-type="float" office:value="77104.0527855402" calcext:value-type="float">
            <text:p>77 104</text:p>
          </table:table-cell>
          <table:table-cell table:style-name="ce2" table:formula="of:=[.AK31]*[.$N$4]" office:value-type="float" office:value="80959.2554248172" calcext:value-type="float">
            <text:p>80 959</text:p>
          </table:table-cell>
          <table:table-cell table:style-name="ce2" table:formula="of:=[.AL31]*[.$N$4]" office:value-type="float" office:value="85007.2181960581" calcext:value-type="float">
            <text:p>85 007</text:p>
          </table:table-cell>
          <table:table-cell table:style-name="ce2" table:formula="of:=[.AM31]*[.$N$4]" office:value-type="float" office:value="89257.579105861" calcext:value-type="float">
            <text:p>89 258</text:p>
          </table:table-cell>
          <table:table-cell table:style-name="ce2" table:formula="of:=[.AN31]*[.$N$4]" office:value-type="float" office:value="93720.458061154" calcext:value-type="float">
            <text:p>93 720</text:p>
          </table:table-cell>
          <table:table-cell table:style-name="ce3" table:formula="of:=SUM([.AC35:.AN35])" office:value-type="float" office:value="872201.403443218" calcext:value-type="float">
            <text:p>872 201,40</text:p>
          </table:table-cell>
        </table:table-row>
        <table:table-row table:style-name="ro1">
          <table:table-cell/>
          <table:table-cell table:style-name="ce4" table:formula="of:=[.B28]" office:value-type="string" office:string-value="Community events" calcext:value-type="string">
            <text:p>Community events</text:p>
          </table:table-cell>
          <table:table-cell table:style-name="ce2" table:formula="of:=[.C32]*[.$P$4]" office:value-type="float" office:value="0" calcext:value-type="float">
            <text:p>0</text:p>
          </table:table-cell>
          <table:table-cell table:style-name="ce2" table:formula="of:=[.D32]*[.$P$4]" office:value-type="float" office:value="0" calcext:value-type="float">
            <text:p>0</text:p>
          </table:table-cell>
          <table:table-cell table:style-name="ce2" table:formula="of:=[.E32]*[.$P$4]" office:value-type="float" office:value="0" calcext:value-type="float">
            <text:p>0</text:p>
          </table:table-cell>
          <table:table-cell table:style-name="ce2" table:formula="of:=[.F32]*[.$P$4]" office:value-type="float" office:value="1728" calcext:value-type="float">
            <text:p>1 728</text:p>
          </table:table-cell>
          <table:table-cell table:style-name="ce2" table:formula="of:=[.G32]*[.$P$4]" office:value-type="float" office:value="2073.6" calcext:value-type="float">
            <text:p>2 074</text:p>
          </table:table-cell>
          <table:table-cell table:style-name="ce2" table:formula="of:=[.H32]*[.$P$4]" office:value-type="float" office:value="2488.32" calcext:value-type="float">
            <text:p>2 488</text:p>
          </table:table-cell>
          <table:table-cell table:style-name="ce2" table:formula="of:=[.I32]*[.$P$4]" office:value-type="float" office:value="2985.984" calcext:value-type="float">
            <text:p>2 986</text:p>
          </table:table-cell>
          <table:table-cell table:style-name="ce2" table:formula="of:=[.J32]*[.$P$4]" office:value-type="float" office:value="3583.1808" calcext:value-type="float">
            <text:p>3 583</text:p>
          </table:table-cell>
          <table:table-cell table:style-name="ce2" table:formula="of:=[.K32]*[.$P$4]" office:value-type="float" office:value="4299.81696" calcext:value-type="float">
            <text:p>4 300</text:p>
          </table:table-cell>
          <table:table-cell table:style-name="ce2" table:formula="of:=[.L32]*[.$P$4]" office:value-type="float" office:value="5159.780352" calcext:value-type="float">
            <text:p>5 160</text:p>
          </table:table-cell>
          <table:table-cell table:style-name="ce2" table:formula="of:=[.M32]*[.$P$4]" office:value-type="float" office:value="6191.7364224" calcext:value-type="float">
            <text:p>6 192</text:p>
          </table:table-cell>
          <table:table-cell table:style-name="ce2" table:formula="of:=[.N32]*[.$P$4]" office:value-type="float" office:value="7430.08370688" calcext:value-type="float">
            <text:p>7 430</text:p>
          </table:table-cell>
          <table:table-cell table:style-name="ce3" table:formula="of:=SUM([.C36:.N36])" office:value-type="float" office:value="35940.50224128" calcext:value-type="float">
            <text:p>35 940,50</text:p>
          </table:table-cell>
          <table:table-cell table:style-name="ce2" table:formula="of:=[.P32]*[.$P$4]" office:value-type="float" office:value="8916.100448256" calcext:value-type="float">
            <text:p>8 916</text:p>
          </table:table-cell>
          <table:table-cell table:style-name="ce2" table:formula="of:=[.Q32]*[.$P$4]" office:value-type="float" office:value="10699.3205379072" calcext:value-type="float">
            <text:p>10 699</text:p>
          </table:table-cell>
          <table:table-cell table:style-name="ce2" table:formula="of:=[.R32]*[.$P$4]" office:value-type="float" office:value="12839.1846454886" calcext:value-type="float">
            <text:p>12 839</text:p>
          </table:table-cell>
          <table:table-cell table:style-name="ce2" table:formula="of:=[.S32]*[.$P$4]" office:value-type="float" office:value="15407.0215745864" calcext:value-type="float">
            <text:p>15 407</text:p>
          </table:table-cell>
          <table:table-cell table:style-name="ce2" table:formula="of:=[.T32]*[.$P$4]" office:value-type="float" office:value="18488.4258895036" calcext:value-type="float">
            <text:p>18 488</text:p>
          </table:table-cell>
          <table:table-cell table:style-name="ce2" table:formula="of:=[.U32]*[.$P$4]" office:value-type="float" office:value="22186.1110674044" calcext:value-type="float">
            <text:p>22 186</text:p>
          </table:table-cell>
          <table:table-cell table:style-name="ce2" table:formula="of:=[.V32]*[.$P$4]" office:value-type="float" office:value="26623.3332808852" calcext:value-type="float">
            <text:p>26 623</text:p>
          </table:table-cell>
          <table:table-cell table:style-name="ce2" table:formula="of:=[.W32]*[.$P$4]" office:value-type="float" office:value="31947.9999370623" calcext:value-type="float">
            <text:p>31 948</text:p>
          </table:table-cell>
          <table:table-cell table:style-name="ce2" table:formula="of:=[.X32]*[.$P$4]" office:value-type="float" office:value="38337.5999244747" calcext:value-type="float">
            <text:p>38 338</text:p>
          </table:table-cell>
          <table:table-cell table:style-name="ce2" table:formula="of:=[.Y32]*[.$P$4]" office:value-type="float" office:value="40254.4799206985" calcext:value-type="float">
            <text:p>40 254</text:p>
          </table:table-cell>
          <table:table-cell table:style-name="ce2" table:formula="of:=[.Z32]*[.$P$4]" office:value-type="float" office:value="44279.9279127683" calcext:value-type="float">
            <text:p>44 280</text:p>
          </table:table-cell>
          <table:table-cell table:style-name="ce2" table:formula="of:=[.AA32]*[.$P$4]" office:value-type="float" office:value="48707.9207040451" calcext:value-type="float">
            <text:p>48 708</text:p>
          </table:table-cell>
          <table:table-cell table:style-name="ce3" table:formula="of:=SUM([.P36:.AA36])" office:value-type="float" office:value="318687.42584308" calcext:value-type="float">
            <text:p>318 687,43</text:p>
          </table:table-cell>
          <table:table-cell table:style-name="ce2" table:formula="of:=[.AC32]*[.$P$4]" office:value-type="float" office:value="51143.3167392474" calcext:value-type="float">
            <text:p>51 143</text:p>
          </table:table-cell>
          <table:table-cell table:style-name="ce2" table:formula="of:=[.AD32]*[.$P$4]" office:value-type="float" office:value="53700.4825762098" calcext:value-type="float">
            <text:p>53 700</text:p>
          </table:table-cell>
          <table:table-cell table:style-name="ce2" table:formula="of:=[.AE32]*[.$P$4]" office:value-type="float" office:value="56385.5067050203" calcext:value-type="float">
            <text:p>56 386</text:p>
          </table:table-cell>
          <table:table-cell table:style-name="ce2" table:formula="of:=[.AF32]*[.$P$4]" office:value-type="float" office:value="59204.7820402713" calcext:value-type="float">
            <text:p>59 205</text:p>
          </table:table-cell>
          <table:table-cell table:style-name="ce2" table:formula="of:=[.AG32]*[.$P$4]" office:value-type="float" office:value="62165.0211422849" calcext:value-type="float">
            <text:p>62 165</text:p>
          </table:table-cell>
          <table:table-cell table:style-name="ce2" table:formula="of:=[.AH32]*[.$P$4]" office:value-type="float" office:value="65273.2721993991" calcext:value-type="float">
            <text:p>65 273</text:p>
          </table:table-cell>
          <table:table-cell table:style-name="ce2" table:formula="of:=[.AI32]*[.$P$4]" office:value-type="float" office:value="68536.9358093691" calcext:value-type="float">
            <text:p>68 537</text:p>
          </table:table-cell>
          <table:table-cell table:style-name="ce2" table:formula="of:=[.AJ32]*[.$P$4]" office:value-type="float" office:value="71963.7825998375" calcext:value-type="float">
            <text:p>71 964</text:p>
          </table:table-cell>
          <table:table-cell table:style-name="ce2" table:formula="of:=[.AK32]*[.$P$4]" office:value-type="float" office:value="75561.9717298294" calcext:value-type="float">
            <text:p>75 562</text:p>
          </table:table-cell>
          <table:table-cell table:style-name="ce2" table:formula="of:=[.AL32]*[.$P$4]" office:value-type="float" office:value="79340.0703163209" calcext:value-type="float">
            <text:p>79 340</text:p>
          </table:table-cell>
          <table:table-cell table:style-name="ce2" table:formula="of:=[.AM32]*[.$P$4]" office:value-type="float" office:value="83307.0738321369" calcext:value-type="float">
            <text:p>83 307</text:p>
          </table:table-cell>
          <table:table-cell table:style-name="ce2" table:formula="of:=[.AN32]*[.$P$4]" office:value-type="float" office:value="87472.4275237438" calcext:value-type="float">
            <text:p>87 472</text:p>
          </table:table-cell>
          <table:table-cell table:style-name="ce3" table:formula="of:=SUM([.AC36:.AN36])" office:value-type="float" office:value="814054.64321367" calcext:value-type="float">
            <text:p>814 054,64</text:p>
          </table:table-cell>
        </table:table-row>
        <table:table-row table:style-name="ro1">
          <table:table-cell/>
          <table:table-cell table:style-name="ce4" office:value-type="string" calcext:value-type="string">
            <text:p>New Marketing Users</text:p>
          </table:table-cell>
          <table:table-cell table:style-name="ce2" table:formula="of:=[.C34]*[.$M$6]+[.C35]*[.$N$6]+[.C36]*[.$P$6]" office:value-type="float" office:value="135" calcext:value-type="float">
            <text:p>135</text:p>
          </table:table-cell>
          <table:table-cell table:style-name="ce2" table:formula="of:=[.D34]*[.$M$6]+[.D35]*[.$N$6]+[.D36]*[.$P$6]" office:value-type="float" office:value="146.25" calcext:value-type="float">
            <text:p>146</text:p>
          </table:table-cell>
          <table:table-cell table:style-name="ce2" table:formula="of:=[.E34]*[.$M$6]+[.E35]*[.$N$6]+[.E36]*[.$P$6]" office:value-type="float" office:value="189" calcext:value-type="float">
            <text:p>189</text:p>
          </table:table-cell>
          <table:table-cell table:style-name="ce2" table:formula="of:=[.F34]*[.$M$6]+[.F35]*[.$N$6]+[.F36]*[.$P$6]" office:value-type="float" office:value="248.4" calcext:value-type="float">
            <text:p>248</text:p>
          </table:table-cell>
          <table:table-cell table:style-name="ce2" table:formula="of:=[.G34]*[.$M$6]+[.G35]*[.$N$6]+[.G36]*[.$P$6]" office:value-type="float" office:value="298.08" calcext:value-type="float">
            <text:p>298</text:p>
          </table:table-cell>
          <table:table-cell table:style-name="ce2" table:formula="of:=[.H34]*[.$M$6]+[.H35]*[.$N$6]+[.H36]*[.$P$6]" office:value-type="float" office:value="357.696" calcext:value-type="float">
            <text:p>358</text:p>
          </table:table-cell>
          <table:table-cell table:style-name="ce2" table:formula="of:=[.I34]*[.$M$6]+[.I35]*[.$N$6]+[.I36]*[.$P$6]" office:value-type="float" office:value="429.2352" calcext:value-type="float">
            <text:p>429</text:p>
          </table:table-cell>
          <table:table-cell table:style-name="ce2" table:formula="of:=[.J34]*[.$M$6]+[.J35]*[.$N$6]+[.J36]*[.$P$6]" office:value-type="float" office:value="515.08224" calcext:value-type="float">
            <text:p>515</text:p>
          </table:table-cell>
          <table:table-cell table:style-name="ce2" table:formula="of:=[.K34]*[.$M$6]+[.K35]*[.$N$6]+[.K36]*[.$P$6]" office:value-type="float" office:value="618.098688" calcext:value-type="float">
            <text:p>618</text:p>
          </table:table-cell>
          <table:table-cell table:style-name="ce2" table:formula="of:=[.L34]*[.$M$6]+[.L35]*[.$N$6]+[.L36]*[.$P$6]" office:value-type="float" office:value="741.7184256" calcext:value-type="float">
            <text:p>742</text:p>
          </table:table-cell>
          <table:table-cell table:style-name="ce2" table:formula="of:=[.M34]*[.$M$6]+[.M35]*[.$N$6]+[.M36]*[.$P$6]" office:value-type="float" office:value="890.06211072" calcext:value-type="float">
            <text:p>890</text:p>
          </table:table-cell>
          <table:table-cell table:style-name="ce2" table:formula="of:=[.N34]*[.$M$6]+[.N35]*[.$N$6]+[.N36]*[.$P$6]" office:value-type="float" office:value="1068.074532864" calcext:value-type="float">
            <text:p>1 068</text:p>
          </table:table-cell>
          <table:table-cell table:style-name="ce3" table:formula="of:=SUM([.C37:.N37])" office:value-type="float" office:value="5636.697197184" calcext:value-type="float">
            <text:p>5 636,70</text:p>
          </table:table-cell>
          <table:table-cell table:style-name="ce2" table:formula="of:=[.P34]*[.$M$6]+[.P35]*[.$N$6]+[.P36]*[.$P$6]" office:value-type="float" office:value="1281.6894394368" calcext:value-type="float">
            <text:p>1 282</text:p>
          </table:table-cell>
          <table:table-cell table:style-name="ce2" table:formula="of:=[.Q34]*[.$M$6]+[.Q35]*[.$N$6]+[.Q36]*[.$P$6]" office:value-type="float" office:value="1538.02732732416" calcext:value-type="float">
            <text:p>1 538</text:p>
          </table:table-cell>
          <table:table-cell table:style-name="ce2" table:formula="of:=[.R34]*[.$M$6]+[.R35]*[.$N$6]+[.R36]*[.$P$6]" office:value-type="float" office:value="1845.63279278899" calcext:value-type="float">
            <text:p>1 846</text:p>
          </table:table-cell>
          <table:table-cell table:style-name="ce2" table:formula="of:=[.S34]*[.$M$6]+[.S35]*[.$N$6]+[.S36]*[.$P$6]" office:value-type="float" office:value="2214.75935134679" calcext:value-type="float">
            <text:p>2 215</text:p>
          </table:table-cell>
          <table:table-cell table:style-name="ce2" table:formula="of:=[.T34]*[.$M$6]+[.T35]*[.$N$6]+[.T36]*[.$P$6]" office:value-type="float" office:value="2657.71122161615" calcext:value-type="float">
            <text:p>2 658</text:p>
          </table:table-cell>
          <table:table-cell table:style-name="ce2" table:formula="of:=[.U34]*[.$M$6]+[.U35]*[.$N$6]+[.U36]*[.$P$6]" office:value-type="float" office:value="3189.25346593938" calcext:value-type="float">
            <text:p>3 189</text:p>
          </table:table-cell>
          <table:table-cell table:style-name="ce2" table:formula="of:=[.V34]*[.$M$6]+[.V35]*[.$N$6]+[.V36]*[.$P$6]" office:value-type="float" office:value="3827.10415912725" calcext:value-type="float">
            <text:p>3 827</text:p>
          </table:table-cell>
          <table:table-cell table:style-name="ce2" table:formula="of:=[.W34]*[.$M$6]+[.W35]*[.$N$6]+[.W36]*[.$P$6]" office:value-type="float" office:value="4592.5249909527" calcext:value-type="float">
            <text:p>4 593</text:p>
          </table:table-cell>
          <table:table-cell table:style-name="ce2" table:formula="of:=[.X34]*[.$M$6]+[.X35]*[.$N$6]+[.X36]*[.$P$6]" office:value-type="float" office:value="5511.02998914324" calcext:value-type="float">
            <text:p>5 511</text:p>
          </table:table-cell>
          <table:table-cell table:style-name="ce2" table:formula="of:=[.Y34]*[.$M$6]+[.Y35]*[.$N$6]+[.Y36]*[.$P$6]" office:value-type="float" office:value="5786.5814886004" calcext:value-type="float">
            <text:p>5 787</text:p>
          </table:table-cell>
          <table:table-cell table:style-name="ce2" table:formula="of:=[.Z34]*[.$M$6]+[.Z35]*[.$N$6]+[.Z36]*[.$P$6]" office:value-type="float" office:value="6365.23963746045" calcext:value-type="float">
            <text:p>6 365</text:p>
          </table:table-cell>
          <table:table-cell table:style-name="ce2" table:formula="of:=[.AA34]*[.$M$6]+[.AA35]*[.$N$6]+[.AA36]*[.$P$6]" office:value-type="float" office:value="7001.76360120649" calcext:value-type="float">
            <text:p>7 002</text:p>
          </table:table-cell>
          <table:table-cell table:style-name="ce3" table:formula="of:=SUM([.P37:.AA37])" office:value-type="float" office:value="45811.3174649428" calcext:value-type="float">
            <text:p>45 811,32</text:p>
          </table:table-cell>
          <table:table-cell table:style-name="ce2" table:formula="of:=[.AC34]*[.$M$6]+[.AC35]*[.$N$6]+[.AC36]*[.$P$6]" office:value-type="float" office:value="7351.85178126681" calcext:value-type="float">
            <text:p>7 352</text:p>
          </table:table-cell>
          <table:table-cell table:style-name="ce2" table:formula="of:=[.AD34]*[.$M$6]+[.AD35]*[.$N$6]+[.AD36]*[.$P$6]" office:value-type="float" office:value="7719.44437033016" calcext:value-type="float">
            <text:p>7 719</text:p>
          </table:table-cell>
          <table:table-cell table:style-name="ce2" table:formula="of:=[.AE34]*[.$M$6]+[.AE35]*[.$N$6]+[.AE36]*[.$P$6]" office:value-type="float" office:value="8105.41658884667" calcext:value-type="float">
            <text:p>8 105</text:p>
          </table:table-cell>
          <table:table-cell table:style-name="ce2" table:formula="of:=[.AF34]*[.$M$6]+[.AF35]*[.$N$6]+[.AF36]*[.$P$6]" office:value-type="float" office:value="8510.687418289" calcext:value-type="float">
            <text:p>8 511</text:p>
          </table:table-cell>
          <table:table-cell table:style-name="ce2" table:formula="of:=[.AG34]*[.$M$6]+[.AG35]*[.$N$6]+[.AG36]*[.$P$6]" office:value-type="float" office:value="8936.22178920345" calcext:value-type="float">
            <text:p>8 936</text:p>
          </table:table-cell>
          <table:table-cell table:style-name="ce2" table:formula="of:=[.AH34]*[.$M$6]+[.AH35]*[.$N$6]+[.AH36]*[.$P$6]" office:value-type="float" office:value="9383.03287866362" calcext:value-type="float">
            <text:p>9 383</text:p>
          </table:table-cell>
          <table:table-cell table:style-name="ce2" table:formula="of:=[.AI34]*[.$M$6]+[.AI35]*[.$N$6]+[.AI36]*[.$P$6]" office:value-type="float" office:value="9852.1845225968" calcext:value-type="float">
            <text:p>9 852</text:p>
          </table:table-cell>
          <table:table-cell table:style-name="ce2" table:formula="of:=[.AJ34]*[.$M$6]+[.AJ35]*[.$N$6]+[.AJ36]*[.$P$6]" office:value-type="float" office:value="10344.7937487266" calcext:value-type="float">
            <text:p>10 345</text:p>
          </table:table-cell>
          <table:table-cell table:style-name="ce2" table:formula="of:=[.AK34]*[.$M$6]+[.AK35]*[.$N$6]+[.AK36]*[.$P$6]" office:value-type="float" office:value="10862.033436163" calcext:value-type="float">
            <text:p>10 862</text:p>
          </table:table-cell>
          <table:table-cell table:style-name="ce2" table:formula="of:=[.AL34]*[.$M$6]+[.AL35]*[.$N$6]+[.AL36]*[.$P$6]" office:value-type="float" office:value="11405.1351079711" calcext:value-type="float">
            <text:p>11 405</text:p>
          </table:table-cell>
          <table:table-cell table:style-name="ce2" table:formula="of:=[.AM34]*[.$M$6]+[.AM35]*[.$N$6]+[.AM36]*[.$P$6]" office:value-type="float" office:value="11975.3918633697" calcext:value-type="float">
            <text:p>11 975</text:p>
          </table:table-cell>
          <table:table-cell table:style-name="ce2" table:formula="of:=[.AN34]*[.$M$6]+[.AN35]*[.$N$6]+[.AN36]*[.$P$6]" office:value-type="float" office:value="12574.1614565382" calcext:value-type="float">
            <text:p>12 574</text:p>
          </table:table-cell>
          <table:table-cell table:style-name="ce3" table:formula="of:=SUM([.AC37:.AN37])" office:value-type="float" office:value="117020.354961965" calcext:value-type="float">
            <text:p>117 020,35</text:p>
          </table:table-cell>
        </table:table-row>
        <table:table-row table:style-name="ro1">
          <table:table-cell/>
          <table:table-cell table:style-name="ce4" office:value-type="string" calcext:value-type="string">
            <text:p>New Organic Users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4]*[.$M$11]" office:value-type="float" office:value="5.6075" calcext:value-type="float">
            <text:p>6</text:p>
          </table:table-cell>
          <table:table-cell table:style-name="ce2" table:formula="of:=INT([.E24]*[.$M$11])" office:value-type="float" office:value="6" calcext:value-type="float">
            <text:p>6</text:p>
          </table:table-cell>
          <table:table-cell table:style-name="ce2" table:formula="of:=INT([.F24]*[.$M$11])" office:value-type="float" office:value="7" calcext:value-type="float">
            <text:p>7</text:p>
          </table:table-cell>
          <table:table-cell table:style-name="ce2" table:formula="of:=INT([.G24]*[.$M$11])" office:value-type="float" office:value="8" calcext:value-type="float">
            <text:p>8</text:p>
          </table:table-cell>
          <table:table-cell table:style-name="ce2" table:formula="of:=INT([.H24]*[.$M$11])" office:value-type="float" office:value="9" calcext:value-type="float">
            <text:p>9</text:p>
          </table:table-cell>
          <table:table-cell table:style-name="ce2" table:formula="of:=INT([.I24]*[.$M$11])" office:value-type="float" office:value="11" calcext:value-type="float">
            <text:p>11</text:p>
          </table:table-cell>
          <table:table-cell table:style-name="ce2" table:formula="of:=INT([.J24]*[.$M$11])" office:value-type="float" office:value="13" calcext:value-type="float">
            <text:p>13</text:p>
          </table:table-cell>
          <table:table-cell table:style-name="ce2" table:formula="of:=INT([.K24]*[.$M$11])" office:value-type="float" office:value="16" calcext:value-type="float">
            <text:p>16</text:p>
          </table:table-cell>
          <table:table-cell table:style-name="ce2" table:formula="of:=INT([.L24]*[.$M$11])" office:value-type="float" office:value="18" calcext:value-type="float">
            <text:p>18</text:p>
          </table:table-cell>
          <table:table-cell table:style-name="ce2" table:formula="of:=INT([.M24]*[.$M$11])" office:value-type="float" office:value="22" calcext:value-type="float">
            <text:p>22</text:p>
          </table:table-cell>
          <table:table-cell table:style-name="ce2" table:formula="of:=INT([.N24]*[.$M$11])" office:value-type="float" office:value="26" calcext:value-type="float">
            <text:p>26</text:p>
          </table:table-cell>
          <table:table-cell table:style-name="ce3" table:formula="of:=SUM([.C38:.N38])" office:value-type="float" office:value="141.6075" calcext:value-type="float">
            <text:p>141,61</text:p>
          </table:table-cell>
          <table:table-cell table:style-name="ce2" table:formula="of:=INT([.P24]*[.$M$11])" office:value-type="float" office:value="31" calcext:value-type="float">
            <text:p>31</text:p>
          </table:table-cell>
          <table:table-cell table:style-name="ce2" table:formula="of:=INT([.Q24]*[.$M$11])" office:value-type="float" office:value="37" calcext:value-type="float">
            <text:p>37</text:p>
          </table:table-cell>
          <table:table-cell table:style-name="ce2" table:formula="of:=INT([.R24]*[.$M$11])" office:value-type="float" office:value="45" calcext:value-type="float">
            <text:p>45</text:p>
          </table:table-cell>
          <table:table-cell table:style-name="ce2" table:formula="of:=INT([.S24]*[.$M$11])" office:value-type="float" office:value="54" calcext:value-type="float">
            <text:p>54</text:p>
          </table:table-cell>
          <table:table-cell table:style-name="ce2" table:formula="of:=INT([.T24]*[.$M$11])" office:value-type="float" office:value="65" calcext:value-type="float">
            <text:p>65</text:p>
          </table:table-cell>
          <table:table-cell table:style-name="ce2" table:formula="of:=INT([.U24]*[.$M$11])" office:value-type="float" office:value="78" calcext:value-type="float">
            <text:p>78</text:p>
          </table:table-cell>
          <table:table-cell table:style-name="ce2" table:formula="of:=INT([.V24]*[.$M$11])" office:value-type="float" office:value="94" calcext:value-type="float">
            <text:p>94</text:p>
          </table:table-cell>
          <table:table-cell table:style-name="ce2" table:formula="of:=INT([.W24]*[.$M$11])" office:value-type="float" office:value="108" calcext:value-type="float">
            <text:p>108</text:p>
          </table:table-cell>
          <table:table-cell table:style-name="ce2" table:formula="of:=INT([.X24]*[.$M$11])" office:value-type="float" office:value="124" calcext:value-type="float">
            <text:p>124</text:p>
          </table:table-cell>
          <table:table-cell table:style-name="ce2" table:formula="of:=INT([.Y24]*[.$M$11])" office:value-type="float" office:value="143" calcext:value-type="float">
            <text:p>143</text:p>
          </table:table-cell>
          <table:table-cell table:style-name="ce2" table:formula="of:=INT([.Z24]*[.$M$11])" office:value-type="float" office:value="164" calcext:value-type="float">
            <text:p>164</text:p>
          </table:table-cell>
          <table:table-cell table:style-name="ce2" table:formula="of:=INT([.AA24]*[.$M$11])" office:value-type="float" office:value="189" calcext:value-type="float">
            <text:p>189</text:p>
          </table:table-cell>
          <table:table-cell table:style-name="ce3" table:formula="of:=SUM([.P38:.AA38])" office:value-type="float" office:value="1132" calcext:value-type="float">
            <text:p>1 132,00</text:p>
          </table:table-cell>
          <table:table-cell table:style-name="ce2" table:formula="of:=INT([.AC24]*[.$M$11])" office:value-type="float" office:value="217" calcext:value-type="float">
            <text:p>217</text:p>
          </table:table-cell>
          <table:table-cell table:style-name="ce2" table:formula="of:=INT([.AD24]*[.$M$11])" office:value-type="float" office:value="239" calcext:value-type="float">
            <text:p>239</text:p>
          </table:table-cell>
          <table:table-cell table:style-name="ce2" table:formula="of:=INT([.AE24]*[.$M$11])" office:value-type="float" office:value="251" calcext:value-type="float">
            <text:p>251</text:p>
          </table:table-cell>
          <table:table-cell table:style-name="ce2" table:formula="of:=INT([.AF24]*[.$M$11])" office:value-type="float" office:value="264" calcext:value-type="float">
            <text:p>264</text:p>
          </table:table-cell>
          <table:table-cell table:style-name="ce2" table:formula="of:=INT([.AG24]*[.$M$11])" office:value-type="float" office:value="277" calcext:value-type="float">
            <text:p>277</text:p>
          </table:table-cell>
          <table:table-cell table:style-name="ce2" table:formula="of:=INT([.AH24]*[.$M$11])" office:value-type="float" office:value="291" calcext:value-type="float">
            <text:p>291</text:p>
          </table:table-cell>
          <table:table-cell table:style-name="ce2" table:formula="of:=INT([.AI24]*[.$M$11])" office:value-type="float" office:value="305" calcext:value-type="float">
            <text:p>305</text:p>
          </table:table-cell>
          <table:table-cell table:style-name="ce2" table:formula="of:=INT([.AJ24]*[.$M$11])" office:value-type="float" office:value="321" calcext:value-type="float">
            <text:p>321</text:p>
          </table:table-cell>
          <table:table-cell table:style-name="ce2" table:formula="of:=INT([.AK24]*[.$M$11])" office:value-type="float" office:value="337" calcext:value-type="float">
            <text:p>337</text:p>
          </table:table-cell>
          <table:table-cell table:style-name="ce2" table:formula="of:=INT([.AL24]*[.$M$11])" office:value-type="float" office:value="354" calcext:value-type="float">
            <text:p>354</text:p>
          </table:table-cell>
          <table:table-cell table:style-name="ce2" table:formula="of:=INT([.AM24]*[.$M$11])" office:value-type="float" office:value="371" calcext:value-type="float">
            <text:p>371</text:p>
          </table:table-cell>
          <table:table-cell table:style-name="ce2" table:formula="of:=INT([.AN24]*[.$M$11])" office:value-type="float" office:value="390" calcext:value-type="float">
            <text:p>390</text:p>
          </table:table-cell>
          <table:table-cell table:style-name="ce3" table:formula="of:=SUM([.AC38:.AN38])" office:value-type="float" office:value="3617" calcext:value-type="float">
            <text:p>3 617,00</text:p>
          </table:table-cell>
        </table:table-row>
        <table:table-row table:style-name="ro1">
          <table:table-cell/>
          <table:table-cell table:style-name="ce4" office:value-type="string" calcext:value-type="string">
            <text:p>New Users</text:p>
          </table:table-cell>
          <table:table-cell table:style-name="ce2" table:formula="of:=[.C37]+[.C38]" office:value-type="float" office:value="135" calcext:value-type="float">
            <text:p>135</text:p>
          </table:table-cell>
          <table:table-cell table:style-name="ce2" table:formula="of:=[.D37]+[.D38]" office:value-type="float" office:value="151.8575" calcext:value-type="float">
            <text:p>152</text:p>
          </table:table-cell>
          <table:table-cell table:style-name="ce2" table:formula="of:=[.E37]+[.E38]" office:value-type="float" office:value="195" calcext:value-type="float">
            <text:p>195</text:p>
          </table:table-cell>
          <table:table-cell table:style-name="ce2" table:formula="of:=[.F37]+[.F38]" office:value-type="float" office:value="255.4" calcext:value-type="float">
            <text:p>255</text:p>
          </table:table-cell>
          <table:table-cell table:style-name="ce2" table:formula="of:=[.G37]+[.G38]" office:value-type="float" office:value="306.08" calcext:value-type="float">
            <text:p>306</text:p>
          </table:table-cell>
          <table:table-cell table:style-name="ce2" table:formula="of:=[.H37]+[.H38]" office:value-type="float" office:value="366.696" calcext:value-type="float">
            <text:p>367</text:p>
          </table:table-cell>
          <table:table-cell table:style-name="ce2" table:formula="of:=[.I37]+[.I38]" office:value-type="float" office:value="440.2352" calcext:value-type="float">
            <text:p>440</text:p>
          </table:table-cell>
          <table:table-cell table:style-name="ce2" table:formula="of:=[.J37]+[.J38]" office:value-type="float" office:value="528.08224" calcext:value-type="float">
            <text:p>528</text:p>
          </table:table-cell>
          <table:table-cell table:style-name="ce2" table:formula="of:=[.K37]+[.K38]" office:value-type="float" office:value="634.098688" calcext:value-type="float">
            <text:p>634</text:p>
          </table:table-cell>
          <table:table-cell table:style-name="ce2" table:formula="of:=[.L37]+[.L38]" office:value-type="float" office:value="759.7184256" calcext:value-type="float">
            <text:p>760</text:p>
          </table:table-cell>
          <table:table-cell table:style-name="ce2" table:formula="of:=[.M37]+[.M38]" office:value-type="float" office:value="912.06211072" calcext:value-type="float">
            <text:p>912</text:p>
          </table:table-cell>
          <table:table-cell table:style-name="ce2" table:formula="of:=[.N37]+[.N38]" office:value-type="float" office:value="1094.074532864" calcext:value-type="float">
            <text:p>1 094</text:p>
          </table:table-cell>
          <table:table-cell table:style-name="ce2" table:formula="of:=[.O37]+[.O38]" office:value-type="float" office:value="5778.304697184" calcext:value-type="float">
            <text:p>5 778</text:p>
          </table:table-cell>
          <table:table-cell table:style-name="ce2" table:formula="of:=[.P37]+[.P38]" office:value-type="float" office:value="1312.6894394368" calcext:value-type="float">
            <text:p>1 313</text:p>
          </table:table-cell>
          <table:table-cell table:style-name="ce2" table:formula="of:=[.Q37]+[.Q38]" office:value-type="float" office:value="1575.02732732416" calcext:value-type="float">
            <text:p>1 575</text:p>
          </table:table-cell>
          <table:table-cell table:style-name="ce2" table:formula="of:=[.R37]+[.R38]" office:value-type="float" office:value="1890.63279278899" calcext:value-type="float">
            <text:p>1 891</text:p>
          </table:table-cell>
          <table:table-cell table:style-name="ce2" table:formula="of:=[.S37]+[.S38]" office:value-type="float" office:value="2268.75935134679" calcext:value-type="float">
            <text:p>2 269</text:p>
          </table:table-cell>
          <table:table-cell table:style-name="ce2" table:formula="of:=[.T37]+[.T38]" office:value-type="float" office:value="2722.71122161615" calcext:value-type="float">
            <text:p>2 723</text:p>
          </table:table-cell>
          <table:table-cell table:style-name="ce2" table:formula="of:=[.U37]+[.U38]" office:value-type="float" office:value="3267.25346593938" calcext:value-type="float">
            <text:p>3 267</text:p>
          </table:table-cell>
          <table:table-cell table:style-name="ce2" table:formula="of:=[.V37]+[.V38]" office:value-type="float" office:value="3921.10415912725" calcext:value-type="float">
            <text:p>3 921</text:p>
          </table:table-cell>
          <table:table-cell table:style-name="ce2" table:formula="of:=[.W37]+[.W38]" office:value-type="float" office:value="4700.5249909527" calcext:value-type="float">
            <text:p>4 701</text:p>
          </table:table-cell>
          <table:table-cell table:style-name="ce2" table:formula="of:=[.X37]+[.X38]" office:value-type="float" office:value="5635.02998914324" calcext:value-type="float">
            <text:p>5 635</text:p>
          </table:table-cell>
          <table:table-cell table:style-name="ce2" table:formula="of:=[.Y37]+[.Y38]" office:value-type="float" office:value="5929.5814886004" calcext:value-type="float">
            <text:p>5 930</text:p>
          </table:table-cell>
          <table:table-cell table:style-name="ce2" table:formula="of:=[.Z37]+[.Z38]" office:value-type="float" office:value="6529.23963746045" calcext:value-type="float">
            <text:p>6 529</text:p>
          </table:table-cell>
          <table:table-cell table:style-name="ce2" table:formula="of:=[.AA37]+[.AA38]" office:value-type="float" office:value="7190.76360120649" calcext:value-type="float">
            <text:p>7 191</text:p>
          </table:table-cell>
          <table:table-cell table:style-name="ce2" table:formula="of:=[.AB37]+[.AB38]" office:value-type="float" office:value="46943.3174649428" calcext:value-type="float">
            <text:p>46 943</text:p>
          </table:table-cell>
          <table:table-cell table:style-name="ce2" table:formula="of:=[.AC37]+[.AC38]" office:value-type="float" office:value="7568.85178126681" calcext:value-type="float">
            <text:p>7 569</text:p>
          </table:table-cell>
          <table:table-cell table:style-name="ce2" table:formula="of:=[.AD37]+[.AD38]" office:value-type="float" office:value="7958.44437033016" calcext:value-type="float">
            <text:p>7 958</text:p>
          </table:table-cell>
          <table:table-cell table:style-name="ce2" table:formula="of:=[.AE37]+[.AE38]" office:value-type="float" office:value="8356.41658884667" calcext:value-type="float">
            <text:p>8 356</text:p>
          </table:table-cell>
          <table:table-cell table:style-name="ce2" table:formula="of:=[.AF37]+[.AF38]" office:value-type="float" office:value="8774.687418289" calcext:value-type="float">
            <text:p>8 775</text:p>
          </table:table-cell>
          <table:table-cell table:style-name="ce2" table:formula="of:=[.AG37]+[.AG38]" office:value-type="float" office:value="9213.22178920345" calcext:value-type="float">
            <text:p>9 213</text:p>
          </table:table-cell>
          <table:table-cell table:style-name="ce2" table:formula="of:=[.AH37]+[.AH38]" office:value-type="float" office:value="9674.03287866362" calcext:value-type="float">
            <text:p>9 674</text:p>
          </table:table-cell>
          <table:table-cell table:style-name="ce2" table:formula="of:=[.AI37]+[.AI38]" office:value-type="float" office:value="10157.1845225968" calcext:value-type="float">
            <text:p>10 157</text:p>
          </table:table-cell>
          <table:table-cell table:style-name="ce2" table:formula="of:=[.AJ37]+[.AJ38]" office:value-type="float" office:value="10665.7937487266" calcext:value-type="float">
            <text:p>10 666</text:p>
          </table:table-cell>
          <table:table-cell table:style-name="ce2" table:formula="of:=[.AK37]+[.AK38]" office:value-type="float" office:value="11199.033436163" calcext:value-type="float">
            <text:p>11 199</text:p>
          </table:table-cell>
          <table:table-cell table:style-name="ce2" table:formula="of:=[.AL37]+[.AL38]" office:value-type="float" office:value="11759.1351079711" calcext:value-type="float">
            <text:p>11 759</text:p>
          </table:table-cell>
          <table:table-cell table:style-name="ce2" table:formula="of:=[.AM37]+[.AM38]" office:value-type="float" office:value="12346.3918633697" calcext:value-type="float">
            <text:p>12 346</text:p>
          </table:table-cell>
          <table:table-cell table:style-name="ce2" table:formula="of:=[.AN37]+[.AN38]" office:value-type="float" office:value="12964.1614565382" calcext:value-type="float">
            <text:p>12 964</text:p>
          </table:table-cell>
          <table:table-cell table:style-name="ce2" table:formula="of:=[.AO37]+[.AO38]" office:value-type="float" office:value="120637.354961965" calcext:value-type="float">
            <text:p>120 637</text:p>
          </table:table-cell>
        </table:table-row>
        <table:table-row table:style-name="ro1">
          <table:table-cell/>
          <table:table-cell table:style-name="ce4" office:value-type="string" calcext:value-type="string">
            <text:p>Final Users Count</text:p>
          </table:table-cell>
          <table:table-cell table:style-name="ce2" table:formula="of:=[.C24]+[.C39]" office:value-type="float" office:value="635" calcext:value-type="float">
            <text:p>635</text:p>
          </table:table-cell>
          <table:table-cell table:style-name="ce2" table:formula="of:=[.D24]+[.D39]" office:value-type="float" office:value="712.6075" calcext:value-type="float">
            <text:p>713</text:p>
          </table:table-cell>
          <table:table-cell table:style-name="ce2" table:formula="of:=[.E24]+[.E39]" office:value-type="float" office:value="827.17" calcext:value-type="float">
            <text:p>827</text:p>
          </table:table-cell>
          <table:table-cell table:style-name="ce2" table:formula="of:=[.F24]+[.F39]" office:value-type="float" office:value="978.62" calcext:value-type="float">
            <text:p>979</text:p>
          </table:table-cell>
          <table:table-cell table:style-name="ce2" table:formula="of:=[.G24]+[.G39]" office:value-type="float" office:value="1148.08" calcext:value-type="float">
            <text:p>1 148</text:p>
          </table:table-cell>
          <table:table-cell table:style-name="ce2" table:formula="of:=[.H24]+[.H39]" office:value-type="float" office:value="1350.832" calcext:value-type="float">
            <text:p>1 351</text:p>
          </table:table-cell>
          <table:table-cell table:style-name="ce2" table:formula="of:=[.I24]+[.I39]" office:value-type="float" office:value="1594.3344" calcext:value-type="float">
            <text:p>1 594</text:p>
          </table:table-cell>
          <table:table-cell table:style-name="ce2" table:formula="of:=[.J24]+[.J39]" office:value-type="float" office:value="1886.33728" calcext:value-type="float">
            <text:p>1 886</text:p>
          </table:table-cell>
          <table:table-cell table:style-name="ce2" table:formula="of:=[.K24]+[.K39]" office:value-type="float" office:value="2237.140736" calcext:value-type="float">
            <text:p>2 237</text:p>
          </table:table-cell>
          <table:table-cell table:style-name="ce2" table:formula="of:=[.L24]+[.L39]" office:value-type="float" office:value="2656.9048832" calcext:value-type="float">
            <text:p>2 657</text:p>
          </table:table-cell>
          <table:table-cell table:style-name="ce2" table:formula="of:=[.M24]+[.M39]" office:value-type="float" office:value="3161.02185984" calcext:value-type="float">
            <text:p>3 161</text:p>
          </table:table-cell>
          <table:table-cell table:style-name="ce2" table:formula="of:=[.N24]+[.N39]" office:value-type="float" office:value="3765.562231808" calcext:value-type="float">
            <text:p>3 766</text:p>
          </table:table-cell>
          <table:table-cell table:style-name="ce2" table:formula="of:=[.N40]" office:value-type="float" office:value="3765.562231808" calcext:value-type="float">
            <text:p>3 766</text:p>
          </table:table-cell>
          <table:table-cell table:style-name="ce2" table:formula="of:=[.P24]+[.P39]" office:value-type="float" office:value="4490.8106781696" calcext:value-type="float">
            <text:p>4 491</text:p>
          </table:table-cell>
          <table:table-cell table:style-name="ce2" table:formula="of:=[.Q24]+[.Q39]" office:value-type="float" office:value="5360.90881380352" calcext:value-type="float">
            <text:p>5 361</text:p>
          </table:table-cell>
          <table:table-cell table:style-name="ce2" table:formula="of:=[.R24]+[.R39]" office:value-type="float" office:value="6433.69057656422" calcext:value-type="float">
            <text:p>6 434</text:p>
          </table:table-cell>
          <table:table-cell table:style-name="ce2" table:formula="of:=[.S24]+[.S39]" office:value-type="float" office:value="7720.42869187707" calcext:value-type="float">
            <text:p>7 720</text:p>
          </table:table-cell>
          <table:table-cell table:style-name="ce2" table:formula="of:=[.T24]+[.T39]" office:value-type="float" office:value="9264.71443025248" calcext:value-type="float">
            <text:p>9 265</text:p>
          </table:table-cell>
          <table:table-cell table:style-name="ce2" table:formula="of:=[.U24]+[.U39]" office:value-type="float" office:value="11117.657316303" calcext:value-type="float">
            <text:p>11 118</text:p>
          </table:table-cell>
          <table:table-cell table:style-name="ce2" table:formula="of:=[.V24]+[.V39]" office:value-type="float" office:value="13341.5887795636" calcext:value-type="float">
            <text:p>13 342</text:p>
          </table:table-cell>
          <table:table-cell table:style-name="ce2" table:formula="of:=[.W24]+[.W39]" office:value-type="float" office:value="15534.0823044545" calcext:value-type="float">
            <text:p>15 534</text:p>
          </table:table-cell>
          <table:table-cell table:style-name="ce2" table:formula="of:=[.X24]+[.X39]" office:value-type="float" office:value="18093.6208996703" calcext:value-type="float">
            <text:p>18 094</text:p>
          </table:table-cell>
          <table:table-cell table:style-name="ce2" table:formula="of:=[.Y24]+[.Y39]" office:value-type="float" office:value="20256.9610357065" calcext:value-type="float">
            <text:p>20 257</text:p>
          </table:table-cell>
          <table:table-cell table:style-name="ce2" table:formula="of:=[.Z24]+[.Z39]" office:value-type="float" office:value="23005.7261166324" calcext:value-type="float">
            <text:p>23 006</text:p>
          </table:table-cell>
          <table:table-cell table:style-name="ce2" table:formula="of:=[.AA24]+[.AA39]" office:value-type="float" office:value="26138.7230522543" calcext:value-type="float">
            <text:p>26 139</text:p>
          </table:table-cell>
          <table:table-cell table:style-name="ce2" table:formula="of:=[.AA40]" office:value-type="float" office:value="26138.7230522543" calcext:value-type="float">
            <text:p>26 139</text:p>
          </table:table-cell>
          <table:table-cell table:style-name="ce2" table:formula="of:=[.AC24]+[.AC39]" office:value-type="float" office:value="29359.0051499718" calcext:value-type="float">
            <text:p>29 359</text:p>
          </table:table-cell>
          <table:table-cell table:style-name="ce2" table:formula="of:=[.AD24]+[.AD39]" office:value-type="float" office:value="31927.6130759056" calcext:value-type="float">
            <text:p>31 928</text:p>
          </table:table-cell>
          <table:table-cell table:style-name="ce2" table:formula="of:=[.AE24]+[.AE39]" office:value-type="float" office:value="33524.0437297009" calcext:value-type="float">
            <text:p>33 524</text:p>
          </table:table-cell>
          <table:table-cell table:style-name="ce2" table:formula="of:=[.AF24]+[.AF39]" office:value-type="float" office:value="35200.6959161859" calcext:value-type="float">
            <text:p>35 201</text:p>
          </table:table-cell>
          <table:table-cell table:style-name="ce2" table:formula="of:=[.AG24]+[.AG39]" office:value-type="float" office:value="36960.5307119952" calcext:value-type="float">
            <text:p>36 961</text:p>
          </table:table-cell>
          <table:table-cell table:style-name="ce2" table:formula="of:=[.AH24]+[.AH39]" office:value-type="float" office:value="38808.707247595" calcext:value-type="float">
            <text:p>38 809</text:p>
          </table:table-cell>
          <table:table-cell table:style-name="ce2" table:formula="of:=[.AI24]+[.AI39]" office:value-type="float" office:value="40748.5926099748" calcext:value-type="float">
            <text:p>40 749</text:p>
          </table:table-cell>
          <table:table-cell table:style-name="ce2" table:formula="of:=[.AJ24]+[.AJ39]" office:value-type="float" office:value="42786.7722404735" calcext:value-type="float">
            <text:p>42 787</text:p>
          </table:table-cell>
          <table:table-cell table:style-name="ce2" table:formula="of:=[.AK24]+[.AK39]" office:value-type="float" office:value="44926.0608524972" calcext:value-type="float">
            <text:p>44 926</text:p>
          </table:table-cell>
          <table:table-cell table:style-name="ce2" table:formula="of:=[.AL24]+[.AL39]" office:value-type="float" office:value="47172.513895122" calcext:value-type="float">
            <text:p>47 173</text:p>
          </table:table-cell>
          <table:table-cell table:style-name="ce2" table:formula="of:=[.AM24]+[.AM39]" office:value-type="float" office:value="49530.4395898782" calcext:value-type="float">
            <text:p>49 530</text:p>
          </table:table-cell>
          <table:table-cell table:style-name="ce2" table:formula="of:=[.AN24]+[.AN39]" office:value-type="float" office:value="52007.4115693721" calcext:value-type="float">
            <text:p>52 007</text:p>
          </table:table-cell>
          <table:table-cell table:style-name="ce2" table:formula="of:=[.AN40]" office:value-type="float" office:value="52007.4115693721" calcext:value-type="float">
            <text:p>52 007</text:p>
          </table:table-cell>
        </table:table-row>
        <table:table-row table:style-name="ro1">
          <table:table-cell/>
          <table:table-cell table:style-name="ce4" office:value-type="string" calcext:value-type="string">
            <text:p>Long-Term Users</text:p>
          </table:table-cell>
          <table:table-cell table:style-name="ce2" table:formula="of:=[.C40]-[.C37]*(1-[.$M$7])" office:value-type="float" office:value="560.75" calcext:value-type="float">
            <text:p>561</text:p>
          </table:table-cell>
          <table:table-cell table:style-name="ce2" table:formula="of:=[.D40]-[.D37]*(1-[.$M$7])" office:value-type="float" office:value="632.17" calcext:value-type="float">
            <text:p>632</text:p>
          </table:table-cell>
          <table:table-cell table:style-name="ce2" table:formula="of:=[.E40]-[.E37]*(1-[.$M$7])" office:value-type="float" office:value="723.22" calcext:value-type="float">
            <text:p>723</text:p>
          </table:table-cell>
          <table:table-cell table:style-name="ce2" table:formula="of:=[.F40]-[.F37]*(1-[.$M$7])" office:value-type="float" office:value="842" calcext:value-type="float">
            <text:p>842</text:p>
          </table:table-cell>
          <table:table-cell table:style-name="ce2" table:formula="of:=[.G40]-[.G37]*(1-[.$M$7])" office:value-type="float" office:value="984.136" calcext:value-type="float">
            <text:p>984</text:p>
          </table:table-cell>
          <table:table-cell table:style-name="ce2" table:formula="of:=[.H40]-[.H37]*(1-[.$M$7])" office:value-type="float" office:value="1154.0992" calcext:value-type="float">
            <text:p>1 154</text:p>
          </table:table-cell>
          <table:table-cell table:style-name="ce2" table:formula="of:=[.I40]-[.I37]*(1-[.$M$7])" office:value-type="float" office:value="1358.25504" calcext:value-type="float">
            <text:p>1 358</text:p>
          </table:table-cell>
          <table:table-cell table:style-name="ce2" table:formula="of:=[.J40]-[.J37]*(1-[.$M$7])" office:value-type="float" office:value="1603.042048" calcext:value-type="float">
            <text:p>1 603</text:p>
          </table:table-cell>
          <table:table-cell table:style-name="ce2" table:formula="of:=[.K40]-[.K37]*(1-[.$M$7])" office:value-type="float" office:value="1897.1864576" calcext:value-type="float">
            <text:p>1 897</text:p>
          </table:table-cell>
          <table:table-cell table:style-name="ce2" table:formula="of:=[.L40]-[.L37]*(1-[.$M$7])" office:value-type="float" office:value="2248.95974912" calcext:value-type="float">
            <text:p>2 249</text:p>
          </table:table-cell>
          <table:table-cell table:style-name="ce2" table:formula="of:=[.M40]-[.M37]*(1-[.$M$7])" office:value-type="float" office:value="2671.487698944" calcext:value-type="float">
            <text:p>2 671</text:p>
          </table:table-cell>
          <table:table-cell table:style-name="ce2" table:formula="of:=[.N40]-[.N37]*(1-[.$M$7])" office:value-type="float" office:value="3178.1212387328" calcext:value-type="float">
            <text:p>3 178</text:p>
          </table:table-cell>
          <table:table-cell table:style-name="ce2" table:formula="of:=[.N41]" office:value-type="float" office:value="3178.1212387328" calcext:value-type="float">
            <text:p>3 178</text:p>
          </table:table-cell>
          <table:table-cell table:style-name="ce2" table:formula="of:=[.P40]-[.P37]*(1-[.$M$7])" office:value-type="float" office:value="3785.88148647936" calcext:value-type="float">
            <text:p>3 786</text:p>
          </table:table-cell>
          <table:table-cell table:style-name="ce2" table:formula="of:=[.Q24]*1.2" office:value-type="float" office:value="4543.05778377523" calcext:value-type="float">
            <text:p>4 543</text:p>
          </table:table-cell>
          <table:table-cell table:style-name="ce2" table:formula="of:=[.R24]*1.2" office:value-type="float" office:value="5451.66934053028" calcext:value-type="float">
            <text:p>5 452</text:p>
          </table:table-cell>
          <table:table-cell table:style-name="ce2" table:formula="of:=[.S24]*1.2" office:value-type="float" office:value="6542.00320863633" calcext:value-type="float">
            <text:p>6 542</text:p>
          </table:table-cell>
          <table:table-cell table:style-name="ce2" table:formula="of:=[.T24]*1.2" office:value-type="float" office:value="7850.4038503636" calcext:value-type="float">
            <text:p>7 850</text:p>
          </table:table-cell>
          <table:table-cell table:style-name="ce2" table:formula="of:=[.U24]*1.2" office:value-type="float" office:value="9420.48462043632" calcext:value-type="float">
            <text:p>9 420</text:p>
          </table:table-cell>
          <table:table-cell table:style-name="ce2" table:formula="of:=[.V24]*1.15" office:value-type="float" office:value="10833.5573135018" calcext:value-type="float">
            <text:p>10 834</text:p>
          </table:table-cell>
          <table:table-cell table:style-name="ce2" table:formula="of:=[.W24]*1.15" office:value-type="float" office:value="12458.590910527" calcext:value-type="float">
            <text:p>12 459</text:p>
          </table:table-cell>
          <table:table-cell table:style-name="ce2" table:formula="of:=[.X24]*1.15" office:value-type="float" office:value="14327.3795471061" calcext:value-type="float">
            <text:p>14 327</text:p>
          </table:table-cell>
          <table:table-cell table:style-name="ce2" table:formula="of:=[.Y24]*1.15" office:value-type="float" office:value="16476.486479172" calcext:value-type="float">
            <text:p>16 476</text:p>
          </table:table-cell>
          <table:table-cell table:style-name="ce2" table:formula="of:=[.Z24]*1.15" office:value-type="float" office:value="18947.9594510478" calcext:value-type="float">
            <text:p>18 948</text:p>
          </table:table-cell>
          <table:table-cell table:style-name="ce2" table:formula="of:=[.AA24]*1.15" office:value-type="float" office:value="21790.153368705" calcext:value-type="float">
            <text:p>21 790</text:p>
          </table:table-cell>
          <table:table-cell table:style-name="ce2" table:formula="of:=[.AA41]" office:value-type="float" office:value="21790.153368705" calcext:value-type="float">
            <text:p>21 790</text:p>
          </table:table-cell>
          <table:table-cell table:style-name="ce2" table:formula="of:=[.AC24]*1.1" office:value-type="float" office:value="23969.1687055755" calcext:value-type="float">
            <text:p>23 969</text:p>
          </table:table-cell>
          <table:table-cell table:style-name="ce2" table:formula="of:=[.AD24]*1.05" office:value-type="float" office:value="25167.6271408542" calcext:value-type="float">
            <text:p>25 168</text:p>
          </table:table-cell>
          <table:table-cell table:style-name="ce2" table:formula="of:=[.AE24]*1.05" office:value-type="float" office:value="26426.0084978969" calcext:value-type="float">
            <text:p>26 426</text:p>
          </table:table-cell>
          <table:table-cell table:style-name="ce2" table:formula="of:=[.AF24]*1.05" office:value-type="float" office:value="27747.3089227918" calcext:value-type="float">
            <text:p>27 747</text:p>
          </table:table-cell>
          <table:table-cell table:style-name="ce2" table:formula="of:=[.AG24]*1.05" office:value-type="float" office:value="29134.6743689314" calcext:value-type="float">
            <text:p>29 135</text:p>
          </table:table-cell>
          <table:table-cell table:style-name="ce2" table:formula="of:=[.AH24]*1.05" office:value-type="float" office:value="30591.408087378" calcext:value-type="float">
            <text:p>30 591</text:p>
          </table:table-cell>
          <table:table-cell table:style-name="ce2" table:formula="of:=[.AI24]*1.05" office:value-type="float" office:value="32120.9784917469" calcext:value-type="float">
            <text:p>32 121</text:p>
          </table:table-cell>
          <table:table-cell table:style-name="ce2" table:formula="of:=[.AJ24]*1.05" office:value-type="float" office:value="33727.0274163342" calcext:value-type="float">
            <text:p>33 727</text:p>
          </table:table-cell>
          <table:table-cell table:style-name="ce2" table:formula="of:=[.AK24]*1.05" office:value-type="float" office:value="35413.3787871509" calcext:value-type="float">
            <text:p>35 413</text:p>
          </table:table-cell>
          <table:table-cell table:style-name="ce2" table:formula="of:=[.AL24]*1.05" office:value-type="float" office:value="37184.0477265085" calcext:value-type="float">
            <text:p>37 184</text:p>
          </table:table-cell>
          <table:table-cell table:style-name="ce2" table:formula="of:=[.AM24]*1.05" office:value-type="float" office:value="39043.2501128339" calcext:value-type="float">
            <text:p>39 043</text:p>
          </table:table-cell>
          <table:table-cell table:style-name="ce2" table:formula="of:=[.AN24]*1.05" office:value-type="float" office:value="40995.4126184756" calcext:value-type="float">
            <text:p>40 995</text:p>
          </table:table-cell>
          <table:table-cell table:style-name="ce2" table:formula="of:=[.AN41]" office:value-type="float" office:value="40995.4126184756" calcext:value-type="float">
            <text:p>40 995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Paying Users</text:p>
          </table:table-cell>
          <table:table-cell table:style-name="ce2" table:formula="of:=INT([.C40]*0.05)" office:value-type="float" office:value="31" calcext:value-type="float">
            <text:p>31</text:p>
          </table:table-cell>
          <table:table-cell table:style-name="ce2" table:formula="of:=INT([.D40]*0.1)" office:value-type="float" office:value="71" calcext:value-type="float">
            <text:p>71</text:p>
          </table:table-cell>
          <table:table-cell table:style-name="ce2" table:formula="of:=INT([.E40]*0.2)" office:value-type="float" office:value="165" calcext:value-type="float">
            <text:p>165</text:p>
          </table:table-cell>
          <table:table-cell table:style-name="ce2" table:formula="of:=INT([.F40]*0.2)" office:value-type="float" office:value="195" calcext:value-type="float">
            <text:p>195</text:p>
          </table:table-cell>
          <table:table-cell table:style-name="ce2" table:formula="of:=INT([.G40]*0.2)" office:value-type="float" office:value="229" calcext:value-type="float">
            <text:p>229</text:p>
          </table:table-cell>
          <table:table-cell table:style-name="ce2" table:formula="of:=INT([.H40]*0.4)" office:value-type="float" office:value="540" calcext:value-type="float">
            <text:p>540</text:p>
          </table:table-cell>
          <table:table-cell table:style-name="ce2" table:formula="of:=INT([.I40]*0.4)" office:value-type="float" office:value="637" calcext:value-type="float">
            <text:p>637</text:p>
          </table:table-cell>
          <table:table-cell table:style-name="ce2" table:formula="of:=INT([.J40]*0.4)" office:value-type="float" office:value="754" calcext:value-type="float">
            <text:p>754</text:p>
          </table:table-cell>
          <table:table-cell table:style-name="ce2" table:formula="of:=INT([.K40]*0.4)" office:value-type="float" office:value="894" calcext:value-type="float">
            <text:p>894</text:p>
          </table:table-cell>
          <table:table-cell table:style-name="ce2" table:formula="of:=INT([.L40]*0.5)" office:value-type="float" office:value="1328" calcext:value-type="float">
            <text:p>1 328</text:p>
          </table:table-cell>
          <table:table-cell table:style-name="ce2" table:formula="of:=INT([.M40]*0.5)" office:value-type="float" office:value="1580" calcext:value-type="float">
            <text:p>1 580</text:p>
          </table:table-cell>
          <table:table-cell table:style-name="ce2" table:formula="of:=INT([.N40]*0.5)" office:value-type="float" office:value="1882" calcext:value-type="float">
            <text:p>1 882</text:p>
          </table:table-cell>
          <table:table-cell table:style-name="ce2" table:formula="of:=[.N43]" office:value-type="float" office:value="1882" calcext:value-type="float">
            <text:p>1 882</text:p>
          </table:table-cell>
          <table:table-cell table:style-name="ce2" table:formula="of:=INT([.P40]*0.5)" office:value-type="float" office:value="2245" calcext:value-type="float">
            <text:p>2 245</text:p>
          </table:table-cell>
          <table:table-cell table:style-name="ce2" table:formula="of:=INT([.Q40]*0.5)" office:value-type="float" office:value="2680" calcext:value-type="float">
            <text:p>2 680</text:p>
          </table:table-cell>
          <table:table-cell table:style-name="ce2" table:formula="of:=INT([.R40]*0.5)" office:value-type="float" office:value="3216" calcext:value-type="float">
            <text:p>3 216</text:p>
          </table:table-cell>
          <table:table-cell table:style-name="ce2" table:formula="of:=INT([.S40]*0.5)" office:value-type="float" office:value="3860" calcext:value-type="float">
            <text:p>3 860</text:p>
          </table:table-cell>
          <table:table-cell table:style-name="ce2" table:formula="of:=INT([.T40]*0.5)" office:value-type="float" office:value="4632" calcext:value-type="float">
            <text:p>4 632</text:p>
          </table:table-cell>
          <table:table-cell table:style-name="ce2" table:formula="of:=INT([.U40]*0.5)" office:value-type="float" office:value="5558" calcext:value-type="float">
            <text:p>5 558</text:p>
          </table:table-cell>
          <table:table-cell table:style-name="ce2" table:formula="of:=INT([.V40]*0.5)" office:value-type="float" office:value="6670" calcext:value-type="float">
            <text:p>6 670</text:p>
          </table:table-cell>
          <table:table-cell table:style-name="ce2" table:formula="of:=INT([.W40]*0.5)" office:value-type="float" office:value="7767" calcext:value-type="float">
            <text:p>7 767</text:p>
          </table:table-cell>
          <table:table-cell table:style-name="ce2" table:formula="of:=INT([.X40]*0.5)" office:value-type="float" office:value="9046" calcext:value-type="float">
            <text:p>9 046</text:p>
          </table:table-cell>
          <table:table-cell table:style-name="ce2" table:formula="of:=INT([.Y40]*0.5)" office:value-type="float" office:value="10128" calcext:value-type="float">
            <text:p>10 128</text:p>
          </table:table-cell>
          <table:table-cell table:style-name="ce2" table:formula="of:=INT([.Z40]*0.5)" office:value-type="float" office:value="11502" calcext:value-type="float">
            <text:p>11 502</text:p>
          </table:table-cell>
          <table:table-cell table:style-name="ce2" table:formula="of:=INT([.AA40]*0.5)" office:value-type="float" office:value="13069" calcext:value-type="float">
            <text:p>13 069</text:p>
          </table:table-cell>
          <table:table-cell table:style-name="ce2" table:formula="of:=[.AA43]" office:value-type="float" office:value="13069" calcext:value-type="float">
            <text:p>13 069</text:p>
          </table:table-cell>
          <table:table-cell table:style-name="ce2" table:formula="of:=INT([.AC40]*0.5)" office:value-type="float" office:value="14679" calcext:value-type="float">
            <text:p>14 679</text:p>
          </table:table-cell>
          <table:table-cell table:style-name="ce2" table:formula="of:=INT([.AD40]*0.5)" office:value-type="float" office:value="15963" calcext:value-type="float">
            <text:p>15 963</text:p>
          </table:table-cell>
          <table:table-cell table:style-name="ce2" table:formula="of:=INT([.AE40]*0.5)" office:value-type="float" office:value="16762" calcext:value-type="float">
            <text:p>16 762</text:p>
          </table:table-cell>
          <table:table-cell table:style-name="ce2" table:formula="of:=INT([.AF40]*0.5)" office:value-type="float" office:value="17600" calcext:value-type="float">
            <text:p>17 600</text:p>
          </table:table-cell>
          <table:table-cell table:style-name="ce2" table:formula="of:=INT([.AG40]*0.5)" office:value-type="float" office:value="18480" calcext:value-type="float">
            <text:p>18 480</text:p>
          </table:table-cell>
          <table:table-cell table:style-name="ce2" table:formula="of:=INT([.AH40]*0.5)" office:value-type="float" office:value="19404" calcext:value-type="float">
            <text:p>19 404</text:p>
          </table:table-cell>
          <table:table-cell table:style-name="ce2" table:formula="of:=INT([.AI40]*0.5)" office:value-type="float" office:value="20374" calcext:value-type="float">
            <text:p>20 374</text:p>
          </table:table-cell>
          <table:table-cell table:style-name="ce2" table:formula="of:=INT([.AJ40]*0.5)" office:value-type="float" office:value="21393" calcext:value-type="float">
            <text:p>21 393</text:p>
          </table:table-cell>
          <table:table-cell table:style-name="ce2" table:formula="of:=INT([.AK40]*0.5)" office:value-type="float" office:value="22463" calcext:value-type="float">
            <text:p>22 463</text:p>
          </table:table-cell>
          <table:table-cell table:style-name="ce2" table:formula="of:=INT([.AL40]*0.5)" office:value-type="float" office:value="23586" calcext:value-type="float">
            <text:p>23 586</text:p>
          </table:table-cell>
          <table:table-cell table:style-name="ce2" table:formula="of:=INT([.AM40]*0.5)" office:value-type="float" office:value="24765" calcext:value-type="float">
            <text:p>24 765</text:p>
          </table:table-cell>
          <table:table-cell table:style-name="ce2" table:formula="of:=INT([.AN40]*0.5)" office:value-type="float" office:value="26003" calcext:value-type="float">
            <text:p>26 003</text:p>
          </table:table-cell>
          <table:table-cell table:style-name="ce2" table:formula="of:=[.AN43]" office:value-type="float" office:value="26003" calcext:value-type="float">
            <text:p>26 003</text:p>
          </table:table-cell>
        </table:table-row>
        <table:table-row table:style-name="ro1">
          <table:table-cell/>
          <table:table-cell office:value-type="string" calcext:value-type="string">
            <text:p>of which Students</text:p>
          </table:table-cell>
          <table:table-cell table:style-name="ce2" table:formula="of:=INT([.C43]*0.3)" office:value-type="float" office:value="9" calcext:value-type="float">
            <text:p>9</text:p>
          </table:table-cell>
          <table:table-cell table:style-name="ce2" table:formula="of:=INT([.D43]*0.3)" office:value-type="float" office:value="21" calcext:value-type="float">
            <text:p>21</text:p>
          </table:table-cell>
          <table:table-cell table:style-name="ce2" table:formula="of:=INT([.E43]*0.3)" office:value-type="float" office:value="49" calcext:value-type="float">
            <text:p>49</text:p>
          </table:table-cell>
          <table:table-cell table:style-name="ce2" table:formula="of:=INT([.F43]*0.3)" office:value-type="float" office:value="58" calcext:value-type="float">
            <text:p>58</text:p>
          </table:table-cell>
          <table:table-cell table:style-name="ce2" table:formula="of:=INT([.G43]*0.3)" office:value-type="float" office:value="68" calcext:value-type="float">
            <text:p>68</text:p>
          </table:table-cell>
          <table:table-cell table:style-name="ce2" table:formula="of:=INT([.H43]*0.3)" office:value-type="float" office:value="162" calcext:value-type="float">
            <text:p>162</text:p>
          </table:table-cell>
          <table:table-cell table:style-name="ce2" table:formula="of:=INT([.I43]*0.3)" office:value-type="float" office:value="191" calcext:value-type="float">
            <text:p>191</text:p>
          </table:table-cell>
          <table:table-cell table:style-name="ce2" table:formula="of:=INT([.J43]*0.3)" office:value-type="float" office:value="226" calcext:value-type="float">
            <text:p>226</text:p>
          </table:table-cell>
          <table:table-cell table:style-name="ce2" table:formula="of:=INT([.K43]*0.3)" office:value-type="float" office:value="268" calcext:value-type="float">
            <text:p>268</text:p>
          </table:table-cell>
          <table:table-cell table:style-name="ce2" table:formula="of:=INT([.L43]*0.3)" office:value-type="float" office:value="398" calcext:value-type="float">
            <text:p>398</text:p>
          </table:table-cell>
          <table:table-cell table:style-name="ce2" table:formula="of:=INT([.M43]*0.3)" office:value-type="float" office:value="474" calcext:value-type="float">
            <text:p>474</text:p>
          </table:table-cell>
          <table:table-cell table:style-name="ce2" table:formula="of:=INT([.N43]*0.3)" office:value-type="float" office:value="564" calcext:value-type="float">
            <text:p>564</text:p>
          </table:table-cell>
          <table:table-cell table:style-name="ce2" table:formula="of:=INT([.O43]*0.3)" office:value-type="float" office:value="564" calcext:value-type="float">
            <text:p>564</text:p>
          </table:table-cell>
          <table:table-cell table:style-name="ce2" table:formula="of:=INT([.P43]*0.3)" office:value-type="float" office:value="673" calcext:value-type="float">
            <text:p>673</text:p>
          </table:table-cell>
          <table:table-cell table:style-name="ce2" table:formula="of:=INT([.Q43]*0.3)" office:value-type="float" office:value="804" calcext:value-type="float">
            <text:p>804</text:p>
          </table:table-cell>
          <table:table-cell table:style-name="ce2" table:formula="of:=INT([.R43]*0.3)" office:value-type="float" office:value="964" calcext:value-type="float">
            <text:p>964</text:p>
          </table:table-cell>
          <table:table-cell table:style-name="ce2" table:formula="of:=INT([.S43]*0.3)" office:value-type="float" office:value="1158" calcext:value-type="float">
            <text:p>1 158</text:p>
          </table:table-cell>
          <table:table-cell table:style-name="ce2" table:formula="of:=INT([.T43]*0.3)" office:value-type="float" office:value="1389" calcext:value-type="float">
            <text:p>1 389</text:p>
          </table:table-cell>
          <table:table-cell table:style-name="ce2" table:formula="of:=INT([.U43]*0.3)" office:value-type="float" office:value="1667" calcext:value-type="float">
            <text:p>1 667</text:p>
          </table:table-cell>
          <table:table-cell table:style-name="ce2" table:formula="of:=INT([.V43]*0.3)" office:value-type="float" office:value="2001" calcext:value-type="float">
            <text:p>2 001</text:p>
          </table:table-cell>
          <table:table-cell table:style-name="ce2" table:formula="of:=INT([.W43]*0.3)" office:value-type="float" office:value="2330" calcext:value-type="float">
            <text:p>2 330</text:p>
          </table:table-cell>
          <table:table-cell table:style-name="ce2" table:formula="of:=INT([.X43]*0.3)" office:value-type="float" office:value="2713" calcext:value-type="float">
            <text:p>2 713</text:p>
          </table:table-cell>
          <table:table-cell table:style-name="ce2" table:formula="of:=INT([.Y43]*0.3)" office:value-type="float" office:value="3038" calcext:value-type="float">
            <text:p>3 038</text:p>
          </table:table-cell>
          <table:table-cell table:style-name="ce2" table:formula="of:=INT([.Z43]*0.3)" office:value-type="float" office:value="3450" calcext:value-type="float">
            <text:p>3 450</text:p>
          </table:table-cell>
          <table:table-cell table:style-name="ce2" table:formula="of:=INT([.AA43]*0.3)" office:value-type="float" office:value="3920" calcext:value-type="float">
            <text:p>3 920</text:p>
          </table:table-cell>
          <table:table-cell table:style-name="ce2" table:formula="of:=INT([.AB43]*0.3)" office:value-type="float" office:value="3920" calcext:value-type="float">
            <text:p>3 920</text:p>
          </table:table-cell>
          <table:table-cell table:style-name="ce2" table:formula="of:=INT([.AC43]*0.3)" office:value-type="float" office:value="4403" calcext:value-type="float">
            <text:p>4 403</text:p>
          </table:table-cell>
          <table:table-cell table:style-name="ce2" table:formula="of:=INT([.AD43]*0.3)" office:value-type="float" office:value="4788" calcext:value-type="float">
            <text:p>4 788</text:p>
          </table:table-cell>
          <table:table-cell table:style-name="ce2" table:formula="of:=INT([.AE43]*0.3)" office:value-type="float" office:value="5028" calcext:value-type="float">
            <text:p>5 028</text:p>
          </table:table-cell>
          <table:table-cell table:style-name="ce2" table:formula="of:=INT([.AF43]*0.3)" office:value-type="float" office:value="5280" calcext:value-type="float">
            <text:p>5 280</text:p>
          </table:table-cell>
          <table:table-cell table:style-name="ce2" table:formula="of:=INT([.AG43]*0.3)" office:value-type="float" office:value="5544" calcext:value-type="float">
            <text:p>5 544</text:p>
          </table:table-cell>
          <table:table-cell table:style-name="ce2" table:formula="of:=INT([.AH43]*0.3)" office:value-type="float" office:value="5821" calcext:value-type="float">
            <text:p>5 821</text:p>
          </table:table-cell>
          <table:table-cell table:style-name="ce2" table:formula="of:=INT([.AI43]*0.3)" office:value-type="float" office:value="6112" calcext:value-type="float">
            <text:p>6 112</text:p>
          </table:table-cell>
          <table:table-cell table:style-name="ce2" table:formula="of:=INT([.AJ43]*0.3)" office:value-type="float" office:value="6417" calcext:value-type="float">
            <text:p>6 417</text:p>
          </table:table-cell>
          <table:table-cell table:style-name="ce2" table:formula="of:=INT([.AK43]*0.3)" office:value-type="float" office:value="6738" calcext:value-type="float">
            <text:p>6 738</text:p>
          </table:table-cell>
          <table:table-cell table:style-name="ce2" table:formula="of:=INT([.AL43]*0.3)" office:value-type="float" office:value="7075" calcext:value-type="float">
            <text:p>7 075</text:p>
          </table:table-cell>
          <table:table-cell table:style-name="ce2" table:formula="of:=INT([.AM43]*0.3)" office:value-type="float" office:value="7429" calcext:value-type="float">
            <text:p>7 429</text:p>
          </table:table-cell>
          <table:table-cell table:style-name="ce2" table:formula="of:=INT([.AN43]*0.3)" office:value-type="float" office:value="7800" calcext:value-type="float">
            <text:p>7 800</text:p>
          </table:table-cell>
          <table:table-cell table:style-name="ce2" table:formula="of:=INT([.AO43]*0.3)" office:value-type="float" office:value="7800" calcext:value-type="float">
            <text:p>7 800</text:p>
          </table:table-cell>
        </table:table-row>
        <table:table-row table:style-name="ro1">
          <table:table-cell/>
          <table:table-cell office:value-type="string" calcext:value-type="string">
            <text:p>of which Premium</text:p>
          </table:table-cell>
          <table:table-cell table:formula="of:=[.C43]-[.C44]" office:value-type="float" office:value="22" calcext:value-type="float">
            <text:p>22</text:p>
          </table:table-cell>
          <table:table-cell table:formula="of:=[.D43]-[.D44]" office:value-type="float" office:value="50" calcext:value-type="float">
            <text:p>50</text:p>
          </table:table-cell>
          <table:table-cell table:formula="of:=[.E43]-[.E44]" office:value-type="float" office:value="116" calcext:value-type="float">
            <text:p>116</text:p>
          </table:table-cell>
          <table:table-cell table:formula="of:=[.F43]-[.F44]" office:value-type="float" office:value="137" calcext:value-type="float">
            <text:p>137</text:p>
          </table:table-cell>
          <table:table-cell table:formula="of:=[.G43]-[.G44]" office:value-type="float" office:value="161" calcext:value-type="float">
            <text:p>161</text:p>
          </table:table-cell>
          <table:table-cell table:formula="of:=[.H43]-[.H44]" office:value-type="float" office:value="378" calcext:value-type="float">
            <text:p>378</text:p>
          </table:table-cell>
          <table:table-cell table:formula="of:=[.I43]-[.I44]" office:value-type="float" office:value="446" calcext:value-type="float">
            <text:p>446</text:p>
          </table:table-cell>
          <table:table-cell table:formula="of:=[.J43]-[.J44]" office:value-type="float" office:value="528" calcext:value-type="float">
            <text:p>528</text:p>
          </table:table-cell>
          <table:table-cell table:formula="of:=[.K43]-[.K44]" office:value-type="float" office:value="626" calcext:value-type="float">
            <text:p>626</text:p>
          </table:table-cell>
          <table:table-cell table:formula="of:=[.L43]-[.L44]" office:value-type="float" office:value="930" calcext:value-type="float">
            <text:p>930</text:p>
          </table:table-cell>
          <table:table-cell table:formula="of:=[.M43]-[.M44]" office:value-type="float" office:value="1106" calcext:value-type="float">
            <text:p>1106</text:p>
          </table:table-cell>
          <table:table-cell table:formula="of:=[.N43]-[.N44]" office:value-type="float" office:value="1318" calcext:value-type="float">
            <text:p>1318</text:p>
          </table:table-cell>
          <table:table-cell table:formula="of:=[.O43]-[.O44]" office:value-type="float" office:value="1318" calcext:value-type="float">
            <text:p>1318</text:p>
          </table:table-cell>
          <table:table-cell table:formula="of:=[.P43]-[.P44]" office:value-type="float" office:value="1572" calcext:value-type="float">
            <text:p>1572</text:p>
          </table:table-cell>
          <table:table-cell table:formula="of:=[.Q43]-[.Q44]" office:value-type="float" office:value="1876" calcext:value-type="float">
            <text:p>1876</text:p>
          </table:table-cell>
          <table:table-cell table:formula="of:=[.R43]-[.R44]" office:value-type="float" office:value="2252" calcext:value-type="float">
            <text:p>2252</text:p>
          </table:table-cell>
          <table:table-cell table:formula="of:=[.S43]-[.S44]" office:value-type="float" office:value="2702" calcext:value-type="float">
            <text:p>2702</text:p>
          </table:table-cell>
          <table:table-cell table:formula="of:=[.T43]-[.T44]" office:value-type="float" office:value="3243" calcext:value-type="float">
            <text:p>3243</text:p>
          </table:table-cell>
          <table:table-cell table:formula="of:=[.U43]-[.U44]" office:value-type="float" office:value="3891" calcext:value-type="float">
            <text:p>3891</text:p>
          </table:table-cell>
          <table:table-cell table:formula="of:=[.V43]-[.V44]" office:value-type="float" office:value="4669" calcext:value-type="float">
            <text:p>4669</text:p>
          </table:table-cell>
          <table:table-cell table:formula="of:=[.W43]-[.W44]" office:value-type="float" office:value="5437" calcext:value-type="float">
            <text:p>5437</text:p>
          </table:table-cell>
          <table:table-cell table:formula="of:=[.X43]-[.X44]" office:value-type="float" office:value="6333" calcext:value-type="float">
            <text:p>6333</text:p>
          </table:table-cell>
          <table:table-cell table:formula="of:=[.Y43]-[.Y44]" office:value-type="float" office:value="7090" calcext:value-type="float">
            <text:p>7090</text:p>
          </table:table-cell>
          <table:table-cell table:formula="of:=[.Z43]-[.Z44]" office:value-type="float" office:value="8052" calcext:value-type="float">
            <text:p>8052</text:p>
          </table:table-cell>
          <table:table-cell table:formula="of:=[.AA43]-[.AA44]" office:value-type="float" office:value="9149" calcext:value-type="float">
            <text:p>9149</text:p>
          </table:table-cell>
          <table:table-cell table:formula="of:=[.AB43]-[.AB44]" office:value-type="float" office:value="9149" calcext:value-type="float">
            <text:p>9149</text:p>
          </table:table-cell>
          <table:table-cell table:formula="of:=[.AC43]-[.AC44]" office:value-type="float" office:value="10276" calcext:value-type="float">
            <text:p>10276</text:p>
          </table:table-cell>
          <table:table-cell table:formula="of:=[.AD43]-[.AD44]" office:value-type="float" office:value="11175" calcext:value-type="float">
            <text:p>11175</text:p>
          </table:table-cell>
          <table:table-cell table:formula="of:=[.AE43]-[.AE44]" office:value-type="float" office:value="11734" calcext:value-type="float">
            <text:p>11734</text:p>
          </table:table-cell>
          <table:table-cell table:formula="of:=[.AF43]-[.AF44]" office:value-type="float" office:value="12320" calcext:value-type="float">
            <text:p>12320</text:p>
          </table:table-cell>
          <table:table-cell table:formula="of:=[.AG43]-[.AG44]" office:value-type="float" office:value="12936" calcext:value-type="float">
            <text:p>12936</text:p>
          </table:table-cell>
          <table:table-cell table:formula="of:=[.AH43]-[.AH44]" office:value-type="float" office:value="13583" calcext:value-type="float">
            <text:p>13583</text:p>
          </table:table-cell>
          <table:table-cell table:formula="of:=[.AI43]-[.AI44]" office:value-type="float" office:value="14262" calcext:value-type="float">
            <text:p>14262</text:p>
          </table:table-cell>
          <table:table-cell table:formula="of:=[.AJ43]-[.AJ44]" office:value-type="float" office:value="14976" calcext:value-type="float">
            <text:p>14976</text:p>
          </table:table-cell>
          <table:table-cell table:formula="of:=[.AK43]-[.AK44]" office:value-type="float" office:value="15725" calcext:value-type="float">
            <text:p>15725</text:p>
          </table:table-cell>
          <table:table-cell table:formula="of:=[.AL43]-[.AL44]" office:value-type="float" office:value="16511" calcext:value-type="float">
            <text:p>16511</text:p>
          </table:table-cell>
          <table:table-cell table:formula="of:=[.AM43]-[.AM44]" office:value-type="float" office:value="17336" calcext:value-type="float">
            <text:p>17336</text:p>
          </table:table-cell>
          <table:table-cell table:style-name="ce2" table:formula="of:=[.AN43]-[.AN44]" office:value-type="float" office:value="18203" calcext:value-type="float">
            <text:p>18 203</text:p>
          </table:table-cell>
          <table:table-cell table:formula="of:=[.AO43]-[.AO44]" office:value-type="float" office:value="18203" calcext:value-type="float">
            <text:p>18203</text:p>
          </table:table-cell>
        </table:table-row>
        <table:table-row table:style-name="ro1">
          <table:table-cell/>
          <table:table-cell office:value-type="string" calcext:value-type="string">
            <text:p>Students Revenue</text:p>
          </table:table-cell>
          <table:table-cell table:style-name="ce3" table:formula="of:=[.C44]*[.$M$20]" office:value-type="float" office:value="108" calcext:value-type="float">
            <text:p>108,00</text:p>
          </table:table-cell>
          <table:table-cell table:style-name="ce3" table:formula="of:=[.D44]*[.$M$20]" office:value-type="float" office:value="252" calcext:value-type="float">
            <text:p>252,00</text:p>
          </table:table-cell>
          <table:table-cell table:style-name="ce3" table:formula="of:=[.E44]*[.$M$20]" office:value-type="float" office:value="588" calcext:value-type="float">
            <text:p>588,00</text:p>
          </table:table-cell>
          <table:table-cell table:style-name="ce3" table:formula="of:=[.F44]*[.$M$20]" office:value-type="float" office:value="696" calcext:value-type="float">
            <text:p>696,00</text:p>
          </table:table-cell>
          <table:table-cell table:style-name="ce3" table:formula="of:=[.G44]*[.$M$20]" office:value-type="float" office:value="816" calcext:value-type="float">
            <text:p>816,00</text:p>
          </table:table-cell>
          <table:table-cell table:style-name="ce3" table:formula="of:=[.H44]*[.$M$20]" office:value-type="float" office:value="1944" calcext:value-type="float">
            <text:p>1 944,00</text:p>
          </table:table-cell>
          <table:table-cell table:style-name="ce3" table:formula="of:=[.I44]*[.$M$20]" office:value-type="float" office:value="2292" calcext:value-type="float">
            <text:p>2 292,00</text:p>
          </table:table-cell>
          <table:table-cell table:style-name="ce3" table:formula="of:=[.J44]*[.$M$20]" office:value-type="float" office:value="2712" calcext:value-type="float">
            <text:p>2 712,00</text:p>
          </table:table-cell>
          <table:table-cell table:style-name="ce3" table:formula="of:=[.K44]*[.$M$20]" office:value-type="float" office:value="3216" calcext:value-type="float">
            <text:p>3 216,00</text:p>
          </table:table-cell>
          <table:table-cell table:style-name="ce3" table:formula="of:=[.L44]*[.$M$20]" office:value-type="float" office:value="4776" calcext:value-type="float">
            <text:p>4 776,00</text:p>
          </table:table-cell>
          <table:table-cell table:style-name="ce3" table:formula="of:=[.M44]*[.$M$20]" office:value-type="float" office:value="5688" calcext:value-type="float">
            <text:p>5 688,00</text:p>
          </table:table-cell>
          <table:table-cell table:style-name="ce3" table:formula="of:=[.N44]*[.$M$20]" office:value-type="float" office:value="6768" calcext:value-type="float">
            <text:p>6 768,00</text:p>
          </table:table-cell>
          <table:table-cell table:style-name="ce3" table:formula="of:=SUM([.C46:.N46])" office:value-type="float" office:value="29856" calcext:value-type="float">
            <text:p>29 856,00</text:p>
          </table:table-cell>
          <table:table-cell table:style-name="ce3" table:formula="of:=[.P44]*[.$M$20]" office:value-type="float" office:value="8076" calcext:value-type="float">
            <text:p>8 076,00</text:p>
          </table:table-cell>
          <table:table-cell table:style-name="ce3" table:formula="of:=[.Q44]*[.$M$20]" office:value-type="float" office:value="9648" calcext:value-type="float">
            <text:p>9 648,00</text:p>
          </table:table-cell>
          <table:table-cell table:style-name="ce3" table:formula="of:=[.R44]*[.$M$20]" office:value-type="float" office:value="11568" calcext:value-type="float">
            <text:p>11 568,00</text:p>
          </table:table-cell>
          <table:table-cell table:style-name="ce3" table:formula="of:=[.S44]*[.$M$20]" office:value-type="float" office:value="13896" calcext:value-type="float">
            <text:p>13 896,00</text:p>
          </table:table-cell>
          <table:table-cell table:style-name="ce3" table:formula="of:=[.T44]*[.$M$20]" office:value-type="float" office:value="16668" calcext:value-type="float">
            <text:p>16 668,00</text:p>
          </table:table-cell>
          <table:table-cell table:style-name="ce3" table:formula="of:=[.U44]*[.$M$20]" office:value-type="float" office:value="20004" calcext:value-type="float">
            <text:p>20 004,00</text:p>
          </table:table-cell>
          <table:table-cell table:style-name="ce3" table:formula="of:=[.V44]*[.$M$20]" office:value-type="float" office:value="24012" calcext:value-type="float">
            <text:p>24 012,00</text:p>
          </table:table-cell>
          <table:table-cell table:style-name="ce3" table:formula="of:=[.W44]*[.$M$20]" office:value-type="float" office:value="27960" calcext:value-type="float">
            <text:p>27 960,00</text:p>
          </table:table-cell>
          <table:table-cell table:style-name="ce3" table:formula="of:=[.X44]*[.$M$20]" office:value-type="float" office:value="32556" calcext:value-type="float">
            <text:p>32 556,00</text:p>
          </table:table-cell>
          <table:table-cell table:style-name="ce3" table:formula="of:=[.Y44]*[.$M$20]" office:value-type="float" office:value="36456" calcext:value-type="float">
            <text:p>36 456,00</text:p>
          </table:table-cell>
          <table:table-cell table:style-name="ce3" table:formula="of:=[.Z44]*[.$M$20]" office:value-type="float" office:value="41400" calcext:value-type="float">
            <text:p>41 400,00</text:p>
          </table:table-cell>
          <table:table-cell table:style-name="ce3" table:formula="of:=[.AA44]*[.$M$20]" office:value-type="float" office:value="47040" calcext:value-type="float">
            <text:p>47 040,00</text:p>
          </table:table-cell>
          <table:table-cell table:style-name="ce3" table:formula="of:=SUM([.P46:.AA46])" office:value-type="float" office:value="289284" calcext:value-type="float">
            <text:p>289 284,00</text:p>
          </table:table-cell>
          <table:table-cell table:style-name="ce3" table:formula="of:=[.AC44]*[.$M$20]" office:value-type="float" office:value="52836" calcext:value-type="float">
            <text:p>52 836,00</text:p>
          </table:table-cell>
          <table:table-cell table:style-name="ce3" table:formula="of:=[.AD44]*[.$M$20]" office:value-type="float" office:value="57456" calcext:value-type="float">
            <text:p>57 456,00</text:p>
          </table:table-cell>
          <table:table-cell table:style-name="ce3" table:formula="of:=[.AE44]*[.$M$20]" office:value-type="float" office:value="60336" calcext:value-type="float">
            <text:p>60 336,00</text:p>
          </table:table-cell>
          <table:table-cell table:style-name="ce3" table:formula="of:=[.AF44]*[.$M$20]" office:value-type="float" office:value="63360" calcext:value-type="float">
            <text:p>63 360,00</text:p>
          </table:table-cell>
          <table:table-cell table:style-name="ce3" table:formula="of:=[.AG44]*[.$M$20]" office:value-type="float" office:value="66528" calcext:value-type="float">
            <text:p>66 528,00</text:p>
          </table:table-cell>
          <table:table-cell table:style-name="ce3" table:formula="of:=[.AH44]*[.$M$20]" office:value-type="float" office:value="69852" calcext:value-type="float">
            <text:p>69 852,00</text:p>
          </table:table-cell>
          <table:table-cell table:style-name="ce3" table:formula="of:=[.AI44]*[.$M$20]" office:value-type="float" office:value="73344" calcext:value-type="float">
            <text:p>73 344,00</text:p>
          </table:table-cell>
          <table:table-cell table:style-name="ce3" table:formula="of:=[.AJ44]*[.$M$20]" office:value-type="float" office:value="77004" calcext:value-type="float">
            <text:p>77 004,00</text:p>
          </table:table-cell>
          <table:table-cell table:style-name="ce3" table:formula="of:=[.AK44]*[.$M$20]" office:value-type="float" office:value="80856" calcext:value-type="float">
            <text:p>80 856,00</text:p>
          </table:table-cell>
          <table:table-cell table:style-name="ce3" table:formula="of:=[.AL44]*[.$M$20]" office:value-type="float" office:value="84900" calcext:value-type="float">
            <text:p>84 900,00</text:p>
          </table:table-cell>
          <table:table-cell table:style-name="ce3" table:formula="of:=[.AM44]*[.$M$20]" office:value-type="float" office:value="89148" calcext:value-type="float">
            <text:p>89 148,00</text:p>
          </table:table-cell>
          <table:table-cell table:style-name="ce3" table:formula="of:=[.AN44]*[.$M$20]" office:value-type="float" office:value="93600" calcext:value-type="float">
            <text:p>93 600,00</text:p>
          </table:table-cell>
          <table:table-cell table:style-name="ce3" table:formula="of:=SUM([.AC46:.AN46])" office:value-type="float" office:value="869220" calcext:value-type="float">
            <text:p>869 220,00</text:p>
          </table:table-cell>
        </table:table-row>
        <table:table-row table:style-name="ro1">
          <table:table-cell/>
          <table:table-cell office:value-type="string" calcext:value-type="string">
            <text:p>Premium Revenue</text:p>
          </table:table-cell>
          <table:table-cell table:style-name="ce3" table:formula="of:=([.C43]-[.C44])*[.$M$19]" office:value-type="float" office:value="550" calcext:value-type="float">
            <text:p>550,00</text:p>
          </table:table-cell>
          <table:table-cell table:style-name="ce3" table:formula="of:=([.D43]-[.D44])*[.$M$19]" office:value-type="float" office:value="1250" calcext:value-type="float">
            <text:p>1 250,00</text:p>
          </table:table-cell>
          <table:table-cell table:style-name="ce3" table:formula="of:=([.E43]-[.E44])*[.$M$19]" office:value-type="float" office:value="2900" calcext:value-type="float">
            <text:p>2 900,00</text:p>
          </table:table-cell>
          <table:table-cell table:style-name="ce3" table:formula="of:=([.F43]-[.F44])*[.$M$19]" office:value-type="float" office:value="3425" calcext:value-type="float">
            <text:p>3 425,00</text:p>
          </table:table-cell>
          <table:table-cell table:style-name="ce3" table:formula="of:=([.G43]-[.G44])*[.$M$19]" office:value-type="float" office:value="4025" calcext:value-type="float">
            <text:p>4 025,00</text:p>
          </table:table-cell>
          <table:table-cell table:style-name="ce3" table:formula="of:=([.H43]-[.H44])*[.$M$19]" office:value-type="float" office:value="9450" calcext:value-type="float">
            <text:p>9 450,00</text:p>
          </table:table-cell>
          <table:table-cell table:style-name="ce3" table:formula="of:=([.I43]-[.I44])*[.$M$19]" office:value-type="float" office:value="11150" calcext:value-type="float">
            <text:p>11 150,00</text:p>
          </table:table-cell>
          <table:table-cell table:style-name="ce3" table:formula="of:=([.J43]-[.J44])*[.$M$19]" office:value-type="float" office:value="13200" calcext:value-type="float">
            <text:p>13 200,00</text:p>
          </table:table-cell>
          <table:table-cell table:style-name="ce3" table:formula="of:=([.K43]-[.K44])*[.$M$19]" office:value-type="float" office:value="15650" calcext:value-type="float">
            <text:p>15 650,00</text:p>
          </table:table-cell>
          <table:table-cell table:style-name="ce3" table:formula="of:=([.L43]-[.L44])*[.$M$19]" office:value-type="float" office:value="23250" calcext:value-type="float">
            <text:p>23 250,00</text:p>
          </table:table-cell>
          <table:table-cell table:style-name="ce3" table:formula="of:=([.M43]-[.M44])*[.$M$19]" office:value-type="float" office:value="27650" calcext:value-type="float">
            <text:p>27 650,00</text:p>
          </table:table-cell>
          <table:table-cell table:style-name="ce3" table:formula="of:=([.N43]-[.N44])*[.$M$19]" office:value-type="float" office:value="32950" calcext:value-type="float">
            <text:p>32 950,00</text:p>
          </table:table-cell>
          <table:table-cell table:style-name="ce3" table:formula="of:=SUM([.C47:.N47])" office:value-type="float" office:value="145450" calcext:value-type="float">
            <text:p>145 450,00</text:p>
          </table:table-cell>
          <table:table-cell table:style-name="ce3" table:formula="of:=([.P43]-[.P44])*[.$M$19]" office:value-type="float" office:value="39300" calcext:value-type="float">
            <text:p>39 300,00</text:p>
          </table:table-cell>
          <table:table-cell table:style-name="ce3" table:formula="of:=([.Q43]-[.Q44])*[.$M$19]" office:value-type="float" office:value="46900" calcext:value-type="float">
            <text:p>46 900,00</text:p>
          </table:table-cell>
          <table:table-cell table:style-name="ce3" table:formula="of:=([.R43]-[.R44])*[.$M$19]" office:value-type="float" office:value="56300" calcext:value-type="float">
            <text:p>56 300,00</text:p>
          </table:table-cell>
          <table:table-cell table:style-name="ce3" table:formula="of:=([.S43]-[.S44])*[.$M$19]" office:value-type="float" office:value="67550" calcext:value-type="float">
            <text:p>67 550,00</text:p>
          </table:table-cell>
          <table:table-cell table:style-name="ce3" table:formula="of:=([.T43]-[.T44])*[.$M$19]" office:value-type="float" office:value="81075" calcext:value-type="float">
            <text:p>81 075,00</text:p>
          </table:table-cell>
          <table:table-cell table:style-name="ce3" table:formula="of:=([.U43]-[.U44])*[.$M$19]" office:value-type="float" office:value="97275" calcext:value-type="float">
            <text:p>97 275,00</text:p>
          </table:table-cell>
          <table:table-cell table:style-name="ce3" table:formula="of:=([.V43]-[.V44])*[.$M$19]" office:value-type="float" office:value="116725" calcext:value-type="float">
            <text:p>116 725,00</text:p>
          </table:table-cell>
          <table:table-cell table:style-name="ce3" table:formula="of:=([.W43]-[.W44])*[.$M$19]" office:value-type="float" office:value="135925" calcext:value-type="float">
            <text:p>135 925,00</text:p>
          </table:table-cell>
          <table:table-cell table:style-name="ce3" table:formula="of:=([.X43]-[.X44])*[.$M$19]" office:value-type="float" office:value="158325" calcext:value-type="float">
            <text:p>158 325,00</text:p>
          </table:table-cell>
          <table:table-cell table:style-name="ce3" table:formula="of:=([.Y43]-[.Y44])*[.$M$19]" office:value-type="float" office:value="177250" calcext:value-type="float">
            <text:p>177 250,00</text:p>
          </table:table-cell>
          <table:table-cell table:style-name="ce3" table:formula="of:=([.Z43]-[.Z44])*[.$M$19]" office:value-type="float" office:value="201300" calcext:value-type="float">
            <text:p>201 300,00</text:p>
          </table:table-cell>
          <table:table-cell table:style-name="ce3" table:formula="of:=([.AA43]-[.AA44])*[.$M$19]" office:value-type="float" office:value="228725" calcext:value-type="float">
            <text:p>228 725,00</text:p>
          </table:table-cell>
          <table:table-cell table:style-name="ce3" table:formula="of:=SUM([.P47:.AA47])" office:value-type="float" office:value="1406650" calcext:value-type="float">
            <text:p>1 406 650,00</text:p>
          </table:table-cell>
          <table:table-cell table:style-name="ce3" table:formula="of:=([.AC43]-[.AC44])*[.$M$19]" office:value-type="float" office:value="256900" calcext:value-type="float">
            <text:p>256 900,00</text:p>
          </table:table-cell>
          <table:table-cell table:style-name="ce3" table:formula="of:=([.AD43]-[.AD44])*[.$M$19]" office:value-type="float" office:value="279375" calcext:value-type="float">
            <text:p>279 375,00</text:p>
          </table:table-cell>
          <table:table-cell table:style-name="ce3" table:formula="of:=([.AE43]-[.AE44])*[.$M$19]" office:value-type="float" office:value="293350" calcext:value-type="float">
            <text:p>293 350,00</text:p>
          </table:table-cell>
          <table:table-cell table:style-name="ce3" table:formula="of:=([.AF43]-[.AF44])*[.$M$19]" office:value-type="float" office:value="308000" calcext:value-type="float">
            <text:p>308 000,00</text:p>
          </table:table-cell>
          <table:table-cell table:style-name="ce3" table:formula="of:=([.AG43]-[.AG44])*[.$M$19]" office:value-type="float" office:value="323400" calcext:value-type="float">
            <text:p>323 400,00</text:p>
          </table:table-cell>
          <table:table-cell table:style-name="ce3" table:formula="of:=([.AH43]-[.AH44])*[.$M$19]" office:value-type="float" office:value="339575" calcext:value-type="float">
            <text:p>339 575,00</text:p>
          </table:table-cell>
          <table:table-cell table:style-name="ce3" table:formula="of:=([.AI43]-[.AI44])*[.$M$19]" office:value-type="float" office:value="356550" calcext:value-type="float">
            <text:p>356 550,00</text:p>
          </table:table-cell>
          <table:table-cell table:style-name="ce3" table:formula="of:=([.AJ43]-[.AJ44])*[.$M$19]" office:value-type="float" office:value="374400" calcext:value-type="float">
            <text:p>374 400,00</text:p>
          </table:table-cell>
          <table:table-cell table:style-name="ce3" table:formula="of:=([.AK43]-[.AK44])*[.$M$19]" office:value-type="float" office:value="393125" calcext:value-type="float">
            <text:p>393 125,00</text:p>
          </table:table-cell>
          <table:table-cell table:style-name="ce3" table:formula="of:=([.AL43]-[.AL44])*[.$M$19]" office:value-type="float" office:value="412775" calcext:value-type="float">
            <text:p>412 775,00</text:p>
          </table:table-cell>
          <table:table-cell table:style-name="ce3" table:formula="of:=([.AM43]-[.AM44])*[.$M$19]" office:value-type="float" office:value="433400" calcext:value-type="float">
            <text:p>433 400,00</text:p>
          </table:table-cell>
          <table:table-cell table:style-name="ce3" table:formula="of:=([.AN43]-[.AN44])*[.$M$19]" office:value-type="float" office:value="455075" calcext:value-type="float">
            <text:p>455 075,00</text:p>
          </table:table-cell>
          <table:table-cell table:style-name="ce3" table:formula="of:=SUM([.AC47:.AN47])" office:value-type="float" office:value="4225925" calcext:value-type="float">
            <text:p>4 225 925,00</text:p>
          </table:table-cell>
        </table:table-row>
        <table:table-row table:style-name="ro1">
          <table:table-cell/>
          <table:table-cell office:value-type="string" calcext:value-type="string">
            <text:p>Tokens Sale</text:p>
          </table:table-cell>
          <table:table-cell table:style-name="ce3" table:formula="of:=[.C40]*0.01*[.$M$20]" office:value-type="float" office:value="76.2" calcext:value-type="float">
            <text:p>76,20</text:p>
          </table:table-cell>
          <table:table-cell table:style-name="ce3" table:formula="of:=[.D40]*0.01*[.$M$20]" office:value-type="float" office:value="85.5129" calcext:value-type="float">
            <text:p>85,51</text:p>
          </table:table-cell>
          <table:table-cell table:style-name="ce3" table:formula="of:=[.E40]*0.02*[.$M$20]" office:value-type="float" office:value="198.5208" calcext:value-type="float">
            <text:p>198,52</text:p>
          </table:table-cell>
          <table:table-cell table:style-name="ce3" table:formula="of:=[.F40]*0.02*[.$M$20]" office:value-type="float" office:value="234.8688" calcext:value-type="float">
            <text:p>234,87</text:p>
          </table:table-cell>
          <table:table-cell table:style-name="ce3" table:formula="of:=[.G40]*0.02*[.$M$20]" office:value-type="float" office:value="275.5392" calcext:value-type="float">
            <text:p>275,54</text:p>
          </table:table-cell>
          <table:table-cell table:style-name="ce3" table:formula="of:=[.H40]*0.02*[.$M$20]" office:value-type="float" office:value="324.19968" calcext:value-type="float">
            <text:p>324,20</text:p>
          </table:table-cell>
          <table:table-cell table:style-name="ce3" table:formula="of:=[.I40]*0.02*[.$M$20]" office:value-type="float" office:value="382.640256" calcext:value-type="float">
            <text:p>382,64</text:p>
          </table:table-cell>
          <table:table-cell table:style-name="ce3" table:formula="of:=[.J40]*0.02*[.$M$20]" office:value-type="float" office:value="452.7209472" calcext:value-type="float">
            <text:p>452,72</text:p>
          </table:table-cell>
          <table:table-cell table:style-name="ce3" table:formula="of:=[.K40]*0.02*[.$M$20]" office:value-type="float" office:value="536.91377664" calcext:value-type="float">
            <text:p>536,91</text:p>
          </table:table-cell>
          <table:table-cell table:style-name="ce3" table:formula="of:=[.L40]*0.02*[.$M$20]" office:value-type="float" office:value="637.657171968" calcext:value-type="float">
            <text:p>637,66</text:p>
          </table:table-cell>
          <table:table-cell table:style-name="ce3" table:formula="of:=[.M40]*0.02*[.$M$20]" office:value-type="float" office:value="758.6452463616" calcext:value-type="float">
            <text:p>758,65</text:p>
          </table:table-cell>
          <table:table-cell table:style-name="ce3" table:formula="of:=[.N40]*0.02*[.$M$20]" office:value-type="float" office:value="903.73493563392" calcext:value-type="float">
            <text:p>903,73</text:p>
          </table:table-cell>
          <table:table-cell table:style-name="ce3" table:formula="of:=SUM([.C48:.N48])" office:value-type="float" office:value="4867.15371380352" calcext:value-type="float">
            <text:p>4 867,15</text:p>
          </table:table-cell>
          <table:table-cell table:style-name="ce3" table:formula="of:=[.P40]*0.02*[.$M$20]" office:value-type="float" office:value="1077.7945627607" calcext:value-type="float">
            <text:p>1 077,79</text:p>
          </table:table-cell>
          <table:table-cell table:style-name="ce3" table:formula="of:=[.Q40]*0.02*[.$M$20]" office:value-type="float" office:value="1286.61811531284" calcext:value-type="float">
            <text:p>1 286,62</text:p>
          </table:table-cell>
          <table:table-cell table:style-name="ce3" table:formula="of:=[.R40]*0.02*[.$M$20]" office:value-type="float" office:value="1544.08573837541" calcext:value-type="float">
            <text:p>1 544,09</text:p>
          </table:table-cell>
          <table:table-cell table:style-name="ce3" table:formula="of:=[.S40]*0.02*[.$M$20]" office:value-type="float" office:value="1852.9028860505" calcext:value-type="float">
            <text:p>1 852,90</text:p>
          </table:table-cell>
          <table:table-cell table:style-name="ce3" table:formula="of:=[.T40]*0.02*[.$M$20]" office:value-type="float" office:value="2223.5314632606" calcext:value-type="float">
            <text:p>2 223,53</text:p>
          </table:table-cell>
          <table:table-cell table:style-name="ce3" table:formula="of:=[.U40]*0.02*[.$M$20]" office:value-type="float" office:value="2668.23775591271" calcext:value-type="float">
            <text:p>2 668,24</text:p>
          </table:table-cell>
          <table:table-cell table:style-name="ce3" table:formula="of:=[.V40]*0.02*[.$M$20]" office:value-type="float" office:value="3201.98130709526" calcext:value-type="float">
            <text:p>3 201,98</text:p>
          </table:table-cell>
          <table:table-cell table:style-name="ce3" table:formula="of:=[.W40]*0.02*[.$M$20]" office:value-type="float" office:value="3728.17975306907" calcext:value-type="float">
            <text:p>3 728,18</text:p>
          </table:table-cell>
          <table:table-cell table:style-name="ce3" table:formula="of:=[.X40]*0.02*[.$M$20]" office:value-type="float" office:value="4342.46901592087" calcext:value-type="float">
            <text:p>4 342,47</text:p>
          </table:table-cell>
          <table:table-cell table:style-name="ce3" table:formula="of:=[.Y40]*0.02*[.$M$20]" office:value-type="float" office:value="4861.67064856956" calcext:value-type="float">
            <text:p>4 861,67</text:p>
          </table:table-cell>
          <table:table-cell table:style-name="ce3" table:formula="of:=[.Z40]*0.02*[.$M$20]" office:value-type="float" office:value="5521.37426799179" calcext:value-type="float">
            <text:p>5 521,37</text:p>
          </table:table-cell>
          <table:table-cell table:style-name="ce3" table:formula="of:=[.AA40]*0.02*[.$M$20]" office:value-type="float" office:value="6273.29353254103" calcext:value-type="float">
            <text:p>6 273,29</text:p>
          </table:table-cell>
          <table:table-cell table:style-name="ce3" table:formula="of:=SUM([.P48:.AA48])" office:value-type="float" office:value="38582.1390468603" calcext:value-type="float">
            <text:p>38 582,14</text:p>
          </table:table-cell>
          <table:table-cell table:style-name="ce3" table:formula="of:=[.AC40]*0.02*[.$M$20]" office:value-type="float" office:value="7046.16123599323" calcext:value-type="float">
            <text:p>7 046,16</text:p>
          </table:table-cell>
          <table:table-cell table:style-name="ce3" table:formula="of:=[.AD40]*0.02*[.$M$20]" office:value-type="float" office:value="7662.62713821735" calcext:value-type="float">
            <text:p>7 662,63</text:p>
          </table:table-cell>
          <table:table-cell table:style-name="ce3" table:formula="of:=[.AE40]*0.02*[.$M$20]" office:value-type="float" office:value="8045.77049512822" calcext:value-type="float">
            <text:p>8 045,77</text:p>
          </table:table-cell>
          <table:table-cell table:style-name="ce3" table:formula="of:=[.AF40]*0.02*[.$M$20]" office:value-type="float" office:value="8448.16701988463" calcext:value-type="float">
            <text:p>8 448,17</text:p>
          </table:table-cell>
          <table:table-cell table:style-name="ce3" table:formula="of:=[.AG40]*0.02*[.$M$20]" office:value-type="float" office:value="8870.52737087886" calcext:value-type="float">
            <text:p>8 870,53</text:p>
          </table:table-cell>
          <table:table-cell table:style-name="ce3" table:formula="of:=[.AH40]*0.02*[.$M$20]" office:value-type="float" office:value="9314.0897394228" calcext:value-type="float">
            <text:p>9 314,09</text:p>
          </table:table-cell>
          <table:table-cell table:style-name="ce3" table:formula="of:=[.AI40]*0.02*[.$M$20]" office:value-type="float" office:value="9779.66222639394" calcext:value-type="float">
            <text:p>9 779,66</text:p>
          </table:table-cell>
          <table:table-cell table:style-name="ce3" table:formula="of:=[.AJ40]*0.02*[.$M$20]" office:value-type="float" office:value="10268.8253377136" calcext:value-type="float">
            <text:p>10 268,83</text:p>
          </table:table-cell>
          <table:table-cell table:style-name="ce3" table:formula="of:=[.AK40]*0.02*[.$M$20]" office:value-type="float" office:value="10782.2546045993" calcext:value-type="float">
            <text:p>10 782,25</text:p>
          </table:table-cell>
          <table:table-cell table:style-name="ce3" table:formula="of:=[.AL40]*0.02*[.$M$20]" office:value-type="float" office:value="11321.4033348293" calcext:value-type="float">
            <text:p>11 321,40</text:p>
          </table:table-cell>
          <table:table-cell table:style-name="ce3" table:formula="of:=[.AM40]*0.02*[.$M$20]" office:value-type="float" office:value="11887.3055015708" calcext:value-type="float">
            <text:p>11 887,31</text:p>
          </table:table-cell>
          <table:table-cell table:style-name="ce3" table:formula="of:=[.AN40]*0.02*[.$M$20]" office:value-type="float" office:value="12481.7787766493" calcext:value-type="float">
            <text:p>12 481,78</text:p>
          </table:table-cell>
          <table:table-cell table:style-name="ce3" table:formula="of:=SUM([.AC48:.AN48])" office:value-type="float" office:value="115908.572781281" calcext:value-type="float">
            <text:p>115 908,57</text:p>
          </table:table-cell>
        </table:table-row>
        <table:table-row table:style-name="ro1">
          <table:table-cell/>
          <table:table-cell table:style-name="ce4" office:value-type="string" calcext:value-type="string">
            <text:p>Total Revenue</text:p>
          </table:table-cell>
          <table:table-cell table:style-name="ce3" table:formula="of:=[.C47]+[.C46]+[.C48]" office:value-type="float" office:value="734.2" calcext:value-type="float">
            <text:p>734,20</text:p>
          </table:table-cell>
          <table:table-cell table:style-name="ce3" table:formula="of:=[.D47]+[.D46]+[.D48]" office:value-type="float" office:value="1587.5129" calcext:value-type="float">
            <text:p>1 587,51</text:p>
          </table:table-cell>
          <table:table-cell table:style-name="ce3" table:formula="of:=[.E47]+[.E46]+[.E48]" office:value-type="float" office:value="3686.5208" calcext:value-type="float">
            <text:p>3 686,52</text:p>
          </table:table-cell>
          <table:table-cell table:style-name="ce3" table:formula="of:=[.F47]+[.F46]+[.F48]" office:value-type="float" office:value="4355.8688" calcext:value-type="float">
            <text:p>4 355,87</text:p>
          </table:table-cell>
          <table:table-cell table:style-name="ce3" table:formula="of:=[.G47]+[.G46]+[.G48]" office:value-type="float" office:value="5116.5392" calcext:value-type="float">
            <text:p>5 116,54</text:p>
          </table:table-cell>
          <table:table-cell table:style-name="ce3" table:formula="of:=[.H47]+[.H46]+[.H48]" office:value-type="float" office:value="11718.19968" calcext:value-type="float">
            <text:p>11 718,20</text:p>
          </table:table-cell>
          <table:table-cell table:style-name="ce3" table:formula="of:=[.I47]+[.I46]+[.I48]" office:value-type="float" office:value="13824.640256" calcext:value-type="float">
            <text:p>13 824,64</text:p>
          </table:table-cell>
          <table:table-cell table:style-name="ce3" table:formula="of:=[.J47]+[.J46]+[.J48]" office:value-type="float" office:value="16364.7209472" calcext:value-type="float">
            <text:p>16 364,72</text:p>
          </table:table-cell>
          <table:table-cell table:style-name="ce3" table:formula="of:=[.K47]+[.K46]+[.K48]" office:value-type="float" office:value="19402.91377664" calcext:value-type="float">
            <text:p>19 402,91</text:p>
          </table:table-cell>
          <table:table-cell table:style-name="ce3" table:formula="of:=[.L47]+[.L46]+[.L48]" office:value-type="float" office:value="28663.657171968" calcext:value-type="float">
            <text:p>28 663,66</text:p>
          </table:table-cell>
          <table:table-cell table:style-name="ce3" table:formula="of:=[.M47]+[.M46]+[.M48]" office:value-type="float" office:value="34096.6452463616" calcext:value-type="float">
            <text:p>34 096,65</text:p>
          </table:table-cell>
          <table:table-cell table:style-name="ce3" table:formula="of:=[.N47]+[.N46]+[.N48]" office:value-type="float" office:value="40621.7349356339" calcext:value-type="float">
            <text:p>40 621,73</text:p>
          </table:table-cell>
          <table:table-cell table:style-name="ce3" table:formula="of:=SUM([.C49:.N49])" office:value-type="float" office:value="180173.153713804" calcext:value-type="float">
            <text:p>180 173,15</text:p>
          </table:table-cell>
          <table:table-cell table:style-name="ce3" table:formula="of:=[.P47]+[.P46]+[.P48]" office:value-type="float" office:value="48453.7945627607" calcext:value-type="float">
            <text:p>48 453,79</text:p>
          </table:table-cell>
          <table:table-cell table:style-name="ce3" table:formula="of:=[.Q47]+[.Q46]+[.Q48]" office:value-type="float" office:value="57834.6181153128" calcext:value-type="float">
            <text:p>57 834,62</text:p>
          </table:table-cell>
          <table:table-cell table:style-name="ce3" table:formula="of:=[.R47]+[.R46]+[.R48]" office:value-type="float" office:value="69412.0857383754" calcext:value-type="float">
            <text:p>69 412,09</text:p>
          </table:table-cell>
          <table:table-cell table:style-name="ce3" table:formula="of:=[.S47]+[.S46]+[.S48]" office:value-type="float" office:value="83298.9028860505" calcext:value-type="float">
            <text:p>83 298,90</text:p>
          </table:table-cell>
          <table:table-cell table:style-name="ce3" table:formula="of:=[.T47]+[.T46]+[.T48]" office:value-type="float" office:value="99966.5314632606" calcext:value-type="float">
            <text:p>99 966,53</text:p>
          </table:table-cell>
          <table:table-cell table:style-name="ce3" table:formula="of:=[.U47]+[.U46]+[.U48]" office:value-type="float" office:value="119947.237755913" calcext:value-type="float">
            <text:p>119 947,24</text:p>
          </table:table-cell>
          <table:table-cell table:style-name="ce3" table:formula="of:=[.V47]+[.V46]+[.V48]" office:value-type="float" office:value="143938.981307095" calcext:value-type="float">
            <text:p>143 938,98</text:p>
          </table:table-cell>
          <table:table-cell table:style-name="ce3" table:formula="of:=[.W47]+[.W46]+[.W48]" office:value-type="float" office:value="167613.179753069" calcext:value-type="float">
            <text:p>167 613,18</text:p>
          </table:table-cell>
          <table:table-cell table:style-name="ce3" table:formula="of:=[.X47]+[.X46]+[.X48]" office:value-type="float" office:value="195223.469015921" calcext:value-type="float">
            <text:p>195 223,47</text:p>
          </table:table-cell>
          <table:table-cell table:style-name="ce3" table:formula="of:=[.Y47]+[.Y46]+[.Y48]" office:value-type="float" office:value="218567.67064857" calcext:value-type="float">
            <text:p>218 567,67</text:p>
          </table:table-cell>
          <table:table-cell table:style-name="ce3" table:formula="of:=[.Z47]+[.Z46]+[.Z48]" office:value-type="float" office:value="248221.374267992" calcext:value-type="float">
            <text:p>248 221,37</text:p>
          </table:table-cell>
          <table:table-cell table:style-name="ce3" table:formula="of:=[.AA47]+[.AA46]+[.AA48]" office:value-type="float" office:value="282038.293532541" calcext:value-type="float">
            <text:p>282 038,29</text:p>
          </table:table-cell>
          <table:table-cell table:style-name="ce3" table:formula="of:=SUM([.P49:.AA49])" office:value-type="float" office:value="1734516.13904686" calcext:value-type="float">
            <text:p>1 734 516,14</text:p>
          </table:table-cell>
          <table:table-cell table:style-name="ce3" table:formula="of:=[.AC47]+[.AC46]+[.AC48]" office:value-type="float" office:value="316782.161235993" calcext:value-type="float">
            <text:p>316 782,16</text:p>
          </table:table-cell>
          <table:table-cell table:style-name="ce3" table:formula="of:=[.AD47]+[.AD46]+[.AD48]" office:value-type="float" office:value="344493.627138217" calcext:value-type="float">
            <text:p>344 493,63</text:p>
          </table:table-cell>
          <table:table-cell table:style-name="ce3" table:formula="of:=[.AE47]+[.AE46]+[.AE48]" office:value-type="float" office:value="361731.770495128" calcext:value-type="float">
            <text:p>361 731,77</text:p>
          </table:table-cell>
          <table:table-cell table:style-name="ce3" table:formula="of:=[.AF47]+[.AF46]+[.AF48]" office:value-type="float" office:value="379808.167019885" calcext:value-type="float">
            <text:p>379 808,17</text:p>
          </table:table-cell>
          <table:table-cell table:style-name="ce3" table:formula="of:=[.AG47]+[.AG46]+[.AG48]" office:value-type="float" office:value="398798.527370879" calcext:value-type="float">
            <text:p>398 798,53</text:p>
          </table:table-cell>
          <table:table-cell table:style-name="ce3" table:formula="of:=[.AH47]+[.AH46]+[.AH48]" office:value-type="float" office:value="418741.089739423" calcext:value-type="float">
            <text:p>418 741,09</text:p>
          </table:table-cell>
          <table:table-cell table:style-name="ce3" table:formula="of:=[.AI47]+[.AI46]+[.AI48]" office:value-type="float" office:value="439673.662226394" calcext:value-type="float">
            <text:p>439 673,66</text:p>
          </table:table-cell>
          <table:table-cell table:style-name="ce3" table:formula="of:=[.AJ47]+[.AJ46]+[.AJ48]" office:value-type="float" office:value="461672.825337714" calcext:value-type="float">
            <text:p>461 672,83</text:p>
          </table:table-cell>
          <table:table-cell table:style-name="ce3" table:formula="of:=[.AK47]+[.AK46]+[.AK48]" office:value-type="float" office:value="484763.254604599" calcext:value-type="float">
            <text:p>484 763,25</text:p>
          </table:table-cell>
          <table:table-cell table:style-name="ce3" table:formula="of:=[.AL47]+[.AL46]+[.AL48]" office:value-type="float" office:value="508996.403334829" calcext:value-type="float">
            <text:p>508 996,40</text:p>
          </table:table-cell>
          <table:table-cell table:style-name="ce3" table:formula="of:=[.AM47]+[.AM46]+[.AM48]" office:value-type="float" office:value="534435.305501571" calcext:value-type="float">
            <text:p>534 435,31</text:p>
          </table:table-cell>
          <table:table-cell table:style-name="ce3" table:formula="of:=[.AN47]+[.AN46]+[.AN48]" office:value-type="float" office:value="561156.778776649" calcext:value-type="float">
            <text:p>561 156,78</text:p>
          </table:table-cell>
          <table:table-cell table:style-name="ce3" table:formula="of:=SUM([.AC49:.AN49])" office:value-type="float" office:value="5211053.57278128" calcext:value-type="float">
            <text:p>5 211 053,57</text:p>
          </table:table-cell>
        </table:table-row>
        <table:table-row table:style-name="ro1" table:number-rows-repeated="23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Total 2025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2" table:formula="of:=[.C24]" office:value-type="float" office:value="500" calcext:value-type="float">
            <text:p>500</text:p>
          </table:table-cell>
          <table:table-cell table:number-columns-repeated="38"/>
        </table:table-row>
        <table:table-row table:style-name="ro1">
          <table:table-cell table:number-columns-repeated="2"/>
          <table:table-cell table:formula="of:=SUM([.C25:.N25])" office:value-type="float" office:value="99451.2556032" calcext:value-type="float">
            <text:p>99451,2556032</text:p>
          </table:table-cell>
          <table:table-cell table:number-columns-repeated="38"/>
        </table:table-row>
        <table:table-row table:style-name="ro1">
          <table:table-cell table:number-columns-repeated="2"/>
          <table:table-cell table:formula="of:=SUM([.C26:.N26])" office:value-type="float" office:value="60570.75336192" calcext:value-type="float">
            <text:p>60570,75336192</text:p>
          </table:table-cell>
          <table:table-cell table:number-columns-repeated="38"/>
        </table:table-row>
        <table:table-row table:style-name="ro1">
          <table:table-cell table:number-columns-repeated="2"/>
          <table:table-cell table:formula="of:=SUM([.C27:.N27])" office:value-type="float" office:value="20910.25112064" calcext:value-type="float">
            <text:p>20910,25112064</text:p>
          </table:table-cell>
          <table:table-cell table:number-columns-repeated="38"/>
        </table:table-row>
        <table:table-row table:style-name="ro1">
          <table:table-cell table:number-columns-repeated="2"/>
          <table:table-cell table:formula="of:=SUM([.C28:.N28])" office:value-type="float" office:value="17970.25112064" calcext:value-type="float">
            <text:p>17970,25112064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2" table:formula="of:=SUM([.C29:.N29])" office:value-type="float" office:value="8748681.443328" calcext:value-type="float">
            <text:p>8 748 681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2" table:formula="of:=[.C76]/[.$M$5]*1000" office:value-type="float" office:value="6057075.336192" calcext:value-type="float">
            <text:p>6 057 075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2" table:formula="of:=[.C77]/[.$N$5]*1000" office:value-type="float" office:value="1493589.36576" calcext:value-type="float">
            <text:p>1 493 589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2" table:formula="of:=[.C78]/[.$P$5]*1000" office:value-type="float" office:value="1198016.741376" calcext:value-type="float">
            <text:p>1 198 017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2" table:formula="of:=[.C80]*[.$M$4]+[.C81]*[.$N$4]+[.C82]*[.$P$4]" office:value-type="float" office:value="232175.06661888" calcext:value-type="float">
            <text:p>232 175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2" table:formula="of:=[.C80]*[.$M$4]" office:value-type="float" office:value="151426.8834048" calcext:value-type="float">
            <text:p>151 427</text:p>
          </table:table-cell>
          <table:table-cell table:number-columns-repeated="38"/>
        </table:table-row>
        <table:table-row table:style-name="ro1">
          <table:table-cell table:number-columns-repeated="2"/>
          <table:table-cell table:formula="of:=SUM([.C35:.N35])" office:value-type="float" office:value="44807.6809728" calcext:value-type="float">
            <text:p>44807,6809728</text:p>
          </table:table-cell>
          <table:table-cell table:number-columns-repeated="38"/>
        </table:table-row>
        <table:table-row table:style-name="ro1">
          <table:table-cell table:number-columns-repeated="2"/>
          <table:table-cell table:formula="of:=SUM([.C36:.N36])" office:value-type="float" office:value="35940.50224128" calcext:value-type="float">
            <text:p>35940,50224128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2" table:formula="of:=[.C84]*[.$M$6]+[.C85]*[.$N$6]+[.C86]*[.$P$6]" office:value-type="float" office:value="5636.697197184" calcext:value-type="float">
            <text:p>5 637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2" table:formula="of:=SUM([.C38:.N38])" office:value-type="float" office:value="141.6075" calcext:value-type="float">
            <text:p>142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2" table:formula="of:=SUM([.C39:.N39])" office:value-type="float" office:value="5778.304697184" calcext:value-type="float">
            <text:p>5 778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2" table:formula="of:=[.N40]" office:value-type="float" office:value="3765.562231808" calcext:value-type="float">
            <text:p>3 766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2" table:formula="of:=[.N41]" office:value-type="float" office:value="3178.1212387328" calcext:value-type="float">
            <text:p>3 178</text:p>
          </table:table-cell>
          <table:table-cell table:number-columns-repeated="38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2" table:formula="of:=INT([.C90]*0.5)" office:value-type="float" office:value="1882" calcext:value-type="float">
            <text:p>1 882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2" table:formula="of:=INT([.C93]*0.3)" office:value-type="float" office:value="564" calcext:value-type="float">
            <text:p>564</text:p>
          </table:table-cell>
          <table:table-cell table:number-columns-repeated="38"/>
        </table:table-row>
        <table:table-row table:style-name="ro1">
          <table:table-cell table:number-columns-repeated="2"/>
          <table:table-cell table:formula="of:=[.C93]-[.C94]" office:value-type="float" office:value="1318" calcext:value-type="float">
            <text:p>1318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3" table:formula="of:=SUM([.C46:.N46])" office:value-type="float" office:value="29856" calcext:value-type="float">
            <text:p>29 856,00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3" table:formula="of:=SUM([.C47:.N47])" office:value-type="float" office:value="145450" calcext:value-type="float">
            <text:p>145 450,00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3" table:formula="of:=SUM([.C48:.N48])" office:value-type="float" office:value="4867.15371380352" calcext:value-type="float">
            <text:p>4 867,15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3" table:formula="of:=[.C97]+[.C96]+[.C98]" office:value-type="float" office:value="180173.153713804" calcext:value-type="float">
            <text:p>180 173,15</text:p>
          </table:table-cell>
          <table:table-cell table:number-columns-repeated="38"/>
        </table:table-row>
      </table:table>
      <table:table table:name="Realiste Commercial" table:style-name="ta1">
        <table:table-column table:style-name="co2" table:default-cell-style-name="Default"/>
        <table:table-column table:style-name="co8" table:default-cell-style-name="ce9"/>
        <table:table-column table:style-name="co2" table:default-cell-style-name="ce12"/>
        <table:table-column table:style-name="co7" table:number-columns-repeated="2" table:default-cell-style-name="ce11"/>
        <table:table-column table:style-name="co2" table:number-columns-repeated="8" table:default-cell-style-name="Default"/>
        <table:table-row table:style-name="ro1" table:number-rows-repeated="4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Annee</text:p>
          </table:table-cell>
          <table:table-cell table:style-name="ce9" office:value-type="float" office:value="2025" calcext:value-type="float">
            <text:p>2025</text:p>
          </table:table-cell>
          <table:table-cell table:style-name="ce9" office:value-type="float" office:value="2026" calcext:value-type="float">
            <text:p>2026</text:p>
          </table:table-cell>
          <table:table-cell table:style-name="ce9" office:value-type="float" office:value="2027" calcext:value-type="float">
            <text:p>2027</text:p>
          </table:table-cell>
          <table:table-cell table:number-columns-repeated="7"/>
          <table:table-cell table:style-name="ce3"/>
        </table:table-row>
        <table:table-row table:style-name="ro1">
          <table:table-cell/>
          <table:table-cell office:value-type="string" calcext:value-type="string">
            <text:p>Utilisateurs init</text:p>
          </table:table-cell>
          <table:table-cell table:style-name="ce10" office:value-type="float" office:value="500" calcext:value-type="float">
            <text:p>500</text:p>
          </table:table-cell>
          <table:table-cell table:style-name="ce12" table:formula="of:=[.C11]" office:value-type="float" office:value="3178.1212387328" calcext:value-type="float">
            <text:p>3 178</text:p>
          </table:table-cell>
          <table:table-cell table:style-name="ce12" table:formula="of:=[.D11]" office:value-type="float" office:value="21790.153368705" calcext:value-type="float">
            <text:p>21 79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udget Annuel Marketing en dollars</text:p>
          </table:table-cell>
          <table:table-cell table:style-name="ce11" table:formula="of:=[$Sheet2.O25]" office:value-type="float" office:value="99451.2556032" calcext:value-type="float">
            <text:p>99 451,26</text:p>
          </table:table-cell>
          <table:table-cell table:formula="of:=[$Sheet2.AB25]" office:value-type="float" office:value="796718.564607701" calcext:value-type="float">
            <text:p>796 718,56</text:p>
          </table:table-cell>
          <table:table-cell table:formula="of:=[$Sheet2.AO25]" office:value-type="float" office:value="2035136.60803418" calcext:value-type="float">
            <text:p>2 035 136,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ach</text:p>
          </table:table-cell>
          <table:table-cell table:formula="of:=[$Sheet2.O29]" office:value-type="float" office:value="8748681.443328" calcext:value-type="float">
            <text:p>8 748 681</text:p>
          </table:table-cell>
          <table:table-cell table:formula="of:=[$Sheet2.AB29]" office:value-type="float" office:value="69807721.8513414" calcext:value-type="float">
            <text:p>69 807 721,85</text:p>
          </table:table-cell>
          <table:table-cell table:formula="of:=[$Sheet2.AO29]" office:value-type="float" office:value="178316731.370613" calcext:value-type="float">
            <text:p>178 316 731,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tilisateurs engage</text:p>
          </table:table-cell>
          <table:table-cell table:formula="of:=[$Sheet2.O33]" office:value-type="float" office:value="232175.06661888" calcext:value-type="float">
            <text:p>232 175</text:p>
          </table:table-cell>
          <table:table-cell table:formula="of:=[$Sheet2.AB33]" office:value-type="float" office:value="1855216.08615793" calcext:value-type="float">
            <text:p>1 855 216,09</text:p>
          </table:table-cell>
          <table:table-cell table:formula="of:=[$Sheet2.AO33]" office:value-type="float" office:value="4738960.95870815" calcext:value-type="float">
            <text:p>4 738 960,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uveaux utilisateurs</text:p>
          </table:table-cell>
          <table:table-cell table:formula="of:=[$Sheet2.O39]" office:value-type="float" office:value="5778.304697184" calcext:value-type="float">
            <text:p>5 778</text:p>
          </table:table-cell>
          <table:table-cell table:style-name="ce12" table:formula="of:=[$Sheet2.AB39]" office:value-type="float" office:value="46943.3174649428" calcext:value-type="float">
            <text:p>46 943</text:p>
          </table:table-cell>
          <table:table-cell table:style-name="ce12" table:formula="of:=[$Sheet2.AO39]" office:value-type="float" office:value="120637.354961965" calcext:value-type="float">
            <text:p>120 6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tilisateurs retenus</text:p>
          </table:table-cell>
          <table:table-cell table:formula="of:=[$Sheet2.O41]" office:value-type="float" office:value="3178.1212387328" calcext:value-type="float">
            <text:p>3 178</text:p>
          </table:table-cell>
          <table:table-cell table:style-name="ce12" table:formula="of:=[$Sheet2.AB41]" office:value-type="float" office:value="21790.153368705" calcext:value-type="float">
            <text:p>21 790</text:p>
          </table:table-cell>
          <table:table-cell table:style-name="ce12" table:formula="of:=[$Sheet2.AO41]" office:value-type="float" office:value="40995.4126184756" calcext:value-type="float">
            <text:p>40 9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tilisateurs payants</text:p>
          </table:table-cell>
          <table:table-cell table:formula="of:=[$Sheet2.P43]" office:value-type="float" office:value="2245" calcext:value-type="float">
            <text:p>2 245</text:p>
          </table:table-cell>
          <table:table-cell table:style-name="ce12" table:formula="of:=[$Sheet2.AB43]" office:value-type="float" office:value="13069" calcext:value-type="float">
            <text:p>13 069</text:p>
          </table:table-cell>
          <table:table-cell table:style-name="ce12" table:formula="of:=[$Sheet2.AO43]" office:value-type="float" office:value="26003" calcext:value-type="float">
            <text:p>26 0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on’t Etudiants</text:p>
          </table:table-cell>
          <table:table-cell table:formula="of:=[$Sheet2.P44]" office:value-type="float" office:value="673" calcext:value-type="float">
            <text:p>673</text:p>
          </table:table-cell>
          <table:table-cell table:style-name="ce12" table:formula="of:=[$Sheet2.AB44]" office:value-type="float" office:value="3920" calcext:value-type="float">
            <text:p>3 920</text:p>
          </table:table-cell>
          <table:table-cell table:style-name="ce12" table:formula="of:=[$Sheet2.AO44]" office:value-type="float" office:value="7800" calcext:value-type="float">
            <text:p>7 8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on’t Premium</text:p>
          </table:table-cell>
          <table:table-cell table:formula="of:=[$Sheet2.P45]" office:value-type="float" office:value="1572" calcext:value-type="float">
            <text:p>1 572</text:p>
          </table:table-cell>
          <table:table-cell table:style-name="ce10" table:formula="of:=[$Sheet2.AB45]" office:value-type="float" office:value="9149" calcext:value-type="float">
            <text:p>9149</text:p>
          </table:table-cell>
          <table:table-cell table:style-name="ce12" table:formula="of:=[$Sheet2.AO45]" office:value-type="float" office:value="18203" calcext:value-type="float">
            <text:p>18 2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 Etudiants</text:p>
          </table:table-cell>
          <table:table-cell table:formula="of:=[$Sheet2.O46]" office:value-type="float" office:value="29856" calcext:value-type="float">
            <text:p>29 856</text:p>
          </table:table-cell>
          <table:table-cell table:formula="of:=[$Sheet2.AB46]" office:value-type="float" office:value="289284" calcext:value-type="float">
            <text:p>289 284,00</text:p>
          </table:table-cell>
          <table:table-cell table:formula="of:=[$Sheet2.AO46]" office:value-type="float" office:value="869220" calcext:value-type="float">
            <text:p>869 22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 Premium</text:p>
          </table:table-cell>
          <table:table-cell table:formula="of:=[$Sheet2.O47]" office:value-type="float" office:value="145450" calcext:value-type="float">
            <text:p>145 450</text:p>
          </table:table-cell>
          <table:table-cell table:formula="of:=[$Sheet2.AB47]" office:value-type="float" office:value="1406650" calcext:value-type="float">
            <text:p>1 406 650,00</text:p>
          </table:table-cell>
          <table:table-cell table:formula="of:=[$Sheet2.AO47]" office:value-type="float" office:value="4225925" calcext:value-type="float">
            <text:p>4 225 925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 Jetons</text:p>
          </table:table-cell>
          <table:table-cell table:formula="of:=[$Sheet2.O48]" office:value-type="float" office:value="4867.15371380352" calcext:value-type="float">
            <text:p>4 867</text:p>
          </table:table-cell>
          <table:table-cell table:formula="of:=[$Sheet2.AB48]" office:value-type="float" office:value="38582.1390468603" calcext:value-type="float">
            <text:p>38 582,14</text:p>
          </table:table-cell>
          <table:table-cell table:formula="of:=[$Sheet2.AO48]" office:value-type="float" office:value="115908.572781281" calcext:value-type="float">
            <text:p>115 908,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 en dollars</text:p>
          </table:table-cell>
          <table:table-cell table:formula="of:=[$Sheet2.O49]" office:value-type="float" office:value="180173.153713804" calcext:value-type="float">
            <text:p>180 173</text:p>
          </table:table-cell>
          <table:table-cell table:formula="of:=[.D15]+[.D16]+[.D17]" office:value-type="float" office:value="1734516.13904686" calcext:value-type="float">
            <text:p>1 734 516,14</text:p>
          </table:table-cell>
          <table:table-cell table:formula="of:=[$Sheet2.AO49]" office:value-type="float" office:value="5211053.57278128" calcext:value-type="float">
            <text:p>5 211 053,57</text:p>
          </table:table-cell>
          <table:table-cell table:number-columns-repeated="8"/>
        </table:table-row>
      </table:table>
      <table:table table:name="Bilan0" table:style-name="ta1"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nta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Actif immobilise</text:p>
          </table:table-cell>
          <table:table-cell table:number-columns-repeated="3"/>
          <table:table-cell table:style-name="ce4" office:value-type="string" calcext:value-type="string">
            <text:p>Financement perman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ais prelim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Capitaux Prop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mobilisation incorp</text:p>
          </table:table-cell>
          <table:table-cell table:number-columns-repeated="3"/>
          <table:table-cell office:value-type="string" calcext:value-type="string">
            <text:p>Capital social</text:p>
          </table:table-cell>
          <table:table-cell table:style-name="ce2" office:value-type="float" office:value="100000" calcext:value-type="float">
            <text:p>100 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mobilisation cor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tallation Technique</text:p>
          </table:table-cell>
          <table:table-cell table:formula="of:=3099*2"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teriel de transpor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ob Mat de bureau</text:p>
          </table:table-cell>
          <table:table-cell table:formula="of:=1699*2+850*2"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Actif Circulant</text:p>
          </table:table-cell>
          <table:table-cell table:number-columns-repeated="3"/>
          <table:table-cell table:style-name="ce4" office:value-type="string" calcext:value-type="string">
            <text:p>Passif Circula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tat, Tva Recup</text:p>
          </table:table-cell>
          <table:table-cell table:formula="of:=([.D8]+[.D10])*0.2" office:value-type="float" office:value="2259.2" calcext:value-type="float">
            <text:p>2259,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Treso</text:p>
          </table:table-cell>
          <table:table-cell table:number-columns-repeated="3"/>
          <table:table-cell table:style-name="ce4" office:value-type="string" calcext:value-type="string">
            <text:p>Tresoreri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nques</text:p>
          </table:table-cell>
          <table:table-cell table:formula="of:=[.H5]-[.D4]-[.D8]-[.D10]-[.D12]" office:value-type="float" office:value="81444.8" calcext:value-type="float">
            <text:p>81444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f </text:p>
          </table:table-cell>
          <table:table-cell table:style-name="ce2" table:formula="of:=[.D4]+[.D8]+[.D10]+[.D12]+[.D14]" office:value-type="float" office:value="100000" calcext:value-type="float">
            <text:p>100 000</text:p>
          </table:table-cell>
          <table:table-cell table:number-columns-repeated="2"/>
          <table:table-cell office:value-type="string" calcext:value-type="string">
            <text:p>Passif</text:p>
          </table:table-cell>
          <table:table-cell table:style-name="ce2" table:formula="of:=[.H5]" office:value-type="float" office:value="100000" calcext:value-type="float">
            <text:p>100 000</text:p>
          </table:table-cell>
        </table:table-row>
      </table:table>
      <table:table table:name="CPC 2025 R" table:style-name="ta1">
        <table:table-column table:style-name="co2" table:default-cell-style-name="Default"/>
        <table:table-column table:style-name="co6" table:default-cell-style-name="Default"/>
        <table:table-column table:style-name="co10" table:default-cell-style-name="ce3"/>
        <table:table-column table:style-name="co7" table:number-columns-repeated="2" table:default-cell-style-name="ce3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Scenario</text:p>
          </table:table-cell>
          <table:table-cell/>
          <table:table-cell table:style-name="Default" office:value-type="float" office:value="2025" calcext:value-type="float">
            <text:p>2025</text:p>
          </table:table-cell>
          <table:table-cell table:style-name="Default" office:value-type="float" office:value="2026" calcext:value-type="float">
            <text:p>2026</text:p>
          </table:table-cell>
          <table:table-cell table:style-name="Default"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Realiste</text:p>
          </table:table-cell>
          <table:table-cell office:value-type="string" calcext:value-type="string">
            <text:p>Total des produits</text:p>
          </table:table-cell>
          <table:table-cell table:formula="of:=[$Sheet2.O49]*10" office:value-type="float" office:value="1801731.53713804" calcext:value-type="float">
            <text:p>1 801 731,54</text:p>
          </table:table-cell>
          <table:table-cell table:formula="of:=[$Sheet2.AB49]*10" office:value-type="float" office:value="17345161.3904686" calcext:value-type="float">
            <text:p>17 345 161,39</text:p>
          </table:table-cell>
          <table:table-cell table:formula="of:=[$Sheet2.AO49]*10" office:value-type="float" office:value="52110535.7278128" calcext:value-type="float">
            <text:p>52 110 535,73</text:p>
          </table:table-cell>
        </table:table-row>
        <table:table-row table:style-name="ro1">
          <table:covered-table-cell/>
          <table:table-cell office:value-type="string" calcext:value-type="string">
            <text:p>Total des charges</text:p>
          </table:table-cell>
          <table:table-cell table:formula="of:=([$Sheet1.N39]+[$Sheet2.O25])*10" office:value-type="float" office:value="1218872.556032" calcext:value-type="float">
            <text:p>1 218 872,56</text:p>
          </table:table-cell>
          <table:table-cell table:formula="of:=([$Sheet2.AB25]+[$Sheet1.AA39])*10" office:value-type="float" office:value="8517745.64607701" calcext:value-type="float">
            <text:p>8 517 745,65</text:p>
          </table:table-cell>
          <table:table-cell table:formula="of:=([$Sheet1.AN39]+[$Sheet2.AO25])*10" office:value-type="float" office:value="21340706.0803418" calcext:value-type="float">
            <text:p>21 340 706,08</text:p>
          </table:table-cell>
        </table:table-row>
        <table:table-row table:style-name="ro1">
          <table:covered-table-cell/>
          <table:table-cell office:value-type="string" calcext:value-type="string">
            <text:p>Resultat</text:p>
          </table:table-cell>
          <table:table-cell table:formula="of:=[.C5]-[.C6]" office:value-type="float" office:value="582858.981106035" calcext:value-type="float">
            <text:p>582 858,98</text:p>
          </table:table-cell>
          <table:table-cell table:formula="of:=[.D5]-[.D6]" office:value-type="float" office:value="8827415.7443916" calcext:value-type="float">
            <text:p>8 827 415,74</text:p>
          </table:table-cell>
          <table:table-cell table:formula="of:=[.E5]-[.E6]" office:value-type="float" office:value="30769829.6474711" calcext:value-type="float">
            <text:p>30 769 829,65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Optimiste</text:p>
          </table:table-cell>
          <table:table-cell office:value-type="string" calcext:value-type="string">
            <text:p>Total des produits</text:p>
          </table:table-cell>
          <table:table-cell office:value-type="float" office:value="2137028.78770503" calcext:value-type="float">
            <text:p>2 137 028,79</text:p>
          </table:table-cell>
          <table:table-cell office:value-type="float" office:value="21463644.0245645" calcext:value-type="float">
            <text:p>21 463 644,02</text:p>
          </table:table-cell>
          <table:table-cell office:value-type="float" office:value="64374834.6725707" calcext:value-type="float">
            <text:p>64 374 834,67</text:p>
          </table:table-cell>
        </table:table-row>
        <table:table-row table:style-name="ro1">
          <table:covered-table-cell/>
          <table:table-cell office:value-type="string" calcext:value-type="string">
            <text:p>Total des charges</text:p>
          </table:table-cell>
          <table:table-cell office:value-type="float" office:value="1218872.556032" calcext:value-type="float">
            <text:p>1 218 872,56</text:p>
          </table:table-cell>
          <table:table-cell office:value-type="float" office:value="8465745.64607701" calcext:value-type="float">
            <text:p>8 465 745,65</text:p>
          </table:table-cell>
          <table:table-cell office:value-type="float" office:value="20974706.0803418" calcext:value-type="float">
            <text:p>20 974 706,08</text:p>
          </table:table-cell>
        </table:table-row>
        <table:table-row table:style-name="ro1">
          <table:covered-table-cell/>
          <table:table-cell office:value-type="string" calcext:value-type="string">
            <text:p>Resultat</text:p>
          </table:table-cell>
          <table:table-cell table:formula="of:=[.C8]-[.C9]" office:value-type="float" office:value="918156.23167303" calcext:value-type="float">
            <text:p>918 156,23</text:p>
          </table:table-cell>
          <table:table-cell table:formula="of:=[.D8]-[.D9]" office:value-type="float" office:value="12997898.3784875" calcext:value-type="float">
            <text:p>12 997 898,38</text:p>
          </table:table-cell>
          <table:table-cell table:formula="of:=[.E8]-[.E9]" office:value-type="float" office:value="43400128.592229" calcext:value-type="float">
            <text:p>43 400 128,59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Pessimiste</text:p>
          </table:table-cell>
          <table:table-cell office:value-type="string" calcext:value-type="string">
            <text:p>Total des produits</text:p>
          </table:table-cell>
          <table:table-cell office:value-type="float" office:value="935752.975309074" calcext:value-type="float">
            <text:p>935 752,98</text:p>
          </table:table-cell>
          <table:table-cell office:value-type="float" office:value="7311347.63174826" calcext:value-type="float">
            <text:p>7 311 347,63</text:p>
          </table:table-cell>
          <table:table-cell office:value-type="float" office:value="21969745.8359959" calcext:value-type="float">
            <text:p>21 969 745,84</text:p>
          </table:table-cell>
        </table:table-row>
        <table:table-row table:style-name="ro1">
          <table:covered-table-cell/>
          <table:table-cell office:value-type="string" calcext:value-type="string">
            <text:p>Total des charges</text:p>
          </table:table-cell>
          <table:table-cell office:value-type="float" office:value="1218872.556032" calcext:value-type="float">
            <text:p>1 218 872,56</text:p>
          </table:table-cell>
          <table:table-cell office:value-type="float" office:value="8465745.64607701" calcext:value-type="float">
            <text:p>8 465 745,65</text:p>
          </table:table-cell>
          <table:table-cell office:value-type="float" office:value="20974706.0803418" calcext:value-type="float">
            <text:p>20 974 706,08</text:p>
          </table:table-cell>
        </table:table-row>
        <table:table-row table:style-name="ro1">
          <table:covered-table-cell/>
          <table:table-cell office:value-type="string" calcext:value-type="string">
            <text:p>Resultat</text:p>
          </table:table-cell>
          <table:table-cell table:formula="of:=[.C11]-[.C12]" office:value-type="float" office:value="-283119.580722926" calcext:value-type="float">
            <text:p>-283 119,58</text:p>
          </table:table-cell>
          <table:table-cell table:formula="of:=[.D11]-[.D12]" office:value-type="float" office:value="-1154398.01432875" calcext:value-type="float">
            <text:p>-1 154 398,01</text:p>
          </table:table-cell>
          <table:table-cell table:formula="of:=[.E11]-[.E12]" office:value-type="float" office:value="995039.755654104" calcext:value-type="float">
            <text:p>995 039,76</text:p>
          </table:table-cell>
        </table:table-row>
      </table:table>
      <table:table table:name="Plan de financement" table:style-name="ta1"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ce3"/>
        <table:table-column table:style-name="co7" table:number-columns-repeated="2" table:default-cell-style-name="ce3"/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Anne</text:p>
          </table:table-cell>
          <table:table-cell table:style-name="Default" office:value-type="float" office:value="2025" calcext:value-type="float">
            <text:p>2025</text:p>
          </table:table-cell>
          <table:table-cell table:style-name="Default" office:value-type="float" office:value="2026" calcext:value-type="float">
            <text:p>2026</text:p>
          </table:table-cell>
          <table:table-cell table:style-name="Default" office:value-type="float" office:value="2027" calcext:value-type="float">
            <text:p>2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stissements</text:p>
          </table:table-cell>
          <table:table-cell table:style-name="ce2" table:formula="of:=[$Bilan0.D15]-[$Bilan0.D14]-[$Bilan0.D12]" office:value-type="float" office:value="16296" calcext:value-type="float">
            <text:p>16 296</text:p>
          </table:table-cell>
          <table:table-cell table:style-name="ce2" table:formula="of:=[Bilan0.$D$8]+[Bilan0.$D$10]" office:value-type="float" office:value="11296" calcext:value-type="float">
            <text:p>11 296</text:p>
          </table:table-cell>
          <table:table-cell table:style-name="ce2" table:formula="of:=[.E4]*2" office:value-type="float" office:value="22592" calcext:value-type="float">
            <text:p>22 592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Total besoins</text:p>
          </table:table-cell>
          <table:table-cell table:formula="of:=[.D4]" office:value-type="float" office:value="16296" calcext:value-type="float">
            <text:p>16 296,00</text:p>
          </table:table-cell>
          <table:table-cell table:formula="of:=[.E4]" office:value-type="float" office:value="11296" calcext:value-type="float">
            <text:p>11 296,00</text:p>
          </table:table-cell>
          <table:table-cell table:formula="of:=[.F4]" office:value-type="float" office:value="22592" calcext:value-type="float">
            <text:p>22 592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ort en capital</text:p>
          </table:table-cell>
          <table:table-cell office:value-type="float" office:value="100000" calcext:value-type="float">
            <text:p>100 000,0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F</text:p>
          </table:table-cell>
          <table:table-cell table:formula="of:=[$'CPC 2025 R'.C7]+[Bilan0.$D$4]/5+([Bilan0.$D$8]+[Bilan0.$D$10])/5" office:value-type="float" office:value="586118.181106035" calcext:value-type="float">
            <text:p>586 118,18</text:p>
          </table:table-cell>
          <table:table-cell table:formula="of:=[$'CPC 2025 R'.D7]+2*[Bilan0.$D$4]/5+([Bilan0.$D$8]+[Bilan0.$D$10])/5*2" office:value-type="float" office:value="8833934.1443916" calcext:value-type="float">
            <text:p>8 833 934,14</text:p>
          </table:table-cell>
          <table:table-cell table:formula="of:=[$'CPC 2025 R'.E7]+4*[Bilan0.$D$4]/5+([Bilan0.$D$8]+[Bilan0.$D$10])/5*4" office:value-type="float" office:value="30782866.4474711" calcext:value-type="float">
            <text:p>30 782 866,45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Total ressources</text:p>
          </table:table-cell>
          <table:table-cell table:formula="of:=[.D6]+[.D7]" office:value-type="float" office:value="686118.181106035" calcext:value-type="float">
            <text:p>686 118,18</text:p>
          </table:table-cell>
          <table:table-cell table:formula="of:=[.E6]+[.E7]" office:value-type="float" office:value="8833934.1443916" calcext:value-type="float">
            <text:p>8 833 934,14</text:p>
          </table:table-cell>
          <table:table-cell table:formula="of:=[.F6]+[.F7]" office:value-type="float" office:value="30782866.4474711" calcext:value-type="float">
            <text:p>30 782 866,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riation de la treso</text:p>
          </table:table-cell>
          <table:table-cell table:formula="of:=[.D8]-[.D5]" office:value-type="float" office:value="669822.181106035" calcext:value-type="float">
            <text:p>669 822,18</text:p>
          </table:table-cell>
          <table:table-cell table:formula="of:=[.E8]-[.E5]" office:value-type="float" office:value="8822638.1443916" calcext:value-type="float">
            <text:p>8 822 638,14</text:p>
          </table:table-cell>
          <table:table-cell table:formula="of:=[.F8]-[.F5]" office:value-type="float" office:value="30760274.4474711" calcext:value-type="float">
            <text:p>30 760 274,45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Excedent de tresorerie</text:p>
          </table:table-cell>
          <table:table-cell table:formula="of:=[.D8]+[.D9]" office:value-type="float" office:value="1355940.36221207" calcext:value-type="float">
            <text:p>1 355 940,36</text:p>
          </table:table-cell>
          <table:table-cell table:formula="of:=[.E9]+[.D10]" office:value-type="float" office:value="10178578.5066037" calcext:value-type="float">
            <text:p>10 178 578,51</text:p>
          </table:table-cell>
          <table:table-cell table:formula="of:=[.F9]+[.E10]" office:value-type="float" office:value="40938852.9540747" calcext:value-type="float">
            <text:p>40 938 852,95</text:p>
          </table:table-cell>
        </table:table-row>
      </table:table>
      <table:table table:name="Van" table:style-name="ta1">
        <table:table-column table:style-name="co2" table:number-columns-repeated="2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701" table:default-cell-style-name="Default"/>
        <table:table-row table:style-name="ro1" table:number-rows-repeated="2">
          <table:table-cell table:number-columns-repeated="72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]+1" office:value-type="float" office:value="3" calcext:value-type="float">
            <text:p>3</text:p>
          </table:table-cell>
          <table:table-cell table:formula="of:=[.H3]+1" office:value-type="float" office:value="4" calcext:value-type="float">
            <text:p>4</text:p>
          </table:table-cell>
          <table:table-cell table:formula="of:=[.I3]+1" office:value-type="float" office:value="5" calcext:value-type="float">
            <text:p>5</text:p>
          </table:table-cell>
          <table:table-cell table:formula="of:=[.J3]+1" office:value-type="float" office:value="6" calcext:value-type="float">
            <text:p>6</text:p>
          </table:table-cell>
          <table:table-cell table:formula="of:=[.K3]+1" office:value-type="float" office:value="7" calcext:value-type="float">
            <text:p>7</text:p>
          </table:table-cell>
          <table:table-cell table:formula="of:=[.L3]+1" office:value-type="float" office:value="8" calcext:value-type="float">
            <text:p>8</text:p>
          </table:table-cell>
          <table:table-cell table:formula="of:=[.M3]+1" office:value-type="float" office:value="9" calcext:value-type="float">
            <text:p>9</text:p>
          </table:table-cell>
          <table:table-cell table:formula="of:=[.N3]+1" office:value-type="float" office:value="10" calcext:value-type="float">
            <text:p>10</text:p>
          </table:table-cell>
          <table:table-cell table:formula="of:=[.O3]+1" office:value-type="float" office:value="11" calcext:value-type="float">
            <text:p>11</text:p>
          </table:table-cell>
          <table:table-cell table:formula="of:=[.P3]+1" office:value-type="float" office:value="12" calcext:value-type="float">
            <text:p>12</text:p>
          </table:table-cell>
          <table:table-cell table:formula="of:=[.Q3]+1" office:value-type="float" office:value="13" calcext:value-type="float">
            <text:p>13</text:p>
          </table:table-cell>
          <table:table-cell table:formula="of:=[.R3]+1" office:value-type="float" office:value="14" calcext:value-type="float">
            <text:p>14</text:p>
          </table:table-cell>
          <table:table-cell table:formula="of:=[.S3]+1" office:value-type="float" office:value="15" calcext:value-type="float">
            <text:p>15</text:p>
          </table:table-cell>
          <table:table-cell table:formula="of:=[.T3]+1" office:value-type="float" office:value="16" calcext:value-type="float">
            <text:p>16</text:p>
          </table:table-cell>
          <table:table-cell table:formula="of:=[.U3]+1" office:value-type="float" office:value="17" calcext:value-type="float">
            <text:p>17</text:p>
          </table:table-cell>
          <table:table-cell table:formula="of:=[.V3]+1" office:value-type="float" office:value="18" calcext:value-type="float">
            <text:p>18</text:p>
          </table:table-cell>
          <table:table-cell table:formula="of:=[.W3]+1" office:value-type="float" office:value="19" calcext:value-type="float">
            <text:p>19</text:p>
          </table:table-cell>
          <table:table-cell table:formula="of:=[.X3]+1" office:value-type="float" office:value="20" calcext:value-type="float">
            <text:p>20</text:p>
          </table:table-cell>
          <table:table-cell table:formula="of:=[.Y3]+1" office:value-type="float" office:value="21" calcext:value-type="float">
            <text:p>21</text:p>
          </table:table-cell>
          <table:table-cell table:formula="of:=[.Z3]+1" office:value-type="float" office:value="22" calcext:value-type="float">
            <text:p>22</text:p>
          </table:table-cell>
          <table:table-cell table:formula="of:=[.AA3]+1" office:value-type="float" office:value="23" calcext:value-type="float">
            <text:p>23</text:p>
          </table:table-cell>
          <table:table-cell table:formula="of:=[.AB3]+1" office:value-type="float" office:value="24" calcext:value-type="float">
            <text:p>24</text:p>
          </table:table-cell>
          <table:table-cell table:formula="of:=[.AC3]+1" office:value-type="float" office:value="25" calcext:value-type="float">
            <text:p>25</text:p>
          </table:table-cell>
          <table:table-cell table:formula="of:=[.AD3]+1" office:value-type="float" office:value="26" calcext:value-type="float">
            <text:p>26</text:p>
          </table:table-cell>
          <table:table-cell table:formula="of:=[.AE3]+1" office:value-type="float" office:value="27" calcext:value-type="float">
            <text:p>27</text:p>
          </table:table-cell>
          <table:table-cell table:formula="of:=[.AF3]+1" office:value-type="float" office:value="28" calcext:value-type="float">
            <text:p>28</text:p>
          </table:table-cell>
          <table:table-cell table:formula="of:=[.AG3]+1" office:value-type="float" office:value="29" calcext:value-type="float">
            <text:p>29</text:p>
          </table:table-cell>
          <table:table-cell table:formula="of:=[.AH3]+1" office:value-type="float" office:value="30" calcext:value-type="float">
            <text:p>30</text:p>
          </table:table-cell>
          <table:table-cell table:formula="of:=[.AI3]+1" office:value-type="float" office:value="31" calcext:value-type="float">
            <text:p>31</text:p>
          </table:table-cell>
          <table:table-cell table:formula="of:=[.AJ3]+1" office:value-type="float" office:value="32" calcext:value-type="float">
            <text:p>32</text:p>
          </table:table-cell>
          <table:table-cell table:formula="of:=[.AK3]+1" office:value-type="float" office:value="33" calcext:value-type="float">
            <text:p>33</text:p>
          </table:table-cell>
          <table:table-cell table:formula="of:=[.AL3]+1" office:value-type="float" office:value="34" calcext:value-type="float">
            <text:p>34</text:p>
          </table:table-cell>
          <table:table-cell table:formula="of:=[.AM3]+1" office:value-type="float" office:value="35" calcext:value-type="float">
            <text:p>35</text:p>
          </table:table-cell>
          <table:table-cell table:formula="of:=[.AN3]+1" office:value-type="float" office:value="36" calcext:value-type="float">
            <text:p>36</text:p>
          </table:table-cell>
          <table:table-cell table:formula="of:=[.AO3]+1" office:value-type="float" office:value="37" calcext:value-type="float">
            <text:p>37</text:p>
          </table:table-cell>
          <table:table-cell table:formula="of:=[.AP3]+1" office:value-type="float" office:value="38" calcext:value-type="float">
            <text:p>38</text:p>
          </table:table-cell>
          <table:table-cell table:formula="of:=[.AQ3]+1" office:value-type="float" office:value="39" calcext:value-type="float">
            <text:p>39</text:p>
          </table:table-cell>
          <table:table-cell table:formula="of:=[.AR3]+1" office:value-type="float" office:value="40" calcext:value-type="float">
            <text:p>40</text:p>
          </table:table-cell>
          <table:table-cell table:formula="of:=[.AS3]+1" office:value-type="float" office:value="41" calcext:value-type="float">
            <text:p>41</text:p>
          </table:table-cell>
          <table:table-cell table:formula="of:=[.AT3]+1" office:value-type="float" office:value="42" calcext:value-type="float">
            <text:p>42</text:p>
          </table:table-cell>
          <table:table-cell table:formula="of:=[.AU3]+1" office:value-type="float" office:value="43" calcext:value-type="float">
            <text:p>43</text:p>
          </table:table-cell>
          <table:table-cell table:formula="of:=[.AV3]+1" office:value-type="float" office:value="44" calcext:value-type="float">
            <text:p>44</text:p>
          </table:table-cell>
          <table:table-cell table:formula="of:=[.AW3]+1" office:value-type="float" office:value="45" calcext:value-type="float">
            <text:p>45</text:p>
          </table:table-cell>
          <table:table-cell table:formula="of:=[.AX3]+1" office:value-type="float" office:value="46" calcext:value-type="float">
            <text:p>46</text:p>
          </table:table-cell>
          <table:table-cell table:formula="of:=[.AY3]+1" office:value-type="float" office:value="47" calcext:value-type="float">
            <text:p>47</text:p>
          </table:table-cell>
          <table:table-cell table:formula="of:=[.AZ3]+1" office:value-type="float" office:value="48" calcext:value-type="float">
            <text:p>48</text:p>
          </table:table-cell>
          <table:table-cell table:formula="of:=[.BA3]+1" office:value-type="float" office:value="49" calcext:value-type="float">
            <text:p>49</text:p>
          </table:table-cell>
          <table:table-cell table:formula="of:=[.BB3]+1" office:value-type="float" office:value="50" calcext:value-type="float">
            <text:p>50</text:p>
          </table:table-cell>
          <table:table-cell table:formula="of:=[.BC3]+1" office:value-type="float" office:value="51" calcext:value-type="float">
            <text:p>51</text:p>
          </table:table-cell>
          <table:table-cell table:formula="of:=[.BD3]+1" office:value-type="float" office:value="52" calcext:value-type="float">
            <text:p>52</text:p>
          </table:table-cell>
          <table:table-cell table:formula="of:=[.BE3]+1" office:value-type="float" office:value="53" calcext:value-type="float">
            <text:p>53</text:p>
          </table:table-cell>
          <table:table-cell table:formula="of:=[.BF3]+1" office:value-type="float" office:value="54" calcext:value-type="float">
            <text:p>54</text:p>
          </table:table-cell>
          <table:table-cell table:formula="of:=[.BG3]+1" office:value-type="float" office:value="55" calcext:value-type="float">
            <text:p>55</text:p>
          </table:table-cell>
          <table:table-cell table:formula="of:=[.BH3]+1" office:value-type="float" office:value="56" calcext:value-type="float">
            <text:p>56</text:p>
          </table:table-cell>
          <table:table-cell table:formula="of:=[.BI3]+1" office:value-type="float" office:value="57" calcext:value-type="float">
            <text:p>57</text:p>
          </table:table-cell>
          <table:table-cell table:formula="of:=[.BJ3]+1" office:value-type="float" office:value="58" calcext:value-type="float">
            <text:p>58</text:p>
          </table:table-cell>
          <table:table-cell table:formula="of:=[.BK3]+1" office:value-type="float" office:value="59" calcext:value-type="float">
            <text:p>59</text:p>
          </table:table-cell>
          <table:table-cell table:formula="of:=[.BL3]+1" office:value-type="float" office:value="60" calcext:value-type="float">
            <text:p>60</text:p>
          </table:table-cell>
          <table:table-cell table:formula="of:=[.BM3]+1" office:value-type="float" office:value="61" calcext:value-type="float">
            <text:p>61</text:p>
          </table:table-cell>
          <table:table-cell table:formula="of:=[.BN3]+1" office:value-type="float" office:value="62" calcext:value-type="float">
            <text:p>62</text:p>
          </table:table-cell>
          <table:table-cell table:formula="of:=[.BO3]+1" office:value-type="float" office:value="63" calcext:value-type="float">
            <text:p>63</text:p>
          </table:table-cell>
          <table:table-cell table:formula="of:=[.BP3]+1" office:value-type="float" office:value="64" calcext:value-type="float">
            <text:p>64</text:p>
          </table:table-cell>
          <table:table-cell table:formula="of:=[.BQ3]+1" office:value-type="float" office:value="65" calcext:value-type="float">
            <text:p>65</text:p>
          </table:table-cell>
          <table:table-cell table:formula="of:=[.BR3]+1" office:value-type="float" office:value="66" calcext:value-type="float">
            <text:p>66</text:p>
          </table:table-cell>
          <table:table-cell table:formula="of:=[.BS3]+1" office:value-type="float" office:value="67" calcext:value-type="float">
            <text:p>67</text:p>
          </table:table-cell>
          <table:table-cell table:formula="of:=[.BT3]+1" office:value-type="float" office:value="68" calcext:value-type="float">
            <text:p>68</text:p>
          </table:table-cell>
          <table:table-cell table:formula="of:=[.BU3]+1" office:value-type="float" office:value="69" calcext:value-type="float">
            <text:p>69</text:p>
          </table:table-cell>
          <table:table-cell table:formula="of:=[.BV3]+1" office:value-type="float" office:value="70" calcext:value-type="float">
            <text:p>70</text:p>
          </table:table-cell>
          <table:table-cell table:formula="of:=[.BW3]+1" office:value-type="float" office:value="71" calcext:value-type="float">
            <text:p>71</text:p>
          </table:table-cell>
          <table:table-cell table:formula="of:=[.BX3]+1" office:value-type="float" office:value="72" calcext:value-type="float">
            <text:p>72</text:p>
          </table:table-cell>
          <table:table-cell table:formula="of:=[.BY3]+1" office:value-type="float" office:value="73" calcext:value-type="float">
            <text:p>73</text:p>
          </table:table-cell>
          <table:table-cell table:formula="of:=[.BZ3]+1" office:value-type="float" office:value="74" calcext:value-type="float">
            <text:p>74</text:p>
          </table:table-cell>
          <table:table-cell table:formula="of:=[.CA3]+1" office:value-type="float" office:value="75" calcext:value-type="float">
            <text:p>75</text:p>
          </table:table-cell>
          <table:table-cell table:formula="of:=[.CB3]+1" office:value-type="float" office:value="76" calcext:value-type="float">
            <text:p>76</text:p>
          </table:table-cell>
          <table:table-cell table:formula="of:=[.CC3]+1" office:value-type="float" office:value="77" calcext:value-type="float">
            <text:p>77</text:p>
          </table:table-cell>
          <table:table-cell table:formula="of:=[.CD3]+1" office:value-type="float" office:value="78" calcext:value-type="float">
            <text:p>78</text:p>
          </table:table-cell>
          <table:table-cell table:formula="of:=[.CE3]+1" office:value-type="float" office:value="79" calcext:value-type="float">
            <text:p>79</text:p>
          </table:table-cell>
          <table:table-cell table:formula="of:=[.CF3]+1" office:value-type="float" office:value="80" calcext:value-type="float">
            <text:p>80</text:p>
          </table:table-cell>
          <table:table-cell table:formula="of:=[.CG3]+1" office:value-type="float" office:value="81" calcext:value-type="float">
            <text:p>81</text:p>
          </table:table-cell>
          <table:table-cell table:formula="of:=[.CH3]+1" office:value-type="float" office:value="82" calcext:value-type="float">
            <text:p>82</text:p>
          </table:table-cell>
          <table:table-cell table:formula="of:=[.CI3]+1" office:value-type="float" office:value="83" calcext:value-type="float">
            <text:p>83</text:p>
          </table:table-cell>
          <table:table-cell table:formula="of:=[.CJ3]+1" office:value-type="float" office:value="84" calcext:value-type="float">
            <text:p>84</text:p>
          </table:table-cell>
          <table:table-cell table:formula="of:=[.CK3]+1" office:value-type="float" office:value="85" calcext:value-type="float">
            <text:p>85</text:p>
          </table:table-cell>
          <table:table-cell table:formula="of:=[.CL3]+1" office:value-type="float" office:value="86" calcext:value-type="float">
            <text:p>86</text:p>
          </table:table-cell>
          <table:table-cell table:formula="of:=[.CM3]+1" office:value-type="float" office:value="87" calcext:value-type="float">
            <text:p>87</text:p>
          </table:table-cell>
          <table:table-cell table:formula="of:=[.CN3]+1" office:value-type="float" office:value="88" calcext:value-type="float">
            <text:p>88</text:p>
          </table:table-cell>
          <table:table-cell table:formula="of:=[.CO3]+1" office:value-type="float" office:value="89" calcext:value-type="float">
            <text:p>89</text:p>
          </table:table-cell>
          <table:table-cell table:formula="of:=[.CP3]+1" office:value-type="float" office:value="90" calcext:value-type="float">
            <text:p>90</text:p>
          </table:table-cell>
          <table:table-cell table:formula="of:=[.CQ3]+1" office:value-type="float" office:value="91" calcext:value-type="float">
            <text:p>91</text:p>
          </table:table-cell>
          <table:table-cell table:formula="of:=[.CR3]+1" office:value-type="float" office:value="92" calcext:value-type="float">
            <text:p>92</text:p>
          </table:table-cell>
          <table:table-cell table:formula="of:=[.CS3]+1" office:value-type="float" office:value="93" calcext:value-type="float">
            <text:p>93</text:p>
          </table:table-cell>
          <table:table-cell table:formula="of:=[.CT3]+1" office:value-type="float" office:value="94" calcext:value-type="float">
            <text:p>94</text:p>
          </table:table-cell>
          <table:table-cell table:formula="of:=[.CU3]+1" office:value-type="float" office:value="95" calcext:value-type="float">
            <text:p>95</text:p>
          </table:table-cell>
          <table:table-cell table:formula="of:=[.CV3]+1" office:value-type="float" office:value="96" calcext:value-type="float">
            <text:p>96</text:p>
          </table:table-cell>
          <table:table-cell table:formula="of:=[.CW3]+1" office:value-type="float" office:value="97" calcext:value-type="float">
            <text:p>97</text:p>
          </table:table-cell>
          <table:table-cell table:formula="of:=[.CX3]+1" office:value-type="float" office:value="98" calcext:value-type="float">
            <text:p>98</text:p>
          </table:table-cell>
          <table:table-cell table:formula="of:=[.CY3]+1" office:value-type="float" office:value="99" calcext:value-type="float">
            <text:p>99</text:p>
          </table:table-cell>
          <table:table-cell table:formula="of:=[.CZ3]+1" office:value-type="float" office:value="100" calcext:value-type="float">
            <text:p>100</text:p>
          </table:table-cell>
          <table:table-cell table:formula="of:=[.DA3]+1" office:value-type="float" office:value="101" calcext:value-type="float">
            <text:p>101</text:p>
          </table:table-cell>
          <table:table-cell table:formula="of:=[.DB3]+1" office:value-type="float" office:value="102" calcext:value-type="float">
            <text:p>102</text:p>
          </table:table-cell>
          <table:table-cell table:formula="of:=[.DC3]+1" office:value-type="float" office:value="103" calcext:value-type="float">
            <text:p>103</text:p>
          </table:table-cell>
          <table:table-cell table:formula="of:=[.DD3]+1" office:value-type="float" office:value="104" calcext:value-type="float">
            <text:p>104</text:p>
          </table:table-cell>
          <table:table-cell table:formula="of:=[.DE3]+1" office:value-type="float" office:value="105" calcext:value-type="float">
            <text:p>105</text:p>
          </table:table-cell>
          <table:table-cell table:formula="of:=[.DF3]+1" office:value-type="float" office:value="106" calcext:value-type="float">
            <text:p>106</text:p>
          </table:table-cell>
          <table:table-cell table:formula="of:=[.DG3]+1" office:value-type="float" office:value="107" calcext:value-type="float">
            <text:p>107</text:p>
          </table:table-cell>
          <table:table-cell table:formula="of:=[.DH3]+1" office:value-type="float" office:value="108" calcext:value-type="float">
            <text:p>108</text:p>
          </table:table-cell>
          <table:table-cell table:formula="of:=[.DI3]+1" office:value-type="float" office:value="109" calcext:value-type="float">
            <text:p>109</text:p>
          </table:table-cell>
          <table:table-cell table:formula="of:=[.DJ3]+1" office:value-type="float" office:value="110" calcext:value-type="float">
            <text:p>110</text:p>
          </table:table-cell>
          <table:table-cell table:formula="of:=[.DK3]+1" office:value-type="float" office:value="111" calcext:value-type="float">
            <text:p>111</text:p>
          </table:table-cell>
          <table:table-cell table:formula="of:=[.DL3]+1" office:value-type="float" office:value="112" calcext:value-type="float">
            <text:p>112</text:p>
          </table:table-cell>
          <table:table-cell table:formula="of:=[.DM3]+1" office:value-type="float" office:value="113" calcext:value-type="float">
            <text:p>113</text:p>
          </table:table-cell>
          <table:table-cell table:formula="of:=[.DN3]+1" office:value-type="float" office:value="114" calcext:value-type="float">
            <text:p>114</text:p>
          </table:table-cell>
          <table:table-cell table:formula="of:=[.DO3]+1" office:value-type="float" office:value="115" calcext:value-type="float">
            <text:p>115</text:p>
          </table:table-cell>
          <table:table-cell table:formula="of:=[.DP3]+1" office:value-type="float" office:value="116" calcext:value-type="float">
            <text:p>116</text:p>
          </table:table-cell>
          <table:table-cell table:formula="of:=[.DQ3]+1" office:value-type="float" office:value="117" calcext:value-type="float">
            <text:p>117</text:p>
          </table:table-cell>
          <table:table-cell table:formula="of:=[.DR3]+1" office:value-type="float" office:value="118" calcext:value-type="float">
            <text:p>118</text:p>
          </table:table-cell>
          <table:table-cell table:formula="of:=[.DS3]+1" office:value-type="float" office:value="119" calcext:value-type="float">
            <text:p>119</text:p>
          </table:table-cell>
          <table:table-cell table:formula="of:=[.DT3]+1" office:value-type="float" office:value="120" calcext:value-type="float">
            <text:p>120</text:p>
          </table:table-cell>
          <table:table-cell table:formula="of:=[.DU3]+1" office:value-type="float" office:value="121" calcext:value-type="float">
            <text:p>121</text:p>
          </table:table-cell>
          <table:table-cell table:formula="of:=[.DV3]+1" office:value-type="float" office:value="122" calcext:value-type="float">
            <text:p>122</text:p>
          </table:table-cell>
          <table:table-cell table:formula="of:=[.DW3]+1" office:value-type="float" office:value="123" calcext:value-type="float">
            <text:p>123</text:p>
          </table:table-cell>
          <table:table-cell table:formula="of:=[.DX3]+1" office:value-type="float" office:value="124" calcext:value-type="float">
            <text:p>124</text:p>
          </table:table-cell>
          <table:table-cell table:formula="of:=[.DY3]+1" office:value-type="float" office:value="125" calcext:value-type="float">
            <text:p>125</text:p>
          </table:table-cell>
          <table:table-cell table:formula="of:=[.DZ3]+1" office:value-type="float" office:value="126" calcext:value-type="float">
            <text:p>126</text:p>
          </table:table-cell>
          <table:table-cell table:formula="of:=[.EA3]+1" office:value-type="float" office:value="127" calcext:value-type="float">
            <text:p>127</text:p>
          </table:table-cell>
          <table:table-cell table:formula="of:=[.EB3]+1" office:value-type="float" office:value="128" calcext:value-type="float">
            <text:p>128</text:p>
          </table:table-cell>
          <table:table-cell table:formula="of:=[.EC3]+1" office:value-type="float" office:value="129" calcext:value-type="float">
            <text:p>129</text:p>
          </table:table-cell>
          <table:table-cell table:formula="of:=[.ED3]+1" office:value-type="float" office:value="130" calcext:value-type="float">
            <text:p>130</text:p>
          </table:table-cell>
          <table:table-cell table:formula="of:=[.EE3]+1" office:value-type="float" office:value="131" calcext:value-type="float">
            <text:p>131</text:p>
          </table:table-cell>
          <table:table-cell table:formula="of:=[.EF3]+1" office:value-type="float" office:value="132" calcext:value-type="float">
            <text:p>132</text:p>
          </table:table-cell>
          <table:table-cell table:formula="of:=[.EG3]+1" office:value-type="float" office:value="133" calcext:value-type="float">
            <text:p>133</text:p>
          </table:table-cell>
          <table:table-cell table:formula="of:=[.EH3]+1" office:value-type="float" office:value="134" calcext:value-type="float">
            <text:p>134</text:p>
          </table:table-cell>
          <table:table-cell table:formula="of:=[.EI3]+1" office:value-type="float" office:value="135" calcext:value-type="float">
            <text:p>135</text:p>
          </table:table-cell>
          <table:table-cell table:formula="of:=[.EJ3]+1" office:value-type="float" office:value="136" calcext:value-type="float">
            <text:p>136</text:p>
          </table:table-cell>
          <table:table-cell table:formula="of:=[.EK3]+1" office:value-type="float" office:value="137" calcext:value-type="float">
            <text:p>137</text:p>
          </table:table-cell>
          <table:table-cell table:formula="of:=[.EL3]+1" office:value-type="float" office:value="138" calcext:value-type="float">
            <text:p>138</text:p>
          </table:table-cell>
          <table:table-cell table:formula="of:=[.EM3]+1" office:value-type="float" office:value="139" calcext:value-type="float">
            <text:p>139</text:p>
          </table:table-cell>
          <table:table-cell table:formula="of:=[.EN3]+1" office:value-type="float" office:value="140" calcext:value-type="float">
            <text:p>140</text:p>
          </table:table-cell>
          <table:table-cell table:formula="of:=[.EO3]+1" office:value-type="float" office:value="141" calcext:value-type="float">
            <text:p>141</text:p>
          </table:table-cell>
          <table:table-cell table:formula="of:=[.EP3]+1" office:value-type="float" office:value="142" calcext:value-type="float">
            <text:p>142</text:p>
          </table:table-cell>
          <table:table-cell table:formula="of:=[.EQ3]+1" office:value-type="float" office:value="143" calcext:value-type="float">
            <text:p>143</text:p>
          </table:table-cell>
          <table:table-cell table:formula="of:=[.ER3]+1" office:value-type="float" office:value="144" calcext:value-type="float">
            <text:p>144</text:p>
          </table:table-cell>
          <table:table-cell table:formula="of:=[.ES3]+1" office:value-type="float" office:value="145" calcext:value-type="float">
            <text:p>145</text:p>
          </table:table-cell>
          <table:table-cell table:formula="of:=[.ET3]+1" office:value-type="float" office:value="146" calcext:value-type="float">
            <text:p>146</text:p>
          </table:table-cell>
          <table:table-cell table:formula="of:=[.EU3]+1" office:value-type="float" office:value="147" calcext:value-type="float">
            <text:p>147</text:p>
          </table:table-cell>
          <table:table-cell table:formula="of:=[.EV3]+1" office:value-type="float" office:value="148" calcext:value-type="float">
            <text:p>148</text:p>
          </table:table-cell>
          <table:table-cell table:formula="of:=[.EW3]+1" office:value-type="float" office:value="149" calcext:value-type="float">
            <text:p>149</text:p>
          </table:table-cell>
          <table:table-cell table:formula="of:=[.EX3]+1" office:value-type="float" office:value="150" calcext:value-type="float">
            <text:p>150</text:p>
          </table:table-cell>
          <table:table-cell table:formula="of:=[.EY3]+1" office:value-type="float" office:value="151" calcext:value-type="float">
            <text:p>151</text:p>
          </table:table-cell>
          <table:table-cell table:formula="of:=[.EZ3]+1" office:value-type="float" office:value="152" calcext:value-type="float">
            <text:p>152</text:p>
          </table:table-cell>
          <table:table-cell table:formula="of:=[.FA3]+1" office:value-type="float" office:value="153" calcext:value-type="float">
            <text:p>153</text:p>
          </table:table-cell>
          <table:table-cell table:formula="of:=[.FB3]+1" office:value-type="float" office:value="154" calcext:value-type="float">
            <text:p>154</text:p>
          </table:table-cell>
          <table:table-cell table:formula="of:=[.FC3]+1" office:value-type="float" office:value="155" calcext:value-type="float">
            <text:p>155</text:p>
          </table:table-cell>
          <table:table-cell table:formula="of:=[.FD3]+1" office:value-type="float" office:value="156" calcext:value-type="float">
            <text:p>156</text:p>
          </table:table-cell>
          <table:table-cell table:formula="of:=[.FE3]+1" office:value-type="float" office:value="157" calcext:value-type="float">
            <text:p>157</text:p>
          </table:table-cell>
          <table:table-cell table:formula="of:=[.FF3]+1" office:value-type="float" office:value="158" calcext:value-type="float">
            <text:p>158</text:p>
          </table:table-cell>
          <table:table-cell table:formula="of:=[.FG3]+1" office:value-type="float" office:value="159" calcext:value-type="float">
            <text:p>159</text:p>
          </table:table-cell>
          <table:table-cell table:formula="of:=[.FH3]+1" office:value-type="float" office:value="160" calcext:value-type="float">
            <text:p>160</text:p>
          </table:table-cell>
          <table:table-cell table:formula="of:=[.FI3]+1" office:value-type="float" office:value="161" calcext:value-type="float">
            <text:p>161</text:p>
          </table:table-cell>
          <table:table-cell table:formula="of:=[.FJ3]+1" office:value-type="float" office:value="162" calcext:value-type="float">
            <text:p>162</text:p>
          </table:table-cell>
          <table:table-cell table:formula="of:=[.FK3]+1" office:value-type="float" office:value="163" calcext:value-type="float">
            <text:p>163</text:p>
          </table:table-cell>
          <table:table-cell table:formula="of:=[.FL3]+1" office:value-type="float" office:value="164" calcext:value-type="float">
            <text:p>164</text:p>
          </table:table-cell>
          <table:table-cell table:formula="of:=[.FM3]+1" office:value-type="float" office:value="165" calcext:value-type="float">
            <text:p>165</text:p>
          </table:table-cell>
          <table:table-cell table:formula="of:=[.FN3]+1" office:value-type="float" office:value="166" calcext:value-type="float">
            <text:p>166</text:p>
          </table:table-cell>
          <table:table-cell table:formula="of:=[.FO3]+1" office:value-type="float" office:value="167" calcext:value-type="float">
            <text:p>167</text:p>
          </table:table-cell>
          <table:table-cell table:formula="of:=[.FP3]+1" office:value-type="float" office:value="168" calcext:value-type="float">
            <text:p>168</text:p>
          </table:table-cell>
          <table:table-cell table:formula="of:=[.FQ3]+1" office:value-type="float" office:value="169" calcext:value-type="float">
            <text:p>169</text:p>
          </table:table-cell>
          <table:table-cell table:formula="of:=[.FR3]+1" office:value-type="float" office:value="170" calcext:value-type="float">
            <text:p>170</text:p>
          </table:table-cell>
          <table:table-cell table:formula="of:=[.FS3]+1" office:value-type="float" office:value="171" calcext:value-type="float">
            <text:p>171</text:p>
          </table:table-cell>
          <table:table-cell table:formula="of:=[.FT3]+1" office:value-type="float" office:value="172" calcext:value-type="float">
            <text:p>172</text:p>
          </table:table-cell>
          <table:table-cell table:formula="of:=[.FU3]+1" office:value-type="float" office:value="173" calcext:value-type="float">
            <text:p>173</text:p>
          </table:table-cell>
          <table:table-cell table:formula="of:=[.FV3]+1" office:value-type="float" office:value="174" calcext:value-type="float">
            <text:p>174</text:p>
          </table:table-cell>
          <table:table-cell table:formula="of:=[.FW3]+1" office:value-type="float" office:value="175" calcext:value-type="float">
            <text:p>175</text:p>
          </table:table-cell>
          <table:table-cell table:formula="of:=[.FX3]+1" office:value-type="float" office:value="176" calcext:value-type="float">
            <text:p>176</text:p>
          </table:table-cell>
          <table:table-cell table:formula="of:=[.FY3]+1" office:value-type="float" office:value="177" calcext:value-type="float">
            <text:p>177</text:p>
          </table:table-cell>
          <table:table-cell table:formula="of:=[.FZ3]+1" office:value-type="float" office:value="178" calcext:value-type="float">
            <text:p>178</text:p>
          </table:table-cell>
          <table:table-cell table:formula="of:=[.GA3]+1" office:value-type="float" office:value="179" calcext:value-type="float">
            <text:p>179</text:p>
          </table:table-cell>
          <table:table-cell table:formula="of:=[.GB3]+1" office:value-type="float" office:value="180" calcext:value-type="float">
            <text:p>180</text:p>
          </table:table-cell>
          <table:table-cell table:formula="of:=[.GC3]+1" office:value-type="float" office:value="181" calcext:value-type="float">
            <text:p>181</text:p>
          </table:table-cell>
          <table:table-cell table:formula="of:=[.GD3]+1" office:value-type="float" office:value="182" calcext:value-type="float">
            <text:p>182</text:p>
          </table:table-cell>
          <table:table-cell table:formula="of:=[.GE3]+1" office:value-type="float" office:value="183" calcext:value-type="float">
            <text:p>183</text:p>
          </table:table-cell>
          <table:table-cell table:formula="of:=[.GF3]+1" office:value-type="float" office:value="184" calcext:value-type="float">
            <text:p>184</text:p>
          </table:table-cell>
          <table:table-cell table:formula="of:=[.GG3]+1" office:value-type="float" office:value="185" calcext:value-type="float">
            <text:p>185</text:p>
          </table:table-cell>
          <table:table-cell table:formula="of:=[.GH3]+1" office:value-type="float" office:value="186" calcext:value-type="float">
            <text:p>186</text:p>
          </table:table-cell>
          <table:table-cell table:formula="of:=[.GI3]+1" office:value-type="float" office:value="187" calcext:value-type="float">
            <text:p>187</text:p>
          </table:table-cell>
          <table:table-cell table:formula="of:=[.GJ3]+1" office:value-type="float" office:value="188" calcext:value-type="float">
            <text:p>188</text:p>
          </table:table-cell>
          <table:table-cell table:formula="of:=[.GK3]+1" office:value-type="float" office:value="189" calcext:value-type="float">
            <text:p>189</text:p>
          </table:table-cell>
          <table:table-cell table:formula="of:=[.GL3]+1" office:value-type="float" office:value="190" calcext:value-type="float">
            <text:p>190</text:p>
          </table:table-cell>
          <table:table-cell table:formula="of:=[.GM3]+1" office:value-type="float" office:value="191" calcext:value-type="float">
            <text:p>191</text:p>
          </table:table-cell>
          <table:table-cell table:formula="of:=[.GN3]+1" office:value-type="float" office:value="192" calcext:value-type="float">
            <text:p>192</text:p>
          </table:table-cell>
          <table:table-cell table:formula="of:=[.GO3]+1" office:value-type="float" office:value="193" calcext:value-type="float">
            <text:p>193</text:p>
          </table:table-cell>
          <table:table-cell table:formula="of:=[.GP3]+1" office:value-type="float" office:value="194" calcext:value-type="float">
            <text:p>194</text:p>
          </table:table-cell>
          <table:table-cell table:formula="of:=[.GQ3]+1" office:value-type="float" office:value="195" calcext:value-type="float">
            <text:p>195</text:p>
          </table:table-cell>
          <table:table-cell table:formula="of:=[.GR3]+1" office:value-type="float" office:value="196" calcext:value-type="float">
            <text:p>196</text:p>
          </table:table-cell>
          <table:table-cell table:formula="of:=[.GS3]+1" office:value-type="float" office:value="197" calcext:value-type="float">
            <text:p>197</text:p>
          </table:table-cell>
          <table:table-cell table:formula="of:=[.GT3]+1" office:value-type="float" office:value="198" calcext:value-type="float">
            <text:p>198</text:p>
          </table:table-cell>
          <table:table-cell table:formula="of:=[.GU3]+1" office:value-type="float" office:value="199" calcext:value-type="float">
            <text:p>199</text:p>
          </table:table-cell>
          <table:table-cell table:formula="of:=[.GV3]+1" office:value-type="float" office:value="200" calcext:value-type="float">
            <text:p>200</text:p>
          </table:table-cell>
          <table:table-cell table:formula="of:=[.GW3]+1" office:value-type="float" office:value="201" calcext:value-type="float">
            <text:p>201</text:p>
          </table:table-cell>
          <table:table-cell table:formula="of:=[.GX3]+1" office:value-type="float" office:value="202" calcext:value-type="float">
            <text:p>202</text:p>
          </table:table-cell>
          <table:table-cell table:formula="of:=[.GY3]+1" office:value-type="float" office:value="203" calcext:value-type="float">
            <text:p>203</text:p>
          </table:table-cell>
          <table:table-cell table:formula="of:=[.GZ3]+1" office:value-type="float" office:value="204" calcext:value-type="float">
            <text:p>204</text:p>
          </table:table-cell>
          <table:table-cell table:formula="of:=[.HA3]+1" office:value-type="float" office:value="205" calcext:value-type="float">
            <text:p>205</text:p>
          </table:table-cell>
          <table:table-cell table:formula="of:=[.HB3]+1" office:value-type="float" office:value="206" calcext:value-type="float">
            <text:p>206</text:p>
          </table:table-cell>
          <table:table-cell table:formula="of:=[.HC3]+1" office:value-type="float" office:value="207" calcext:value-type="float">
            <text:p>207</text:p>
          </table:table-cell>
          <table:table-cell table:formula="of:=[.HD3]+1" office:value-type="float" office:value="208" calcext:value-type="float">
            <text:p>208</text:p>
          </table:table-cell>
          <table:table-cell table:formula="of:=[.HE3]+1" office:value-type="float" office:value="209" calcext:value-type="float">
            <text:p>209</text:p>
          </table:table-cell>
          <table:table-cell table:formula="of:=[.HF3]+1" office:value-type="float" office:value="210" calcext:value-type="float">
            <text:p>210</text:p>
          </table:table-cell>
          <table:table-cell table:formula="of:=[.HG3]+1" office:value-type="float" office:value="211" calcext:value-type="float">
            <text:p>211</text:p>
          </table:table-cell>
          <table:table-cell table:formula="of:=[.HH3]+1" office:value-type="float" office:value="212" calcext:value-type="float">
            <text:p>212</text:p>
          </table:table-cell>
          <table:table-cell table:formula="of:=[.HI3]+1" office:value-type="float" office:value="213" calcext:value-type="float">
            <text:p>213</text:p>
          </table:table-cell>
          <table:table-cell table:formula="of:=[.HJ3]+1" office:value-type="float" office:value="214" calcext:value-type="float">
            <text:p>214</text:p>
          </table:table-cell>
          <table:table-cell table:formula="of:=[.HK3]+1" office:value-type="float" office:value="215" calcext:value-type="float">
            <text:p>215</text:p>
          </table:table-cell>
          <table:table-cell table:formula="of:=[.HL3]+1" office:value-type="float" office:value="216" calcext:value-type="float">
            <text:p>216</text:p>
          </table:table-cell>
          <table:table-cell table:formula="of:=[.HM3]+1" office:value-type="float" office:value="217" calcext:value-type="float">
            <text:p>217</text:p>
          </table:table-cell>
          <table:table-cell table:formula="of:=[.HN3]+1" office:value-type="float" office:value="218" calcext:value-type="float">
            <text:p>218</text:p>
          </table:table-cell>
          <table:table-cell table:formula="of:=[.HO3]+1" office:value-type="float" office:value="219" calcext:value-type="float">
            <text:p>219</text:p>
          </table:table-cell>
          <table:table-cell table:formula="of:=[.HP3]+1" office:value-type="float" office:value="220" calcext:value-type="float">
            <text:p>220</text:p>
          </table:table-cell>
          <table:table-cell table:formula="of:=[.HQ3]+1" office:value-type="float" office:value="221" calcext:value-type="float">
            <text:p>221</text:p>
          </table:table-cell>
          <table:table-cell table:formula="of:=[.HR3]+1" office:value-type="float" office:value="222" calcext:value-type="float">
            <text:p>222</text:p>
          </table:table-cell>
          <table:table-cell table:formula="of:=[.HS3]+1" office:value-type="float" office:value="223" calcext:value-type="float">
            <text:p>223</text:p>
          </table:table-cell>
          <table:table-cell table:formula="of:=[.HT3]+1" office:value-type="float" office:value="224" calcext:value-type="float">
            <text:p>224</text:p>
          </table:table-cell>
          <table:table-cell table:formula="of:=[.HU3]+1" office:value-type="float" office:value="225" calcext:value-type="float">
            <text:p>225</text:p>
          </table:table-cell>
          <table:table-cell table:formula="of:=[.HV3]+1" office:value-type="float" office:value="226" calcext:value-type="float">
            <text:p>226</text:p>
          </table:table-cell>
          <table:table-cell table:formula="of:=[.HW3]+1" office:value-type="float" office:value="227" calcext:value-type="float">
            <text:p>227</text:p>
          </table:table-cell>
          <table:table-cell table:formula="of:=[.HX3]+1" office:value-type="float" office:value="228" calcext:value-type="float">
            <text:p>228</text:p>
          </table:table-cell>
          <table:table-cell table:formula="of:=[.HY3]+1" office:value-type="float" office:value="229" calcext:value-type="float">
            <text:p>229</text:p>
          </table:table-cell>
          <table:table-cell table:formula="of:=[.HZ3]+1" office:value-type="float" office:value="230" calcext:value-type="float">
            <text:p>230</text:p>
          </table:table-cell>
          <table:table-cell table:formula="of:=[.IA3]+1" office:value-type="float" office:value="231" calcext:value-type="float">
            <text:p>231</text:p>
          </table:table-cell>
          <table:table-cell table:formula="of:=[.IB3]+1" office:value-type="float" office:value="232" calcext:value-type="float">
            <text:p>232</text:p>
          </table:table-cell>
          <table:table-cell table:formula="of:=[.IC3]+1" office:value-type="float" office:value="233" calcext:value-type="float">
            <text:p>233</text:p>
          </table:table-cell>
          <table:table-cell table:formula="of:=[.ID3]+1" office:value-type="float" office:value="234" calcext:value-type="float">
            <text:p>234</text:p>
          </table:table-cell>
          <table:table-cell table:formula="of:=[.IE3]+1" office:value-type="float" office:value="235" calcext:value-type="float">
            <text:p>235</text:p>
          </table:table-cell>
          <table:table-cell table:formula="of:=[.IF3]+1" office:value-type="float" office:value="236" calcext:value-type="float">
            <text:p>236</text:p>
          </table:table-cell>
          <table:table-cell table:formula="of:=[.IG3]+1" office:value-type="float" office:value="237" calcext:value-type="float">
            <text:p>237</text:p>
          </table:table-cell>
          <table:table-cell table:formula="of:=[.IH3]+1" office:value-type="float" office:value="238" calcext:value-type="float">
            <text:p>238</text:p>
          </table:table-cell>
          <table:table-cell table:formula="of:=[.II3]+1" office:value-type="float" office:value="239" calcext:value-type="float">
            <text:p>239</text:p>
          </table:table-cell>
          <table:table-cell table:formula="of:=[.IJ3]+1" office:value-type="float" office:value="240" calcext:value-type="float">
            <text:p>240</text:p>
          </table:table-cell>
          <table:table-cell table:formula="of:=[.IK3]+1" office:value-type="float" office:value="241" calcext:value-type="float">
            <text:p>241</text:p>
          </table:table-cell>
          <table:table-cell table:formula="of:=[.IL3]+1" office:value-type="float" office:value="242" calcext:value-type="float">
            <text:p>242</text:p>
          </table:table-cell>
          <table:table-cell table:formula="of:=[.IM3]+1" office:value-type="float" office:value="243" calcext:value-type="float">
            <text:p>243</text:p>
          </table:table-cell>
          <table:table-cell table:formula="of:=[.IN3]+1" office:value-type="float" office:value="244" calcext:value-type="float">
            <text:p>244</text:p>
          </table:table-cell>
          <table:table-cell table:formula="of:=[.IO3]+1" office:value-type="float" office:value="245" calcext:value-type="float">
            <text:p>245</text:p>
          </table:table-cell>
          <table:table-cell table:formula="of:=[.IP3]+1" office:value-type="float" office:value="246" calcext:value-type="float">
            <text:p>246</text:p>
          </table:table-cell>
          <table:table-cell table:formula="of:=[.IQ3]+1" office:value-type="float" office:value="247" calcext:value-type="float">
            <text:p>247</text:p>
          </table:table-cell>
          <table:table-cell table:formula="of:=[.IR3]+1" office:value-type="float" office:value="248" calcext:value-type="float">
            <text:p>248</text:p>
          </table:table-cell>
          <table:table-cell table:formula="of:=[.IS3]+1" office:value-type="float" office:value="249" calcext:value-type="float">
            <text:p>249</text:p>
          </table:table-cell>
          <table:table-cell table:formula="of:=[.IT3]+1" office:value-type="float" office:value="250" calcext:value-type="float">
            <text:p>250</text:p>
          </table:table-cell>
          <table:table-cell table:formula="of:=[.IU3]+1" office:value-type="float" office:value="251" calcext:value-type="float">
            <text:p>251</text:p>
          </table:table-cell>
          <table:table-cell table:formula="of:=[.IV3]+1" office:value-type="float" office:value="252" calcext:value-type="float">
            <text:p>252</text:p>
          </table:table-cell>
          <table:table-cell table:formula="of:=[.IW3]+1" office:value-type="float" office:value="253" calcext:value-type="float">
            <text:p>253</text:p>
          </table:table-cell>
          <table:table-cell table:formula="of:=[.IX3]+1" office:value-type="float" office:value="254" calcext:value-type="float">
            <text:p>254</text:p>
          </table:table-cell>
          <table:table-cell table:formula="of:=[.IY3]+1" office:value-type="float" office:value="255" calcext:value-type="float">
            <text:p>255</text:p>
          </table:table-cell>
          <table:table-cell table:formula="of:=[.IZ3]+1" office:value-type="float" office:value="256" calcext:value-type="float">
            <text:p>256</text:p>
          </table:table-cell>
          <table:table-cell table:formula="of:=[.JA3]+1" office:value-type="float" office:value="257" calcext:value-type="float">
            <text:p>257</text:p>
          </table:table-cell>
          <table:table-cell table:formula="of:=[.JB3]+1" office:value-type="float" office:value="258" calcext:value-type="float">
            <text:p>258</text:p>
          </table:table-cell>
          <table:table-cell table:formula="of:=[.JC3]+1" office:value-type="float" office:value="259" calcext:value-type="float">
            <text:p>259</text:p>
          </table:table-cell>
          <table:table-cell table:formula="of:=[.JD3]+1" office:value-type="float" office:value="260" calcext:value-type="float">
            <text:p>260</text:p>
          </table:table-cell>
          <table:table-cell table:formula="of:=[.JE3]+1" office:value-type="float" office:value="261" calcext:value-type="float">
            <text:p>261</text:p>
          </table:table-cell>
          <table:table-cell table:formula="of:=[.JF3]+1" office:value-type="float" office:value="262" calcext:value-type="float">
            <text:p>262</text:p>
          </table:table-cell>
          <table:table-cell table:formula="of:=[.JG3]+1" office:value-type="float" office:value="263" calcext:value-type="float">
            <text:p>263</text:p>
          </table:table-cell>
          <table:table-cell table:formula="of:=[.JH3]+1" office:value-type="float" office:value="264" calcext:value-type="float">
            <text:p>264</text:p>
          </table:table-cell>
          <table:table-cell table:formula="of:=[.JI3]+1" office:value-type="float" office:value="265" calcext:value-type="float">
            <text:p>265</text:p>
          </table:table-cell>
          <table:table-cell table:formula="of:=[.JJ3]+1" office:value-type="float" office:value="266" calcext:value-type="float">
            <text:p>266</text:p>
          </table:table-cell>
          <table:table-cell table:formula="of:=[.JK3]+1" office:value-type="float" office:value="267" calcext:value-type="float">
            <text:p>267</text:p>
          </table:table-cell>
          <table:table-cell table:formula="of:=[.JL3]+1" office:value-type="float" office:value="268" calcext:value-type="float">
            <text:p>268</text:p>
          </table:table-cell>
          <table:table-cell table:formula="of:=[.JM3]+1" office:value-type="float" office:value="269" calcext:value-type="float">
            <text:p>269</text:p>
          </table:table-cell>
          <table:table-cell table:formula="of:=[.JN3]+1" office:value-type="float" office:value="270" calcext:value-type="float">
            <text:p>270</text:p>
          </table:table-cell>
          <table:table-cell table:formula="of:=[.JO3]+1" office:value-type="float" office:value="271" calcext:value-type="float">
            <text:p>271</text:p>
          </table:table-cell>
          <table:table-cell table:formula="of:=[.JP3]+1" office:value-type="float" office:value="272" calcext:value-type="float">
            <text:p>272</text:p>
          </table:table-cell>
          <table:table-cell table:formula="of:=[.JQ3]+1" office:value-type="float" office:value="273" calcext:value-type="float">
            <text:p>273</text:p>
          </table:table-cell>
          <table:table-cell table:formula="of:=[.JR3]+1" office:value-type="float" office:value="274" calcext:value-type="float">
            <text:p>274</text:p>
          </table:table-cell>
          <table:table-cell table:formula="of:=[.JS3]+1" office:value-type="float" office:value="275" calcext:value-type="float">
            <text:p>275</text:p>
          </table:table-cell>
          <table:table-cell table:formula="of:=[.JT3]+1" office:value-type="float" office:value="276" calcext:value-type="float">
            <text:p>276</text:p>
          </table:table-cell>
          <table:table-cell table:formula="of:=[.JU3]+1" office:value-type="float" office:value="277" calcext:value-type="float">
            <text:p>277</text:p>
          </table:table-cell>
          <table:table-cell table:formula="of:=[.JV3]+1" office:value-type="float" office:value="278" calcext:value-type="float">
            <text:p>278</text:p>
          </table:table-cell>
          <table:table-cell table:formula="of:=[.JW3]+1" office:value-type="float" office:value="279" calcext:value-type="float">
            <text:p>279</text:p>
          </table:table-cell>
          <table:table-cell table:formula="of:=[.JX3]+1" office:value-type="float" office:value="280" calcext:value-type="float">
            <text:p>280</text:p>
          </table:table-cell>
          <table:table-cell table:formula="of:=[.JY3]+1" office:value-type="float" office:value="281" calcext:value-type="float">
            <text:p>281</text:p>
          </table:table-cell>
          <table:table-cell table:formula="of:=[.JZ3]+1" office:value-type="float" office:value="282" calcext:value-type="float">
            <text:p>282</text:p>
          </table:table-cell>
          <table:table-cell table:formula="of:=[.KA3]+1" office:value-type="float" office:value="283" calcext:value-type="float">
            <text:p>283</text:p>
          </table:table-cell>
          <table:table-cell table:formula="of:=[.KB3]+1" office:value-type="float" office:value="284" calcext:value-type="float">
            <text:p>284</text:p>
          </table:table-cell>
          <table:table-cell table:formula="of:=[.KC3]+1" office:value-type="float" office:value="285" calcext:value-type="float">
            <text:p>285</text:p>
          </table:table-cell>
          <table:table-cell table:formula="of:=[.KD3]+1" office:value-type="float" office:value="286" calcext:value-type="float">
            <text:p>286</text:p>
          </table:table-cell>
          <table:table-cell table:formula="of:=[.KE3]+1" office:value-type="float" office:value="287" calcext:value-type="float">
            <text:p>287</text:p>
          </table:table-cell>
          <table:table-cell table:formula="of:=[.KF3]+1" office:value-type="float" office:value="288" calcext:value-type="float">
            <text:p>288</text:p>
          </table:table-cell>
          <table:table-cell table:formula="of:=[.KG3]+1" office:value-type="float" office:value="289" calcext:value-type="float">
            <text:p>289</text:p>
          </table:table-cell>
          <table:table-cell table:formula="of:=[.KH3]+1" office:value-type="float" office:value="290" calcext:value-type="float">
            <text:p>290</text:p>
          </table:table-cell>
          <table:table-cell table:formula="of:=[.KI3]+1" office:value-type="float" office:value="291" calcext:value-type="float">
            <text:p>291</text:p>
          </table:table-cell>
          <table:table-cell table:formula="of:=[.KJ3]+1" office:value-type="float" office:value="292" calcext:value-type="float">
            <text:p>292</text:p>
          </table:table-cell>
          <table:table-cell table:formula="of:=[.KK3]+1" office:value-type="float" office:value="293" calcext:value-type="float">
            <text:p>293</text:p>
          </table:table-cell>
          <table:table-cell table:formula="of:=[.KL3]+1" office:value-type="float" office:value="294" calcext:value-type="float">
            <text:p>294</text:p>
          </table:table-cell>
          <table:table-cell table:formula="of:=[.KM3]+1" office:value-type="float" office:value="295" calcext:value-type="float">
            <text:p>295</text:p>
          </table:table-cell>
          <table:table-cell table:formula="of:=[.KN3]+1" office:value-type="float" office:value="296" calcext:value-type="float">
            <text:p>296</text:p>
          </table:table-cell>
          <table:table-cell table:formula="of:=[.KO3]+1" office:value-type="float" office:value="297" calcext:value-type="float">
            <text:p>297</text:p>
          </table:table-cell>
          <table:table-cell table:formula="of:=[.KP3]+1" office:value-type="float" office:value="298" calcext:value-type="float">
            <text:p>298</text:p>
          </table:table-cell>
          <table:table-cell table:formula="of:=[.KQ3]+1" office:value-type="float" office:value="299" calcext:value-type="float">
            <text:p>299</text:p>
          </table:table-cell>
          <table:table-cell table:formula="of:=[.KR3]+1" office:value-type="float" office:value="300" calcext:value-type="float">
            <text:p>300</text:p>
          </table:table-cell>
          <table:table-cell table:formula="of:=[.KS3]+1" office:value-type="float" office:value="301" calcext:value-type="float">
            <text:p>301</text:p>
          </table:table-cell>
          <table:table-cell table:formula="of:=[.KT3]+1" office:value-type="float" office:value="302" calcext:value-type="float">
            <text:p>302</text:p>
          </table:table-cell>
          <table:table-cell table:formula="of:=[.KU3]+1" office:value-type="float" office:value="303" calcext:value-type="float">
            <text:p>303</text:p>
          </table:table-cell>
          <table:table-cell table:formula="of:=[.KV3]+1" office:value-type="float" office:value="304" calcext:value-type="float">
            <text:p>304</text:p>
          </table:table-cell>
          <table:table-cell table:formula="of:=[.KW3]+1" office:value-type="float" office:value="305" calcext:value-type="float">
            <text:p>305</text:p>
          </table:table-cell>
          <table:table-cell table:formula="of:=[.KX3]+1" office:value-type="float" office:value="306" calcext:value-type="float">
            <text:p>306</text:p>
          </table:table-cell>
          <table:table-cell table:formula="of:=[.KY3]+1" office:value-type="float" office:value="307" calcext:value-type="float">
            <text:p>307</text:p>
          </table:table-cell>
          <table:table-cell table:formula="of:=[.KZ3]+1" office:value-type="float" office:value="308" calcext:value-type="float">
            <text:p>308</text:p>
          </table:table-cell>
          <table:table-cell table:formula="of:=[.LA3]+1" office:value-type="float" office:value="309" calcext:value-type="float">
            <text:p>309</text:p>
          </table:table-cell>
          <table:table-cell table:formula="of:=[.LB3]+1" office:value-type="float" office:value="310" calcext:value-type="float">
            <text:p>310</text:p>
          </table:table-cell>
          <table:table-cell table:formula="of:=[.LC3]+1" office:value-type="float" office:value="311" calcext:value-type="float">
            <text:p>311</text:p>
          </table:table-cell>
          <table:table-cell table:formula="of:=[.LD3]+1" office:value-type="float" office:value="312" calcext:value-type="float">
            <text:p>312</text:p>
          </table:table-cell>
          <table:table-cell table:formula="of:=[.LE3]+1" office:value-type="float" office:value="313" calcext:value-type="float">
            <text:p>313</text:p>
          </table:table-cell>
          <table:table-cell table:formula="of:=[.LF3]+1" office:value-type="float" office:value="314" calcext:value-type="float">
            <text:p>314</text:p>
          </table:table-cell>
          <table:table-cell table:formula="of:=[.LG3]+1" office:value-type="float" office:value="315" calcext:value-type="float">
            <text:p>315</text:p>
          </table:table-cell>
          <table:table-cell table:formula="of:=[.LH3]+1" office:value-type="float" office:value="316" calcext:value-type="float">
            <text:p>316</text:p>
          </table:table-cell>
          <table:table-cell table:formula="of:=[.LI3]+1" office:value-type="float" office:value="317" calcext:value-type="float">
            <text:p>317</text:p>
          </table:table-cell>
          <table:table-cell table:formula="of:=[.LJ3]+1" office:value-type="float" office:value="318" calcext:value-type="float">
            <text:p>318</text:p>
          </table:table-cell>
          <table:table-cell table:formula="of:=[.LK3]+1" office:value-type="float" office:value="319" calcext:value-type="float">
            <text:p>319</text:p>
          </table:table-cell>
          <table:table-cell table:formula="of:=[.LL3]+1" office:value-type="float" office:value="320" calcext:value-type="float">
            <text:p>320</text:p>
          </table:table-cell>
          <table:table-cell table:formula="of:=[.LM3]+1" office:value-type="float" office:value="321" calcext:value-type="float">
            <text:p>321</text:p>
          </table:table-cell>
          <table:table-cell table:formula="of:=[.LN3]+1" office:value-type="float" office:value="322" calcext:value-type="float">
            <text:p>322</text:p>
          </table:table-cell>
          <table:table-cell table:formula="of:=[.LO3]+1" office:value-type="float" office:value="323" calcext:value-type="float">
            <text:p>323</text:p>
          </table:table-cell>
          <table:table-cell table:formula="of:=[.LP3]+1" office:value-type="float" office:value="324" calcext:value-type="float">
            <text:p>324</text:p>
          </table:table-cell>
          <table:table-cell table:formula="of:=[.LQ3]+1" office:value-type="float" office:value="325" calcext:value-type="float">
            <text:p>325</text:p>
          </table:table-cell>
          <table:table-cell table:formula="of:=[.LR3]+1" office:value-type="float" office:value="326" calcext:value-type="float">
            <text:p>326</text:p>
          </table:table-cell>
          <table:table-cell table:formula="of:=[.LS3]+1" office:value-type="float" office:value="327" calcext:value-type="float">
            <text:p>327</text:p>
          </table:table-cell>
          <table:table-cell table:formula="of:=[.LT3]+1" office:value-type="float" office:value="328" calcext:value-type="float">
            <text:p>328</text:p>
          </table:table-cell>
          <table:table-cell table:formula="of:=[.LU3]+1" office:value-type="float" office:value="329" calcext:value-type="float">
            <text:p>329</text:p>
          </table:table-cell>
          <table:table-cell table:formula="of:=[.LV3]+1" office:value-type="float" office:value="330" calcext:value-type="float">
            <text:p>330</text:p>
          </table:table-cell>
          <table:table-cell table:formula="of:=[.LW3]+1" office:value-type="float" office:value="331" calcext:value-type="float">
            <text:p>331</text:p>
          </table:table-cell>
          <table:table-cell table:formula="of:=[.LX3]+1" office:value-type="float" office:value="332" calcext:value-type="float">
            <text:p>332</text:p>
          </table:table-cell>
          <table:table-cell table:formula="of:=[.LY3]+1" office:value-type="float" office:value="333" calcext:value-type="float">
            <text:p>333</text:p>
          </table:table-cell>
          <table:table-cell table:formula="of:=[.LZ3]+1" office:value-type="float" office:value="334" calcext:value-type="float">
            <text:p>334</text:p>
          </table:table-cell>
          <table:table-cell table:formula="of:=[.MA3]+1" office:value-type="float" office:value="335" calcext:value-type="float">
            <text:p>335</text:p>
          </table:table-cell>
          <table:table-cell table:formula="of:=[.MB3]+1" office:value-type="float" office:value="336" calcext:value-type="float">
            <text:p>336</text:p>
          </table:table-cell>
          <table:table-cell table:formula="of:=[.MC3]+1" office:value-type="float" office:value="337" calcext:value-type="float">
            <text:p>337</text:p>
          </table:table-cell>
          <table:table-cell table:formula="of:=[.MD3]+1" office:value-type="float" office:value="338" calcext:value-type="float">
            <text:p>338</text:p>
          </table:table-cell>
          <table:table-cell table:formula="of:=[.ME3]+1" office:value-type="float" office:value="339" calcext:value-type="float">
            <text:p>339</text:p>
          </table:table-cell>
          <table:table-cell table:formula="of:=[.MF3]+1" office:value-type="float" office:value="340" calcext:value-type="float">
            <text:p>340</text:p>
          </table:table-cell>
          <table:table-cell table:formula="of:=[.MG3]+1" office:value-type="float" office:value="341" calcext:value-type="float">
            <text:p>341</text:p>
          </table:table-cell>
          <table:table-cell table:formula="of:=[.MH3]+1" office:value-type="float" office:value="342" calcext:value-type="float">
            <text:p>342</text:p>
          </table:table-cell>
          <table:table-cell table:formula="of:=[.MI3]+1" office:value-type="float" office:value="343" calcext:value-type="float">
            <text:p>343</text:p>
          </table:table-cell>
          <table:table-cell table:formula="of:=[.MJ3]+1" office:value-type="float" office:value="344" calcext:value-type="float">
            <text:p>344</text:p>
          </table:table-cell>
          <table:table-cell table:formula="of:=[.MK3]+1" office:value-type="float" office:value="345" calcext:value-type="float">
            <text:p>345</text:p>
          </table:table-cell>
          <table:table-cell table:formula="of:=[.ML3]+1" office:value-type="float" office:value="346" calcext:value-type="float">
            <text:p>346</text:p>
          </table:table-cell>
          <table:table-cell table:formula="of:=[.MM3]+1" office:value-type="float" office:value="347" calcext:value-type="float">
            <text:p>347</text:p>
          </table:table-cell>
          <table:table-cell table:formula="of:=[.MN3]+1" office:value-type="float" office:value="348" calcext:value-type="float">
            <text:p>348</text:p>
          </table:table-cell>
          <table:table-cell table:formula="of:=[.MO3]+1" office:value-type="float" office:value="349" calcext:value-type="float">
            <text:p>349</text:p>
          </table:table-cell>
          <table:table-cell table:formula="of:=[.MP3]+1" office:value-type="float" office:value="350" calcext:value-type="float">
            <text:p>350</text:p>
          </table:table-cell>
          <table:table-cell table:formula="of:=[.MQ3]+1" office:value-type="float" office:value="351" calcext:value-type="float">
            <text:p>351</text:p>
          </table:table-cell>
          <table:table-cell table:formula="of:=[.MR3]+1" office:value-type="float" office:value="352" calcext:value-type="float">
            <text:p>352</text:p>
          </table:table-cell>
          <table:table-cell table:formula="of:=[.MS3]+1" office:value-type="float" office:value="353" calcext:value-type="float">
            <text:p>353</text:p>
          </table:table-cell>
          <table:table-cell table:formula="of:=[.MT3]+1" office:value-type="float" office:value="354" calcext:value-type="float">
            <text:p>354</text:p>
          </table:table-cell>
          <table:table-cell table:formula="of:=[.MU3]+1" office:value-type="float" office:value="355" calcext:value-type="float">
            <text:p>355</text:p>
          </table:table-cell>
          <table:table-cell table:formula="of:=[.MV3]+1" office:value-type="float" office:value="356" calcext:value-type="float">
            <text:p>356</text:p>
          </table:table-cell>
          <table:table-cell table:formula="of:=[.MW3]+1" office:value-type="float" office:value="357" calcext:value-type="float">
            <text:p>357</text:p>
          </table:table-cell>
          <table:table-cell table:formula="of:=[.MX3]+1" office:value-type="float" office:value="358" calcext:value-type="float">
            <text:p>358</text:p>
          </table:table-cell>
          <table:table-cell table:formula="of:=[.MY3]+1" office:value-type="float" office:value="359" calcext:value-type="float">
            <text:p>359</text:p>
          </table:table-cell>
          <table:table-cell table:formula="of:=[.MZ3]+1" office:value-type="float" office:value="360" calcext:value-type="float">
            <text:p>360</text:p>
          </table:table-cell>
          <table:table-cell table:formula="of:=[.NA3]+1" office:value-type="float" office:value="361" calcext:value-type="float">
            <text:p>361</text:p>
          </table:table-cell>
          <table:table-cell table:formula="of:=[.NB3]+1" office:value-type="float" office:value="362" calcext:value-type="float">
            <text:p>362</text:p>
          </table:table-cell>
          <table:table-cell table:formula="of:=[.NC3]+1" office:value-type="float" office:value="363" calcext:value-type="float">
            <text:p>363</text:p>
          </table:table-cell>
          <table:table-cell table:formula="of:=[.ND3]+1" office:value-type="float" office:value="364" calcext:value-type="float">
            <text:p>364</text:p>
          </table:table-cell>
          <table:table-cell table:formula="of:=[.NE3]+1" office:value-type="float" office:value="365" calcext:value-type="float">
            <text:p>365</text:p>
          </table:table-cell>
          <table:table-cell table:formula="of:=[.NF3]+1" office:value-type="float" office:value="366" calcext:value-type="float">
            <text:p>366</text:p>
          </table:table-cell>
          <table:table-cell table:formula="of:=[.NG3]+1" office:value-type="float" office:value="367" calcext:value-type="float">
            <text:p>367</text:p>
          </table:table-cell>
          <table:table-cell table:formula="of:=[.NH3]+1" office:value-type="float" office:value="368" calcext:value-type="float">
            <text:p>368</text:p>
          </table:table-cell>
          <table:table-cell table:formula="of:=[.NI3]+1" office:value-type="float" office:value="369" calcext:value-type="float">
            <text:p>369</text:p>
          </table:table-cell>
          <table:table-cell table:formula="of:=[.NJ3]+1" office:value-type="float" office:value="370" calcext:value-type="float">
            <text:p>370</text:p>
          </table:table-cell>
          <table:table-cell table:formula="of:=[.NK3]+1" office:value-type="float" office:value="371" calcext:value-type="float">
            <text:p>371</text:p>
          </table:table-cell>
          <table:table-cell table:formula="of:=[.NL3]+1" office:value-type="float" office:value="372" calcext:value-type="float">
            <text:p>372</text:p>
          </table:table-cell>
          <table:table-cell table:formula="of:=[.NM3]+1" office:value-type="float" office:value="373" calcext:value-type="float">
            <text:p>373</text:p>
          </table:table-cell>
          <table:table-cell table:formula="of:=[.NN3]+1" office:value-type="float" office:value="374" calcext:value-type="float">
            <text:p>374</text:p>
          </table:table-cell>
          <table:table-cell table:formula="of:=[.NO3]+1" office:value-type="float" office:value="375" calcext:value-type="float">
            <text:p>375</text:p>
          </table:table-cell>
          <table:table-cell table:formula="of:=[.NP3]+1" office:value-type="float" office:value="376" calcext:value-type="float">
            <text:p>376</text:p>
          </table:table-cell>
          <table:table-cell table:formula="of:=[.NQ3]+1" office:value-type="float" office:value="377" calcext:value-type="float">
            <text:p>377</text:p>
          </table:table-cell>
          <table:table-cell table:formula="of:=[.NR3]+1" office:value-type="float" office:value="378" calcext:value-type="float">
            <text:p>378</text:p>
          </table:table-cell>
          <table:table-cell table:formula="of:=[.NS3]+1" office:value-type="float" office:value="379" calcext:value-type="float">
            <text:p>379</text:p>
          </table:table-cell>
          <table:table-cell table:formula="of:=[.NT3]+1" office:value-type="float" office:value="380" calcext:value-type="float">
            <text:p>380</text:p>
          </table:table-cell>
          <table:table-cell table:formula="of:=[.NU3]+1" office:value-type="float" office:value="381" calcext:value-type="float">
            <text:p>381</text:p>
          </table:table-cell>
          <table:table-cell table:formula="of:=[.NV3]+1" office:value-type="float" office:value="382" calcext:value-type="float">
            <text:p>382</text:p>
          </table:table-cell>
          <table:table-cell table:formula="of:=[.NW3]+1" office:value-type="float" office:value="383" calcext:value-type="float">
            <text:p>383</text:p>
          </table:table-cell>
          <table:table-cell table:formula="of:=[.NX3]+1" office:value-type="float" office:value="384" calcext:value-type="float">
            <text:p>384</text:p>
          </table:table-cell>
          <table:table-cell table:formula="of:=[.NY3]+1" office:value-type="float" office:value="385" calcext:value-type="float">
            <text:p>385</text:p>
          </table:table-cell>
          <table:table-cell table:formula="of:=[.NZ3]+1" office:value-type="float" office:value="386" calcext:value-type="float">
            <text:p>386</text:p>
          </table:table-cell>
          <table:table-cell table:formula="of:=[.OA3]+1" office:value-type="float" office:value="387" calcext:value-type="float">
            <text:p>387</text:p>
          </table:table-cell>
          <table:table-cell table:formula="of:=[.OB3]+1" office:value-type="float" office:value="388" calcext:value-type="float">
            <text:p>388</text:p>
          </table:table-cell>
          <table:table-cell table:formula="of:=[.OC3]+1" office:value-type="float" office:value="389" calcext:value-type="float">
            <text:p>389</text:p>
          </table:table-cell>
          <table:table-cell table:formula="of:=[.OD3]+1" office:value-type="float" office:value="390" calcext:value-type="float">
            <text:p>390</text:p>
          </table:table-cell>
          <table:table-cell table:formula="of:=[.OE3]+1" office:value-type="float" office:value="391" calcext:value-type="float">
            <text:p>391</text:p>
          </table:table-cell>
          <table:table-cell table:formula="of:=[.OF3]+1" office:value-type="float" office:value="392" calcext:value-type="float">
            <text:p>392</text:p>
          </table:table-cell>
          <table:table-cell table:formula="of:=[.OG3]+1" office:value-type="float" office:value="393" calcext:value-type="float">
            <text:p>393</text:p>
          </table:table-cell>
          <table:table-cell table:formula="of:=[.OH3]+1" office:value-type="float" office:value="394" calcext:value-type="float">
            <text:p>394</text:p>
          </table:table-cell>
          <table:table-cell table:formula="of:=[.OI3]+1" office:value-type="float" office:value="395" calcext:value-type="float">
            <text:p>395</text:p>
          </table:table-cell>
          <table:table-cell table:formula="of:=[.OJ3]+1" office:value-type="float" office:value="396" calcext:value-type="float">
            <text:p>396</text:p>
          </table:table-cell>
          <table:table-cell table:formula="of:=[.OK3]+1" office:value-type="float" office:value="397" calcext:value-type="float">
            <text:p>397</text:p>
          </table:table-cell>
          <table:table-cell table:formula="of:=[.OL3]+1" office:value-type="float" office:value="398" calcext:value-type="float">
            <text:p>398</text:p>
          </table:table-cell>
          <table:table-cell table:formula="of:=[.OM3]+1" office:value-type="float" office:value="399" calcext:value-type="float">
            <text:p>399</text:p>
          </table:table-cell>
          <table:table-cell table:formula="of:=[.ON3]+1" office:value-type="float" office:value="400" calcext:value-type="float">
            <text:p>400</text:p>
          </table:table-cell>
          <table:table-cell table:formula="of:=[.OO3]+1" office:value-type="float" office:value="401" calcext:value-type="float">
            <text:p>401</text:p>
          </table:table-cell>
          <table:table-cell table:formula="of:=[.OP3]+1" office:value-type="float" office:value="402" calcext:value-type="float">
            <text:p>402</text:p>
          </table:table-cell>
          <table:table-cell table:formula="of:=[.OQ3]+1" office:value-type="float" office:value="403" calcext:value-type="float">
            <text:p>403</text:p>
          </table:table-cell>
          <table:table-cell table:formula="of:=[.OR3]+1" office:value-type="float" office:value="404" calcext:value-type="float">
            <text:p>404</text:p>
          </table:table-cell>
          <table:table-cell table:formula="of:=[.OS3]+1" office:value-type="float" office:value="405" calcext:value-type="float">
            <text:p>405</text:p>
          </table:table-cell>
          <table:table-cell table:formula="of:=[.OT3]+1" office:value-type="float" office:value="406" calcext:value-type="float">
            <text:p>406</text:p>
          </table:table-cell>
          <table:table-cell table:formula="of:=[.OU3]+1" office:value-type="float" office:value="407" calcext:value-type="float">
            <text:p>407</text:p>
          </table:table-cell>
          <table:table-cell table:formula="of:=[.OV3]+1" office:value-type="float" office:value="408" calcext:value-type="float">
            <text:p>408</text:p>
          </table:table-cell>
          <table:table-cell table:formula="of:=[.OW3]+1" office:value-type="float" office:value="409" calcext:value-type="float">
            <text:p>409</text:p>
          </table:table-cell>
          <table:table-cell table:formula="of:=[.OX3]+1" office:value-type="float" office:value="410" calcext:value-type="float">
            <text:p>410</text:p>
          </table:table-cell>
          <table:table-cell table:formula="of:=[.OY3]+1" office:value-type="float" office:value="411" calcext:value-type="float">
            <text:p>411</text:p>
          </table:table-cell>
          <table:table-cell table:formula="of:=[.OZ3]+1" office:value-type="float" office:value="412" calcext:value-type="float">
            <text:p>412</text:p>
          </table:table-cell>
          <table:table-cell table:formula="of:=[.PA3]+1" office:value-type="float" office:value="413" calcext:value-type="float">
            <text:p>413</text:p>
          </table:table-cell>
          <table:table-cell table:formula="of:=[.PB3]+1" office:value-type="float" office:value="414" calcext:value-type="float">
            <text:p>414</text:p>
          </table:table-cell>
          <table:table-cell table:formula="of:=[.PC3]+1" office:value-type="float" office:value="415" calcext:value-type="float">
            <text:p>415</text:p>
          </table:table-cell>
          <table:table-cell table:formula="of:=[.PD3]+1" office:value-type="float" office:value="416" calcext:value-type="float">
            <text:p>416</text:p>
          </table:table-cell>
          <table:table-cell table:formula="of:=[.PE3]+1" office:value-type="float" office:value="417" calcext:value-type="float">
            <text:p>417</text:p>
          </table:table-cell>
          <table:table-cell table:formula="of:=[.PF3]+1" office:value-type="float" office:value="418" calcext:value-type="float">
            <text:p>418</text:p>
          </table:table-cell>
          <table:table-cell table:formula="of:=[.PG3]+1" office:value-type="float" office:value="419" calcext:value-type="float">
            <text:p>419</text:p>
          </table:table-cell>
          <table:table-cell table:formula="of:=[.PH3]+1" office:value-type="float" office:value="420" calcext:value-type="float">
            <text:p>420</text:p>
          </table:table-cell>
          <table:table-cell table:formula="of:=[.PI3]+1" office:value-type="float" office:value="421" calcext:value-type="float">
            <text:p>421</text:p>
          </table:table-cell>
          <table:table-cell table:formula="of:=[.PJ3]+1" office:value-type="float" office:value="422" calcext:value-type="float">
            <text:p>422</text:p>
          </table:table-cell>
          <table:table-cell table:formula="of:=[.PK3]+1" office:value-type="float" office:value="423" calcext:value-type="float">
            <text:p>423</text:p>
          </table:table-cell>
          <table:table-cell table:formula="of:=[.PL3]+1" office:value-type="float" office:value="424" calcext:value-type="float">
            <text:p>424</text:p>
          </table:table-cell>
          <table:table-cell table:formula="of:=[.PM3]+1" office:value-type="float" office:value="425" calcext:value-type="float">
            <text:p>425</text:p>
          </table:table-cell>
          <table:table-cell table:formula="of:=[.PN3]+1" office:value-type="float" office:value="426" calcext:value-type="float">
            <text:p>426</text:p>
          </table:table-cell>
          <table:table-cell table:formula="of:=[.PO3]+1" office:value-type="float" office:value="427" calcext:value-type="float">
            <text:p>427</text:p>
          </table:table-cell>
          <table:table-cell table:formula="of:=[.PP3]+1" office:value-type="float" office:value="428" calcext:value-type="float">
            <text:p>428</text:p>
          </table:table-cell>
          <table:table-cell table:formula="of:=[.PQ3]+1" office:value-type="float" office:value="429" calcext:value-type="float">
            <text:p>429</text:p>
          </table:table-cell>
          <table:table-cell table:formula="of:=[.PR3]+1" office:value-type="float" office:value="430" calcext:value-type="float">
            <text:p>430</text:p>
          </table:table-cell>
          <table:table-cell table:formula="of:=[.PS3]+1" office:value-type="float" office:value="431" calcext:value-type="float">
            <text:p>431</text:p>
          </table:table-cell>
          <table:table-cell table:formula="of:=[.PT3]+1" office:value-type="float" office:value="432" calcext:value-type="float">
            <text:p>432</text:p>
          </table:table-cell>
          <table:table-cell table:formula="of:=[.PU3]+1" office:value-type="float" office:value="433" calcext:value-type="float">
            <text:p>433</text:p>
          </table:table-cell>
          <table:table-cell table:formula="of:=[.PV3]+1" office:value-type="float" office:value="434" calcext:value-type="float">
            <text:p>434</text:p>
          </table:table-cell>
          <table:table-cell table:formula="of:=[.PW3]+1" office:value-type="float" office:value="435" calcext:value-type="float">
            <text:p>435</text:p>
          </table:table-cell>
          <table:table-cell table:formula="of:=[.PX3]+1" office:value-type="float" office:value="436" calcext:value-type="float">
            <text:p>436</text:p>
          </table:table-cell>
          <table:table-cell table:formula="of:=[.PY3]+1" office:value-type="float" office:value="437" calcext:value-type="float">
            <text:p>437</text:p>
          </table:table-cell>
          <table:table-cell table:formula="of:=[.PZ3]+1" office:value-type="float" office:value="438" calcext:value-type="float">
            <text:p>438</text:p>
          </table:table-cell>
          <table:table-cell table:formula="of:=[.QA3]+1" office:value-type="float" office:value="439" calcext:value-type="float">
            <text:p>439</text:p>
          </table:table-cell>
          <table:table-cell table:formula="of:=[.QB3]+1" office:value-type="float" office:value="440" calcext:value-type="float">
            <text:p>440</text:p>
          </table:table-cell>
          <table:table-cell table:formula="of:=[.QC3]+1" office:value-type="float" office:value="441" calcext:value-type="float">
            <text:p>441</text:p>
          </table:table-cell>
          <table:table-cell table:formula="of:=[.QD3]+1" office:value-type="float" office:value="442" calcext:value-type="float">
            <text:p>442</text:p>
          </table:table-cell>
          <table:table-cell table:formula="of:=[.QE3]+1" office:value-type="float" office:value="443" calcext:value-type="float">
            <text:p>443</text:p>
          </table:table-cell>
          <table:table-cell table:formula="of:=[.QF3]+1" office:value-type="float" office:value="444" calcext:value-type="float">
            <text:p>444</text:p>
          </table:table-cell>
          <table:table-cell table:formula="of:=[.QG3]+1" office:value-type="float" office:value="445" calcext:value-type="float">
            <text:p>445</text:p>
          </table:table-cell>
          <table:table-cell table:formula="of:=[.QH3]+1" office:value-type="float" office:value="446" calcext:value-type="float">
            <text:p>446</text:p>
          </table:table-cell>
          <table:table-cell table:formula="of:=[.QI3]+1" office:value-type="float" office:value="447" calcext:value-type="float">
            <text:p>447</text:p>
          </table:table-cell>
          <table:table-cell table:formula="of:=[.QJ3]+1" office:value-type="float" office:value="448" calcext:value-type="float">
            <text:p>448</text:p>
          </table:table-cell>
          <table:table-cell table:formula="of:=[.QK3]+1" office:value-type="float" office:value="449" calcext:value-type="float">
            <text:p>449</text:p>
          </table:table-cell>
          <table:table-cell table:formula="of:=[.QL3]+1" office:value-type="float" office:value="450" calcext:value-type="float">
            <text:p>450</text:p>
          </table:table-cell>
          <table:table-cell table:formula="of:=[.QM3]+1" office:value-type="float" office:value="451" calcext:value-type="float">
            <text:p>451</text:p>
          </table:table-cell>
          <table:table-cell table:formula="of:=[.QN3]+1" office:value-type="float" office:value="452" calcext:value-type="float">
            <text:p>452</text:p>
          </table:table-cell>
          <table:table-cell table:formula="of:=[.QO3]+1" office:value-type="float" office:value="453" calcext:value-type="float">
            <text:p>453</text:p>
          </table:table-cell>
          <table:table-cell table:formula="of:=[.QP3]+1" office:value-type="float" office:value="454" calcext:value-type="float">
            <text:p>454</text:p>
          </table:table-cell>
          <table:table-cell table:formula="of:=[.QQ3]+1" office:value-type="float" office:value="455" calcext:value-type="float">
            <text:p>455</text:p>
          </table:table-cell>
          <table:table-cell table:formula="of:=[.QR3]+1" office:value-type="float" office:value="456" calcext:value-type="float">
            <text:p>456</text:p>
          </table:table-cell>
          <table:table-cell table:formula="of:=[.QS3]+1" office:value-type="float" office:value="457" calcext:value-type="float">
            <text:p>457</text:p>
          </table:table-cell>
          <table:table-cell table:formula="of:=[.QT3]+1" office:value-type="float" office:value="458" calcext:value-type="float">
            <text:p>458</text:p>
          </table:table-cell>
          <table:table-cell table:formula="of:=[.QU3]+1" office:value-type="float" office:value="459" calcext:value-type="float">
            <text:p>459</text:p>
          </table:table-cell>
          <table:table-cell table:formula="of:=[.QV3]+1" office:value-type="float" office:value="460" calcext:value-type="float">
            <text:p>460</text:p>
          </table:table-cell>
          <table:table-cell table:formula="of:=[.QW3]+1" office:value-type="float" office:value="461" calcext:value-type="float">
            <text:p>461</text:p>
          </table:table-cell>
          <table:table-cell table:formula="of:=[.QX3]+1" office:value-type="float" office:value="462" calcext:value-type="float">
            <text:p>462</text:p>
          </table:table-cell>
          <table:table-cell table:formula="of:=[.QY3]+1" office:value-type="float" office:value="463" calcext:value-type="float">
            <text:p>463</text:p>
          </table:table-cell>
          <table:table-cell table:formula="of:=[.QZ3]+1" office:value-type="float" office:value="464" calcext:value-type="float">
            <text:p>464</text:p>
          </table:table-cell>
          <table:table-cell table:formula="of:=[.RA3]+1" office:value-type="float" office:value="465" calcext:value-type="float">
            <text:p>465</text:p>
          </table:table-cell>
          <table:table-cell table:formula="of:=[.RB3]+1" office:value-type="float" office:value="466" calcext:value-type="float">
            <text:p>466</text:p>
          </table:table-cell>
          <table:table-cell table:formula="of:=[.RC3]+1" office:value-type="float" office:value="467" calcext:value-type="float">
            <text:p>467</text:p>
          </table:table-cell>
          <table:table-cell table:formula="of:=[.RD3]+1" office:value-type="float" office:value="468" calcext:value-type="float">
            <text:p>468</text:p>
          </table:table-cell>
          <table:table-cell table:formula="of:=[.RE3]+1" office:value-type="float" office:value="469" calcext:value-type="float">
            <text:p>469</text:p>
          </table:table-cell>
          <table:table-cell table:formula="of:=[.RF3]+1" office:value-type="float" office:value="470" calcext:value-type="float">
            <text:p>470</text:p>
          </table:table-cell>
          <table:table-cell table:formula="of:=[.RG3]+1" office:value-type="float" office:value="471" calcext:value-type="float">
            <text:p>471</text:p>
          </table:table-cell>
          <table:table-cell table:formula="of:=[.RH3]+1" office:value-type="float" office:value="472" calcext:value-type="float">
            <text:p>472</text:p>
          </table:table-cell>
          <table:table-cell table:formula="of:=[.RI3]+1" office:value-type="float" office:value="473" calcext:value-type="float">
            <text:p>473</text:p>
          </table:table-cell>
          <table:table-cell table:formula="of:=[.RJ3]+1" office:value-type="float" office:value="474" calcext:value-type="float">
            <text:p>474</text:p>
          </table:table-cell>
          <table:table-cell table:formula="of:=[.RK3]+1" office:value-type="float" office:value="475" calcext:value-type="float">
            <text:p>475</text:p>
          </table:table-cell>
          <table:table-cell table:formula="of:=[.RL3]+1" office:value-type="float" office:value="476" calcext:value-type="float">
            <text:p>476</text:p>
          </table:table-cell>
          <table:table-cell table:formula="of:=[.RM3]+1" office:value-type="float" office:value="477" calcext:value-type="float">
            <text:p>477</text:p>
          </table:table-cell>
          <table:table-cell table:formula="of:=[.RN3]+1" office:value-type="float" office:value="478" calcext:value-type="float">
            <text:p>478</text:p>
          </table:table-cell>
          <table:table-cell table:formula="of:=[.RO3]+1" office:value-type="float" office:value="479" calcext:value-type="float">
            <text:p>479</text:p>
          </table:table-cell>
          <table:table-cell table:formula="of:=[.RP3]+1" office:value-type="float" office:value="480" calcext:value-type="float">
            <text:p>480</text:p>
          </table:table-cell>
          <table:table-cell table:formula="of:=[.RQ3]+1" office:value-type="float" office:value="481" calcext:value-type="float">
            <text:p>481</text:p>
          </table:table-cell>
          <table:table-cell table:formula="of:=[.RR3]+1" office:value-type="float" office:value="482" calcext:value-type="float">
            <text:p>482</text:p>
          </table:table-cell>
          <table:table-cell table:formula="of:=[.RS3]+1" office:value-type="float" office:value="483" calcext:value-type="float">
            <text:p>483</text:p>
          </table:table-cell>
          <table:table-cell table:formula="of:=[.RT3]+1" office:value-type="float" office:value="484" calcext:value-type="float">
            <text:p>484</text:p>
          </table:table-cell>
          <table:table-cell table:formula="of:=[.RU3]+1" office:value-type="float" office:value="485" calcext:value-type="float">
            <text:p>485</text:p>
          </table:table-cell>
          <table:table-cell table:formula="of:=[.RV3]+1" office:value-type="float" office:value="486" calcext:value-type="float">
            <text:p>486</text:p>
          </table:table-cell>
          <table:table-cell table:formula="of:=[.RW3]+1" office:value-type="float" office:value="487" calcext:value-type="float">
            <text:p>487</text:p>
          </table:table-cell>
          <table:table-cell table:formula="of:=[.RX3]+1" office:value-type="float" office:value="488" calcext:value-type="float">
            <text:p>488</text:p>
          </table:table-cell>
          <table:table-cell table:formula="of:=[.RY3]+1" office:value-type="float" office:value="489" calcext:value-type="float">
            <text:p>489</text:p>
          </table:table-cell>
          <table:table-cell table:formula="of:=[.RZ3]+1" office:value-type="float" office:value="490" calcext:value-type="float">
            <text:p>490</text:p>
          </table:table-cell>
          <table:table-cell table:formula="of:=[.SA3]+1" office:value-type="float" office:value="491" calcext:value-type="float">
            <text:p>491</text:p>
          </table:table-cell>
          <table:table-cell table:formula="of:=[.SB3]+1" office:value-type="float" office:value="492" calcext:value-type="float">
            <text:p>492</text:p>
          </table:table-cell>
          <table:table-cell table:formula="of:=[.SC3]+1" office:value-type="float" office:value="493" calcext:value-type="float">
            <text:p>493</text:p>
          </table:table-cell>
          <table:table-cell table:formula="of:=[.SD3]+1" office:value-type="float" office:value="494" calcext:value-type="float">
            <text:p>494</text:p>
          </table:table-cell>
          <table:table-cell table:formula="of:=[.SE3]+1" office:value-type="float" office:value="495" calcext:value-type="float">
            <text:p>495</text:p>
          </table:table-cell>
          <table:table-cell table:formula="of:=[.SF3]+1" office:value-type="float" office:value="496" calcext:value-type="float">
            <text:p>496</text:p>
          </table:table-cell>
          <table:table-cell table:formula="of:=[.SG3]+1" office:value-type="float" office:value="497" calcext:value-type="float">
            <text:p>497</text:p>
          </table:table-cell>
          <table:table-cell table:formula="of:=[.SH3]+1" office:value-type="float" office:value="498" calcext:value-type="float">
            <text:p>498</text:p>
          </table:table-cell>
          <table:table-cell table:formula="of:=[.SI3]+1" office:value-type="float" office:value="499" calcext:value-type="float">
            <text:p>499</text:p>
          </table:table-cell>
          <table:table-cell table:formula="of:=[.SJ3]+1" office:value-type="float" office:value="500" calcext:value-type="float">
            <text:p>500</text:p>
          </table:table-cell>
          <table:table-cell table:formula="of:=[.SK3]+1" office:value-type="float" office:value="501" calcext:value-type="float">
            <text:p>501</text:p>
          </table:table-cell>
          <table:table-cell table:formula="of:=[.SL3]+1" office:value-type="float" office:value="502" calcext:value-type="float">
            <text:p>502</text:p>
          </table:table-cell>
          <table:table-cell table:formula="of:=[.SM3]+1" office:value-type="float" office:value="503" calcext:value-type="float">
            <text:p>503</text:p>
          </table:table-cell>
          <table:table-cell table:formula="of:=[.SN3]+1" office:value-type="float" office:value="504" calcext:value-type="float">
            <text:p>504</text:p>
          </table:table-cell>
          <table:table-cell table:formula="of:=[.SO3]+1" office:value-type="float" office:value="505" calcext:value-type="float">
            <text:p>505</text:p>
          </table:table-cell>
          <table:table-cell table:formula="of:=[.SP3]+1" office:value-type="float" office:value="506" calcext:value-type="float">
            <text:p>506</text:p>
          </table:table-cell>
          <table:table-cell table:formula="of:=[.SQ3]+1" office:value-type="float" office:value="507" calcext:value-type="float">
            <text:p>507</text:p>
          </table:table-cell>
          <table:table-cell table:formula="of:=[.SR3]+1" office:value-type="float" office:value="508" calcext:value-type="float">
            <text:p>508</text:p>
          </table:table-cell>
          <table:table-cell table:formula="of:=[.SS3]+1" office:value-type="float" office:value="509" calcext:value-type="float">
            <text:p>509</text:p>
          </table:table-cell>
          <table:table-cell table:formula="of:=[.ST3]+1" office:value-type="float" office:value="510" calcext:value-type="float">
            <text:p>510</text:p>
          </table:table-cell>
          <table:table-cell table:formula="of:=[.SU3]+1" office:value-type="float" office:value="511" calcext:value-type="float">
            <text:p>511</text:p>
          </table:table-cell>
          <table:table-cell table:formula="of:=[.SV3]+1" office:value-type="float" office:value="512" calcext:value-type="float">
            <text:p>512</text:p>
          </table:table-cell>
          <table:table-cell table:formula="of:=[.SW3]+1" office:value-type="float" office:value="513" calcext:value-type="float">
            <text:p>513</text:p>
          </table:table-cell>
          <table:table-cell table:formula="of:=[.SX3]+1" office:value-type="float" office:value="514" calcext:value-type="float">
            <text:p>514</text:p>
          </table:table-cell>
          <table:table-cell table:formula="of:=[.SY3]+1" office:value-type="float" office:value="515" calcext:value-type="float">
            <text:p>515</text:p>
          </table:table-cell>
          <table:table-cell table:formula="of:=[.SZ3]+1" office:value-type="float" office:value="516" calcext:value-type="float">
            <text:p>516</text:p>
          </table:table-cell>
          <table:table-cell table:formula="of:=[.TA3]+1" office:value-type="float" office:value="517" calcext:value-type="float">
            <text:p>517</text:p>
          </table:table-cell>
          <table:table-cell table:formula="of:=[.TB3]+1" office:value-type="float" office:value="518" calcext:value-type="float">
            <text:p>518</text:p>
          </table:table-cell>
          <table:table-cell table:formula="of:=[.TC3]+1" office:value-type="float" office:value="519" calcext:value-type="float">
            <text:p>519</text:p>
          </table:table-cell>
          <table:table-cell table:formula="of:=[.TD3]+1" office:value-type="float" office:value="520" calcext:value-type="float">
            <text:p>520</text:p>
          </table:table-cell>
          <table:table-cell table:formula="of:=[.TE3]+1" office:value-type="float" office:value="521" calcext:value-type="float">
            <text:p>521</text:p>
          </table:table-cell>
          <table:table-cell table:formula="of:=[.TF3]+1" office:value-type="float" office:value="522" calcext:value-type="float">
            <text:p>522</text:p>
          </table:table-cell>
          <table:table-cell table:formula="of:=[.TG3]+1" office:value-type="float" office:value="523" calcext:value-type="float">
            <text:p>523</text:p>
          </table:table-cell>
          <table:table-cell table:formula="of:=[.TH3]+1" office:value-type="float" office:value="524" calcext:value-type="float">
            <text:p>524</text:p>
          </table:table-cell>
          <table:table-cell table:formula="of:=[.TI3]+1" office:value-type="float" office:value="525" calcext:value-type="float">
            <text:p>525</text:p>
          </table:table-cell>
          <table:table-cell table:formula="of:=[.TJ3]+1" office:value-type="float" office:value="526" calcext:value-type="float">
            <text:p>526</text:p>
          </table:table-cell>
          <table:table-cell table:formula="of:=[.TK3]+1" office:value-type="float" office:value="527" calcext:value-type="float">
            <text:p>527</text:p>
          </table:table-cell>
          <table:table-cell table:formula="of:=[.TL3]+1" office:value-type="float" office:value="528" calcext:value-type="float">
            <text:p>528</text:p>
          </table:table-cell>
          <table:table-cell table:formula="of:=[.TM3]+1" office:value-type="float" office:value="529" calcext:value-type="float">
            <text:p>529</text:p>
          </table:table-cell>
          <table:table-cell table:formula="of:=[.TN3]+1" office:value-type="float" office:value="530" calcext:value-type="float">
            <text:p>530</text:p>
          </table:table-cell>
          <table:table-cell table:formula="of:=[.TO3]+1" office:value-type="float" office:value="531" calcext:value-type="float">
            <text:p>531</text:p>
          </table:table-cell>
          <table:table-cell table:formula="of:=[.TP3]+1" office:value-type="float" office:value="532" calcext:value-type="float">
            <text:p>532</text:p>
          </table:table-cell>
          <table:table-cell table:formula="of:=[.TQ3]+1" office:value-type="float" office:value="533" calcext:value-type="float">
            <text:p>533</text:p>
          </table:table-cell>
          <table:table-cell table:formula="of:=[.TR3]+1" office:value-type="float" office:value="534" calcext:value-type="float">
            <text:p>534</text:p>
          </table:table-cell>
          <table:table-cell table:formula="of:=[.TS3]+1" office:value-type="float" office:value="535" calcext:value-type="float">
            <text:p>535</text:p>
          </table:table-cell>
          <table:table-cell table:formula="of:=[.TT3]+1" office:value-type="float" office:value="536" calcext:value-type="float">
            <text:p>536</text:p>
          </table:table-cell>
          <table:table-cell table:formula="of:=[.TU3]+1" office:value-type="float" office:value="537" calcext:value-type="float">
            <text:p>537</text:p>
          </table:table-cell>
          <table:table-cell table:formula="of:=[.TV3]+1" office:value-type="float" office:value="538" calcext:value-type="float">
            <text:p>538</text:p>
          </table:table-cell>
          <table:table-cell table:formula="of:=[.TW3]+1" office:value-type="float" office:value="539" calcext:value-type="float">
            <text:p>539</text:p>
          </table:table-cell>
          <table:table-cell table:formula="of:=[.TX3]+1" office:value-type="float" office:value="540" calcext:value-type="float">
            <text:p>540</text:p>
          </table:table-cell>
          <table:table-cell table:formula="of:=[.TY3]+1" office:value-type="float" office:value="541" calcext:value-type="float">
            <text:p>541</text:p>
          </table:table-cell>
          <table:table-cell table:formula="of:=[.TZ3]+1" office:value-type="float" office:value="542" calcext:value-type="float">
            <text:p>542</text:p>
          </table:table-cell>
          <table:table-cell table:formula="of:=[.UA3]+1" office:value-type="float" office:value="543" calcext:value-type="float">
            <text:p>543</text:p>
          </table:table-cell>
          <table:table-cell table:formula="of:=[.UB3]+1" office:value-type="float" office:value="544" calcext:value-type="float">
            <text:p>544</text:p>
          </table:table-cell>
          <table:table-cell table:formula="of:=[.UC3]+1" office:value-type="float" office:value="545" calcext:value-type="float">
            <text:p>545</text:p>
          </table:table-cell>
          <table:table-cell table:formula="of:=[.UD3]+1" office:value-type="float" office:value="546" calcext:value-type="float">
            <text:p>546</text:p>
          </table:table-cell>
          <table:table-cell table:formula="of:=[.UE3]+1" office:value-type="float" office:value="547" calcext:value-type="float">
            <text:p>547</text:p>
          </table:table-cell>
          <table:table-cell table:formula="of:=[.UF3]+1" office:value-type="float" office:value="548" calcext:value-type="float">
            <text:p>548</text:p>
          </table:table-cell>
          <table:table-cell table:formula="of:=[.UG3]+1" office:value-type="float" office:value="549" calcext:value-type="float">
            <text:p>549</text:p>
          </table:table-cell>
          <table:table-cell table:formula="of:=[.UH3]+1" office:value-type="float" office:value="550" calcext:value-type="float">
            <text:p>550</text:p>
          </table:table-cell>
          <table:table-cell table:formula="of:=[.UI3]+1" office:value-type="float" office:value="551" calcext:value-type="float">
            <text:p>551</text:p>
          </table:table-cell>
          <table:table-cell table:formula="of:=[.UJ3]+1" office:value-type="float" office:value="552" calcext:value-type="float">
            <text:p>552</text:p>
          </table:table-cell>
          <table:table-cell table:formula="of:=[.UK3]+1" office:value-type="float" office:value="553" calcext:value-type="float">
            <text:p>553</text:p>
          </table:table-cell>
          <table:table-cell table:formula="of:=[.UL3]+1" office:value-type="float" office:value="554" calcext:value-type="float">
            <text:p>554</text:p>
          </table:table-cell>
          <table:table-cell table:formula="of:=[.UM3]+1" office:value-type="float" office:value="555" calcext:value-type="float">
            <text:p>555</text:p>
          </table:table-cell>
          <table:table-cell table:formula="of:=[.UN3]+1" office:value-type="float" office:value="556" calcext:value-type="float">
            <text:p>556</text:p>
          </table:table-cell>
          <table:table-cell table:formula="of:=[.UO3]+1" office:value-type="float" office:value="557" calcext:value-type="float">
            <text:p>557</text:p>
          </table:table-cell>
          <table:table-cell table:formula="of:=[.UP3]+1" office:value-type="float" office:value="558" calcext:value-type="float">
            <text:p>558</text:p>
          </table:table-cell>
          <table:table-cell table:formula="of:=[.UQ3]+1" office:value-type="float" office:value="559" calcext:value-type="float">
            <text:p>559</text:p>
          </table:table-cell>
          <table:table-cell table:formula="of:=[.UR3]+1" office:value-type="float" office:value="560" calcext:value-type="float">
            <text:p>560</text:p>
          </table:table-cell>
          <table:table-cell table:formula="of:=[.US3]+1" office:value-type="float" office:value="561" calcext:value-type="float">
            <text:p>561</text:p>
          </table:table-cell>
          <table:table-cell table:formula="of:=[.UT3]+1" office:value-type="float" office:value="562" calcext:value-type="float">
            <text:p>562</text:p>
          </table:table-cell>
          <table:table-cell table:formula="of:=[.UU3]+1" office:value-type="float" office:value="563" calcext:value-type="float">
            <text:p>563</text:p>
          </table:table-cell>
          <table:table-cell table:formula="of:=[.UV3]+1" office:value-type="float" office:value="564" calcext:value-type="float">
            <text:p>564</text:p>
          </table:table-cell>
          <table:table-cell table:formula="of:=[.UW3]+1" office:value-type="float" office:value="565" calcext:value-type="float">
            <text:p>565</text:p>
          </table:table-cell>
          <table:table-cell table:formula="of:=[.UX3]+1" office:value-type="float" office:value="566" calcext:value-type="float">
            <text:p>566</text:p>
          </table:table-cell>
          <table:table-cell table:formula="of:=[.UY3]+1" office:value-type="float" office:value="567" calcext:value-type="float">
            <text:p>567</text:p>
          </table:table-cell>
          <table:table-cell table:formula="of:=[.UZ3]+1" office:value-type="float" office:value="568" calcext:value-type="float">
            <text:p>568</text:p>
          </table:table-cell>
          <table:table-cell table:formula="of:=[.VA3]+1" office:value-type="float" office:value="569" calcext:value-type="float">
            <text:p>569</text:p>
          </table:table-cell>
          <table:table-cell table:formula="of:=[.VB3]+1" office:value-type="float" office:value="570" calcext:value-type="float">
            <text:p>570</text:p>
          </table:table-cell>
          <table:table-cell table:formula="of:=[.VC3]+1" office:value-type="float" office:value="571" calcext:value-type="float">
            <text:p>571</text:p>
          </table:table-cell>
          <table:table-cell table:formula="of:=[.VD3]+1" office:value-type="float" office:value="572" calcext:value-type="float">
            <text:p>572</text:p>
          </table:table-cell>
          <table:table-cell table:formula="of:=[.VE3]+1" office:value-type="float" office:value="573" calcext:value-type="float">
            <text:p>573</text:p>
          </table:table-cell>
          <table:table-cell table:formula="of:=[.VF3]+1" office:value-type="float" office:value="574" calcext:value-type="float">
            <text:p>574</text:p>
          </table:table-cell>
          <table:table-cell table:formula="of:=[.VG3]+1" office:value-type="float" office:value="575" calcext:value-type="float">
            <text:p>575</text:p>
          </table:table-cell>
          <table:table-cell table:formula="of:=[.VH3]+1" office:value-type="float" office:value="576" calcext:value-type="float">
            <text:p>576</text:p>
          </table:table-cell>
          <table:table-cell table:formula="of:=[.VI3]+1" office:value-type="float" office:value="577" calcext:value-type="float">
            <text:p>577</text:p>
          </table:table-cell>
          <table:table-cell table:formula="of:=[.VJ3]+1" office:value-type="float" office:value="578" calcext:value-type="float">
            <text:p>578</text:p>
          </table:table-cell>
          <table:table-cell table:formula="of:=[.VK3]+1" office:value-type="float" office:value="579" calcext:value-type="float">
            <text:p>579</text:p>
          </table:table-cell>
          <table:table-cell table:formula="of:=[.VL3]+1" office:value-type="float" office:value="580" calcext:value-type="float">
            <text:p>580</text:p>
          </table:table-cell>
          <table:table-cell table:formula="of:=[.VM3]+1" office:value-type="float" office:value="581" calcext:value-type="float">
            <text:p>581</text:p>
          </table:table-cell>
          <table:table-cell table:formula="of:=[.VN3]+1" office:value-type="float" office:value="582" calcext:value-type="float">
            <text:p>582</text:p>
          </table:table-cell>
          <table:table-cell table:formula="of:=[.VO3]+1" office:value-type="float" office:value="583" calcext:value-type="float">
            <text:p>583</text:p>
          </table:table-cell>
          <table:table-cell table:formula="of:=[.VP3]+1" office:value-type="float" office:value="584" calcext:value-type="float">
            <text:p>584</text:p>
          </table:table-cell>
          <table:table-cell table:formula="of:=[.VQ3]+1" office:value-type="float" office:value="585" calcext:value-type="float">
            <text:p>585</text:p>
          </table:table-cell>
          <table:table-cell table:formula="of:=[.VR3]+1" office:value-type="float" office:value="586" calcext:value-type="float">
            <text:p>586</text:p>
          </table:table-cell>
          <table:table-cell table:formula="of:=[.VS3]+1" office:value-type="float" office:value="587" calcext:value-type="float">
            <text:p>587</text:p>
          </table:table-cell>
          <table:table-cell table:formula="of:=[.VT3]+1" office:value-type="float" office:value="588" calcext:value-type="float">
            <text:p>588</text:p>
          </table:table-cell>
          <table:table-cell table:formula="of:=[.VU3]+1" office:value-type="float" office:value="589" calcext:value-type="float">
            <text:p>589</text:p>
          </table:table-cell>
          <table:table-cell table:formula="of:=[.VV3]+1" office:value-type="float" office:value="590" calcext:value-type="float">
            <text:p>590</text:p>
          </table:table-cell>
          <table:table-cell table:formula="of:=[.VW3]+1" office:value-type="float" office:value="591" calcext:value-type="float">
            <text:p>591</text:p>
          </table:table-cell>
          <table:table-cell table:formula="of:=[.VX3]+1" office:value-type="float" office:value="592" calcext:value-type="float">
            <text:p>592</text:p>
          </table:table-cell>
          <table:table-cell table:formula="of:=[.VY3]+1" office:value-type="float" office:value="593" calcext:value-type="float">
            <text:p>593</text:p>
          </table:table-cell>
          <table:table-cell table:formula="of:=[.VZ3]+1" office:value-type="float" office:value="594" calcext:value-type="float">
            <text:p>594</text:p>
          </table:table-cell>
          <table:table-cell table:formula="of:=[.WA3]+1" office:value-type="float" office:value="595" calcext:value-type="float">
            <text:p>595</text:p>
          </table:table-cell>
          <table:table-cell table:formula="of:=[.WB3]+1" office:value-type="float" office:value="596" calcext:value-type="float">
            <text:p>596</text:p>
          </table:table-cell>
          <table:table-cell table:formula="of:=[.WC3]+1" office:value-type="float" office:value="597" calcext:value-type="float">
            <text:p>597</text:p>
          </table:table-cell>
          <table:table-cell table:formula="of:=[.WD3]+1" office:value-type="float" office:value="598" calcext:value-type="float">
            <text:p>598</text:p>
          </table:table-cell>
          <table:table-cell table:formula="of:=[.WE3]+1" office:value-type="float" office:value="599" calcext:value-type="float">
            <text:p>599</text:p>
          </table:table-cell>
          <table:table-cell table:formula="of:=[.WF3]+1" office:value-type="float" office:value="600" calcext:value-type="float">
            <text:p>600</text:p>
          </table:table-cell>
          <table:table-cell table:formula="of:=[.WG3]+1" office:value-type="float" office:value="601" calcext:value-type="float">
            <text:p>601</text:p>
          </table:table-cell>
          <table:table-cell table:formula="of:=[.WH3]+1" office:value-type="float" office:value="602" calcext:value-type="float">
            <text:p>602</text:p>
          </table:table-cell>
          <table:table-cell table:formula="of:=[.WI3]+1" office:value-type="float" office:value="603" calcext:value-type="float">
            <text:p>603</text:p>
          </table:table-cell>
          <table:table-cell table:formula="of:=[.WJ3]+1" office:value-type="float" office:value="604" calcext:value-type="float">
            <text:p>604</text:p>
          </table:table-cell>
          <table:table-cell table:formula="of:=[.WK3]+1" office:value-type="float" office:value="605" calcext:value-type="float">
            <text:p>605</text:p>
          </table:table-cell>
          <table:table-cell table:formula="of:=[.WL3]+1" office:value-type="float" office:value="606" calcext:value-type="float">
            <text:p>606</text:p>
          </table:table-cell>
          <table:table-cell table:formula="of:=[.WM3]+1" office:value-type="float" office:value="607" calcext:value-type="float">
            <text:p>607</text:p>
          </table:table-cell>
          <table:table-cell table:formula="of:=[.WN3]+1" office:value-type="float" office:value="608" calcext:value-type="float">
            <text:p>608</text:p>
          </table:table-cell>
          <table:table-cell table:formula="of:=[.WO3]+1" office:value-type="float" office:value="609" calcext:value-type="float">
            <text:p>609</text:p>
          </table:table-cell>
          <table:table-cell table:formula="of:=[.WP3]+1" office:value-type="float" office:value="610" calcext:value-type="float">
            <text:p>610</text:p>
          </table:table-cell>
          <table:table-cell table:formula="of:=[.WQ3]+1" office:value-type="float" office:value="611" calcext:value-type="float">
            <text:p>611</text:p>
          </table:table-cell>
          <table:table-cell table:formula="of:=[.WR3]+1" office:value-type="float" office:value="612" calcext:value-type="float">
            <text:p>612</text:p>
          </table:table-cell>
          <table:table-cell table:formula="of:=[.WS3]+1" office:value-type="float" office:value="613" calcext:value-type="float">
            <text:p>613</text:p>
          </table:table-cell>
          <table:table-cell table:formula="of:=[.WT3]+1" office:value-type="float" office:value="614" calcext:value-type="float">
            <text:p>614</text:p>
          </table:table-cell>
          <table:table-cell table:formula="of:=[.WU3]+1" office:value-type="float" office:value="615" calcext:value-type="float">
            <text:p>615</text:p>
          </table:table-cell>
          <table:table-cell table:formula="of:=[.WV3]+1" office:value-type="float" office:value="616" calcext:value-type="float">
            <text:p>616</text:p>
          </table:table-cell>
          <table:table-cell table:formula="of:=[.WW3]+1" office:value-type="float" office:value="617" calcext:value-type="float">
            <text:p>617</text:p>
          </table:table-cell>
          <table:table-cell table:formula="of:=[.WX3]+1" office:value-type="float" office:value="618" calcext:value-type="float">
            <text:p>618</text:p>
          </table:table-cell>
          <table:table-cell table:formula="of:=[.WY3]+1" office:value-type="float" office:value="619" calcext:value-type="float">
            <text:p>619</text:p>
          </table:table-cell>
          <table:table-cell table:formula="of:=[.WZ3]+1" office:value-type="float" office:value="620" calcext:value-type="float">
            <text:p>620</text:p>
          </table:table-cell>
          <table:table-cell table:formula="of:=[.XA3]+1" office:value-type="float" office:value="621" calcext:value-type="float">
            <text:p>621</text:p>
          </table:table-cell>
          <table:table-cell table:formula="of:=[.XB3]+1" office:value-type="float" office:value="622" calcext:value-type="float">
            <text:p>622</text:p>
          </table:table-cell>
          <table:table-cell table:formula="of:=[.XC3]+1" office:value-type="float" office:value="623" calcext:value-type="float">
            <text:p>623</text:p>
          </table:table-cell>
          <table:table-cell table:formula="of:=[.XD3]+1" office:value-type="float" office:value="624" calcext:value-type="float">
            <text:p>624</text:p>
          </table:table-cell>
          <table:table-cell table:formula="of:=[.XE3]+1" office:value-type="float" office:value="625" calcext:value-type="float">
            <text:p>625</text:p>
          </table:table-cell>
          <table:table-cell table:formula="of:=[.XF3]+1" office:value-type="float" office:value="626" calcext:value-type="float">
            <text:p>626</text:p>
          </table:table-cell>
          <table:table-cell table:formula="of:=[.XG3]+1" office:value-type="float" office:value="627" calcext:value-type="float">
            <text:p>627</text:p>
          </table:table-cell>
          <table:table-cell table:formula="of:=[.XH3]+1" office:value-type="float" office:value="628" calcext:value-type="float">
            <text:p>628</text:p>
          </table:table-cell>
          <table:table-cell table:formula="of:=[.XI3]+1" office:value-type="float" office:value="629" calcext:value-type="float">
            <text:p>629</text:p>
          </table:table-cell>
          <table:table-cell table:formula="of:=[.XJ3]+1" office:value-type="float" office:value="630" calcext:value-type="float">
            <text:p>630</text:p>
          </table:table-cell>
          <table:table-cell table:formula="of:=[.XK3]+1" office:value-type="float" office:value="631" calcext:value-type="float">
            <text:p>631</text:p>
          </table:table-cell>
          <table:table-cell table:formula="of:=[.XL3]+1" office:value-type="float" office:value="632" calcext:value-type="float">
            <text:p>632</text:p>
          </table:table-cell>
          <table:table-cell table:formula="of:=[.XM3]+1" office:value-type="float" office:value="633" calcext:value-type="float">
            <text:p>633</text:p>
          </table:table-cell>
          <table:table-cell table:formula="of:=[.XN3]+1" office:value-type="float" office:value="634" calcext:value-type="float">
            <text:p>634</text:p>
          </table:table-cell>
          <table:table-cell table:formula="of:=[.XO3]+1" office:value-type="float" office:value="635" calcext:value-type="float">
            <text:p>635</text:p>
          </table:table-cell>
          <table:table-cell table:formula="of:=[.XP3]+1" office:value-type="float" office:value="636" calcext:value-type="float">
            <text:p>636</text:p>
          </table:table-cell>
          <table:table-cell table:formula="of:=[.XQ3]+1" office:value-type="float" office:value="637" calcext:value-type="float">
            <text:p>637</text:p>
          </table:table-cell>
          <table:table-cell table:formula="of:=[.XR3]+1" office:value-type="float" office:value="638" calcext:value-type="float">
            <text:p>638</text:p>
          </table:table-cell>
          <table:table-cell table:formula="of:=[.XS3]+1" office:value-type="float" office:value="639" calcext:value-type="float">
            <text:p>639</text:p>
          </table:table-cell>
          <table:table-cell table:formula="of:=[.XT3]+1" office:value-type="float" office:value="640" calcext:value-type="float">
            <text:p>640</text:p>
          </table:table-cell>
          <table:table-cell table:formula="of:=[.XU3]+1" office:value-type="float" office:value="641" calcext:value-type="float">
            <text:p>641</text:p>
          </table:table-cell>
          <table:table-cell table:formula="of:=[.XV3]+1" office:value-type="float" office:value="642" calcext:value-type="float">
            <text:p>642</text:p>
          </table:table-cell>
          <table:table-cell table:formula="of:=[.XW3]+1" office:value-type="float" office:value="643" calcext:value-type="float">
            <text:p>643</text:p>
          </table:table-cell>
          <table:table-cell table:formula="of:=[.XX3]+1" office:value-type="float" office:value="644" calcext:value-type="float">
            <text:p>644</text:p>
          </table:table-cell>
          <table:table-cell table:formula="of:=[.XY3]+1" office:value-type="float" office:value="645" calcext:value-type="float">
            <text:p>645</text:p>
          </table:table-cell>
          <table:table-cell table:formula="of:=[.XZ3]+1" office:value-type="float" office:value="646" calcext:value-type="float">
            <text:p>646</text:p>
          </table:table-cell>
          <table:table-cell table:formula="of:=[.YA3]+1" office:value-type="float" office:value="647" calcext:value-type="float">
            <text:p>647</text:p>
          </table:table-cell>
          <table:table-cell table:formula="of:=[.YB3]+1" office:value-type="float" office:value="648" calcext:value-type="float">
            <text:p>648</text:p>
          </table:table-cell>
          <table:table-cell table:formula="of:=[.YC3]+1" office:value-type="float" office:value="649" calcext:value-type="float">
            <text:p>649</text:p>
          </table:table-cell>
          <table:table-cell table:formula="of:=[.YD3]+1" office:value-type="float" office:value="650" calcext:value-type="float">
            <text:p>650</text:p>
          </table:table-cell>
          <table:table-cell table:formula="of:=[.YE3]+1" office:value-type="float" office:value="651" calcext:value-type="float">
            <text:p>651</text:p>
          </table:table-cell>
          <table:table-cell table:formula="of:=[.YF3]+1" office:value-type="float" office:value="652" calcext:value-type="float">
            <text:p>652</text:p>
          </table:table-cell>
          <table:table-cell table:formula="of:=[.YG3]+1" office:value-type="float" office:value="653" calcext:value-type="float">
            <text:p>653</text:p>
          </table:table-cell>
          <table:table-cell table:formula="of:=[.YH3]+1" office:value-type="float" office:value="654" calcext:value-type="float">
            <text:p>654</text:p>
          </table:table-cell>
          <table:table-cell table:formula="of:=[.YI3]+1" office:value-type="float" office:value="655" calcext:value-type="float">
            <text:p>655</text:p>
          </table:table-cell>
          <table:table-cell table:formula="of:=[.YJ3]+1" office:value-type="float" office:value="656" calcext:value-type="float">
            <text:p>656</text:p>
          </table:table-cell>
          <table:table-cell table:formula="of:=[.YK3]+1" office:value-type="float" office:value="657" calcext:value-type="float">
            <text:p>657</text:p>
          </table:table-cell>
          <table:table-cell table:formula="of:=[.YL3]+1" office:value-type="float" office:value="658" calcext:value-type="float">
            <text:p>658</text:p>
          </table:table-cell>
          <table:table-cell table:formula="of:=[.YM3]+1" office:value-type="float" office:value="659" calcext:value-type="float">
            <text:p>659</text:p>
          </table:table-cell>
          <table:table-cell table:formula="of:=[.YN3]+1" office:value-type="float" office:value="660" calcext:value-type="float">
            <text:p>660</text:p>
          </table:table-cell>
          <table:table-cell table:formula="of:=[.YO3]+1" office:value-type="float" office:value="661" calcext:value-type="float">
            <text:p>661</text:p>
          </table:table-cell>
          <table:table-cell table:formula="of:=[.YP3]+1" office:value-type="float" office:value="662" calcext:value-type="float">
            <text:p>662</text:p>
          </table:table-cell>
          <table:table-cell table:formula="of:=[.YQ3]+1" office:value-type="float" office:value="663" calcext:value-type="float">
            <text:p>663</text:p>
          </table:table-cell>
          <table:table-cell table:formula="of:=[.YR3]+1" office:value-type="float" office:value="664" calcext:value-type="float">
            <text:p>664</text:p>
          </table:table-cell>
          <table:table-cell table:formula="of:=[.YS3]+1" office:value-type="float" office:value="665" calcext:value-type="float">
            <text:p>665</text:p>
          </table:table-cell>
          <table:table-cell table:formula="of:=[.YT3]+1" office:value-type="float" office:value="666" calcext:value-type="float">
            <text:p>666</text:p>
          </table:table-cell>
          <table:table-cell table:formula="of:=[.YU3]+1" office:value-type="float" office:value="667" calcext:value-type="float">
            <text:p>667</text:p>
          </table:table-cell>
          <table:table-cell table:formula="of:=[.YV3]+1" office:value-type="float" office:value="668" calcext:value-type="float">
            <text:p>668</text:p>
          </table:table-cell>
          <table:table-cell table:formula="of:=[.YW3]+1" office:value-type="float" office:value="669" calcext:value-type="float">
            <text:p>669</text:p>
          </table:table-cell>
          <table:table-cell table:formula="of:=[.YX3]+1" office:value-type="float" office:value="670" calcext:value-type="float">
            <text:p>670</text:p>
          </table:table-cell>
          <table:table-cell table:formula="of:=[.YY3]+1" office:value-type="float" office:value="671" calcext:value-type="float">
            <text:p>671</text:p>
          </table:table-cell>
          <table:table-cell table:formula="of:=[.YZ3]+1" office:value-type="float" office:value="672" calcext:value-type="float">
            <text:p>672</text:p>
          </table:table-cell>
          <table:table-cell table:formula="of:=[.ZA3]+1" office:value-type="float" office:value="673" calcext:value-type="float">
            <text:p>673</text:p>
          </table:table-cell>
          <table:table-cell table:formula="of:=[.ZB3]+1" office:value-type="float" office:value="674" calcext:value-type="float">
            <text:p>674</text:p>
          </table:table-cell>
          <table:table-cell table:formula="of:=[.ZC3]+1" office:value-type="float" office:value="675" calcext:value-type="float">
            <text:p>675</text:p>
          </table:table-cell>
          <table:table-cell table:formula="of:=[.ZD3]+1" office:value-type="float" office:value="676" calcext:value-type="float">
            <text:p>676</text:p>
          </table:table-cell>
          <table:table-cell table:formula="of:=[.ZE3]+1" office:value-type="float" office:value="677" calcext:value-type="float">
            <text:p>677</text:p>
          </table:table-cell>
          <table:table-cell table:formula="of:=[.ZF3]+1" office:value-type="float" office:value="678" calcext:value-type="float">
            <text:p>678</text:p>
          </table:table-cell>
          <table:table-cell table:formula="of:=[.ZG3]+1" office:value-type="float" office:value="679" calcext:value-type="float">
            <text:p>679</text:p>
          </table:table-cell>
          <table:table-cell table:formula="of:=[.ZH3]+1" office:value-type="float" office:value="680" calcext:value-type="float">
            <text:p>680</text:p>
          </table:table-cell>
          <table:table-cell table:formula="of:=[.ZI3]+1" office:value-type="float" office:value="681" calcext:value-type="float">
            <text:p>681</text:p>
          </table:table-cell>
          <table:table-cell table:formula="of:=[.ZJ3]+1" office:value-type="float" office:value="682" calcext:value-type="float">
            <text:p>682</text:p>
          </table:table-cell>
          <table:table-cell table:formula="of:=[.ZK3]+1" office:value-type="float" office:value="683" calcext:value-type="float">
            <text:p>683</text:p>
          </table:table-cell>
          <table:table-cell table:formula="of:=[.ZL3]+1" office:value-type="float" office:value="684" calcext:value-type="float">
            <text:p>684</text:p>
          </table:table-cell>
          <table:table-cell table:formula="of:=[.ZM3]+1" office:value-type="float" office:value="685" calcext:value-type="float">
            <text:p>685</text:p>
          </table:table-cell>
          <table:table-cell table:formula="of:=[.ZN3]+1" office:value-type="float" office:value="686" calcext:value-type="float">
            <text:p>686</text:p>
          </table:table-cell>
          <table:table-cell table:formula="of:=[.ZO3]+1" office:value-type="float" office:value="687" calcext:value-type="float">
            <text:p>687</text:p>
          </table:table-cell>
          <table:table-cell table:formula="of:=[.ZP3]+1" office:value-type="float" office:value="688" calcext:value-type="float">
            <text:p>688</text:p>
          </table:table-cell>
          <table:table-cell table:formula="of:=[.ZQ3]+1" office:value-type="float" office:value="689" calcext:value-type="float">
            <text:p>689</text:p>
          </table:table-cell>
          <table:table-cell table:formula="of:=[.ZR3]+1" office:value-type="float" office:value="690" calcext:value-type="float">
            <text:p>690</text:p>
          </table:table-cell>
          <table:table-cell table:formula="of:=[.ZS3]+1" office:value-type="float" office:value="691" calcext:value-type="float">
            <text:p>691</text:p>
          </table:table-cell>
          <table:table-cell table:formula="of:=[.ZT3]+1" office:value-type="float" office:value="692" calcext:value-type="float">
            <text:p>692</text:p>
          </table:table-cell>
          <table:table-cell table:formula="of:=[.ZU3]+1" office:value-type="float" office:value="693" calcext:value-type="float">
            <text:p>693</text:p>
          </table:table-cell>
          <table:table-cell table:formula="of:=[.ZV3]+1" office:value-type="float" office:value="694" calcext:value-type="float">
            <text:p>694</text:p>
          </table:table-cell>
          <table:table-cell table:formula="of:=[.ZW3]+1" office:value-type="float" office:value="695" calcext:value-type="float">
            <text:p>695</text:p>
          </table:table-cell>
          <table:table-cell table:formula="of:=[.ZX3]+1" office:value-type="float" office:value="696" calcext:value-type="float">
            <text:p>696</text:p>
          </table:table-cell>
          <table:table-cell table:formula="of:=[.ZY3]+1" office:value-type="float" office:value="697" calcext:value-type="float">
            <text:p>697</text:p>
          </table:table-cell>
          <table:table-cell table:formula="of:=[.ZZ3]+1" office:value-type="float" office:value="698" calcext:value-type="float">
            <text:p>698</text:p>
          </table:table-cell>
          <table:table-cell table:formula="of:=[.AAA3]+1" office:value-type="float" office:value="699" calcext:value-type="float">
            <text:p>699</text:p>
          </table:table-cell>
          <table:table-cell table:formula="of:=[.AAB3]+1" office:value-type="float" office:value="700" calcext:value-type="float">
            <text:p>700</text:p>
          </table:table-cell>
          <table:table-cell table:formula="of:=[.AAC3]+1" office:value-type="float" office:value="701" calcext:value-type="float">
            <text:p>701</text:p>
          </table:table-cell>
          <table:table-cell table:formula="of:=[.AAD3]+1" office:value-type="float" office:value="702" calcext:value-type="float">
            <text:p>702</text:p>
          </table:table-cell>
          <table:table-cell table:formula="of:=[.AAE3]+1" office:value-type="float" office:value="703" calcext:value-type="float">
            <text:p>703</text:p>
          </table:table-cell>
          <table:table-cell table:formula="of:=[.AAF3]+1" office:value-type="float" office:value="704" calcext:value-type="float">
            <text:p>704</text:p>
          </table:table-cell>
          <table:table-cell table:formula="of:=[.AAG3]+1" office:value-type="float" office:value="705" calcext:value-type="float">
            <text:p>705</text:p>
          </table:table-cell>
          <table:table-cell table:formula="of:=[.AAH3]+1" office:value-type="float" office:value="706" calcext:value-type="float">
            <text:p>706</text:p>
          </table:table-cell>
          <table:table-cell table:formula="of:=[.AAI3]+1" office:value-type="float" office:value="707" calcext:value-type="float">
            <text:p>707</text:p>
          </table:table-cell>
          <table:table-cell table:formula="of:=[.AAJ3]+1" office:value-type="float" office:value="708" calcext:value-type="float">
            <text:p>708</text:p>
          </table:table-cell>
          <table:table-cell table:formula="of:=[.AAK3]+1" office:value-type="float" office:value="709" calcext:value-type="float">
            <text:p>709</text:p>
          </table:table-cell>
          <table:table-cell table:formula="of:=[.AAL3]+1" office:value-type="float" office:value="710" calcext:value-type="float">
            <text:p>710</text:p>
          </table:table-cell>
          <table:table-cell table:formula="of:=[.AAM3]+1" office:value-type="float" office:value="711" calcext:value-type="float">
            <text:p>711</text:p>
          </table:table-cell>
          <table:table-cell table:formula="of:=[.AAN3]+1" office:value-type="float" office:value="712" calcext:value-type="float">
            <text:p>712</text:p>
          </table:table-cell>
          <table:table-cell table:formula="of:=[.AAO3]+1" office:value-type="float" office:value="713" calcext:value-type="float">
            <text:p>713</text:p>
          </table:table-cell>
          <table:table-cell table:formula="of:=[.AAP3]+1" office:value-type="float" office:value="714" calcext:value-type="float">
            <text:p>714</text:p>
          </table:table-cell>
          <table:table-cell table:formula="of:=[.AAQ3]+1" office:value-type="float" office:value="715" calcext:value-type="float">
            <text:p>715</text:p>
          </table:table-cell>
          <table:table-cell table:formula="of:=[.AAR3]+1" office:value-type="float" office:value="716" calcext:value-type="float">
            <text:p>7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itial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table:number-columns-repeated="714"/>
        </table:table-row>
        <table:table-row table:style-name="ro1">
          <table:table-cell table:number-columns-repeated="2"/>
          <table:table-cell office:value-type="string" calcext:value-type="string">
            <text:p>I0</text:p>
          </table:table-cell>
          <table:table-cell table:style-name="ce3" office:value-type="float" office:value="100000" calcext:value-type="float">
            <text:p>100 000,00</text:p>
          </table:table-cell>
          <table:table-cell table:number-columns-repeated="717"/>
        </table:table-row>
        <table:table-row table:style-name="ro1">
          <table:table-cell table:number-columns-repeated="2"/>
          <table:table-cell office:value-type="string" calcext:value-type="string">
            <text:p>Resultat net</text:p>
          </table:table-cell>
          <table:table-cell/>
          <table:table-cell table:style-name="ce3" table:formula="of:=[$'CPC 2025 R'.C7]" office:value-type="float" office:value="582858.981106035" calcext:value-type="float">
            <text:p>582 858,98</text:p>
          </table:table-cell>
          <table:table-cell table:style-name="ce3" table:formula="of:=[$'CPC 2025 R'.D7]" office:value-type="float" office:value="8827415.7443916" calcext:value-type="float">
            <text:p>8 827 415,74</text:p>
          </table:table-cell>
          <table:table-cell table:style-name="ce3" table:formula="of:=[$'CPC 2025 R'.E7]" office:value-type="float" office:value="30769829.6474711" calcext:value-type="float">
            <text:p>30 769 829,65</text:p>
          </table:table-cell>
          <table:table-cell table:style-name="ce3" table:formula="of:=[.G6]*1.25" office:value-type="float" office:value="38462287.0593388" calcext:value-type="float">
            <text:p>38 462 287,06</text:p>
          </table:table-cell>
          <table:table-cell table:style-name="ce3" table:formula="of:=[.H6]*1.25" office:value-type="float" office:value="48077858.8241735" calcext:value-type="float">
            <text:p>48 077 858,82</text:p>
          </table:table-cell>
          <table:table-cell table:style-name="ce3" table:formula="of:=[.I6]*1.25" office:value-type="float" office:value="60097323.5302169" calcext:value-type="float">
            <text:p>60 097 323,53</text:p>
          </table:table-cell>
          <table:table-cell table:number-columns-repeated="711"/>
        </table:table-row>
        <table:table-row table:style-name="ro1">
          <table:table-cell table:number-columns-repeated="2"/>
          <table:table-cell office:value-type="string" calcext:value-type="string">
            <text:p>Amortissements</text:p>
          </table:table-cell>
          <table:table-cell/>
          <table:table-cell table:formula="of:=[.E8]-[.E6]" office:value-type="float" office:value="3259.19999999995" calcext:value-type="float">
            <text:p>3259,19999999995</text:p>
          </table:table-cell>
          <table:table-cell table:formula="of:=[.F8]-[.F6]" office:value-type="float" office:value="6518.40000000037" calcext:value-type="float">
            <text:p>6518,40000000037</text:p>
          </table:table-cell>
          <table:table-cell table:formula="of:=[.G8]-[.G6]" office:value-type="float" office:value="13036.8000000007" calcext:value-type="float">
            <text:p>13036,8000000007</text:p>
          </table:table-cell>
          <table:table-cell table:number-columns-repeated="714"/>
        </table:table-row>
        <table:table-row table:style-name="ro1">
          <table:table-cell table:number-columns-repeated="2"/>
          <table:table-cell office:value-type="string" calcext:value-type="string">
            <text:p>CAF</text:p>
          </table:table-cell>
          <table:table-cell/>
          <table:table-cell table:style-name="ce3" table:formula="of:=[$'Plan de financement'.D7]" office:value-type="float" office:value="586118.181106035" calcext:value-type="float">
            <text:p>586 118,18</text:p>
          </table:table-cell>
          <table:table-cell table:style-name="ce3" table:formula="of:=[$'Plan de financement'.E7]" office:value-type="float" office:value="8833934.1443916" calcext:value-type="float">
            <text:p>8 833 934,14</text:p>
          </table:table-cell>
          <table:table-cell table:style-name="ce3" table:formula="of:=[$'Plan de financement'.F7]" office:value-type="float" office:value="30782866.4474711" calcext:value-type="float">
            <text:p>30 782 866,45</text:p>
          </table:table-cell>
          <table:table-cell table:number-columns-repeated="714"/>
        </table:table-row>
        <table:table-row table:style-name="ro1">
          <table:table-cell table:number-columns-repeated="2"/>
          <table:table-cell office:value-type="string" calcext:value-type="string">
            <text:p>Cashflows</text:p>
          </table:table-cell>
          <table:table-cell table:style-name="ce3" table:formula="of:=-[.D5]" office:value-type="float" office:value="-100000" calcext:value-type="float">
            <text:p>-100 000,00</text:p>
          </table:table-cell>
          <table:table-cell table:style-name="ce3" table:formula="of:=[$'Plan de financement'.D9]" office:value-type="float" office:value="669822.181106035" calcext:value-type="float">
            <text:p>669 822,18</text:p>
          </table:table-cell>
          <table:table-cell table:style-name="ce3" table:formula="of:=[$'Plan de financement'.E9]" office:value-type="float" office:value="8822638.1443916" calcext:value-type="float">
            <text:p>8 822 638,14</text:p>
          </table:table-cell>
          <table:table-cell table:style-name="ce3" table:formula="of:=[$'Plan de financement'.F9]" office:value-type="float" office:value="30760274.4474711" calcext:value-type="float">
            <text:p>30 760 274,45</text:p>
          </table:table-cell>
          <table:table-cell table:style-name="ce3" table:formula="of:=[.G9]*1.25" office:value-type="float" office:value="38450343.0593388" calcext:value-type="float">
            <text:p>38 450 343,06</text:p>
          </table:table-cell>
          <table:table-cell table:style-name="ce3" table:formula="of:=[.H9]*1.25" office:value-type="float" office:value="48062928.8241735" calcext:value-type="float">
            <text:p>48 062 928,82</text:p>
          </table:table-cell>
          <table:table-cell table:style-name="ce3" table:formula="of:=[.I9]*1.25" office:value-type="float" office:value="60078661.0302169" calcext:value-type="float">
            <text:p>60 078 661,03</text:p>
          </table:table-cell>
          <table:table-cell table:style-name="ce3" table:formula="of:=[.J9]*1.05" office:value-type="float" office:value="63082594.0817278" calcext:value-type="float">
            <text:p>63 082 594,08</text:p>
          </table:table-cell>
          <table:table-cell table:style-name="ce3" table:formula="of:=[.K9]*1.05" office:value-type="float" office:value="66236723.7858141" calcext:value-type="float">
            <text:p>66 236 723,79</text:p>
          </table:table-cell>
          <table:table-cell table:style-name="ce3" table:formula="of:=[.L9]*1.05" office:value-type="float" office:value="69548559.9751049" calcext:value-type="float">
            <text:p>69 548 559,98</text:p>
          </table:table-cell>
          <table:table-cell table:style-name="ce3" table:formula="of:=[.M9]*1.05" office:value-type="float" office:value="73025987.9738601" calcext:value-type="float">
            <text:p>73 025 987,97</text:p>
          </table:table-cell>
          <table:table-cell table:style-name="ce3" table:formula="of:=[.N9]*1.05" office:value-type="float" office:value="76677287.3725531" calcext:value-type="float">
            <text:p>76 677 287,37</text:p>
          </table:table-cell>
          <table:table-cell table:style-name="ce3" table:formula="of:=[.O9]*1.05" office:value-type="float" office:value="80511151.7411808" calcext:value-type="float">
            <text:p>80 511 151,74</text:p>
          </table:table-cell>
          <table:table-cell table:style-name="ce3" table:formula="of:=[.P9]*1.02" office:value-type="float" office:value="82121374.7760044" calcext:value-type="float">
            <text:p>82 121 374,78</text:p>
          </table:table-cell>
          <table:table-cell table:style-name="ce3" table:formula="of:=[.Q9]*1.02" office:value-type="float" office:value="83763802.2715245" calcext:value-type="float">
            <text:p>83 763 802,27</text:p>
          </table:table-cell>
          <table:table-cell table:style-name="ce3" table:formula="of:=[.R9]*1.02" office:value-type="float" office:value="85439078.316955" calcext:value-type="float">
            <text:p>85 439 078,32</text:p>
          </table:table-cell>
          <table:table-cell table:style-name="ce3" table:formula="of:=[.S9]*1.02" office:value-type="float" office:value="87147859.8832941" calcext:value-type="float">
            <text:p>87 147 859,88</text:p>
          </table:table-cell>
          <table:table-cell table:style-name="ce3" table:formula="of:=[.T9]*1.02" office:value-type="float" office:value="88890817.08096" calcext:value-type="float">
            <text:p>88 890 817,08</text:p>
          </table:table-cell>
          <table:table-cell table:style-name="ce3" table:formula="of:=[.U9]*1.02" office:value-type="float" office:value="90668633.4225791" calcext:value-type="float">
            <text:p>90 668 633,42</text:p>
          </table:table-cell>
          <table:table-cell table:style-name="ce3" table:formula="of:=[.V9]*1.02" office:value-type="float" office:value="92482006.0910307" calcext:value-type="float">
            <text:p>92 482 006,09</text:p>
          </table:table-cell>
          <table:table-cell table:style-name="ce3" table:formula="of:=[.W9]*1.02" office:value-type="float" office:value="94331646.2128513" calcext:value-type="float">
            <text:p>94 331 646,21</text:p>
          </table:table-cell>
          <table:table-cell table:style-name="ce3" table:formula="of:=[.X9]*1.02" office:value-type="float" office:value="96218279.1371084" calcext:value-type="float">
            <text:p>96 218 279,14</text:p>
          </table:table-cell>
          <table:table-cell table:style-name="ce3" table:formula="of:=[.Y9]*1.02" office:value-type="float" office:value="98142644.7198505" calcext:value-type="float">
            <text:p>98 142 644,72</text:p>
          </table:table-cell>
          <table:table-cell table:style-name="ce3" table:formula="of:=[.Z9]*1.02" office:value-type="float" office:value="100105497.614248" calcext:value-type="float">
            <text:p>100 105 497,61</text:p>
          </table:table-cell>
          <table:table-cell table:style-name="ce3" table:formula="of:=[.AA9]*1.02" office:value-type="float" office:value="102107607.566532" calcext:value-type="float">
            <text:p>102 107 607,57</text:p>
          </table:table-cell>
          <table:table-cell table:style-name="ce3" table:formula="of:=[.AB9]*1.02" office:value-type="float" office:value="104149759.717863" calcext:value-type="float">
            <text:p>104 149 759,72</text:p>
          </table:table-cell>
          <table:table-cell table:style-name="ce3" table:formula="of:=[.AC9]*1.02" office:value-type="float" office:value="106232754.91222" calcext:value-type="float">
            <text:p>106 232 754,91</text:p>
          </table:table-cell>
          <table:table-cell table:style-name="ce3" table:formula="of:=[.AD9]*1.02" office:value-type="float" office:value="108357410.010465" calcext:value-type="float">
            <text:p>108 357 410,01</text:p>
          </table:table-cell>
          <table:table-cell table:style-name="ce3" table:formula="of:=[.AE9]*1.02" office:value-type="float" office:value="110524558.210674" calcext:value-type="float">
            <text:p>110 524 558,21</text:p>
          </table:table-cell>
          <table:table-cell table:style-name="ce3" table:formula="of:=[.AF9]*1.02" office:value-type="float" office:value="112735049.374888" calcext:value-type="float">
            <text:p>112 735 049,37</text:p>
          </table:table-cell>
          <table:table-cell table:style-name="ce3" table:formula="of:=[.AG9]*1.02" office:value-type="float" office:value="114989750.362385" calcext:value-type="float">
            <text:p>114 989 750,36</text:p>
          </table:table-cell>
          <table:table-cell table:style-name="ce3" table:formula="of:=[.AH9]*1.02" office:value-type="float" office:value="117289545.369633" calcext:value-type="float">
            <text:p>117 289 545,37</text:p>
          </table:table-cell>
          <table:table-cell table:style-name="ce3" table:formula="of:=[.AI9]*1.02" office:value-type="float" office:value="119635336.277026" calcext:value-type="float">
            <text:p>119 635 336,28</text:p>
          </table:table-cell>
          <table:table-cell table:style-name="ce3" table:formula="of:=[.AJ9]*1.02" office:value-type="float" office:value="122028043.002566" calcext:value-type="float">
            <text:p>122 028 043,00</text:p>
          </table:table-cell>
          <table:table-cell table:style-name="ce3" table:formula="of:=[.AK9]*1.02" office:value-type="float" office:value="124468603.862618" calcext:value-type="float">
            <text:p>124 468 603,86</text:p>
          </table:table-cell>
          <table:table-cell table:style-name="ce3" table:formula="of:=[.AL9]*1.02" office:value-type="float" office:value="126957975.93987" calcext:value-type="float">
            <text:p>126 957 975,94</text:p>
          </table:table-cell>
          <table:table-cell table:style-name="ce3" table:formula="of:=[.AM9]*1.02" office:value-type="float" office:value="129497135.458667" calcext:value-type="float">
            <text:p>129 497 135,46</text:p>
          </table:table-cell>
          <table:table-cell table:style-name="ce3" table:formula="of:=[.AN9]*1.02" office:value-type="float" office:value="132087078.167841" calcext:value-type="float">
            <text:p>132 087 078,17</text:p>
          </table:table-cell>
          <table:table-cell table:style-name="ce3" table:formula="of:=[.AO9]*1.02" office:value-type="float" office:value="134728819.731197" calcext:value-type="float">
            <text:p>134 728 819,73</text:p>
          </table:table-cell>
          <table:table-cell table:style-name="ce3" table:formula="of:=[.AP9]*1.02" office:value-type="float" office:value="137423396.125821" calcext:value-type="float">
            <text:p>137 423 396,13</text:p>
          </table:table-cell>
          <table:table-cell table:style-name="ce3" table:formula="of:=[.AQ9]*1.02" office:value-type="float" office:value="140171864.048338" calcext:value-type="float">
            <text:p>140 171 864,05</text:p>
          </table:table-cell>
          <table:table-cell table:style-name="ce3" table:formula="of:=[.AR9]*1.02" office:value-type="float" office:value="142975301.329305" calcext:value-type="float">
            <text:p>142 975 301,33</text:p>
          </table:table-cell>
          <table:table-cell table:style-name="ce3" table:formula="of:=[.AS9]*1.02" office:value-type="float" office:value="145834807.355891" calcext:value-type="float">
            <text:p>145 834 807,36</text:p>
          </table:table-cell>
          <table:table-cell table:style-name="ce3" table:formula="of:=[.AT9]*1.02" office:value-type="float" office:value="148751503.503009" calcext:value-type="float">
            <text:p>148 751 503,50</text:p>
          </table:table-cell>
          <table:table-cell table:style-name="ce3" table:formula="of:=[.AU9]*1.02" office:value-type="float" office:value="151726533.573069" calcext:value-type="float">
            <text:p>151 726 533,57</text:p>
          </table:table-cell>
          <table:table-cell table:style-name="ce3" table:formula="of:=[.AV9]*1.02" office:value-type="float" office:value="154761064.24453" calcext:value-type="float">
            <text:p>154 761 064,24</text:p>
          </table:table-cell>
          <table:table-cell table:style-name="ce3" table:formula="of:=[.AW9]*1.02" office:value-type="float" office:value="157856285.529421" calcext:value-type="float">
            <text:p>157 856 285,53</text:p>
          </table:table-cell>
          <table:table-cell table:style-name="ce3" table:formula="of:=[.AX9]*1.02" office:value-type="float" office:value="161013411.240009" calcext:value-type="float">
            <text:p>161 013 411,24</text:p>
          </table:table-cell>
          <table:table-cell table:style-name="ce3" table:formula="of:=[.AY9]*1.02" office:value-type="float" office:value="164233679.464809" calcext:value-type="float">
            <text:p>164 233 679,46</text:p>
          </table:table-cell>
          <table:table-cell table:style-name="ce3" table:formula="of:=[.AZ9]*1.02" office:value-type="float" office:value="167518353.054106" calcext:value-type="float">
            <text:p>167 518 353,05</text:p>
          </table:table-cell>
          <table:table-cell table:style-name="ce3" table:formula="of:=[.BA9]*1.02" office:value-type="float" office:value="170868720.115188" calcext:value-type="float">
            <text:p>170 868 720,12</text:p>
          </table:table-cell>
          <table:table-cell table:style-name="ce3" table:formula="of:=[.BB9]*1.02" office:value-type="float" office:value="174286094.517491" calcext:value-type="float">
            <text:p>174 286 094,52</text:p>
          </table:table-cell>
          <table:table-cell table:style-name="ce3" table:formula="of:=[.BC9]*1.02" office:value-type="float" office:value="177771816.407841" calcext:value-type="float">
            <text:p>177 771 816,41</text:p>
          </table:table-cell>
          <table:table-cell table:style-name="ce3" table:formula="of:=[.BD9]*1.02" office:value-type="float" office:value="181327252.735998" calcext:value-type="float">
            <text:p>181 327 252,74</text:p>
          </table:table-cell>
          <table:table-cell table:style-name="ce3" table:formula="of:=[.BE9]*1.02" office:value-type="float" office:value="184953797.790718" calcext:value-type="float">
            <text:p>184 953 797,79</text:p>
          </table:table-cell>
          <table:table-cell table:style-name="ce3" table:formula="of:=[.BF9]*1.02" office:value-type="float" office:value="188652873.746532" calcext:value-type="float">
            <text:p>188 652 873,75</text:p>
          </table:table-cell>
          <table:table-cell table:style-name="ce3" table:formula="of:=[.BG9]*1.02" office:value-type="float" office:value="192425931.221463" calcext:value-type="float">
            <text:p>192 425 931,22</text:p>
          </table:table-cell>
          <table:table-cell table:style-name="ce3" table:formula="of:=[.BH9]*1.02" office:value-type="float" office:value="196274449.845892" calcext:value-type="float">
            <text:p>196 274 449,85</text:p>
          </table:table-cell>
          <table:table-cell table:style-name="ce3" table:formula="of:=[.BI9]*1.02" office:value-type="float" office:value="200199938.84281" calcext:value-type="float">
            <text:p>200 199 938,84</text:p>
          </table:table-cell>
          <table:table-cell table:style-name="ce3" table:formula="of:=[.BJ9]*1.02" office:value-type="float" office:value="204203937.619666" calcext:value-type="float">
            <text:p>204 203 937,62</text:p>
          </table:table-cell>
          <table:table-cell table:style-name="ce3" table:formula="of:=[.BK9]*1.02" office:value-type="float" office:value="208288016.37206" calcext:value-type="float">
            <text:p>208 288 016,37</text:p>
          </table:table-cell>
          <table:table-cell table:style-name="ce3" table:formula="of:=[.BL9]*1.02" office:value-type="float" office:value="212453776.699501" calcext:value-type="float">
            <text:p>212 453 776,70</text:p>
          </table:table-cell>
          <table:table-cell table:style-name="ce3" table:formula="of:=[.BM9]*1.02" office:value-type="float" office:value="216702852.233491" calcext:value-type="float">
            <text:p>216 702 852,23</text:p>
          </table:table-cell>
          <table:table-cell table:style-name="ce3" table:formula="of:=[.BN9]*1.02" office:value-type="float" office:value="221036909.278161" calcext:value-type="float">
            <text:p>221 036 909,28</text:p>
          </table:table-cell>
          <table:table-cell table:style-name="ce3" table:formula="of:=[.BO9]*1.02" office:value-type="float" office:value="225457647.463724" calcext:value-type="float">
            <text:p>225 457 647,46</text:p>
          </table:table-cell>
          <table:table-cell table:style-name="ce3" table:formula="of:=[.BP9]*1.02" office:value-type="float" office:value="229966800.412998" calcext:value-type="float">
            <text:p>229 966 800,41</text:p>
          </table:table-cell>
          <table:table-cell table:style-name="ce3" table:formula="of:=[.BQ9]*1.02" office:value-type="float" office:value="234566136.421258" calcext:value-type="float">
            <text:p>234 566 136,42</text:p>
          </table:table-cell>
          <table:table-cell table:style-name="ce3" table:formula="of:=[.BR9]*1.02" office:value-type="float" office:value="239257459.149684" calcext:value-type="float">
            <text:p>239 257 459,15</text:p>
          </table:table-cell>
          <table:table-cell table:style-name="ce3" table:formula="of:=[.BS9]*1.02" office:value-type="float" office:value="244042608.332677" calcext:value-type="float">
            <text:p>244 042 608,33</text:p>
          </table:table-cell>
          <table:table-cell table:style-name="ce3" table:formula="of:=[.BT9]*1.02" office:value-type="float" office:value="248923460.499331" calcext:value-type="float">
            <text:p>248 923 460,50</text:p>
          </table:table-cell>
          <table:table-cell table:style-name="ce3" table:formula="of:=[.BU9]*1.02" office:value-type="float" office:value="253901929.709317" calcext:value-type="float">
            <text:p>253 901 929,71</text:p>
          </table:table-cell>
          <table:table-cell table:style-name="ce3" table:formula="of:=[.BV9]*1.02" office:value-type="float" office:value="258979968.303504" calcext:value-type="float">
            <text:p>258 979 968,30</text:p>
          </table:table-cell>
          <table:table-cell table:style-name="ce3" table:formula="of:=[.BW9]*1.02" office:value-type="float" office:value="264159567.669574" calcext:value-type="float">
            <text:p>264 159 567,67</text:p>
          </table:table-cell>
          <table:table-cell table:style-name="ce3" table:formula="of:=[.BX9]*1.02" office:value-type="float" office:value="269442759.022965" calcext:value-type="float">
            <text:p>269 442 759,02</text:p>
          </table:table-cell>
          <table:table-cell table:style-name="ce3" table:formula="of:=[.BY9]*1.02" office:value-type="float" office:value="274831614.203425" calcext:value-type="float">
            <text:p>274 831 614,20</text:p>
          </table:table-cell>
          <table:table-cell table:style-name="ce3" table:formula="of:=[.BZ9]*1.02" office:value-type="float" office:value="280328246.487493" calcext:value-type="float">
            <text:p>280 328 246,49</text:p>
          </table:table-cell>
          <table:table-cell table:style-name="ce3" table:formula="of:=[.CA9]*1.02" office:value-type="float" office:value="285934811.417243" calcext:value-type="float">
            <text:p>285 934 811,42</text:p>
          </table:table-cell>
          <table:table-cell table:style-name="ce3" table:formula="of:=[.CB9]*1.02" office:value-type="float" office:value="291653507.645588" calcext:value-type="float">
            <text:p>291 653 507,65</text:p>
          </table:table-cell>
          <table:table-cell table:style-name="ce3" table:formula="of:=[.CC9]*1.02" office:value-type="float" office:value="297486577.7985" calcext:value-type="float">
            <text:p>297 486 577,80</text:p>
          </table:table-cell>
          <table:table-cell table:style-name="ce3" table:formula="of:=[.CD9]*1.02" office:value-type="float" office:value="303436309.35447" calcext:value-type="float">
            <text:p>303 436 309,35</text:p>
          </table:table-cell>
          <table:table-cell table:style-name="ce3" table:formula="of:=[.CE9]*1.02" office:value-type="float" office:value="309505035.541559" calcext:value-type="float">
            <text:p>309 505 035,54</text:p>
          </table:table-cell>
          <table:table-cell table:style-name="ce3" table:formula="of:=[.CF9]*1.02" office:value-type="float" office:value="315695136.25239" calcext:value-type="float">
            <text:p>315 695 136,25</text:p>
          </table:table-cell>
          <table:table-cell table:style-name="ce3" table:formula="of:=[.CG9]*1.02" office:value-type="float" office:value="322009038.977438" calcext:value-type="float">
            <text:p>322 009 038,98</text:p>
          </table:table-cell>
          <table:table-cell table:style-name="ce3" table:formula="of:=[.CH9]*1.02" office:value-type="float" office:value="328449219.756987" calcext:value-type="float">
            <text:p>328 449 219,76</text:p>
          </table:table-cell>
          <table:table-cell table:style-name="ce3" table:formula="of:=[.CI9]*1.02" office:value-type="float" office:value="335018204.152127" calcext:value-type="float">
            <text:p>335 018 204,15</text:p>
          </table:table-cell>
          <table:table-cell table:style-name="ce3" table:formula="of:=[.CJ9]*1.02" office:value-type="float" office:value="341718568.235169" calcext:value-type="float">
            <text:p>341 718 568,24</text:p>
          </table:table-cell>
          <table:table-cell table:style-name="ce3" table:formula="of:=[.CK9]*1.02" office:value-type="float" office:value="348552939.599873" calcext:value-type="float">
            <text:p>348 552 939,60</text:p>
          </table:table-cell>
          <table:table-cell table:style-name="ce3" table:formula="of:=[.CL9]*1.02" office:value-type="float" office:value="355523998.39187" calcext:value-type="float">
            <text:p>355 523 998,39</text:p>
          </table:table-cell>
          <table:table-cell table:style-name="ce3" table:formula="of:=[.CM9]*1.02" office:value-type="float" office:value="362634478.359707" calcext:value-type="float">
            <text:p>362 634 478,36</text:p>
          </table:table-cell>
          <table:table-cell table:style-name="ce3" table:formula="of:=[.CN9]*1.02" office:value-type="float" office:value="369887167.926902" calcext:value-type="float">
            <text:p>369 887 167,93</text:p>
          </table:table-cell>
          <table:table-cell table:style-name="ce3" table:formula="of:=[.CO9]*1.02" office:value-type="float" office:value="377284911.28544" calcext:value-type="float">
            <text:p>377 284 911,29</text:p>
          </table:table-cell>
          <table:table-cell table:style-name="ce3" table:formula="of:=[.CP9]*1.02" office:value-type="float" office:value="384830609.511148" calcext:value-type="float">
            <text:p>384 830 609,51</text:p>
          </table:table-cell>
          <table:table-cell table:style-name="ce3" table:formula="of:=[.CQ9]*1.02" office:value-type="float" office:value="392527221.701371" calcext:value-type="float">
            <text:p>392 527 221,70</text:p>
          </table:table-cell>
          <table:table-cell table:style-name="ce3" table:formula="of:=[.CR9]*1.02" office:value-type="float" office:value="400377766.135399" calcext:value-type="float">
            <text:p>400 377 766,14</text:p>
          </table:table-cell>
          <table:table-cell table:style-name="ce3" table:formula="of:=[.CS9]*1.02" office:value-type="float" office:value="408385321.458107" calcext:value-type="float">
            <text:p>408 385 321,46</text:p>
          </table:table-cell>
          <table:table-cell table:style-name="ce3" table:formula="of:=[.CT9]*1.02" office:value-type="float" office:value="416553027.887269" calcext:value-type="float">
            <text:p>416 553 027,89</text:p>
          </table:table-cell>
          <table:table-cell table:style-name="ce3" table:formula="of:=[.CU9]*1.02" office:value-type="float" office:value="424884088.445014" calcext:value-type="float">
            <text:p>424 884 088,45</text:p>
          </table:table-cell>
          <table:table-cell table:style-name="ce3" table:formula="of:=[.CV9]*1.02" office:value-type="float" office:value="433381770.213915" calcext:value-type="float">
            <text:p>433 381 770,21</text:p>
          </table:table-cell>
          <table:table-cell table:style-name="ce3" table:formula="of:=[.CW9]*1.02" office:value-type="float" office:value="442049405.618193" calcext:value-type="float">
            <text:p>442 049 405,62</text:p>
          </table:table-cell>
          <table:table-cell table:style-name="ce3" table:formula="of:=[.CX9]*1.02" office:value-type="float" office:value="450890393.730557" calcext:value-type="float">
            <text:p>450 890 393,73</text:p>
          </table:table-cell>
          <table:table-cell table:style-name="ce3" table:formula="of:=[.CY9]*1.02" office:value-type="float" office:value="459908201.605168" calcext:value-type="float">
            <text:p>459 908 201,61</text:p>
          </table:table-cell>
          <table:table-cell table:style-name="ce3" table:formula="of:=[.CZ9]*1.02" office:value-type="float" office:value="469106365.637271" calcext:value-type="float">
            <text:p>469 106 365,64</text:p>
          </table:table-cell>
          <table:table-cell table:style-name="ce3" table:formula="of:=[.DA9]*1.02" office:value-type="float" office:value="478488492.950017" calcext:value-type="float">
            <text:p>478 488 492,95</text:p>
          </table:table-cell>
          <table:table-cell table:style-name="ce3" table:formula="of:=[.DB9]*1.02" office:value-type="float" office:value="488058262.809017" calcext:value-type="float">
            <text:p>488 058 262,81</text:p>
          </table:table-cell>
          <table:table-cell table:style-name="ce3" table:formula="of:=[.DC9]*1.02" office:value-type="float" office:value="497819428.065197" calcext:value-type="float">
            <text:p>497 819 428,07</text:p>
          </table:table-cell>
          <table:table-cell table:style-name="ce3" table:formula="of:=[.DD9]*1.02" office:value-type="float" office:value="507775816.626501" calcext:value-type="float">
            <text:p>507 775 816,63</text:p>
          </table:table-cell>
          <table:table-cell table:style-name="ce3" table:formula="of:=[.DE9]*1.02" office:value-type="float" office:value="517931332.959031" calcext:value-type="float">
            <text:p>517 931 332,96</text:p>
          </table:table-cell>
          <table:table-cell table:style-name="ce3" table:formula="of:=[.DF9]*1.02" office:value-type="float" office:value="528289959.618212" calcext:value-type="float">
            <text:p>528 289 959,62</text:p>
          </table:table-cell>
          <table:table-cell table:style-name="ce3" table:formula="of:=[.DG9]*1.02" office:value-type="float" office:value="538855758.810576" calcext:value-type="float">
            <text:p>538 855 758,81</text:p>
          </table:table-cell>
          <table:table-cell table:style-name="ce3" table:formula="of:=[.DH9]*1.02" office:value-type="float" office:value="549632873.986788" calcext:value-type="float">
            <text:p>549 632 873,99</text:p>
          </table:table-cell>
          <table:table-cell table:style-name="ce3" table:formula="of:=[.DI9]*1.02" office:value-type="float" office:value="560625531.466523" calcext:value-type="float">
            <text:p>560 625 531,47</text:p>
          </table:table-cell>
          <table:table-cell table:style-name="ce3" table:formula="of:=[.DJ9]*1.02" office:value-type="float" office:value="571838042.095854" calcext:value-type="float">
            <text:p>571 838 042,10</text:p>
          </table:table-cell>
          <table:table-cell table:style-name="ce3" table:formula="of:=[.DK9]*1.02" office:value-type="float" office:value="583274802.937771" calcext:value-type="float">
            <text:p>583 274 802,94</text:p>
          </table:table-cell>
          <table:table-cell table:style-name="ce3" table:formula="of:=[.DL9]*1.02" office:value-type="float" office:value="594940298.996526" calcext:value-type="float">
            <text:p>594 940 299,00</text:p>
          </table:table-cell>
          <table:table-cell table:style-name="ce3" table:formula="of:=[.DM9]*1.02" office:value-type="float" office:value="606839104.976457" calcext:value-type="float">
            <text:p>606 839 104,98</text:p>
          </table:table-cell>
          <table:table-cell table:style-name="ce3" table:formula="of:=[.DN9]*1.02" office:value-type="float" office:value="618975887.075986" calcext:value-type="float">
            <text:p>618 975 887,08</text:p>
          </table:table-cell>
          <table:table-cell table:style-name="ce3" table:formula="of:=[.DO9]*1.02" office:value-type="float" office:value="631355404.817506" calcext:value-type="float">
            <text:p>631 355 404,82</text:p>
          </table:table-cell>
          <table:table-cell table:style-name="ce3" table:formula="of:=[.DP9]*1.02" office:value-type="float" office:value="643982512.913856" calcext:value-type="float">
            <text:p>643 982 512,91</text:p>
          </table:table-cell>
          <table:table-cell table:style-name="ce3" table:formula="of:=[.DQ9]*1.02" office:value-type="float" office:value="656862163.172133" calcext:value-type="float">
            <text:p>656 862 163,17</text:p>
          </table:table-cell>
          <table:table-cell table:style-name="ce3" table:formula="of:=[.DR9]*1.02" office:value-type="float" office:value="669999406.435576" calcext:value-type="float">
            <text:p>669 999 406,44</text:p>
          </table:table-cell>
          <table:table-cell table:style-name="ce3" table:formula="of:=[.DS9]*1.02" office:value-type="float" office:value="683399394.564287" calcext:value-type="float">
            <text:p>683 399 394,56</text:p>
          </table:table-cell>
          <table:table-cell table:style-name="ce3" table:formula="of:=[.DT9]*1.02" office:value-type="float" office:value="697067382.455573" calcext:value-type="float">
            <text:p>697 067 382,46</text:p>
          </table:table-cell>
          <table:table-cell table:style-name="ce3" table:formula="of:=[.DU9]*1.02" office:value-type="float" office:value="711008730.104684" calcext:value-type="float">
            <text:p>711 008 730,10</text:p>
          </table:table-cell>
          <table:table-cell table:style-name="ce3" table:formula="of:=[.DV9]*1.02" office:value-type="float" office:value="725228904.706778" calcext:value-type="float">
            <text:p>725 228 904,71</text:p>
          </table:table-cell>
          <table:table-cell table:style-name="ce3" table:formula="of:=[.DW9]*1.02" office:value-type="float" office:value="739733482.800914" calcext:value-type="float">
            <text:p>739 733 482,80</text:p>
          </table:table-cell>
          <table:table-cell table:style-name="ce3" table:formula="of:=[.DX9]*1.02" office:value-type="float" office:value="754528152.456932" calcext:value-type="float">
            <text:p>754 528 152,46</text:p>
          </table:table-cell>
          <table:table-cell table:style-name="ce3" table:formula="of:=[.DY9]*1.02" office:value-type="float" office:value="769618715.506071" calcext:value-type="float">
            <text:p>769 618 715,51</text:p>
          </table:table-cell>
          <table:table-cell table:style-name="ce3" table:formula="of:=[.DZ9]*1.02" office:value-type="float" office:value="785011089.816192" calcext:value-type="float">
            <text:p>785 011 089,82</text:p>
          </table:table-cell>
          <table:table-cell table:style-name="ce3" table:formula="of:=[.EA9]*1.02" office:value-type="float" office:value="800711311.612516" calcext:value-type="float">
            <text:p>800 711 311,61</text:p>
          </table:table-cell>
          <table:table-cell table:style-name="ce3" table:formula="of:=[.EB9]*1.02" office:value-type="float" office:value="816725537.844766" calcext:value-type="float">
            <text:p>816 725 537,84</text:p>
          </table:table-cell>
          <table:table-cell table:style-name="ce3" table:formula="of:=[.EC9]*1.02" office:value-type="float" office:value="833060048.601662" calcext:value-type="float">
            <text:p>833 060 048,60</text:p>
          </table:table-cell>
          <table:table-cell table:style-name="ce3" table:formula="of:=[.ED9]*1.02" office:value-type="float" office:value="849721249.573695" calcext:value-type="float">
            <text:p>849 721 249,57</text:p>
          </table:table-cell>
          <table:table-cell table:style-name="ce3" table:formula="of:=[.EE9]*1.02" office:value-type="float" office:value="866715674.565169" calcext:value-type="float">
            <text:p>866 715 674,57</text:p>
          </table:table-cell>
          <table:table-cell table:style-name="ce3" table:formula="of:=[.EF9]*1.02" office:value-type="float" office:value="884049988.056472" calcext:value-type="float">
            <text:p>884 049 988,06</text:p>
          </table:table-cell>
          <table:table-cell table:style-name="ce3" table:formula="of:=[.EG9]*1.02" office:value-type="float" office:value="901730987.817602" calcext:value-type="float">
            <text:p>901 730 987,82</text:p>
          </table:table-cell>
          <table:table-cell table:style-name="ce3" table:formula="of:=[.EH9]*1.02" office:value-type="float" office:value="919765607.573954" calcext:value-type="float">
            <text:p>919 765 607,57</text:p>
          </table:table-cell>
          <table:table-cell table:style-name="ce3" table:formula="of:=[.EI9]*1.02" office:value-type="float" office:value="938160919.725433" calcext:value-type="float">
            <text:p>938 160 919,73</text:p>
          </table:table-cell>
          <table:table-cell table:style-name="ce3" table:formula="of:=[.EJ9]*1.02" office:value-type="float" office:value="956924138.119942" calcext:value-type="float">
            <text:p>956 924 138,12</text:p>
          </table:table-cell>
          <table:table-cell table:style-name="ce3" table:formula="of:=[.EK9]*1.02" office:value-type="float" office:value="976062620.882341" calcext:value-type="float">
            <text:p>976 062 620,88</text:p>
          </table:table-cell>
          <table:table-cell table:style-name="ce3" table:formula="of:=[.EL9]*1.02" office:value-type="float" office:value="995583873.299987" calcext:value-type="float">
            <text:p>995 583 873,30</text:p>
          </table:table-cell>
          <table:table-cell table:style-name="ce3" table:formula="of:=[.EM9]*1.02" office:value-type="float" office:value="1015495550.76599" calcext:value-type="float">
            <text:p>1 015 495 550,77</text:p>
          </table:table-cell>
          <table:table-cell table:style-name="ce3" table:formula="of:=[.EN9]*1.02" office:value-type="float" office:value="1035805461.78131" calcext:value-type="float">
            <text:p>1 035 805 461,78</text:p>
          </table:table-cell>
          <table:table-cell table:style-name="ce3" table:formula="of:=[.EO9]*1.02" office:value-type="float" office:value="1056521571.01693" calcext:value-type="float">
            <text:p>1 056 521 571,02</text:p>
          </table:table-cell>
          <table:table-cell table:style-name="ce3" table:formula="of:=[.EP9]*1.02" office:value-type="float" office:value="1077652002.43727" calcext:value-type="float">
            <text:p>1 077 652 002,44</text:p>
          </table:table-cell>
          <table:table-cell table:style-name="ce3" table:formula="of:=[.EQ9]*1.02" office:value-type="float" office:value="1099205042.48602" calcext:value-type="float">
            <text:p>1 099 205 042,49</text:p>
          </table:table-cell>
          <table:table-cell table:style-name="ce3" table:formula="of:=[.ER9]*1.02" office:value-type="float" office:value="1121189143.33574" calcext:value-type="float">
            <text:p>1 121 189 143,34</text:p>
          </table:table-cell>
          <table:table-cell table:style-name="ce3" table:formula="of:=[.ES9]*1.02" office:value-type="float" office:value="1143612926.20245" calcext:value-type="float">
            <text:p>1 143 612 926,20</text:p>
          </table:table-cell>
          <table:table-cell table:style-name="ce3" table:formula="of:=[.ET9]*1.02" office:value-type="float" office:value="1166485184.7265" calcext:value-type="float">
            <text:p>1 166 485 184,73</text:p>
          </table:table-cell>
          <table:table-cell table:style-name="ce3" table:formula="of:=[.EU9]*1.02" office:value-type="float" office:value="1189814888.42103" calcext:value-type="float">
            <text:p>1 189 814 888,42</text:p>
          </table:table-cell>
          <table:table-cell table:style-name="ce3" table:formula="of:=[.EV9]*1.02" office:value-type="float" office:value="1213611186.18945" calcext:value-type="float">
            <text:p>1 213 611 186,19</text:p>
          </table:table-cell>
          <table:table-cell table:style-name="ce3" table:formula="of:=[.EW9]*1.02" office:value-type="float" office:value="1237883409.91324" calcext:value-type="float">
            <text:p>1 237 883 409,91</text:p>
          </table:table-cell>
          <table:table-cell table:style-name="ce3" table:formula="of:=[.EX9]*1.02" office:value-type="float" office:value="1262641078.11151" calcext:value-type="float">
            <text:p>1 262 641 078,11</text:p>
          </table:table-cell>
          <table:table-cell table:style-name="ce3" table:formula="of:=[.EY9]*1.02" office:value-type="float" office:value="1287893899.67374" calcext:value-type="float">
            <text:p>1 287 893 899,67</text:p>
          </table:table-cell>
          <table:table-cell table:style-name="ce3" table:formula="of:=[.EZ9]*1.02" office:value-type="float" office:value="1313651777.66721" calcext:value-type="float">
            <text:p>1 313 651 777,67</text:p>
          </table:table-cell>
          <table:table-cell table:style-name="ce3" table:formula="of:=[.FA9]*1.02" office:value-type="float" office:value="1339924813.22055" calcext:value-type="float">
            <text:p>1 339 924 813,22</text:p>
          </table:table-cell>
          <table:table-cell table:style-name="ce3" table:formula="of:=[.FB9]*1.02" office:value-type="float" office:value="1366723309.48497" calcext:value-type="float">
            <text:p>1 366 723 309,48</text:p>
          </table:table-cell>
          <table:table-cell table:style-name="ce3" table:formula="of:=[.FC9]*1.02" office:value-type="float" office:value="1394057775.67467" calcext:value-type="float">
            <text:p>1 394 057 775,67</text:p>
          </table:table-cell>
          <table:table-cell table:style-name="ce3" table:formula="of:=[.FD9]*1.02" office:value-type="float" office:value="1421938931.18816" calcext:value-type="float">
            <text:p>1 421 938 931,19</text:p>
          </table:table-cell>
          <table:table-cell table:style-name="ce3" table:formula="of:=[.FE9]*1.02" office:value-type="float" office:value="1450377709.81192" calcext:value-type="float">
            <text:p>1 450 377 709,81</text:p>
          </table:table-cell>
          <table:table-cell table:style-name="ce3" table:formula="of:=[.FF9]*1.02" office:value-type="float" office:value="1479385264.00816" calcext:value-type="float">
            <text:p>1 479 385 264,01</text:p>
          </table:table-cell>
          <table:table-cell table:style-name="ce3" table:formula="of:=[.FG9]*1.02" office:value-type="float" office:value="1508972969.28832" calcext:value-type="float">
            <text:p>1 508 972 969,29</text:p>
          </table:table-cell>
          <table:table-cell table:style-name="ce3" table:formula="of:=[.FH9]*1.02" office:value-type="float" office:value="1539152428.67409" calcext:value-type="float">
            <text:p>1 539 152 428,67</text:p>
          </table:table-cell>
          <table:table-cell table:style-name="ce3" table:formula="of:=[.FI9]*1.02" office:value-type="float" office:value="1569935477.24757" calcext:value-type="float">
            <text:p>1 569 935 477,25</text:p>
          </table:table-cell>
          <table:table-cell table:style-name="ce3" table:formula="of:=[.FJ9]*1.02" office:value-type="float" office:value="1601334186.79252" calcext:value-type="float">
            <text:p>1 601 334 186,79</text:p>
          </table:table-cell>
          <table:table-cell table:style-name="ce3" table:formula="of:=[.FK9]*1.02" office:value-type="float" office:value="1633360870.52837" calcext:value-type="float">
            <text:p>1 633 360 870,53</text:p>
          </table:table-cell>
          <table:table-cell table:style-name="ce3" table:formula="of:=[.FL9]*1.02" office:value-type="float" office:value="1666028087.93894" calcext:value-type="float">
            <text:p>1 666 028 087,94</text:p>
          </table:table-cell>
          <table:table-cell table:style-name="ce3" table:formula="of:=[.FM9]*1.02" office:value-type="float" office:value="1699348649.69772" calcext:value-type="float">
            <text:p>1 699 348 649,70</text:p>
          </table:table-cell>
          <table:table-cell table:style-name="ce3" table:formula="of:=[.FN9]*1.02" office:value-type="float" office:value="1733335622.69167" calcext:value-type="float">
            <text:p>1 733 335 622,69</text:p>
          </table:table-cell>
          <table:table-cell table:style-name="ce3" table:formula="of:=[.FO9]*1.02" office:value-type="float" office:value="1768002335.14551" calcext:value-type="float">
            <text:p>1 768 002 335,15</text:p>
          </table:table-cell>
          <table:table-cell table:style-name="ce3" table:formula="of:=[.FP9]*1.02" office:value-type="float" office:value="1803362381.84842" calcext:value-type="float">
            <text:p>1 803 362 381,85</text:p>
          </table:table-cell>
          <table:table-cell table:style-name="ce3" table:formula="of:=[.FQ9]*1.02" office:value-type="float" office:value="1839429629.48539" calcext:value-type="float">
            <text:p>1 839 429 629,49</text:p>
          </table:table-cell>
          <table:table-cell table:style-name="ce3" table:formula="of:=[.FR9]*1.02" office:value-type="float" office:value="1876218222.07509" calcext:value-type="float">
            <text:p>1 876 218 222,08</text:p>
          </table:table-cell>
          <table:table-cell table:style-name="ce3" table:formula="of:=[.FS9]*1.02" office:value-type="float" office:value="1913742586.5166" calcext:value-type="float">
            <text:p>1 913 742 586,52</text:p>
          </table:table-cell>
          <table:table-cell table:style-name="ce3" table:formula="of:=[.FT9]*1.02" office:value-type="float" office:value="1952017438.24693" calcext:value-type="float">
            <text:p>1 952 017 438,25</text:p>
          </table:table-cell>
          <table:table-cell table:style-name="ce3" table:formula="of:=[.FU9]*1.02" office:value-type="float" office:value="1991057787.01187" calcext:value-type="float">
            <text:p>1 991 057 787,01</text:p>
          </table:table-cell>
          <table:table-cell table:style-name="ce3" table:formula="of:=[.FV9]*1.02" office:value-type="float" office:value="2030878942.7521" calcext:value-type="float">
            <text:p>2 030 878 942,75</text:p>
          </table:table-cell>
          <table:table-cell table:style-name="ce3" table:formula="of:=[.FW9]*1.02" office:value-type="float" office:value="2071496521.60715" calcext:value-type="float">
            <text:p>2 071 496 521,61</text:p>
          </table:table-cell>
          <table:table-cell table:style-name="ce3" table:formula="of:=[.FX9]*1.02" office:value-type="float" office:value="2112926452.03929" calcext:value-type="float">
            <text:p>2 112 926 452,04</text:p>
          </table:table-cell>
          <table:table-cell table:style-name="ce3" table:formula="of:=[.FY9]*1.02" office:value-type="float" office:value="2155184981.08008" calcext:value-type="float">
            <text:p>2 155 184 981,08</text:p>
          </table:table-cell>
          <table:table-cell table:style-name="ce3" table:formula="of:=[.FZ9]*1.02" office:value-type="float" office:value="2198288680.70168" calcext:value-type="float">
            <text:p>2 198 288 680,70</text:p>
          </table:table-cell>
          <table:table-cell table:style-name="ce3" table:formula="of:=[.GA9]*1.02" office:value-type="float" office:value="2242254454.31571" calcext:value-type="float">
            <text:p>2 242 254 454,32</text:p>
          </table:table-cell>
          <table:table-cell table:style-name="ce3" table:formula="of:=[.GB9]*1.02" office:value-type="float" office:value="2287099543.40203" calcext:value-type="float">
            <text:p>2 287 099 543,40</text:p>
          </table:table-cell>
          <table:table-cell table:style-name="ce3" table:formula="of:=[.GC9]*1.02" office:value-type="float" office:value="2332841534.27007" calcext:value-type="float">
            <text:p>2 332 841 534,27</text:p>
          </table:table-cell>
          <table:table-cell table:style-name="ce3" table:formula="of:=[.GD9]*1.02" office:value-type="float" office:value="2379498364.95547" calcext:value-type="float">
            <text:p>2 379 498 364,96</text:p>
          </table:table-cell>
          <table:table-cell table:style-name="ce3" table:formula="of:=[.GE9]*1.02" office:value-type="float" office:value="2427088332.25458" calcext:value-type="float">
            <text:p>2 427 088 332,25</text:p>
          </table:table-cell>
          <table:table-cell table:style-name="ce3" table:formula="of:=[.GF9]*1.02" office:value-type="float" office:value="2475630098.89967" calcext:value-type="float">
            <text:p>2 475 630 098,90</text:p>
          </table:table-cell>
          <table:table-cell table:style-name="ce3" table:formula="of:=[.GG9]*1.02" office:value-type="float" office:value="2525142700.87766" calcext:value-type="float">
            <text:p>2 525 142 700,88</text:p>
          </table:table-cell>
          <table:table-cell table:style-name="ce3" table:formula="of:=[.GH9]*1.02" office:value-type="float" office:value="2575645554.89521" calcext:value-type="float">
            <text:p>2 575 645 554,90</text:p>
          </table:table-cell>
          <table:table-cell table:style-name="ce3" table:formula="of:=[.GI9]*1.02" office:value-type="float" office:value="2627158465.99312" calcext:value-type="float">
            <text:p>2 627 158 465,99</text:p>
          </table:table-cell>
          <table:table-cell table:style-name="ce3" table:formula="of:=[.GJ9]*1.02" office:value-type="float" office:value="2679701635.31298" calcext:value-type="float">
            <text:p>2 679 701 635,31</text:p>
          </table:table-cell>
          <table:table-cell table:style-name="ce3" table:formula="of:=[.GK9]*1.02" office:value-type="float" office:value="2733295668.01924" calcext:value-type="float">
            <text:p>2 733 295 668,02</text:p>
          </table:table-cell>
          <table:table-cell table:style-name="ce3" table:formula="of:=[.GL9]*1.02" office:value-type="float" office:value="2787961581.37963" calcext:value-type="float">
            <text:p>2 787 961 581,38</text:p>
          </table:table-cell>
          <table:table-cell table:style-name="ce3" table:formula="of:=[.GM9]*1.02" office:value-type="float" office:value="2843720813.00722" calcext:value-type="float">
            <text:p>2 843 720 813,01</text:p>
          </table:table-cell>
          <table:table-cell table:style-name="ce3" table:formula="of:=[.GN9]*1.02" office:value-type="float" office:value="2900595229.26736" calcext:value-type="float">
            <text:p>2 900 595 229,27</text:p>
          </table:table-cell>
          <table:table-cell table:style-name="ce3" table:formula="of:=[.GO9]*1.02" office:value-type="float" office:value="2958607133.85271" calcext:value-type="float">
            <text:p>2 958 607 133,85</text:p>
          </table:table-cell>
          <table:table-cell table:style-name="ce3" table:formula="of:=[.GP9]*1.02" office:value-type="float" office:value="3017779276.52976" calcext:value-type="float">
            <text:p>3 017 779 276,53</text:p>
          </table:table-cell>
          <table:table-cell table:style-name="ce3" table:formula="of:=[.GQ9]*1.02" office:value-type="float" office:value="3078134862.06036" calcext:value-type="float">
            <text:p>3 078 134 862,06</text:p>
          </table:table-cell>
          <table:table-cell table:style-name="ce3" table:formula="of:=[.GR9]*1.02" office:value-type="float" office:value="3139697559.30157" calcext:value-type="float">
            <text:p>3 139 697 559,30</text:p>
          </table:table-cell>
          <table:table-cell table:style-name="ce3" table:formula="of:=[.GS9]*1.02" office:value-type="float" office:value="3202491510.4876" calcext:value-type="float">
            <text:p>3 202 491 510,49</text:p>
          </table:table-cell>
          <table:table-cell table:style-name="ce3" table:formula="of:=[.GT9]*1.02" office:value-type="float" office:value="3266541340.69735" calcext:value-type="float">
            <text:p>3 266 541 340,70</text:p>
          </table:table-cell>
          <table:table-cell table:style-name="ce3" table:formula="of:=[.GU9]*1.02" office:value-type="float" office:value="3331872167.5113" calcext:value-type="float">
            <text:p>3 331 872 167,51</text:p>
          </table:table-cell>
          <table:table-cell table:style-name="ce3" table:formula="of:=[.GV9]*1.02" office:value-type="float" office:value="3398509610.86152" calcext:value-type="float">
            <text:p>3 398 509 610,86</text:p>
          </table:table-cell>
          <table:table-cell table:style-name="ce3" table:formula="of:=[.GW9]*1.02" office:value-type="float" office:value="3466479803.07875" calcext:value-type="float">
            <text:p>3 466 479 803,08</text:p>
          </table:table-cell>
          <table:table-cell table:style-name="ce3" table:formula="of:=[.GX9]*1.02" office:value-type="float" office:value="3535809399.14033" calcext:value-type="float">
            <text:p>3 535 809 399,14</text:p>
          </table:table-cell>
          <table:table-cell table:style-name="ce3" table:formula="of:=[.GY9]*1.02" office:value-type="float" office:value="3606525587.12314" calcext:value-type="float">
            <text:p>3 606 525 587,12</text:p>
          </table:table-cell>
          <table:table-cell table:style-name="ce3" table:formula="of:=[.GZ9]*1.02" office:value-type="float" office:value="3678656098.8656" calcext:value-type="float">
            <text:p>3 678 656 098,87</text:p>
          </table:table-cell>
          <table:table-cell table:style-name="ce3" table:formula="of:=[.HA9]*1.02" office:value-type="float" office:value="3752229220.84291" calcext:value-type="float">
            <text:p>3 752 229 220,84</text:p>
          </table:table-cell>
          <table:table-cell table:style-name="ce3" table:formula="of:=[.HB9]*1.02" office:value-type="float" office:value="3827273805.25977" calcext:value-type="float">
            <text:p>3 827 273 805,26</text:p>
          </table:table-cell>
          <table:table-cell table:style-name="ce3" table:formula="of:=[.HC9]*1.02" office:value-type="float" office:value="3903819281.36496" calcext:value-type="float">
            <text:p>3 903 819 281,36</text:p>
          </table:table-cell>
          <table:table-cell table:style-name="ce3" table:formula="of:=[.HD9]*1.02" office:value-type="float" office:value="3981895666.99226" calcext:value-type="float">
            <text:p>3 981 895 666,99</text:p>
          </table:table-cell>
          <table:table-cell table:style-name="ce3" table:formula="of:=[.HE9]*1.02" office:value-type="float" office:value="4061533580.33211" calcext:value-type="float">
            <text:p>4 061 533 580,33</text:p>
          </table:table-cell>
          <table:table-cell table:style-name="ce3" table:formula="of:=[.HF9]*1.02" office:value-type="float" office:value="4142764251.93875" calcext:value-type="float">
            <text:p>4 142 764 251,94</text:p>
          </table:table-cell>
          <table:table-cell table:style-name="ce3" table:formula="of:=[.HG9]*1.02" office:value-type="float" office:value="4225619536.97753" calcext:value-type="float">
            <text:p>4 225 619 536,98</text:p>
          </table:table-cell>
          <table:table-cell table:style-name="ce3" table:formula="of:=[.HH9]*1.02" office:value-type="float" office:value="4310131927.71708" calcext:value-type="float">
            <text:p>4 310 131 927,72</text:p>
          </table:table-cell>
          <table:table-cell table:style-name="ce3" table:formula="of:=[.HI9]*1.02" office:value-type="float" office:value="4396334566.27142" calcext:value-type="float">
            <text:p>4 396 334 566,27</text:p>
          </table:table-cell>
          <table:table-cell table:style-name="ce3" table:formula="of:=[.HJ9]*1.02" office:value-type="float" office:value="4484261257.59685" calcext:value-type="float">
            <text:p>4 484 261 257,60</text:p>
          </table:table-cell>
          <table:table-cell table:style-name="ce3" table:formula="of:=[.HK9]*1.02" office:value-type="float" office:value="4573946482.74878" calcext:value-type="float">
            <text:p>4 573 946 482,75</text:p>
          </table:table-cell>
          <table:table-cell table:style-name="ce3" table:formula="of:=[.HL9]*1.02" office:value-type="float" office:value="4665425412.40376" calcext:value-type="float">
            <text:p>4 665 425 412,40</text:p>
          </table:table-cell>
          <table:table-cell table:style-name="ce3" table:formula="of:=[.HM9]*1.02" office:value-type="float" office:value="4758733920.65183" calcext:value-type="float">
            <text:p>4 758 733 920,65</text:p>
          </table:table-cell>
          <table:table-cell table:style-name="ce3" table:formula="of:=[.HN9]*1.02" office:value-type="float" office:value="4853908599.06487" calcext:value-type="float">
            <text:p>4 853 908 599,06</text:p>
          </table:table-cell>
          <table:table-cell table:style-name="ce3" table:formula="of:=[.HO9]*1.02" office:value-type="float" office:value="4950986771.04617" calcext:value-type="float">
            <text:p>4 950 986 771,05</text:p>
          </table:table-cell>
          <table:table-cell table:style-name="ce3" table:formula="of:=[.HP9]*1.02" office:value-type="float" office:value="5050006506.46709" calcext:value-type="float">
            <text:p>5 050 006 506,47</text:p>
          </table:table-cell>
          <table:table-cell table:style-name="ce3" table:formula="of:=[.HQ9]*1.02" office:value-type="float" office:value="5151006636.59643" calcext:value-type="float">
            <text:p>5 151 006 636,60</text:p>
          </table:table-cell>
          <table:table-cell table:style-name="ce3" table:formula="of:=[.HR9]*1.02" office:value-type="float" office:value="5254026769.32836" calcext:value-type="float">
            <text:p>5 254 026 769,33</text:p>
          </table:table-cell>
          <table:table-cell table:style-name="ce3" table:formula="of:=[.HS9]*1.02" office:value-type="float" office:value="5359107304.71493" calcext:value-type="float">
            <text:p>5 359 107 304,71</text:p>
          </table:table-cell>
          <table:table-cell table:style-name="ce3" table:formula="of:=[.HT9]*1.02" office:value-type="float" office:value="5466289450.80923" calcext:value-type="float">
            <text:p>5 466 289 450,81</text:p>
          </table:table-cell>
          <table:table-cell table:style-name="ce3" table:formula="of:=[.HU9]*1.02" office:value-type="float" office:value="5575615239.82541" calcext:value-type="float">
            <text:p>5 575 615 239,83</text:p>
          </table:table-cell>
          <table:table-cell table:style-name="ce3" table:formula="of:=[.HV9]*1.02" office:value-type="float" office:value="5687127544.62192" calcext:value-type="float">
            <text:p>5 687 127 544,62</text:p>
          </table:table-cell>
          <table:table-cell table:style-name="ce3" table:formula="of:=[.HW9]*1.02" office:value-type="float" office:value="5800870095.51436" calcext:value-type="float">
            <text:p>5 800 870 095,51</text:p>
          </table:table-cell>
          <table:table-cell table:style-name="ce3" table:formula="of:=[.HX9]*1.02" office:value-type="float" office:value="5916887497.42465" calcext:value-type="float">
            <text:p>5 916 887 497,42</text:p>
          </table:table-cell>
          <table:table-cell table:style-name="ce3" table:formula="of:=[.HY9]*1.02" office:value-type="float" office:value="6035225247.37314" calcext:value-type="float">
            <text:p>6 035 225 247,37</text:p>
          </table:table-cell>
          <table:table-cell table:style-name="ce3" table:formula="of:=[.HZ9]*1.02" office:value-type="float" office:value="6155929752.3206" calcext:value-type="float">
            <text:p>6 155 929 752,32</text:p>
          </table:table-cell>
          <table:table-cell table:style-name="ce3" table:formula="of:=[.IA9]*1.02" office:value-type="float" office:value="6279048347.36701" calcext:value-type="float">
            <text:p>6 279 048 347,37</text:p>
          </table:table-cell>
          <table:table-cell table:style-name="ce3" table:formula="of:=[.IB9]*1.02" office:value-type="float" office:value="6404629314.31436" calcext:value-type="float">
            <text:p>6 404 629 314,31</text:p>
          </table:table-cell>
          <table:table-cell table:style-name="ce3" table:formula="of:=[.IC9]*1.02" office:value-type="float" office:value="6532721900.60064" calcext:value-type="float">
            <text:p>6 532 721 900,60</text:p>
          </table:table-cell>
          <table:table-cell table:style-name="ce3" table:formula="of:=[.ID9]*1.02" office:value-type="float" office:value="6663376338.61266" calcext:value-type="float">
            <text:p>6 663 376 338,61</text:p>
          </table:table-cell>
          <table:table-cell table:style-name="ce3" table:formula="of:=[.IE9]*1.02" office:value-type="float" office:value="6796643865.38491" calcext:value-type="float">
            <text:p>6 796 643 865,38</text:p>
          </table:table-cell>
          <table:table-cell table:style-name="ce3" table:formula="of:=[.IF9]*1.02" office:value-type="float" office:value="6932576742.69261" calcext:value-type="float">
            <text:p>6 932 576 742,69</text:p>
          </table:table-cell>
          <table:table-cell table:style-name="ce3" table:formula="of:=[.IG9]*1.02" office:value-type="float" office:value="7071228277.54646" calcext:value-type="float">
            <text:p>7 071 228 277,55</text:p>
          </table:table-cell>
          <table:table-cell table:style-name="ce3" table:formula="of:=[.IH9]*1.02" office:value-type="float" office:value="7212652843.09739" calcext:value-type="float">
            <text:p>7 212 652 843,10</text:p>
          </table:table-cell>
          <table:table-cell table:style-name="ce3" table:formula="of:=[.II9]*1.02" office:value-type="float" office:value="7356905899.95934" calcext:value-type="float">
            <text:p>7 356 905 899,96</text:p>
          </table:table-cell>
          <table:table-cell table:style-name="ce3" table:formula="of:=[.IJ9]*1.02" office:value-type="float" office:value="7504044017.95852" calcext:value-type="float">
            <text:p>7 504 044 017,96</text:p>
          </table:table-cell>
          <table:table-cell table:style-name="ce3" table:formula="of:=[.IK9]*1.02" office:value-type="float" office:value="7654124898.31769" calcext:value-type="float">
            <text:p>7 654 124 898,32</text:p>
          </table:table-cell>
          <table:table-cell table:style-name="ce3" table:formula="of:=[.IL9]*1.02" office:value-type="float" office:value="7807207396.28405" calcext:value-type="float">
            <text:p>7 807 207 396,28</text:p>
          </table:table-cell>
          <table:table-cell table:style-name="ce3" table:formula="of:=[.IM9]*1.02" office:value-type="float" office:value="7963351544.20973" calcext:value-type="float">
            <text:p>7 963 351 544,21</text:p>
          </table:table-cell>
          <table:table-cell table:style-name="ce3" table:formula="of:=[.IN9]*1.02" office:value-type="float" office:value="8122618575.09392" calcext:value-type="float">
            <text:p>8 122 618 575,09</text:p>
          </table:table-cell>
          <table:table-cell table:style-name="ce3" table:formula="of:=[.IO9]*1.02" office:value-type="float" office:value="8285070946.5958" calcext:value-type="float">
            <text:p>8 285 070 946,60</text:p>
          </table:table-cell>
          <table:table-cell table:style-name="ce3" table:formula="of:=[.IP9]*1.02" office:value-type="float" office:value="8450772365.52772" calcext:value-type="float">
            <text:p>8 450 772 365,53</text:p>
          </table:table-cell>
          <table:table-cell table:style-name="ce3" table:formula="of:=[.IQ9]*1.02" office:value-type="float" office:value="8619787812.83827" calcext:value-type="float">
            <text:p>8 619 787 812,84</text:p>
          </table:table-cell>
          <table:table-cell table:style-name="ce3" table:formula="of:=[.IR9]*1.02" office:value-type="float" office:value="8792183569.09504" calcext:value-type="float">
            <text:p>8 792 183 569,10</text:p>
          </table:table-cell>
          <table:table-cell table:style-name="ce3" table:formula="of:=[.IS9]*1.02" office:value-type="float" office:value="8968027240.47694" calcext:value-type="float">
            <text:p>8 968 027 240,48</text:p>
          </table:table-cell>
          <table:table-cell table:style-name="ce3" table:formula="of:=[.IT9]*1.02" office:value-type="float" office:value="9147387785.28648" calcext:value-type="float">
            <text:p>9 147 387 785,29</text:p>
          </table:table-cell>
          <table:table-cell table:style-name="ce3" table:formula="of:=[.IU9]*1.02" office:value-type="float" office:value="9330335540.99221" calcext:value-type="float">
            <text:p>9 330 335 540,99</text:p>
          </table:table-cell>
          <table:table-cell table:style-name="ce3" table:formula="of:=[.IV9]*1.02" office:value-type="float" office:value="9516942251.81206" calcext:value-type="float">
            <text:p>9 516 942 251,81</text:p>
          </table:table-cell>
          <table:table-cell table:style-name="ce3" table:formula="of:=[.IW9]*1.02" office:value-type="float" office:value="9707281096.8483" calcext:value-type="float">
            <text:p>9 707 281 096,85</text:p>
          </table:table-cell>
          <table:table-cell table:style-name="ce3" table:formula="of:=[.IX9]*1.02" office:value-type="float" office:value="9901426718.78526" calcext:value-type="float">
            <text:p>9 901 426 718,79</text:p>
          </table:table-cell>
          <table:table-cell table:style-name="ce3" table:formula="of:=[.IY9]*1.02" office:value-type="float" office:value="10099455253.161" calcext:value-type="float">
            <text:p>10 099 455 253,16</text:p>
          </table:table-cell>
          <table:table-cell table:style-name="ce3" table:formula="of:=[.IZ9]*1.02" office:value-type="float" office:value="10301444358.2242" calcext:value-type="float">
            <text:p>10 301 444 358,22</text:p>
          </table:table-cell>
          <table:table-cell table:style-name="ce3" table:formula="of:=[.JA9]*1.02" office:value-type="float" office:value="10507473245.3887" calcext:value-type="float">
            <text:p>10 507 473 245,39</text:p>
          </table:table-cell>
          <table:table-cell table:style-name="ce3" table:formula="of:=[.JB9]*1.02" office:value-type="float" office:value="10717622710.2964" calcext:value-type="float">
            <text:p>10 717 622 710,30</text:p>
          </table:table-cell>
          <table:table-cell table:style-name="ce3" table:formula="of:=[.JC9]*1.02" office:value-type="float" office:value="10931975164.5024" calcext:value-type="float">
            <text:p>10 931 975 164,50</text:p>
          </table:table-cell>
          <table:table-cell table:style-name="ce3" table:formula="of:=[.JD9]*1.02" office:value-type="float" office:value="11150614667.7924" calcext:value-type="float">
            <text:p>11 150 614 667,79</text:p>
          </table:table-cell>
          <table:table-cell table:style-name="ce3" table:formula="of:=[.JE9]*1.02" office:value-type="float" office:value="11373626961.1483" calcext:value-type="float">
            <text:p>11 373 626 961,15</text:p>
          </table:table-cell>
          <table:table-cell table:style-name="ce3" table:formula="of:=[.JF9]*1.02" office:value-type="float" office:value="11601099500.3712" calcext:value-type="float">
            <text:p>11 601 099 500,37</text:p>
          </table:table-cell>
          <table:table-cell table:style-name="ce3" table:formula="of:=[.JG9]*1.02" office:value-type="float" office:value="11833121490.3787" calcext:value-type="float">
            <text:p>11 833 121 490,38</text:p>
          </table:table-cell>
          <table:table-cell table:style-name="ce3" table:formula="of:=[.JH9]*1.02" office:value-type="float" office:value="12069783920.1862" calcext:value-type="float">
            <text:p>12 069 783 920,19</text:p>
          </table:table-cell>
          <table:table-cell table:style-name="ce3" table:formula="of:=[.JI9]*1.02" office:value-type="float" office:value="12311179598.59" calcext:value-type="float">
            <text:p>12 311 179 598,59</text:p>
          </table:table-cell>
          <table:table-cell table:style-name="ce3" table:formula="of:=[.JJ9]*1.02" office:value-type="float" office:value="12557403190.5618" calcext:value-type="float">
            <text:p>12 557 403 190,56</text:p>
          </table:table-cell>
          <table:table-cell table:style-name="ce3" table:formula="of:=[.JK9]*1.02" office:value-type="float" office:value="12808551254.373" calcext:value-type="float">
            <text:p>12 808 551 254,37</text:p>
          </table:table-cell>
          <table:table-cell table:style-name="ce3" table:formula="of:=[.JL9]*1.02" office:value-type="float" office:value="13064722279.4605" calcext:value-type="float">
            <text:p>13 064 722 279,46</text:p>
          </table:table-cell>
          <table:table-cell table:style-name="ce3" table:formula="of:=[.JM9]*1.02" office:value-type="float" office:value="13326016725.0497" calcext:value-type="float">
            <text:p>13 326 016 725,05</text:p>
          </table:table-cell>
          <table:table-cell table:style-name="ce3" table:formula="of:=[.JN9]*1.02" office:value-type="float" office:value="13592537059.5507" calcext:value-type="float">
            <text:p>13 592 537 059,55</text:p>
          </table:table-cell>
          <table:table-cell table:style-name="ce3" table:formula="of:=[.JO9]*1.02" office:value-type="float" office:value="13864387800.7417" calcext:value-type="float">
            <text:p>13 864 387 800,74</text:p>
          </table:table-cell>
          <table:table-cell table:style-name="ce3" table:formula="of:=[.JP9]*1.02" office:value-type="float" office:value="14141675556.7565" calcext:value-type="float">
            <text:p>14 141 675 556,76</text:p>
          </table:table-cell>
          <table:table-cell table:style-name="ce3" table:formula="of:=[.JQ9]*1.02" office:value-type="float" office:value="14424509067.8916" calcext:value-type="float">
            <text:p>14 424 509 067,89</text:p>
          </table:table-cell>
          <table:table-cell table:style-name="ce3" table:formula="of:=[.JR9]*1.02" office:value-type="float" office:value="14712999249.2495" calcext:value-type="float">
            <text:p>14 712 999 249,25</text:p>
          </table:table-cell>
          <table:table-cell table:style-name="ce3" table:formula="of:=[.JS9]*1.02" office:value-type="float" office:value="15007259234.2345" calcext:value-type="float">
            <text:p>15 007 259 234,23</text:p>
          </table:table-cell>
          <table:table-cell table:style-name="ce3" table:formula="of:=[.JT9]*1.02" office:value-type="float" office:value="15307404418.9191" calcext:value-type="float">
            <text:p>15 307 404 418,92</text:p>
          </table:table-cell>
          <table:table-cell table:style-name="ce3" table:formula="of:=[.JU9]*1.02" office:value-type="float" office:value="15613552507.2975" calcext:value-type="float">
            <text:p>15 613 552 507,30</text:p>
          </table:table-cell>
          <table:table-cell table:style-name="ce3" table:formula="of:=[.JV9]*1.02" office:value-type="float" office:value="15925823557.4435" calcext:value-type="float">
            <text:p>15 925 823 557,44</text:p>
          </table:table-cell>
          <table:table-cell table:style-name="ce3" table:formula="of:=[.JW9]*1.02" office:value-type="float" office:value="16244340028.5924" calcext:value-type="float">
            <text:p>16 244 340 028,59</text:p>
          </table:table-cell>
          <table:table-cell table:style-name="ce3" table:formula="of:=[.JX9]*1.02" office:value-type="float" office:value="16569226829.1642" calcext:value-type="float">
            <text:p>16 569 226 829,16</text:p>
          </table:table-cell>
          <table:table-cell table:style-name="ce3" table:formula="of:=[.JY9]*1.02" office:value-type="float" office:value="16900611365.7475" calcext:value-type="float">
            <text:p>16 900 611 365,75</text:p>
          </table:table-cell>
          <table:table-cell table:style-name="ce3" table:formula="of:=[.JZ9]*1.02" office:value-type="float" office:value="17238623593.0624" calcext:value-type="float">
            <text:p>17 238 623 593,06</text:p>
          </table:table-cell>
          <table:table-cell table:style-name="ce3" table:formula="of:=[.KA9]*1.02" office:value-type="float" office:value="17583396064.9237" calcext:value-type="float">
            <text:p>17 583 396 064,92</text:p>
          </table:table-cell>
          <table:table-cell table:style-name="ce3" table:formula="of:=[.KB9]*1.02" office:value-type="float" office:value="17935063986.2222" calcext:value-type="float">
            <text:p>17 935 063 986,22</text:p>
          </table:table-cell>
          <table:table-cell table:style-name="ce3" table:formula="of:=[.KC9]*1.02" office:value-type="float" office:value="18293765265.9466" calcext:value-type="float">
            <text:p>18 293 765 265,95</text:p>
          </table:table-cell>
          <table:table-cell table:style-name="ce3" table:formula="of:=[.KD9]*1.02" office:value-type="float" office:value="18659640571.2655" calcext:value-type="float">
            <text:p>18 659 640 571,27</text:p>
          </table:table-cell>
          <table:table-cell table:style-name="ce3" table:formula="of:=[.KE9]*1.02" office:value-type="float" office:value="19032833382.6908" calcext:value-type="float">
            <text:p>19 032 833 382,69</text:p>
          </table:table-cell>
          <table:table-cell table:style-name="ce3" table:formula="of:=[.KF9]*1.02" office:value-type="float" office:value="19413490050.3447" calcext:value-type="float">
            <text:p>19 413 490 050,34</text:p>
          </table:table-cell>
          <table:table-cell table:style-name="ce3" table:formula="of:=[.KG9]*1.02" office:value-type="float" office:value="19801759851.3515" calcext:value-type="float">
            <text:p>19 801 759 851,35</text:p>
          </table:table-cell>
          <table:table-cell table:style-name="ce3" table:formula="of:=[.KH9]*1.02" office:value-type="float" office:value="20197795048.3786" calcext:value-type="float">
            <text:p>20 197 795 048,38</text:p>
          </table:table-cell>
          <table:table-cell table:style-name="ce3" table:formula="of:=[.KI9]*1.02" office:value-type="float" office:value="20601750949.3461" calcext:value-type="float">
            <text:p>20 601 750 949,35</text:p>
          </table:table-cell>
          <table:table-cell table:style-name="ce3" table:formula="of:=[.KJ9]*1.02" office:value-type="float" office:value="21013785968.3331" calcext:value-type="float">
            <text:p>21 013 785 968,33</text:p>
          </table:table-cell>
          <table:table-cell table:style-name="ce3" table:formula="of:=[.KK9]*1.02" office:value-type="float" office:value="21434061687.6997" calcext:value-type="float">
            <text:p>21 434 061 687,70</text:p>
          </table:table-cell>
          <table:table-cell table:style-name="ce3" table:formula="of:=[.KL9]*1.02" office:value-type="float" office:value="21862742921.4537" calcext:value-type="float">
            <text:p>21 862 742 921,45</text:p>
          </table:table-cell>
          <table:table-cell table:style-name="ce3" table:formula="of:=[.KM9]*1.02" office:value-type="float" office:value="22299997779.8828" calcext:value-type="float">
            <text:p>22 299 997 779,88</text:p>
          </table:table-cell>
          <table:table-cell table:style-name="ce3" table:formula="of:=[.KN9]*1.02" office:value-type="float" office:value="22745997735.4805" calcext:value-type="float">
            <text:p>22 745 997 735,48</text:p>
          </table:table-cell>
          <table:table-cell table:style-name="ce3" table:formula="of:=[.KO9]*1.02" office:value-type="float" office:value="23200917690.1901" calcext:value-type="float">
            <text:p>23 200 917 690,19</text:p>
          </table:table-cell>
          <table:table-cell table:style-name="ce3" table:formula="of:=[.KP9]*1.02" office:value-type="float" office:value="23664936043.9939" calcext:value-type="float">
            <text:p>23 664 936 043,99</text:p>
          </table:table-cell>
          <table:table-cell table:style-name="ce3" table:formula="of:=[.KQ9]*1.02" office:value-type="float" office:value="24138234764.8737" calcext:value-type="float">
            <text:p>24 138 234 764,87</text:p>
          </table:table-cell>
          <table:table-cell table:style-name="ce3" table:formula="of:=[.KR9]*1.02" office:value-type="float" office:value="24620999460.1712" calcext:value-type="float">
            <text:p>24 620 999 460,17</text:p>
          </table:table-cell>
          <table:table-cell table:style-name="ce3" table:formula="of:=[.KS9]*1.02" office:value-type="float" office:value="25113419449.3746" calcext:value-type="float">
            <text:p>25 113 419 449,37</text:p>
          </table:table-cell>
          <table:table-cell table:style-name="ce3" table:formula="of:=[.KT9]*1.02" office:value-type="float" office:value="25615687838.3621" calcext:value-type="float">
            <text:p>25 615 687 838,36</text:p>
          </table:table-cell>
          <table:table-cell table:style-name="ce3" table:formula="of:=[.KU9]*1.02" office:value-type="float" office:value="26128001595.1294" calcext:value-type="float">
            <text:p>26 128 001 595,13</text:p>
          </table:table-cell>
          <table:table-cell table:style-name="ce3" table:formula="of:=[.KV9]*1.02" office:value-type="float" office:value="26650561627.032" calcext:value-type="float">
            <text:p>26 650 561 627,03</text:p>
          </table:table-cell>
          <table:table-cell table:style-name="ce3" table:formula="of:=[.KW9]*1.02" office:value-type="float" office:value="27183572859.5726" calcext:value-type="float">
            <text:p>27 183 572 859,57</text:p>
          </table:table-cell>
          <table:table-cell table:style-name="ce3" table:formula="of:=[.KX9]*1.02" office:value-type="float" office:value="27727244316.7641" calcext:value-type="float">
            <text:p>27 727 244 316,76</text:p>
          </table:table-cell>
          <table:table-cell table:style-name="ce3" table:formula="of:=[.KY9]*1.02" office:value-type="float" office:value="28281789203.0993" calcext:value-type="float">
            <text:p>28 281 789 203,10</text:p>
          </table:table-cell>
          <table:table-cell table:style-name="ce3" table:formula="of:=[.KZ9]*1.02" office:value-type="float" office:value="28847424987.1613" calcext:value-type="float">
            <text:p>28 847 424 987,16</text:p>
          </table:table-cell>
          <table:table-cell table:style-name="ce3" table:formula="of:=[.LA9]*1.02" office:value-type="float" office:value="29424373486.9046" calcext:value-type="float">
            <text:p>29 424 373 486,90</text:p>
          </table:table-cell>
          <table:table-cell table:style-name="ce3" table:formula="of:=[.LB9]*1.02" office:value-type="float" office:value="30012860956.6427" calcext:value-type="float">
            <text:p>30 012 860 956,64</text:p>
          </table:table-cell>
          <table:table-cell table:style-name="ce3" table:formula="of:=[.LC9]*1.02" office:value-type="float" office:value="30613118175.7755" calcext:value-type="float">
            <text:p>30 613 118 175,78</text:p>
          </table:table-cell>
          <table:table-cell table:style-name="ce3" table:formula="of:=[.LD9]*1.02" office:value-type="float" office:value="31225380539.291" calcext:value-type="float">
            <text:p>31 225 380 539,29</text:p>
          </table:table-cell>
          <table:table-cell table:style-name="ce3" table:formula="of:=[.LE9]*1.02" office:value-type="float" office:value="31849888150.0768" calcext:value-type="float">
            <text:p>31 849 888 150,08</text:p>
          </table:table-cell>
          <table:table-cell table:style-name="ce3" table:formula="of:=[.LF9]*1.02" office:value-type="float" office:value="32486885913.0784" calcext:value-type="float">
            <text:p>32 486 885 913,08</text:p>
          </table:table-cell>
          <table:table-cell table:style-name="ce3" table:formula="of:=[.LG9]*1.02" office:value-type="float" office:value="33136623631.3399" calcext:value-type="float">
            <text:p>33 136 623 631,34</text:p>
          </table:table-cell>
          <table:table-cell table:style-name="ce3" table:formula="of:=[.LH9]*1.02" office:value-type="float" office:value="33799356103.9667" calcext:value-type="float">
            <text:p>33 799 356 103,97</text:p>
          </table:table-cell>
          <table:table-cell table:style-name="ce3" table:formula="of:=[.LI9]*1.02" office:value-type="float" office:value="34475343226.0461" calcext:value-type="float">
            <text:p>34 475 343 226,05</text:p>
          </table:table-cell>
          <table:table-cell table:style-name="ce3" table:formula="of:=[.LJ9]*1.02" office:value-type="float" office:value="35164850090.567" calcext:value-type="float">
            <text:p>35 164 850 090,57</text:p>
          </table:table-cell>
          <table:table-cell table:style-name="ce3" table:formula="of:=[.LK9]*1.02" office:value-type="float" office:value="35868147092.3783" calcext:value-type="float">
            <text:p>35 868 147 092,38</text:p>
          </table:table-cell>
          <table:table-cell table:style-name="ce3" table:formula="of:=[.LL9]*1.02" office:value-type="float" office:value="36585510034.2259" calcext:value-type="float">
            <text:p>36 585 510 034,23</text:p>
          </table:table-cell>
          <table:table-cell table:style-name="ce3" table:formula="of:=[.LM9]*1.02" office:value-type="float" office:value="37317220234.9104" calcext:value-type="float">
            <text:p>37 317 220 234,91</text:p>
          </table:table-cell>
          <table:table-cell table:style-name="ce3" table:formula="of:=[.LN9]*1.02" office:value-type="float" office:value="38063564639.6086" calcext:value-type="float">
            <text:p>38 063 564 639,61</text:p>
          </table:table-cell>
          <table:table-cell table:style-name="ce3" table:formula="of:=[.LO9]*1.02" office:value-type="float" office:value="38824835932.4008" calcext:value-type="float">
            <text:p>38 824 835 932,40</text:p>
          </table:table-cell>
          <table:table-cell table:style-name="ce3" table:formula="of:=[.LP9]*1.02" office:value-type="float" office:value="39601332651.0488" calcext:value-type="float">
            <text:p>39 601 332 651,05</text:p>
          </table:table-cell>
          <table:table-cell table:style-name="ce3" table:formula="of:=[.LQ9]*1.02" office:value-type="float" office:value="40393359304.0698" calcext:value-type="float">
            <text:p>40 393 359 304,07</text:p>
          </table:table-cell>
          <table:table-cell table:style-name="ce3" table:formula="of:=[.LR9]*1.02" office:value-type="float" office:value="41201226490.1512" calcext:value-type="float">
            <text:p>41 201 226 490,15</text:p>
          </table:table-cell>
          <table:table-cell table:style-name="ce3" table:formula="of:=[.LS9]*1.02" office:value-type="float" office:value="42025251019.9542" calcext:value-type="float">
            <text:p>42 025 251 019,95</text:p>
          </table:table-cell>
          <table:table-cell table:style-name="ce3" table:formula="of:=[.LT9]*1.02" office:value-type="float" office:value="42865756040.3533" calcext:value-type="float">
            <text:p>42 865 756 040,35</text:p>
          </table:table-cell>
          <table:table-cell table:style-name="ce3" table:formula="of:=[.LU9]*1.02" office:value-type="float" office:value="43723071161.1604" calcext:value-type="float">
            <text:p>43 723 071 161,16</text:p>
          </table:table-cell>
          <table:table-cell table:style-name="ce3" table:formula="of:=[.LV9]*1.02" office:value-type="float" office:value="44597532584.3836" calcext:value-type="float">
            <text:p>44 597 532 584,38</text:p>
          </table:table-cell>
          <table:table-cell table:style-name="ce3" table:formula="of:=[.LW9]*1.02" office:value-type="float" office:value="45489483236.0713" calcext:value-type="float">
            <text:p>45 489 483 236,07</text:p>
          </table:table-cell>
          <table:table-cell table:style-name="ce3" table:formula="of:=[.LX9]*1.02" office:value-type="float" office:value="46399272900.7927" calcext:value-type="float">
            <text:p>46 399 272 900,79</text:p>
          </table:table-cell>
          <table:table-cell table:style-name="ce3" table:formula="of:=[.LY9]*1.02" office:value-type="float" office:value="47327258358.8085" calcext:value-type="float">
            <text:p>47 327 258 358,81</text:p>
          </table:table-cell>
          <table:table-cell table:style-name="ce3" table:formula="of:=[.LZ9]*1.02" office:value-type="float" office:value="48273803525.9847" calcext:value-type="float">
            <text:p>48 273 803 525,98</text:p>
          </table:table-cell>
          <table:table-cell table:style-name="ce3" table:formula="of:=[.MA9]*1.02" office:value-type="float" office:value="49239279596.5044" calcext:value-type="float">
            <text:p>49 239 279 596,50</text:p>
          </table:table-cell>
          <table:table-cell table:style-name="ce3" table:formula="of:=[.MB9]*1.02" office:value-type="float" office:value="50224065188.4345" calcext:value-type="float">
            <text:p>50 224 065 188,43</text:p>
          </table:table-cell>
          <table:table-cell table:style-name="ce3" table:formula="of:=[.MC9]*1.02" office:value-type="float" office:value="51228546492.2032" calcext:value-type="float">
            <text:p>51 228 546 492,20</text:p>
          </table:table-cell>
          <table:table-cell table:style-name="ce3" table:formula="of:=[.MD9]*1.02" office:value-type="float" office:value="52253117422.0473" calcext:value-type="float">
            <text:p>52 253 117 422,05</text:p>
          </table:table-cell>
          <table:table-cell table:style-name="ce3" table:formula="of:=[.ME9]*1.02" office:value-type="float" office:value="53298179770.4882" calcext:value-type="float">
            <text:p>53 298 179 770,49</text:p>
          </table:table-cell>
          <table:table-cell table:style-name="ce3" table:formula="of:=[.MF9]*1.02" office:value-type="float" office:value="54364143365.898" calcext:value-type="float">
            <text:p>54 364 143 365,90</text:p>
          </table:table-cell>
          <table:table-cell table:style-name="ce3" table:formula="of:=[.MG9]*1.02" office:value-type="float" office:value="55451426233.2159" calcext:value-type="float">
            <text:p>55 451 426 233,22</text:p>
          </table:table-cell>
          <table:table-cell table:style-name="ce3" table:formula="of:=[.MH9]*1.02" office:value-type="float" office:value="56560454757.8803" calcext:value-type="float">
            <text:p>56 560 454 757,88</text:p>
          </table:table-cell>
          <table:table-cell table:style-name="ce3" table:formula="of:=[.MI9]*1.02" office:value-type="float" office:value="57691663853.0379" calcext:value-type="float">
            <text:p>57 691 663 853,04</text:p>
          </table:table-cell>
          <table:table-cell table:style-name="ce3" table:formula="of:=[.MJ9]*1.02" office:value-type="float" office:value="58845497130.0986" calcext:value-type="float">
            <text:p>58 845 497 130,10</text:p>
          </table:table-cell>
          <table:table-cell table:style-name="ce3" table:formula="of:=[.MK9]*1.02" office:value-type="float" office:value="60022407072.7006" calcext:value-type="float">
            <text:p>60 022 407 072,70</text:p>
          </table:table-cell>
          <table:table-cell table:style-name="ce3" table:formula="of:=[.ML9]*1.02" office:value-type="float" office:value="61222855214.1546" calcext:value-type="float">
            <text:p>61 222 855 214,15</text:p>
          </table:table-cell>
          <table:table-cell table:style-name="ce3" table:formula="of:=[.MM9]*1.02" office:value-type="float" office:value="62447312318.4377" calcext:value-type="float">
            <text:p>62 447 312 318,44</text:p>
          </table:table-cell>
          <table:table-cell table:style-name="ce3" table:formula="of:=[.MN9]*1.02" office:value-type="float" office:value="63696258564.8065" calcext:value-type="float">
            <text:p>63 696 258 564,81</text:p>
          </table:table-cell>
          <table:table-cell table:style-name="ce3" table:formula="of:=[.MO9]*1.02" office:value-type="float" office:value="64970183736.1026" calcext:value-type="float">
            <text:p>64 970 183 736,10</text:p>
          </table:table-cell>
          <table:table-cell table:style-name="ce3" table:formula="of:=[.MP9]*1.02" office:value-type="float" office:value="66269587410.8246" calcext:value-type="float">
            <text:p>66 269 587 410,82</text:p>
          </table:table-cell>
          <table:table-cell table:style-name="ce3" table:formula="of:=[.MQ9]*1.02" office:value-type="float" office:value="67594979159.0411" calcext:value-type="float">
            <text:p>67 594 979 159,04</text:p>
          </table:table-cell>
          <table:table-cell table:style-name="ce3" table:formula="of:=[.MR9]*1.02" office:value-type="float" office:value="68946878742.222" calcext:value-type="float">
            <text:p>68 946 878 742,22</text:p>
          </table:table-cell>
          <table:table-cell table:style-name="ce3" table:formula="of:=[.MS9]*1.02" office:value-type="float" office:value="70325816317.0664" calcext:value-type="float">
            <text:p>70 325 816 317,07</text:p>
          </table:table-cell>
          <table:table-cell table:style-name="ce3" table:formula="of:=[.MT9]*1.02" office:value-type="float" office:value="71732332643.4077" calcext:value-type="float">
            <text:p>71 732 332 643,41</text:p>
          </table:table-cell>
          <table:table-cell table:style-name="ce3" table:formula="of:=[.MU9]*1.02" office:value-type="float" office:value="73166979296.2759" calcext:value-type="float">
            <text:p>73 166 979 296,28</text:p>
          </table:table-cell>
          <table:table-cell table:style-name="ce3" table:formula="of:=[.MV9]*1.02" office:value-type="float" office:value="74630318882.2014" calcext:value-type="float">
            <text:p>74 630 318 882,20</text:p>
          </table:table-cell>
          <table:table-cell table:style-name="ce3" table:formula="of:=[.MW9]*1.02" office:value-type="float" office:value="76122925259.8454" calcext:value-type="float">
            <text:p>76 122 925 259,85</text:p>
          </table:table-cell>
          <table:table-cell table:style-name="ce3" table:formula="of:=[.MX9]*1.02" office:value-type="float" office:value="77645383765.0423" calcext:value-type="float">
            <text:p>77 645 383 765,04</text:p>
          </table:table-cell>
          <table:table-cell table:style-name="ce3" table:formula="of:=[.MY9]*1.02" office:value-type="float" office:value="79198291440.3432" calcext:value-type="float">
            <text:p>79 198 291 440,34</text:p>
          </table:table-cell>
          <table:table-cell table:style-name="ce3" table:formula="of:=[.MZ9]*1.02" office:value-type="float" office:value="80782257269.15" calcext:value-type="float">
            <text:p>80 782 257 269,15</text:p>
          </table:table-cell>
          <table:table-cell table:style-name="ce3" table:formula="of:=[.NA9]*1.02" office:value-type="float" office:value="82397902414.533" calcext:value-type="float">
            <text:p>82 397 902 414,53</text:p>
          </table:table-cell>
          <table:table-cell table:style-name="ce3" table:formula="of:=[.NB9]*1.02" office:value-type="float" office:value="84045860462.8237" calcext:value-type="float">
            <text:p>84 045 860 462,82</text:p>
          </table:table-cell>
          <table:table-cell table:style-name="ce3" table:formula="of:=[.NC9]*1.02" office:value-type="float" office:value="85726777672.0802" calcext:value-type="float">
            <text:p>85 726 777 672,08</text:p>
          </table:table-cell>
          <table:table-cell table:style-name="ce3" table:formula="of:=[.ND9]*1.02" office:value-type="float" office:value="87441313225.5218" calcext:value-type="float">
            <text:p>87 441 313 225,52</text:p>
          </table:table-cell>
          <table:table-cell table:style-name="ce3" table:formula="of:=[.NE9]*1.02" office:value-type="float" office:value="89190139490.0322" calcext:value-type="float">
            <text:p>89 190 139 490,03</text:p>
          </table:table-cell>
          <table:table-cell table:style-name="ce3" table:formula="of:=[.NF9]*1.02" office:value-type="float" office:value="90973942279.8329" calcext:value-type="float">
            <text:p>90 973 942 279,83</text:p>
          </table:table-cell>
          <table:table-cell table:style-name="ce3" table:formula="of:=[.NG9]*1.02" office:value-type="float" office:value="92793421125.4295" calcext:value-type="float">
            <text:p>92 793 421 125,43</text:p>
          </table:table-cell>
          <table:table-cell table:style-name="ce3" table:formula="of:=[.NH9]*1.02" office:value-type="float" office:value="94649289547.9381" calcext:value-type="float">
            <text:p>94 649 289 547,94</text:p>
          </table:table-cell>
          <table:table-cell table:style-name="ce3" table:formula="of:=[.NI9]*1.02" office:value-type="float" office:value="96542275338.8969" calcext:value-type="float">
            <text:p>96 542 275 338,90</text:p>
          </table:table-cell>
          <table:table-cell table:style-name="ce3" table:formula="of:=[.NJ9]*1.02" office:value-type="float" office:value="98473120845.6748" calcext:value-type="float">
            <text:p>98 473 120 845,67</text:p>
          </table:table-cell>
          <table:table-cell table:style-name="ce3" table:formula="of:=[.NK9]*1.02" office:value-type="float" office:value="100442583262.588" calcext:value-type="float">
            <text:p>100 442 583 262,59</text:p>
          </table:table-cell>
          <table:table-cell table:style-name="ce3" table:formula="of:=[.NL9]*1.02" office:value-type="float" office:value="102451434927.84" calcext:value-type="float">
            <text:p>102 451 434 927,84</text:p>
          </table:table-cell>
          <table:table-cell table:style-name="ce3" table:formula="of:=[.NM9]*1.02" office:value-type="float" office:value="104500463626.397" calcext:value-type="float">
            <text:p>104 500 463 626,40</text:p>
          </table:table-cell>
          <table:table-cell table:style-name="ce3" table:formula="of:=[.NN9]*1.02" office:value-type="float" office:value="106590472898.925" calcext:value-type="float">
            <text:p>106 590 472 898,93</text:p>
          </table:table-cell>
          <table:table-cell table:style-name="ce3" table:formula="of:=[.NO9]*1.02" office:value-type="float" office:value="108722282356.903" calcext:value-type="float">
            <text:p>108 722 282 356,90</text:p>
          </table:table-cell>
          <table:table-cell table:style-name="ce3" table:formula="of:=[.NP9]*1.02" office:value-type="float" office:value="110896728004.041" calcext:value-type="float">
            <text:p>110 896 728 004,04</text:p>
          </table:table-cell>
          <table:table-cell table:style-name="ce3" table:formula="of:=[.NQ9]*1.02" office:value-type="float" office:value="113114662564.122" calcext:value-type="float">
            <text:p>113 114 662 564,12</text:p>
          </table:table-cell>
          <table:table-cell table:style-name="ce3" table:formula="of:=[.NR9]*1.02" office:value-type="float" office:value="115376955815.405" calcext:value-type="float">
            <text:p>115 376 955 815,41</text:p>
          </table:table-cell>
          <table:table-cell table:style-name="ce3" table:formula="of:=[.NS9]*1.02" office:value-type="float" office:value="117684494931.713" calcext:value-type="float">
            <text:p>117 684 494 931,71</text:p>
          </table:table-cell>
          <table:table-cell table:style-name="ce3" table:formula="of:=[.NT9]*1.02" office:value-type="float" office:value="120038184830.347" calcext:value-type="float">
            <text:p>120 038 184 830,35</text:p>
          </table:table-cell>
          <table:table-cell table:style-name="ce3" table:formula="of:=[.NU9]*1.02" office:value-type="float" office:value="122438948526.954" calcext:value-type="float">
            <text:p>122 438 948 526,95</text:p>
          </table:table-cell>
          <table:table-cell table:style-name="ce3" table:formula="of:=[.NV9]*1.02" office:value-type="float" office:value="124887727497.493" calcext:value-type="float">
            <text:p>124 887 727 497,49</text:p>
          </table:table-cell>
          <table:table-cell table:style-name="ce3" table:formula="of:=[.NW9]*1.02" office:value-type="float" office:value="127385482047.443" calcext:value-type="float">
            <text:p>127 385 482 047,44</text:p>
          </table:table-cell>
          <table:table-cell table:style-name="ce3" table:formula="of:=[.NX9]*1.02" office:value-type="float" office:value="129933191688.392" calcext:value-type="float">
            <text:p>129 933 191 688,39</text:p>
          </table:table-cell>
          <table:table-cell table:style-name="ce3" table:formula="of:=[.NY9]*1.02" office:value-type="float" office:value="132531855522.16" calcext:value-type="float">
            <text:p>132 531 855 522,16</text:p>
          </table:table-cell>
          <table:table-cell table:style-name="ce3" table:formula="of:=[.NZ9]*1.02" office:value-type="float" office:value="135182492632.603" calcext:value-type="float">
            <text:p>135 182 492 632,60</text:p>
          </table:table-cell>
          <table:table-cell table:style-name="ce3" table:formula="of:=[.OA9]*1.02" office:value-type="float" office:value="137886142485.255" calcext:value-type="float">
            <text:p>137 886 142 485,26</text:p>
          </table:table-cell>
          <table:table-cell table:style-name="ce3" table:formula="of:=[.OB9]*1.02" office:value-type="float" office:value="140643865334.96" calcext:value-type="float">
            <text:p>140 643 865 334,96</text:p>
          </table:table-cell>
          <table:table-cell table:style-name="ce3" table:formula="of:=[.OC9]*1.02" office:value-type="float" office:value="143456742641.659" calcext:value-type="float">
            <text:p>143 456 742 641,66</text:p>
          </table:table-cell>
          <table:table-cell table:style-name="ce3" table:formula="of:=[.OD9]*1.02" office:value-type="float" office:value="146325877494.492" calcext:value-type="float">
            <text:p>146 325 877 494,49</text:p>
          </table:table-cell>
          <table:table-cell table:style-name="ce3" table:formula="of:=[.OE9]*1.02" office:value-type="float" office:value="149252395044.382" calcext:value-type="float">
            <text:p>149 252 395 044,38</text:p>
          </table:table-cell>
          <table:table-cell table:style-name="ce3" table:formula="of:=[.OF9]*1.02" office:value-type="float" office:value="152237442945.27" calcext:value-type="float">
            <text:p>152 237 442 945,27</text:p>
          </table:table-cell>
          <table:table-cell table:style-name="ce3" table:formula="of:=[.OG9]*1.02" office:value-type="float" office:value="155282191804.175" calcext:value-type="float">
            <text:p>155 282 191 804,18</text:p>
          </table:table-cell>
          <table:table-cell table:style-name="ce3" table:formula="of:=[.OH9]*1.02" office:value-type="float" office:value="158387835640.259" calcext:value-type="float">
            <text:p>158 387 835 640,26</text:p>
          </table:table-cell>
          <table:table-cell table:style-name="ce3" table:formula="of:=[.OI9]*1.02" office:value-type="float" office:value="161555592353.064" calcext:value-type="float">
            <text:p>161 555 592 353,06</text:p>
          </table:table-cell>
          <table:table-cell table:style-name="ce3" table:formula="of:=[.OJ9]*1.02" office:value-type="float" office:value="164786704200.125" calcext:value-type="float">
            <text:p>164 786 704 200,13</text:p>
          </table:table-cell>
          <table:table-cell table:style-name="ce3" table:formula="of:=[.OK9]*1.02" office:value-type="float" office:value="168082438284.128" calcext:value-type="float">
            <text:p>168 082 438 284,13</text:p>
          </table:table-cell>
          <table:table-cell table:style-name="ce3" table:formula="of:=[.OL9]*1.02" office:value-type="float" office:value="171444087049.81" calcext:value-type="float">
            <text:p>171 444 087 049,81</text:p>
          </table:table-cell>
          <table:table-cell table:style-name="ce3" table:formula="of:=[.OM9]*1.02" office:value-type="float" office:value="174872968790.806" calcext:value-type="float">
            <text:p>174 872 968 790,81</text:p>
          </table:table-cell>
          <table:table-cell table:style-name="ce3" table:formula="of:=[.ON9]*1.02" office:value-type="float" office:value="178370428166.623" calcext:value-type="float">
            <text:p>178 370 428 166,62</text:p>
          </table:table-cell>
          <table:table-cell table:style-name="ce3" table:formula="of:=[.OO9]*1.02" office:value-type="float" office:value="181937836729.955" calcext:value-type="float">
            <text:p>181 937 836 729,96</text:p>
          </table:table-cell>
          <table:table-cell table:style-name="ce3" table:formula="of:=[.OP9]*1.02" office:value-type="float" office:value="185576593464.554" calcext:value-type="float">
            <text:p>185 576 593 464,56</text:p>
          </table:table-cell>
          <table:table-cell table:style-name="ce3" table:formula="of:=[.OQ9]*1.02" office:value-type="float" office:value="189288125333.845" calcext:value-type="float">
            <text:p>189 288 125 333,85</text:p>
          </table:table-cell>
          <table:table-cell table:style-name="ce3" table:formula="of:=[.OR9]*1.02" office:value-type="float" office:value="193073887840.522" calcext:value-type="float">
            <text:p>193 073 887 840,52</text:p>
          </table:table-cell>
          <table:table-cell table:style-name="ce3" table:formula="of:=[.OS9]*1.02" office:value-type="float" office:value="196935365597.333" calcext:value-type="float">
            <text:p>196 935 365 597,33</text:p>
          </table:table-cell>
          <table:table-cell table:style-name="ce3" table:formula="of:=[.OT9]*1.02" office:value-type="float" office:value="200874072909.279" calcext:value-type="float">
            <text:p>200 874 072 909,28</text:p>
          </table:table-cell>
          <table:table-cell table:style-name="ce3" table:formula="of:=[.OU9]*1.02" office:value-type="float" office:value="204891554367.465" calcext:value-type="float">
            <text:p>204 891 554 367,47</text:p>
          </table:table-cell>
          <table:table-cell table:style-name="ce3" table:formula="of:=[.OV9]*1.02" office:value-type="float" office:value="208989385454.814" calcext:value-type="float">
            <text:p>208 989 385 454,82</text:p>
          </table:table-cell>
          <table:table-cell table:style-name="ce3" table:formula="of:=[.OW9]*1.02" office:value-type="float" office:value="213169173163.91" calcext:value-type="float">
            <text:p>213 169 173 163,91</text:p>
          </table:table-cell>
          <table:table-cell table:style-name="ce3" table:formula="of:=[.OX9]*1.02" office:value-type="float" office:value="217432556627.189" calcext:value-type="float">
            <text:p>217 432 556 627,19</text:p>
          </table:table-cell>
          <table:table-cell table:style-name="ce3" table:formula="of:=[.OY9]*1.02" office:value-type="float" office:value="221781207759.732" calcext:value-type="float">
            <text:p>221 781 207 759,73</text:p>
          </table:table-cell>
          <table:table-cell table:style-name="ce3" table:formula="of:=[.OZ9]*1.02" office:value-type="float" office:value="226216831914.927" calcext:value-type="float">
            <text:p>226 216 831 914,93</text:p>
          </table:table-cell>
          <table:table-cell table:style-name="ce3" table:formula="of:=[.PA9]*1.02" office:value-type="float" office:value="230741168553.226" calcext:value-type="float">
            <text:p>230 741 168 553,23</text:p>
          </table:table-cell>
          <table:table-cell table:style-name="ce3" table:formula="of:=[.PB9]*1.02" office:value-type="float" office:value="235355991924.29" calcext:value-type="float">
            <text:p>235 355 991 924,29</text:p>
          </table:table-cell>
          <table:table-cell table:style-name="ce3" table:formula="of:=[.PC9]*1.02" office:value-type="float" office:value="240063111762.776" calcext:value-type="float">
            <text:p>240 063 111 762,78</text:p>
          </table:table-cell>
          <table:table-cell table:style-name="ce3" table:formula="of:=[.PD9]*1.02" office:value-type="float" office:value="244864373998.031" calcext:value-type="float">
            <text:p>244 864 373 998,03</text:p>
          </table:table-cell>
          <table:table-cell table:style-name="ce3" table:formula="of:=[.PE9]*1.02" office:value-type="float" office:value="249761661477.992" calcext:value-type="float">
            <text:p>249 761 661 477,99</text:p>
          </table:table-cell>
          <table:table-cell table:style-name="ce3" table:formula="of:=[.PF9]*1.02" office:value-type="float" office:value="254756894707.552" calcext:value-type="float">
            <text:p>254 756 894 707,55</text:p>
          </table:table-cell>
          <table:table-cell table:style-name="ce3" table:formula="of:=[.PG9]*1.02" office:value-type="float" office:value="259852032601.703" calcext:value-type="float">
            <text:p>259 852 032 601,70</text:p>
          </table:table-cell>
          <table:table-cell table:style-name="ce3" table:formula="of:=[.PH9]*1.02" office:value-type="float" office:value="265049073253.737" calcext:value-type="float">
            <text:p>265 049 073 253,74</text:p>
          </table:table-cell>
          <table:table-cell table:style-name="ce3" table:formula="of:=[.PI9]*1.02" office:value-type="float" office:value="270350054718.812" calcext:value-type="float">
            <text:p>270 350 054 718,81</text:p>
          </table:table-cell>
          <table:table-cell table:style-name="ce3" table:formula="of:=[.PJ9]*1.02" office:value-type="float" office:value="275757055813.188" calcext:value-type="float">
            <text:p>275 757 055 813,19</text:p>
          </table:table-cell>
          <table:table-cell table:style-name="ce3" table:formula="of:=[.PK9]*1.02" office:value-type="float" office:value="281272196929.452" calcext:value-type="float">
            <text:p>281 272 196 929,45</text:p>
          </table:table-cell>
          <table:table-cell table:style-name="ce3" table:formula="of:=[.PL9]*1.02" office:value-type="float" office:value="286897640868.041" calcext:value-type="float">
            <text:p>286 897 640 868,04</text:p>
          </table:table-cell>
          <table:table-cell table:style-name="ce3" table:formula="of:=[.PM9]*1.02" office:value-type="float" office:value="292635593685.402" calcext:value-type="float">
            <text:p>292 635 593 685,40</text:p>
          </table:table-cell>
          <table:table-cell table:style-name="ce3" table:formula="of:=[.PN9]*1.02" office:value-type="float" office:value="298488305559.11" calcext:value-type="float">
            <text:p>298 488 305 559,11</text:p>
          </table:table-cell>
          <table:table-cell table:style-name="ce3" table:formula="of:=[.PO9]*1.02" office:value-type="float" office:value="304458071670.292" calcext:value-type="float">
            <text:p>304 458 071 670,29</text:p>
          </table:table-cell>
          <table:table-cell table:style-name="ce3" table:formula="of:=[.PP9]*1.02" office:value-type="float" office:value="310547233103.698" calcext:value-type="float">
            <text:p>310 547 233 103,70</text:p>
          </table:table-cell>
          <table:table-cell table:style-name="ce3" table:formula="of:=[.PQ9]*1.02" office:value-type="float" office:value="316758177765.772" calcext:value-type="float">
            <text:p>316 758 177 765,77</text:p>
          </table:table-cell>
          <table:table-cell table:style-name="ce3" table:formula="of:=[.PR9]*1.02" office:value-type="float" office:value="323093341321.087" calcext:value-type="float">
            <text:p>323 093 341 321,09</text:p>
          </table:table-cell>
          <table:table-cell table:style-name="ce3" table:formula="of:=[.PS9]*1.02" office:value-type="float" office:value="329555208147.509" calcext:value-type="float">
            <text:p>329 555 208 147,51</text:p>
          </table:table-cell>
          <table:table-cell table:style-name="ce3" table:formula="of:=[.PT9]*1.02" office:value-type="float" office:value="336146312310.459" calcext:value-type="float">
            <text:p>336 146 312 310,46</text:p>
          </table:table-cell>
          <table:table-cell table:style-name="ce3" table:formula="of:=[.PU9]*1.02" office:value-type="float" office:value="342869238556.668" calcext:value-type="float">
            <text:p>342 869 238 556,67</text:p>
          </table:table-cell>
          <table:table-cell table:style-name="ce3" table:formula="of:=[.PV9]*1.02" office:value-type="float" office:value="349726623327.802" calcext:value-type="float">
            <text:p>349 726 623 327,80</text:p>
          </table:table-cell>
          <table:table-cell table:style-name="ce3" table:formula="of:=[.PW9]*1.02" office:value-type="float" office:value="356721155794.358" calcext:value-type="float">
            <text:p>356 721 155 794,36</text:p>
          </table:table-cell>
          <table:table-cell table:style-name="ce3" table:formula="of:=[.PX9]*1.02" office:value-type="float" office:value="363855578910.245" calcext:value-type="float">
            <text:p>363 855 578 910,25</text:p>
          </table:table-cell>
          <table:table-cell table:style-name="ce3" table:formula="of:=[.PY9]*1.02" office:value-type="float" office:value="371132690488.45" calcext:value-type="float">
            <text:p>371 132 690 488,45</text:p>
          </table:table-cell>
          <table:table-cell table:style-name="ce3" table:formula="of:=[.PZ9]*1.02" office:value-type="float" office:value="378555344298.219" calcext:value-type="float">
            <text:p>378 555 344 298,22</text:p>
          </table:table-cell>
          <table:table-cell table:style-name="ce3" table:formula="of:=[.QA9]*1.02" office:value-type="float" office:value="386126451184.183" calcext:value-type="float">
            <text:p>386 126 451 184,18</text:p>
          </table:table-cell>
          <table:table-cell table:style-name="ce3" table:formula="of:=[.QB9]*1.02" office:value-type="float" office:value="393848980207.867" calcext:value-type="float">
            <text:p>393 848 980 207,87</text:p>
          </table:table-cell>
          <table:table-cell table:style-name="ce3" table:formula="of:=[.QC9]*1.02" office:value-type="float" office:value="401725959812.024" calcext:value-type="float">
            <text:p>401 725 959 812,02</text:p>
          </table:table-cell>
          <table:table-cell table:style-name="ce3" table:formula="of:=[.QD9]*1.02" office:value-type="float" office:value="409760479008.264" calcext:value-type="float">
            <text:p>409 760 479 008,27</text:p>
          </table:table-cell>
          <table:table-cell table:style-name="ce3" table:formula="of:=[.QE9]*1.02" office:value-type="float" office:value="417955688588.43" calcext:value-type="float">
            <text:p>417 955 688 588,43</text:p>
          </table:table-cell>
          <table:table-cell table:style-name="ce3" table:formula="of:=[.QF9]*1.02" office:value-type="float" office:value="426314802360.198" calcext:value-type="float">
            <text:p>426 314 802 360,20</text:p>
          </table:table-cell>
          <table:table-cell table:style-name="ce3" table:formula="of:=[.QG9]*1.02" office:value-type="float" office:value="434841098407.402" calcext:value-type="float">
            <text:p>434 841 098 407,40</text:p>
          </table:table-cell>
          <table:table-cell table:style-name="ce3" table:formula="of:=[.QH9]*1.02" office:value-type="float" office:value="443537920375.55" calcext:value-type="float">
            <text:p>443 537 920 375,55</text:p>
          </table:table-cell>
          <table:table-cell table:style-name="ce3" table:formula="of:=[.QI9]*1.02" office:value-type="float" office:value="452408678783.061" calcext:value-type="float">
            <text:p>452 408 678 783,06</text:p>
          </table:table-cell>
          <table:table-cell table:style-name="ce3" table:formula="of:=[.QJ9]*1.02" office:value-type="float" office:value="461456852358.723" calcext:value-type="float">
            <text:p>461 456 852 358,72</text:p>
          </table:table-cell>
          <table:table-cell table:style-name="ce3" table:formula="of:=[.QK9]*1.02" office:value-type="float" office:value="470685989405.897" calcext:value-type="float">
            <text:p>470 685 989 405,90</text:p>
          </table:table-cell>
          <table:table-cell table:style-name="ce3" table:formula="of:=[.QL9]*1.02" office:value-type="float" office:value="480099709194.015" calcext:value-type="float">
            <text:p>480 099 709 194,02</text:p>
          </table:table-cell>
          <table:table-cell table:style-name="ce3" table:formula="of:=[.QM9]*1.02" office:value-type="float" office:value="489701703377.895" calcext:value-type="float">
            <text:p>489 701 703 377,90</text:p>
          </table:table-cell>
          <table:table-cell table:style-name="ce3" table:formula="of:=[.QN9]*1.02" office:value-type="float" office:value="499495737445.453" calcext:value-type="float">
            <text:p>499 495 737 445,45</text:p>
          </table:table-cell>
          <table:table-cell table:style-name="ce3" table:formula="of:=[.QO9]*1.02" office:value-type="float" office:value="509485652194.362" calcext:value-type="float">
            <text:p>509 485 652 194,36</text:p>
          </table:table-cell>
          <table:table-cell table:style-name="ce3" table:formula="of:=[.QP9]*1.02" office:value-type="float" office:value="519675365238.25" calcext:value-type="float">
            <text:p>519 675 365 238,25</text:p>
          </table:table-cell>
          <table:table-cell table:style-name="ce3" table:formula="of:=[.QQ9]*1.02" office:value-type="float" office:value="530068872543.015" calcext:value-type="float">
            <text:p>530 068 872 543,02</text:p>
          </table:table-cell>
          <table:table-cell table:style-name="ce3" table:formula="of:=[.QR9]*1.02" office:value-type="float" office:value="540670249993.875" calcext:value-type="float">
            <text:p>540 670 249 993,88</text:p>
          </table:table-cell>
          <table:table-cell table:style-name="ce3" table:formula="of:=[.QS9]*1.02" office:value-type="float" office:value="551483654993.752" calcext:value-type="float">
            <text:p>551 483 654 993,75</text:p>
          </table:table-cell>
          <table:table-cell table:style-name="ce3" table:formula="of:=[.QT9]*1.02" office:value-type="float" office:value="562513328093.627" calcext:value-type="float">
            <text:p>562 513 328 093,63</text:p>
          </table:table-cell>
          <table:table-cell table:style-name="ce3" table:formula="of:=[.QU9]*1.02" office:value-type="float" office:value="573763594655.5" calcext:value-type="float">
            <text:p>573 763 594 655,50</text:p>
          </table:table-cell>
          <table:table-cell table:style-name="ce3" table:formula="of:=[.QV9]*1.02" office:value-type="float" office:value="585238866548.61" calcext:value-type="float">
            <text:p>585 238 866 548,61</text:p>
          </table:table-cell>
          <table:table-cell table:style-name="ce3" table:formula="of:=[.QW9]*1.02" office:value-type="float" office:value="596943643879.582" calcext:value-type="float">
            <text:p>596 943 643 879,58</text:p>
          </table:table-cell>
          <table:table-cell table:style-name="ce3" table:formula="of:=[.QX9]*1.02" office:value-type="float" office:value="608882516757.174" calcext:value-type="float">
            <text:p>608 882 516 757,17</text:p>
          </table:table-cell>
          <table:table-cell table:style-name="ce3" table:formula="of:=[.QY9]*1.02" office:value-type="float" office:value="621060167092.317" calcext:value-type="float">
            <text:p>621 060 167 092,32</text:p>
          </table:table-cell>
          <table:table-cell table:style-name="ce3" table:formula="of:=[.QZ9]*1.02" office:value-type="float" office:value="633481370434.163" calcext:value-type="float">
            <text:p>633 481 370 434,16</text:p>
          </table:table-cell>
          <table:table-cell table:style-name="ce3" table:formula="of:=[.RA9]*1.02" office:value-type="float" office:value="646150997842.847" calcext:value-type="float">
            <text:p>646 150 997 842,85</text:p>
          </table:table-cell>
          <table:table-cell table:style-name="ce3" table:formula="of:=[.RB9]*1.02" office:value-type="float" office:value="659074017799.704" calcext:value-type="float">
            <text:p>659 074 017 799,70</text:p>
          </table:table-cell>
          <table:table-cell table:style-name="ce3" table:formula="of:=[.RC9]*1.02" office:value-type="float" office:value="672255498155.698" calcext:value-type="float">
            <text:p>672 255 498 155,70</text:p>
          </table:table-cell>
          <table:table-cell table:style-name="ce3" table:formula="of:=[.RD9]*1.02" office:value-type="float" office:value="685700608118.812" calcext:value-type="float">
            <text:p>685 700 608 118,81</text:p>
          </table:table-cell>
          <table:table-cell table:style-name="ce3" table:formula="of:=[.RE9]*1.02" office:value-type="float" office:value="699414620281.188" calcext:value-type="float">
            <text:p>699 414 620 281,19</text:p>
          </table:table-cell>
          <table:table-cell table:style-name="ce3" table:formula="of:=[.RF9]*1.02" office:value-type="float" office:value="713402912686.812" calcext:value-type="float">
            <text:p>713 402 912 686,81</text:p>
          </table:table-cell>
          <table:table-cell table:style-name="ce3" table:formula="of:=[.RG9]*1.02" office:value-type="float" office:value="727670970940.548" calcext:value-type="float">
            <text:p>727 670 970 940,55</text:p>
          </table:table-cell>
          <table:table-cell table:style-name="ce3" table:formula="of:=[.RH9]*1.02" office:value-type="float" office:value="742224390359.359" calcext:value-type="float">
            <text:p>742 224 390 359,36</text:p>
          </table:table-cell>
          <table:table-cell table:style-name="ce3" table:formula="of:=[.RI9]*1.02" office:value-type="float" office:value="757068878166.546" calcext:value-type="float">
            <text:p>757 068 878 166,55</text:p>
          </table:table-cell>
          <table:table-cell table:style-name="ce3" table:formula="of:=[.RJ9]*1.02" office:value-type="float" office:value="772210255729.877" calcext:value-type="float">
            <text:p>772 210 255 729,88</text:p>
          </table:table-cell>
          <table:table-cell table:style-name="ce3" table:formula="of:=[.RK9]*1.02" office:value-type="float" office:value="787654460844.475" calcext:value-type="float">
            <text:p>787 654 460 844,48</text:p>
          </table:table-cell>
          <table:table-cell table:style-name="ce3" table:formula="of:=[.RL9]*1.02" office:value-type="float" office:value="803407550061.364" calcext:value-type="float">
            <text:p>803 407 550 061,36</text:p>
          </table:table-cell>
          <table:table-cell table:style-name="ce3" table:formula="of:=[.RM9]*1.02" office:value-type="float" office:value="819475701062.591" calcext:value-type="float">
            <text:p>819 475 701 062,59</text:p>
          </table:table-cell>
          <table:table-cell table:style-name="ce3" table:formula="of:=[.RN9]*1.02" office:value-type="float" office:value="835865215083.843" calcext:value-type="float">
            <text:p>835 865 215 083,84</text:p>
          </table:table-cell>
          <table:table-cell table:style-name="ce3" table:formula="of:=[.RO9]*1.02" office:value-type="float" office:value="852582519385.52" calcext:value-type="float">
            <text:p>852 582 519 385,52</text:p>
          </table:table-cell>
          <table:table-cell table:style-name="ce3" table:formula="of:=[.RP9]*1.02" office:value-type="float" office:value="869634169773.23" calcext:value-type="float">
            <text:p>869 634 169 773,23</text:p>
          </table:table-cell>
          <table:table-cell table:style-name="ce3" table:formula="of:=[.RQ9]*1.02" office:value-type="float" office:value="887026853168.695" calcext:value-type="float">
            <text:p>887 026 853 168,70</text:p>
          </table:table-cell>
          <table:table-cell table:style-name="ce3" table:formula="of:=[.RR9]*1.02" office:value-type="float" office:value="904767390232.069" calcext:value-type="float">
            <text:p>904 767 390 232,07</text:p>
          </table:table-cell>
          <table:table-cell table:style-name="ce3" table:formula="of:=[.RS9]*1.02" office:value-type="float" office:value="922862738036.71" calcext:value-type="float">
            <text:p>922 862 738 036,71</text:p>
          </table:table-cell>
          <table:table-cell table:style-name="ce3" table:formula="of:=[.RT9]*1.02" office:value-type="float" office:value="941319992797.445" calcext:value-type="float">
            <text:p>941 319 992 797,45</text:p>
          </table:table-cell>
          <table:table-cell table:style-name="ce3" table:formula="of:=[.RU9]*1.02" office:value-type="float" office:value="960146392653.394" calcext:value-type="float">
            <text:p>960 146 392 653,39</text:p>
          </table:table-cell>
          <table:table-cell table:style-name="ce3" table:formula="of:=[.RV9]*1.02" office:value-type="float" office:value="979349320506.461" calcext:value-type="float">
            <text:p>979 349 320 506,46</text:p>
          </table:table-cell>
          <table:table-cell table:style-name="ce3" table:formula="of:=[.RW9]*1.02" office:value-type="float" office:value="998936306916.591" calcext:value-type="float">
            <text:p>998 936 306 916,59</text:p>
          </table:table-cell>
          <table:table-cell table:style-name="ce3" table:formula="of:=[.RX9]*1.02" office:value-type="float" office:value="1018915033054.92" calcext:value-type="float">
            <text:p>1 018 915 033 054,92</text:p>
          </table:table-cell>
          <table:table-cell table:style-name="ce3" table:formula="of:=[.RY9]*1.02" office:value-type="float" office:value="1039293333716.02" calcext:value-type="float">
            <text:p>1 039 293 333 716,02</text:p>
          </table:table-cell>
          <table:table-cell table:style-name="ce3" table:formula="of:=[.RZ9]*1.02" office:value-type="float" office:value="1060079200390.34" calcext:value-type="float">
            <text:p>1 060 079 200 390,34</text:p>
          </table:table-cell>
          <table:table-cell table:style-name="ce3" table:formula="of:=[.SA9]*1.02" office:value-type="float" office:value="1081280784398.15" calcext:value-type="float">
            <text:p>1 081 280 784 398,15</text:p>
          </table:table-cell>
          <table:table-cell table:style-name="ce3" table:formula="of:=[.SB9]*1.02" office:value-type="float" office:value="1102906400086.11" calcext:value-type="float">
            <text:p>1 102 906 400 086,11</text:p>
          </table:table-cell>
          <table:table-cell table:style-name="ce3" table:formula="of:=[.SC9]*1.02" office:value-type="float" office:value="1124964528087.83" calcext:value-type="float">
            <text:p>1 124 964 528 087,83</text:p>
          </table:table-cell>
          <table:table-cell table:style-name="ce3" table:formula="of:=[.SD9]*1.02" office:value-type="float" office:value="1147463818649.59" calcext:value-type="float">
            <text:p>1 147 463 818 649,59</text:p>
          </table:table-cell>
          <table:table-cell table:style-name="ce3" table:formula="of:=[.SE9]*1.02" office:value-type="float" office:value="1170413095022.58" calcext:value-type="float">
            <text:p>1 170 413 095 022,58</text:p>
          </table:table-cell>
          <table:table-cell table:style-name="ce3" table:formula="of:=[.SF9]*1.02" office:value-type="float" office:value="1193821356923.03" calcext:value-type="float">
            <text:p>1 193 821 356 923,03</text:p>
          </table:table-cell>
          <table:table-cell table:style-name="ce3" table:formula="of:=[.SG9]*1.02" office:value-type="float" office:value="1217697784061.49" calcext:value-type="float">
            <text:p>1 217 697 784 061,49</text:p>
          </table:table-cell>
          <table:table-cell table:style-name="ce3" table:formula="of:=[.SH9]*1.02" office:value-type="float" office:value="1242051739742.72" calcext:value-type="float">
            <text:p>1 242 051 739 742,72</text:p>
          </table:table-cell>
          <table:table-cell table:style-name="ce3" table:formula="of:=[.SI9]*1.02" office:value-type="float" office:value="1266892774537.58" calcext:value-type="float">
            <text:p>1 266 892 774 537,58</text:p>
          </table:table-cell>
          <table:table-cell table:style-name="ce3" table:formula="of:=[.SJ9]*1.02" office:value-type="float" office:value="1292230630028.33" calcext:value-type="float">
            <text:p>1 292 230 630 028,33</text:p>
          </table:table-cell>
          <table:table-cell table:style-name="ce3" table:formula="of:=[.SK9]*1.02" office:value-type="float" office:value="1318075242628.9" calcext:value-type="float">
            <text:p>1 318 075 242 628,90</text:p>
          </table:table-cell>
          <table:table-cell table:style-name="ce3" table:formula="of:=[.SL9]*1.02" office:value-type="float" office:value="1344436747481.47" calcext:value-type="float">
            <text:p>1 344 436 747 481,47</text:p>
          </table:table-cell>
          <table:table-cell table:style-name="ce3" table:formula="of:=[.SM9]*1.02" office:value-type="float" office:value="1371325482431.1" calcext:value-type="float">
            <text:p>1 371 325 482 431,10</text:p>
          </table:table-cell>
          <table:table-cell table:style-name="ce3" table:formula="of:=[.SN9]*1.02" office:value-type="float" office:value="1398751992079.73" calcext:value-type="float">
            <text:p>1 398 751 992 079,73</text:p>
          </table:table-cell>
          <table:table-cell table:style-name="ce3" table:formula="of:=[.SO9]*1.02" office:value-type="float" office:value="1426727031921.32" calcext:value-type="float">
            <text:p>1 426 727 031 921,32</text:p>
          </table:table-cell>
          <table:table-cell table:style-name="ce3" table:formula="of:=[.SP9]*1.02" office:value-type="float" office:value="1455261572559.75" calcext:value-type="float">
            <text:p>1 455 261 572 559,75</text:p>
          </table:table-cell>
          <table:table-cell table:style-name="ce3" table:formula="of:=[.SQ9]*1.02" office:value-type="float" office:value="1484366804010.94" calcext:value-type="float">
            <text:p>1 484 366 804 010,94</text:p>
          </table:table-cell>
          <table:table-cell table:style-name="ce3" table:formula="of:=[.SR9]*1.02" office:value-type="float" office:value="1514054140091.16" calcext:value-type="float">
            <text:p>1 514 054 140 091,16</text:p>
          </table:table-cell>
          <table:table-cell table:style-name="ce3" table:formula="of:=[.SS9]*1.02" office:value-type="float" office:value="1544335222892.98" calcext:value-type="float">
            <text:p>1 544 335 222 892,98</text:p>
          </table:table-cell>
          <table:table-cell table:style-name="ce3" table:formula="of:=[.ST9]*1.02" office:value-type="float" office:value="1575221927350.84" calcext:value-type="float">
            <text:p>1 575 221 927 350,84</text:p>
          </table:table-cell>
          <table:table-cell table:style-name="ce3" table:formula="of:=[.SU9]*1.02" office:value-type="float" office:value="1606726365897.86" calcext:value-type="float">
            <text:p>1 606 726 365 897,86</text:p>
          </table:table-cell>
          <table:table-cell table:style-name="ce3" table:formula="of:=[.SV9]*1.02" office:value-type="float" office:value="1638860893215.82" calcext:value-type="float">
            <text:p>1 638 860 893 215,82</text:p>
          </table:table-cell>
          <table:table-cell table:style-name="ce3" table:formula="of:=[.SW9]*1.02" office:value-type="float" office:value="1671638111080.13" calcext:value-type="float">
            <text:p>1 671 638 111 080,13</text:p>
          </table:table-cell>
          <table:table-cell table:style-name="ce3" table:formula="of:=[.SX9]*1.02" office:value-type="float" office:value="1705070873301.74" calcext:value-type="float">
            <text:p>1 705 070 873 301,74</text:p>
          </table:table-cell>
          <table:table-cell table:style-name="ce3" table:formula="of:=[.SY9]*1.02" office:value-type="float" office:value="1739172290767.77" calcext:value-type="float">
            <text:p>1 739 172 290 767,77</text:p>
          </table:table-cell>
          <table:table-cell table:style-name="ce3" table:formula="of:=[.SZ9]*1.02" office:value-type="float" office:value="1773955736583.13" calcext:value-type="float">
            <text:p>1 773 955 736 583,13</text:p>
          </table:table-cell>
          <table:table-cell table:style-name="ce3" table:formula="of:=[.TA9]*1.02" office:value-type="float" office:value="1809434851314.79" calcext:value-type="float">
            <text:p>1 809 434 851 314,79</text:p>
          </table:table-cell>
          <table:table-cell table:style-name="ce3" table:formula="of:=[.TB9]*1.02" office:value-type="float" office:value="1845623548341.09" calcext:value-type="float">
            <text:p>1 845 623 548 341,09</text:p>
          </table:table-cell>
          <table:table-cell table:style-name="ce3" table:formula="of:=[.TC9]*1.02" office:value-type="float" office:value="1882536019307.91" calcext:value-type="float">
            <text:p>1 882 536 019 307,91</text:p>
          </table:table-cell>
          <table:table-cell table:style-name="ce3" table:formula="of:=[.TD9]*1.02" office:value-type="float" office:value="1920186739694.07" calcext:value-type="float">
            <text:p>1 920 186 739 694,07</text:p>
          </table:table-cell>
          <table:table-cell table:style-name="ce3" table:formula="of:=[.TE9]*1.02" office:value-type="float" office:value="1958590474487.95" calcext:value-type="float">
            <text:p>1 958 590 474 487,95</text:p>
          </table:table-cell>
          <table:table-cell table:style-name="ce3" table:formula="of:=[.TF9]*1.02" office:value-type="float" office:value="1997762283977.71" calcext:value-type="float">
            <text:p>1 997 762 283 977,71</text:p>
          </table:table-cell>
          <table:table-cell table:style-name="ce3" table:formula="of:=[.TG9]*1.02" office:value-type="float" office:value="2037717529657.26" calcext:value-type="float">
            <text:p>2 037 717 529 657,26</text:p>
          </table:table-cell>
          <table:table-cell table:style-name="ce3" table:formula="of:=[.TH9]*1.02" office:value-type="float" office:value="2078471880250.41" calcext:value-type="float">
            <text:p>2 078 471 880 250,41</text:p>
          </table:table-cell>
          <table:table-cell table:style-name="ce3" table:formula="of:=[.TI9]*1.02" office:value-type="float" office:value="2120041317855.41" calcext:value-type="float">
            <text:p>2 120 041 317 855,41</text:p>
          </table:table-cell>
          <table:table-cell table:style-name="ce3" table:formula="of:=[.TJ9]*1.02" office:value-type="float" office:value="2162442144212.52" calcext:value-type="float">
            <text:p>2 162 442 144 212,52</text:p>
          </table:table-cell>
          <table:table-cell table:style-name="ce3" table:formula="of:=[.TK9]*1.02" office:value-type="float" office:value="2205690987096.77" calcext:value-type="float">
            <text:p>2 205 690 987 096,77</text:p>
          </table:table-cell>
          <table:table-cell table:style-name="ce3" table:formula="of:=[.TL9]*1.02" office:value-type="float" office:value="2249804806838.71" calcext:value-type="float">
            <text:p>2 249 804 806 838,71</text:p>
          </table:table-cell>
          <table:table-cell table:style-name="ce3" table:formula="of:=[.TM9]*1.02" office:value-type="float" office:value="2294800902975.48" calcext:value-type="float">
            <text:p>2 294 800 902 975,48</text:p>
          </table:table-cell>
          <table:table-cell table:style-name="ce3" table:formula="of:=[.TN9]*1.02" office:value-type="float" office:value="2340696921034.99" calcext:value-type="float">
            <text:p>2 340 696 921 034,99</text:p>
          </table:table-cell>
          <table:table-cell table:style-name="ce3" table:formula="of:=[.TO9]*1.02" office:value-type="float" office:value="2387510859455.69" calcext:value-type="float">
            <text:p>2 387 510 859 455,69</text:p>
          </table:table-cell>
          <table:table-cell table:style-name="ce3" table:formula="of:=[.TP9]*1.02" office:value-type="float" office:value="2435261076644.81" calcext:value-type="float">
            <text:p>2 435 261 076 644,81</text:p>
          </table:table-cell>
          <table:table-cell table:style-name="ce3" table:formula="of:=[.TQ9]*1.02" office:value-type="float" office:value="2483966298177.7" calcext:value-type="float">
            <text:p>2 483 966 298 177,70</text:p>
          </table:table-cell>
          <table:table-cell table:style-name="ce3" table:formula="of:=[.TR9]*1.02" office:value-type="float" office:value="2533645624141.26" calcext:value-type="float">
            <text:p>2 533 645 624 141,26</text:p>
          </table:table-cell>
          <table:table-cell table:style-name="ce3" table:formula="of:=[.TS9]*1.02" office:value-type="float" office:value="2584318536624.08" calcext:value-type="float">
            <text:p>2 584 318 536 624,08</text:p>
          </table:table-cell>
          <table:table-cell table:style-name="ce3" table:formula="of:=[.TT9]*1.02" office:value-type="float" office:value="2636004907356.56" calcext:value-type="float">
            <text:p>2 636 004 907 356,56</text:p>
          </table:table-cell>
          <table:table-cell table:style-name="ce3" table:formula="of:=[.TU9]*1.02" office:value-type="float" office:value="2688725005503.69" calcext:value-type="float">
            <text:p>2 688 725 005 503,69</text:p>
          </table:table-cell>
          <table:table-cell table:style-name="ce3" table:formula="of:=[.TV9]*1.02" office:value-type="float" office:value="2742499505613.77" calcext:value-type="float">
            <text:p>2 742 499 505 613,77</text:p>
          </table:table-cell>
          <table:table-cell table:style-name="ce3" table:formula="of:=[.TW9]*1.02" office:value-type="float" office:value="2797349495726.04" calcext:value-type="float">
            <text:p>2 797 349 495 726,04</text:p>
          </table:table-cell>
          <table:table-cell table:style-name="ce3" table:formula="of:=[.TX9]*1.02" office:value-type="float" office:value="2853296485640.56" calcext:value-type="float">
            <text:p>2 853 296 485 640,56</text:p>
          </table:table-cell>
          <table:table-cell table:style-name="ce3" table:formula="of:=[.TY9]*1.02" office:value-type="float" office:value="2910362415353.38" calcext:value-type="float">
            <text:p>2 910 362 415 353,38</text:p>
          </table:table-cell>
          <table:table-cell table:style-name="ce3" table:formula="of:=[.TZ9]*1.02" office:value-type="float" office:value="2968569663660.44" calcext:value-type="float">
            <text:p>2 968 569 663 660,44</text:p>
          </table:table-cell>
          <table:table-cell table:style-name="ce3" table:formula="of:=[.UA9]*1.02" office:value-type="float" office:value="3027941056933.65" calcext:value-type="float">
            <text:p>3 027 941 056 933,65</text:p>
          </table:table-cell>
          <table:table-cell table:style-name="ce3" table:formula="of:=[.UB9]*1.02" office:value-type="float" office:value="3088499878072.32" calcext:value-type="float">
            <text:p>3 088 499 878 072,32</text:p>
          </table:table-cell>
          <table:table-cell table:style-name="ce3" table:formula="of:=[.UC9]*1.02" office:value-type="float" office:value="3150269875633.77" calcext:value-type="float">
            <text:p>3 150 269 875 633,77</text:p>
          </table:table-cell>
          <table:table-cell table:style-name="ce3" table:formula="of:=[.UD9]*1.02" office:value-type="float" office:value="3213275273146.45" calcext:value-type="float">
            <text:p>3 213 275 273 146,45</text:p>
          </table:table-cell>
          <table:table-cell table:style-name="ce3" table:formula="of:=[.UE9]*1.02" office:value-type="float" office:value="3277540778609.38" calcext:value-type="float">
            <text:p>3 277 540 778 609,38</text:p>
          </table:table-cell>
          <table:table-cell table:style-name="ce3" table:formula="of:=[.UF9]*1.02" office:value-type="float" office:value="3343091594181.56" calcext:value-type="float">
            <text:p>3 343 091 594 181,56</text:p>
          </table:table-cell>
          <table:table-cell table:style-name="ce3" table:formula="of:=[.UG9]*1.02" office:value-type="float" office:value="3409953426065.19" calcext:value-type="float">
            <text:p>3 409 953 426 065,19</text:p>
          </table:table-cell>
          <table:table-cell table:style-name="ce3" table:formula="of:=[.UH9]*1.02" office:value-type="float" office:value="3478152494586.5" calcext:value-type="float">
            <text:p>3 478 152 494 586,50</text:p>
          </table:table-cell>
          <table:table-cell table:style-name="ce3" table:formula="of:=[.UI9]*1.02" office:value-type="float" office:value="3547715544478.23" calcext:value-type="float">
            <text:p>3 547 715 544 478,23</text:p>
          </table:table-cell>
          <table:table-cell table:style-name="ce3" table:formula="of:=[.UJ9]*1.02" office:value-type="float" office:value="3618669855367.79" calcext:value-type="float">
            <text:p>3 618 669 855 367,79</text:p>
          </table:table-cell>
          <table:table-cell table:style-name="ce3" table:formula="of:=[.UK9]*1.02" office:value-type="float" office:value="3691043252475.15" calcext:value-type="float">
            <text:p>3 691 043 252 475,15</text:p>
          </table:table-cell>
          <table:table-cell table:style-name="ce3" table:formula="of:=[.UL9]*1.02" office:value-type="float" office:value="3764864117524.65" calcext:value-type="float">
            <text:p>3 764 864 117 524,65</text:p>
          </table:table-cell>
          <table:table-cell table:style-name="ce3" table:formula="of:=[.UM9]*1.02" office:value-type="float" office:value="3840161399875.15" calcext:value-type="float">
            <text:p>3 840 161 399 875,15</text:p>
          </table:table-cell>
          <table:table-cell table:style-name="ce3" table:formula="of:=[.UN9]*1.02" office:value-type="float" office:value="3916964627872.65" calcext:value-type="float">
            <text:p>3 916 964 627 872,65</text:p>
          </table:table-cell>
          <table:table-cell table:style-name="ce3" table:formula="of:=[.UO9]*1.02" office:value-type="float" office:value="3995303920430.1" calcext:value-type="float">
            <text:p>3 995 303 920 430,10</text:p>
          </table:table-cell>
          <table:table-cell table:style-name="ce3" table:formula="of:=[.UP9]*1.02" office:value-type="float" office:value="4075209998838.7" calcext:value-type="float">
            <text:p>4 075 209 998 838,70</text:p>
          </table:table-cell>
          <table:table-cell table:style-name="ce3" table:formula="of:=[.UQ9]*1.02" office:value-type="float" office:value="4156714198815.48" calcext:value-type="float">
            <text:p>4 156 714 198 815,48</text:p>
          </table:table-cell>
          <table:table-cell table:style-name="ce3" table:formula="of:=[.UR9]*1.02" office:value-type="float" office:value="4239848482791.79" calcext:value-type="float">
            <text:p>4 239 848 482 791,79</text:p>
          </table:table-cell>
          <table:table-cell table:style-name="ce3" table:formula="of:=[.US9]*1.02" office:value-type="float" office:value="4324645452447.62" calcext:value-type="float">
            <text:p>4 324 645 452 447,62</text:p>
          </table:table-cell>
          <table:table-cell table:style-name="ce3" table:formula="of:=[.UT9]*1.02" office:value-type="float" office:value="4411138361496.58" calcext:value-type="float">
            <text:p>4 411 138 361 496,58</text:p>
          </table:table-cell>
          <table:table-cell table:style-name="ce3" table:formula="of:=[.UU9]*1.02" office:value-type="float" office:value="4499361128726.51" calcext:value-type="float">
            <text:p>4 499 361 128 726,51</text:p>
          </table:table-cell>
          <table:table-cell table:style-name="ce3" table:formula="of:=[.UV9]*1.02" office:value-type="float" office:value="4589348351301.04" calcext:value-type="float">
            <text:p>4 589 348 351 301,04</text:p>
          </table:table-cell>
          <table:table-cell table:style-name="ce3" table:formula="of:=[.UW9]*1.02" office:value-type="float" office:value="4681135318327.06" calcext:value-type="float">
            <text:p>4 681 135 318 327,06</text:p>
          </table:table-cell>
          <table:table-cell table:style-name="ce3" table:formula="of:=[.UX9]*1.02" office:value-type="float" office:value="4774758024693.6" calcext:value-type="float">
            <text:p>4 774 758 024 693,60</text:p>
          </table:table-cell>
          <table:table-cell table:style-name="ce3" table:formula="of:=[.UY9]*1.02" office:value-type="float" office:value="4870253185187.47" calcext:value-type="float">
            <text:p>4 870 253 185 187,47</text:p>
          </table:table-cell>
          <table:table-cell table:style-name="ce3" table:formula="of:=[.UZ9]*1.02" office:value-type="float" office:value="4967658248891.22" calcext:value-type="float">
            <text:p>4 967 658 248 891,22</text:p>
          </table:table-cell>
          <table:table-cell table:style-name="ce3" table:formula="of:=[.VA9]*1.02" office:value-type="float" office:value="5067011413869.04" calcext:value-type="float">
            <text:p>5 067 011 413 869,04</text:p>
          </table:table-cell>
          <table:table-cell table:style-name="ce3" table:formula="of:=[.VB9]*1.02" office:value-type="float" office:value="5168351642146.42" calcext:value-type="float">
            <text:p>5 168 351 642 146,42</text:p>
          </table:table-cell>
          <table:table-cell table:style-name="ce3" table:formula="of:=[.VC9]*1.02" office:value-type="float" office:value="5271718674989.35" calcext:value-type="float">
            <text:p>5 271 718 674 989,35</text:p>
          </table:table-cell>
          <table:table-cell table:style-name="ce3" table:formula="of:=[.VD9]*1.02" office:value-type="float" office:value="5377153048489.14" calcext:value-type="float">
            <text:p>5 377 153 048 489,14</text:p>
          </table:table-cell>
          <table:table-cell table:style-name="ce3" table:formula="of:=[.VE9]*1.02" office:value-type="float" office:value="5484696109458.92" calcext:value-type="float">
            <text:p>5 484 696 109 458,92</text:p>
          </table:table-cell>
          <table:table-cell table:style-name="ce3" table:formula="of:=[.VF9]*1.02" office:value-type="float" office:value="5594390031648.1" calcext:value-type="float">
            <text:p>5 594 390 031 648,10</text:p>
          </table:table-cell>
          <table:table-cell table:style-name="ce3" table:formula="of:=[.VG9]*1.02" office:value-type="float" office:value="5706277832281.06" calcext:value-type="float">
            <text:p>5 706 277 832 281,06</text:p>
          </table:table-cell>
          <table:table-cell table:style-name="ce3" table:formula="of:=[.VH9]*1.02" office:value-type="float" office:value="5820403388926.69" calcext:value-type="float">
            <text:p>5 820 403 388 926,69</text:p>
          </table:table-cell>
          <table:table-cell table:style-name="ce3" table:formula="of:=[.VI9]*1.02" office:value-type="float" office:value="5936811456705.22" calcext:value-type="float">
            <text:p>5 936 811 456 705,22</text:p>
          </table:table-cell>
          <table:table-cell table:style-name="ce3" table:formula="of:=[.VJ9]*1.02" office:value-type="float" office:value="6055547685839.32" calcext:value-type="float">
            <text:p>6 055 547 685 839,32</text:p>
          </table:table-cell>
          <table:table-cell table:style-name="ce3" table:formula="of:=[.VK9]*1.02" office:value-type="float" office:value="6176658639556.11" calcext:value-type="float">
            <text:p>6 176 658 639 556,11</text:p>
          </table:table-cell>
          <table:table-cell table:style-name="ce3" table:formula="of:=[.VL9]*1.02" office:value-type="float" office:value="6300191812347.23" calcext:value-type="float">
            <text:p>6 300 191 812 347,23</text:p>
          </table:table-cell>
          <table:table-cell table:style-name="ce3" table:formula="of:=[.VM9]*1.02" office:value-type="float" office:value="6426195648594.18" calcext:value-type="float">
            <text:p>6 426 195 648 594,18</text:p>
          </table:table-cell>
          <table:table-cell table:style-name="ce3" table:formula="of:=[.VN9]*1.02" office:value-type="float" office:value="6554719561566.06" calcext:value-type="float">
            <text:p>6 554 719 561 566,06</text:p>
          </table:table-cell>
          <table:table-cell table:style-name="ce3" table:formula="of:=[.VO9]*1.02" office:value-type="float" office:value="6685813952797.38" calcext:value-type="float">
            <text:p>6 685 813 952 797,38</text:p>
          </table:table-cell>
          <table:table-cell table:style-name="ce3" table:formula="of:=[.VP9]*1.02" office:value-type="float" office:value="6819530231853.33" calcext:value-type="float">
            <text:p>6 819 530 231 853,33</text:p>
          </table:table-cell>
          <table:table-cell table:style-name="ce3" table:formula="of:=[.VQ9]*1.02" office:value-type="float" office:value="6955920836490.4" calcext:value-type="float">
            <text:p>6 955 920 836 490,40</text:p>
          </table:table-cell>
          <table:table-cell table:style-name="ce3" table:formula="of:=[.VR9]*1.02" office:value-type="float" office:value="7095039253220.2" calcext:value-type="float">
            <text:p>7 095 039 253 220,20</text:p>
          </table:table-cell>
          <table:table-cell table:style-name="ce3" table:formula="of:=[.VS9]*1.02" office:value-type="float" office:value="7236940038284.61" calcext:value-type="float">
            <text:p>7 236 940 038 284,61</text:p>
          </table:table-cell>
          <table:table-cell table:style-name="ce3" table:formula="of:=[.VT9]*1.02" office:value-type="float" office:value="7381678839050.3" calcext:value-type="float">
            <text:p>7 381 678 839 050,30</text:p>
          </table:table-cell>
          <table:table-cell table:style-name="ce3" table:formula="of:=[.VU9]*1.02" office:value-type="float" office:value="7529312415831.31" calcext:value-type="float">
            <text:p>7 529 312 415 831,31</text:p>
          </table:table-cell>
          <table:table-cell table:style-name="ce3" table:formula="of:=[.VV9]*1.02" office:value-type="float" office:value="7679898664147.93" calcext:value-type="float">
            <text:p>7 679 898 664 147,93</text:p>
          </table:table-cell>
          <table:table-cell table:style-name="ce3" table:formula="of:=[.VW9]*1.02" office:value-type="float" office:value="7833496637430.89" calcext:value-type="float">
            <text:p>7 833 496 637 430,89</text:p>
          </table:table-cell>
          <table:table-cell table:style-name="ce3" table:formula="of:=[.VX9]*1.02" office:value-type="float" office:value="7990166570179.51" calcext:value-type="float">
            <text:p>7 990 166 570 179,51</text:p>
          </table:table-cell>
          <table:table-cell table:style-name="ce3" table:formula="of:=[.VY9]*1.02" office:value-type="float" office:value="8149969901583.1" calcext:value-type="float">
            <text:p>8 149 969 901 583,10</text:p>
          </table:table-cell>
          <table:table-cell table:style-name="ce3" table:formula="of:=[.VZ9]*1.02" office:value-type="float" office:value="8312969299614.76" calcext:value-type="float">
            <text:p>8 312 969 299 614,76</text:p>
          </table:table-cell>
          <table:table-cell table:style-name="ce3" table:formula="of:=[.WA9]*1.02" office:value-type="float" office:value="8479228685607.06" calcext:value-type="float">
            <text:p>8 479 228 685 607,06</text:p>
          </table:table-cell>
          <table:table-cell table:style-name="ce3" table:formula="of:=[.WB9]*1.02" office:value-type="float" office:value="8648813259319.2" calcext:value-type="float">
            <text:p>8 648 813 259 319,20</text:p>
          </table:table-cell>
          <table:table-cell table:style-name="ce3" table:formula="of:=[.WC9]*1.02" office:value-type="float" office:value="8821789524505.58" calcext:value-type="float">
            <text:p>8 821 789 524 505,58</text:p>
          </table:table-cell>
          <table:table-cell table:style-name="ce3" table:formula="of:=[.WD9]*1.02" office:value-type="float" office:value="8998225314995.7" calcext:value-type="float">
            <text:p>8 998 225 314 995,70</text:p>
          </table:table-cell>
          <table:table-cell table:style-name="ce3" table:formula="of:=[.WE9]*1.02" office:value-type="float" office:value="9178189821295.61" calcext:value-type="float">
            <text:p>9 178 189 821 295,61</text:p>
          </table:table-cell>
          <table:table-cell table:style-name="ce3" table:formula="of:=[.WF9]*1.02" office:value-type="float" office:value="9361753617721.52" calcext:value-type="float">
            <text:p>9 361 753 617 721,52</text:p>
          </table:table-cell>
          <table:table-cell table:style-name="ce3" table:formula="of:=[.WG9]*1.02" office:value-type="float" office:value="9548988690075.95" calcext:value-type="float">
            <text:p>9 548 988 690 075,95</text:p>
          </table:table-cell>
          <table:table-cell table:style-name="ce3" table:formula="of:=[.WH9]*1.02" office:value-type="float" office:value="9739968463877.47" calcext:value-type="float">
            <text:p>9 739 968 463 877,47</text:p>
          </table:table-cell>
          <table:table-cell table:style-name="ce3" table:formula="of:=[.WI9]*1.02" office:value-type="float" office:value="9934767833155.02" calcext:value-type="float">
            <text:p>9 934 767 833 155,02</text:p>
          </table:table-cell>
          <table:table-cell table:style-name="ce3" table:formula="of:=[.WJ9]*1.02" office:value-type="float" office:value="10133463189818.1" calcext:value-type="float">
            <text:p>10 133 463 189 818,10</text:p>
          </table:table-cell>
          <table:table-cell table:style-name="ce3" table:formula="of:=[.WK9]*1.02" office:value-type="float" office:value="10336132453614.5" calcext:value-type="float">
            <text:p>10 336 132 453 614,50</text:p>
          </table:table-cell>
          <table:table-cell table:style-name="ce3" table:formula="of:=[.WL9]*1.02" office:value-type="float" office:value="10542855102686.8" calcext:value-type="float">
            <text:p>10 542 855 102 686,80</text:p>
          </table:table-cell>
          <table:table-cell table:style-name="ce3" table:formula="of:=[.WM9]*1.02" office:value-type="float" office:value="10753712204740.5" calcext:value-type="float">
            <text:p>10 753 712 204 740,50</text:p>
          </table:table-cell>
          <table:table-cell table:style-name="ce3" table:formula="of:=[.WN9]*1.02" office:value-type="float" office:value="10968786448835.3" calcext:value-type="float">
            <text:p>10 968 786 448 835,30</text:p>
          </table:table-cell>
          <table:table-cell table:style-name="ce3" table:formula="of:=[.WO9]*1.02" office:value-type="float" office:value="11188162177812" calcext:value-type="float">
            <text:p>11 188 162 177 812,00</text:p>
          </table:table-cell>
          <table:table-cell table:style-name="ce3" table:formula="of:=[.WP9]*1.02" office:value-type="float" office:value="11411925421368.3" calcext:value-type="float">
            <text:p>11 411 925 421 368,30</text:p>
          </table:table-cell>
          <table:table-cell table:style-name="ce3" table:formula="of:=[.WQ9]*1.02" office:value-type="float" office:value="11640163929795.6" calcext:value-type="float">
            <text:p>11 640 163 929 795,60</text:p>
          </table:table-cell>
          <table:table-cell table:style-name="ce3" table:formula="of:=[.WR9]*1.02" office:value-type="float" office:value="11872967208391.5" calcext:value-type="float">
            <text:p>11 872 967 208 391,50</text:p>
          </table:table-cell>
          <table:table-cell table:style-name="ce3" table:formula="of:=[.WS9]*1.02" office:value-type="float" office:value="12110426552559.4" calcext:value-type="float">
            <text:p>12 110 426 552 559,40</text:p>
          </table:table-cell>
          <table:table-cell table:style-name="ce3" table:formula="of:=[.WT9]*1.02" office:value-type="float" office:value="12352635083610.6" calcext:value-type="float">
            <text:p>12 352 635 083 610,60</text:p>
          </table:table-cell>
          <table:table-cell table:style-name="ce3" table:formula="of:=[.WU9]*1.02" office:value-type="float" office:value="12599687785282.8" calcext:value-type="float">
            <text:p>12 599 687 785 282,80</text:p>
          </table:table-cell>
          <table:table-cell table:style-name="ce3" table:formula="of:=[.WV9]*1.02" office:value-type="float" office:value="12851681540988.4" calcext:value-type="float">
            <text:p>12 851 681 540 988,40</text:p>
          </table:table-cell>
          <table:table-cell table:style-name="ce3" table:formula="of:=[.WW9]*1.02" office:value-type="float" office:value="13108715171808.2" calcext:value-type="float">
            <text:p>13 108 715 171 808,20</text:p>
          </table:table-cell>
          <table:table-cell table:style-name="ce3" table:formula="of:=[.WX9]*1.02" office:value-type="float" office:value="13370889475244.4" calcext:value-type="float">
            <text:p>13 370 889 475 244,40</text:p>
          </table:table-cell>
          <table:table-cell table:style-name="ce3" table:formula="of:=[.WY9]*1.02" office:value-type="float" office:value="13638307264749.3" calcext:value-type="float">
            <text:p>13 638 307 264 749,30</text:p>
          </table:table-cell>
          <table:table-cell table:style-name="ce3" table:formula="of:=[.WZ9]*1.02" office:value-type="float" office:value="13911073410044.2" calcext:value-type="float">
            <text:p>13 911 073 410 044,20</text:p>
          </table:table-cell>
          <table:table-cell table:style-name="ce3" table:formula="of:=[.XA9]*1.02" office:value-type="float" office:value="14189294878245.1" calcext:value-type="float">
            <text:p>14 189 294 878 245,10</text:p>
          </table:table-cell>
          <table:table-cell table:style-name="ce3" table:formula="of:=[.XB9]*1.02" office:value-type="float" office:value="14473080775810" calcext:value-type="float">
            <text:p>14 473 080 775 810,00</text:p>
          </table:table-cell>
          <table:table-cell table:style-name="ce3" table:formula="of:=[.XC9]*1.02" office:value-type="float" office:value="14762542391326.2" calcext:value-type="float">
            <text:p>14 762 542 391 326,20</text:p>
          </table:table-cell>
          <table:table-cell table:style-name="ce3" table:formula="of:=[.XD9]*1.02" office:value-type="float" office:value="15057793239152.7" calcext:value-type="float">
            <text:p>15 057 793 239 152,70</text:p>
          </table:table-cell>
          <table:table-cell table:style-name="ce3" table:formula="of:=[.XE9]*1.02" office:value-type="float" office:value="15358949103935.8" calcext:value-type="float">
            <text:p>15 358 949 103 935,80</text:p>
          </table:table-cell>
          <table:table-cell table:style-name="ce3" table:formula="of:=[.XF9]*1.02" office:value-type="float" office:value="15666128086014.5" calcext:value-type="float">
            <text:p>15 666 128 086 014,50</text:p>
          </table:table-cell>
          <table:table-cell table:style-name="ce3" table:formula="of:=[.XG9]*1.02" office:value-type="float" office:value="15979450647734.8" calcext:value-type="float">
            <text:p>15 979 450 647 734,80</text:p>
          </table:table-cell>
          <table:table-cell table:style-name="ce3" table:formula="of:=[.XH9]*1.02" office:value-type="float" office:value="16299039660689.5" calcext:value-type="float">
            <text:p>16 299 039 660 689,50</text:p>
          </table:table-cell>
          <table:table-cell table:style-name="ce3" table:formula="of:=[.XI9]*1.02" office:value-type="float" office:value="16625020453903.3" calcext:value-type="float">
            <text:p>16 625 020 453 903,30</text:p>
          </table:table-cell>
          <table:table-cell table:style-name="ce3" table:formula="of:=[.XJ9]*1.02" office:value-type="float" office:value="16957520862981.4" calcext:value-type="float">
            <text:p>16 957 520 862 981,40</text:p>
          </table:table-cell>
          <table:table-cell table:style-name="ce3" table:formula="of:=[.XK9]*1.02" office:value-type="float" office:value="17296671280241" calcext:value-type="float">
            <text:p>17 296 671 280 241,00</text:p>
          </table:table-cell>
          <table:table-cell table:style-name="ce3" table:formula="of:=[.XL9]*1.02" office:value-type="float" office:value="17642604705845.8" calcext:value-type="float">
            <text:p>17 642 604 705 845,80</text:p>
          </table:table-cell>
          <table:table-cell table:style-name="ce3" table:formula="of:=[.XM9]*1.02" office:value-type="float" office:value="17995456799962.7" calcext:value-type="float">
            <text:p>17 995 456 799 962,70</text:p>
          </table:table-cell>
          <table:table-cell table:style-name="ce3" table:formula="of:=[.XN9]*1.02" office:value-type="float" office:value="18355365935962" calcext:value-type="float">
            <text:p>18 355 365 935 962,00</text:p>
          </table:table-cell>
          <table:table-cell table:style-name="ce3" table:formula="of:=[.XO9]*1.02" office:value-type="float" office:value="18722473254681.2" calcext:value-type="float">
            <text:p>18 722 473 254 681,20</text:p>
          </table:table-cell>
          <table:table-cell table:style-name="ce3" table:formula="of:=[.XP9]*1.02" office:value-type="float" office:value="19096922719774.8" calcext:value-type="float">
            <text:p>19 096 922 719 774,80</text:p>
          </table:table-cell>
          <table:table-cell table:style-name="ce3" table:formula="of:=[.XQ9]*1.02" office:value-type="float" office:value="19478861174170.3" calcext:value-type="float">
            <text:p>19 478 861 174 170,30</text:p>
          </table:table-cell>
          <table:table-cell table:style-name="ce3" table:formula="of:=[.XR9]*1.02" office:value-type="float" office:value="19868438397653.8" calcext:value-type="float">
            <text:p>19 868 438 397 653,80</text:p>
          </table:table-cell>
          <table:table-cell table:style-name="ce3" table:formula="of:=[.XS9]*1.02" office:value-type="float" office:value="20265807165606.8" calcext:value-type="float">
            <text:p>20 265 807 165 606,80</text:p>
          </table:table-cell>
          <table:table-cell table:style-name="ce3" table:formula="of:=[.XT9]*1.02" office:value-type="float" office:value="20671123308919" calcext:value-type="float">
            <text:p>20 671 123 308 919,00</text:p>
          </table:table-cell>
          <table:table-cell table:style-name="ce3" table:formula="of:=[.XU9]*1.02" office:value-type="float" office:value="21084545775097.3" calcext:value-type="float">
            <text:p>21 084 545 775 097,30</text:p>
          </table:table-cell>
          <table:table-cell table:style-name="ce3" table:formula="of:=[.XV9]*1.02" office:value-type="float" office:value="21506236690599.3" calcext:value-type="float">
            <text:p>21 506 236 690 599,30</text:p>
          </table:table-cell>
          <table:table-cell table:style-name="ce3" table:formula="of:=[.XW9]*1.02" office:value-type="float" office:value="21936361424411.3" calcext:value-type="float">
            <text:p>21 936 361 424 411,30</text:p>
          </table:table-cell>
          <table:table-cell table:style-name="ce3" table:formula="of:=[.XX9]*1.02" office:value-type="float" office:value="22375088652899.5" calcext:value-type="float">
            <text:p>22 375 088 652 899,50</text:p>
          </table:table-cell>
          <table:table-cell table:style-name="ce3" table:formula="of:=[.XY9]*1.02" office:value-type="float" office:value="22822590425957.5" calcext:value-type="float">
            <text:p>22 822 590 425 957,50</text:p>
          </table:table-cell>
          <table:table-cell table:style-name="ce3" table:formula="of:=[.XZ9]*1.02" office:value-type="float" office:value="23279042234476.6" calcext:value-type="float">
            <text:p>23 279 042 234 476,60</text:p>
          </table:table-cell>
          <table:table-cell table:style-name="ce3" table:formula="of:=[.YA9]*1.02" office:value-type="float" office:value="23744623079166.2" calcext:value-type="float">
            <text:p>23 744 623 079 166,20</text:p>
          </table:table-cell>
          <table:table-cell table:style-name="ce3" table:formula="of:=[.YB9]*1.02" office:value-type="float" office:value="24219515540749.5" calcext:value-type="float">
            <text:p>24 219 515 540 749,50</text:p>
          </table:table-cell>
          <table:table-cell table:style-name="ce3" table:formula="of:=[.YC9]*1.02" office:value-type="float" office:value="24703905851564.5" calcext:value-type="float">
            <text:p>24 703 905 851 564,50</text:p>
          </table:table-cell>
          <table:table-cell table:style-name="ce3" table:formula="of:=[.YD9]*1.02" office:value-type="float" office:value="25197983968595.8" calcext:value-type="float">
            <text:p>25 197 983 968 595,80</text:p>
          </table:table-cell>
          <table:table-cell table:style-name="ce3" table:formula="of:=[.YE9]*1.02" office:value-type="float" office:value="25701943647967.7" calcext:value-type="float">
            <text:p>25 701 943 647 967,70</text:p>
          </table:table-cell>
          <table:table-cell table:style-name="ce3" table:formula="of:=[.YF9]*1.02" office:value-type="float" office:value="26215982520927" calcext:value-type="float">
            <text:p>26 215 982 520 927,00</text:p>
          </table:table-cell>
          <table:table-cell table:style-name="ce3" table:formula="of:=[.YG9]*1.02" office:value-type="float" office:value="26740302171345.6" calcext:value-type="float">
            <text:p>26 740 302 171 345,60</text:p>
          </table:table-cell>
          <table:table-cell table:style-name="ce3" table:formula="of:=[.YH9]*1.02" office:value-type="float" office:value="27275108214772.5" calcext:value-type="float">
            <text:p>27 275 108 214 772,50</text:p>
          </table:table-cell>
          <table:table-cell table:style-name="ce3" table:formula="of:=[.YI9]*1.02" office:value-type="float" office:value="27820610379067.9" calcext:value-type="float">
            <text:p>27 820 610 379 067,90</text:p>
          </table:table-cell>
          <table:table-cell table:style-name="ce3" table:formula="of:=[.YJ9]*1.02" office:value-type="float" office:value="28377022586649.3" calcext:value-type="float">
            <text:p>28 377 022 586 649,30</text:p>
          </table:table-cell>
          <table:table-cell table:style-name="ce3" table:formula="of:=[.YK9]*1.02" office:value-type="float" office:value="28944563038382.3" calcext:value-type="float">
            <text:p>28 944 563 038 382,30</text:p>
          </table:table-cell>
          <table:table-cell table:style-name="ce3" table:formula="of:=[.YL9]*1.02" office:value-type="float" office:value="29523454299149.9" calcext:value-type="float">
            <text:p>29 523 454 299 149,90</text:p>
          </table:table-cell>
          <table:table-cell table:style-name="ce3" table:formula="of:=[.YM9]*1.02" office:value-type="float" office:value="30113923385132.9" calcext:value-type="float">
            <text:p>30 113 923 385 132,90</text:p>
          </table:table-cell>
          <table:table-cell table:style-name="ce3" table:formula="of:=[.YN9]*1.02" office:value-type="float" office:value="30716201852835.6" calcext:value-type="float">
            <text:p>30 716 201 852 835,60</text:p>
          </table:table-cell>
          <table:table-cell table:style-name="ce3" table:formula="of:=[.YO9]*1.02" office:value-type="float" office:value="31330525889892.3" calcext:value-type="float">
            <text:p>31 330 525 889 892,30</text:p>
          </table:table-cell>
          <table:table-cell table:style-name="ce3" table:formula="of:=[.YP9]*1.02" office:value-type="float" office:value="31957136407690.2" calcext:value-type="float">
            <text:p>31 957 136 407 690,20</text:p>
          </table:table-cell>
          <table:table-cell table:style-name="ce3" table:formula="of:=[.YQ9]*1.02" office:value-type="float" office:value="32596279135844" calcext:value-type="float">
            <text:p>32 596 279 135 844,00</text:p>
          </table:table-cell>
          <table:table-cell table:style-name="ce3" table:formula="of:=[.YR9]*1.02" office:value-type="float" office:value="33248204718560.8" calcext:value-type="float">
            <text:p>33 248 204 718 560,80</text:p>
          </table:table-cell>
          <table:table-cell table:style-name="ce3" table:formula="of:=[.YS9]*1.02" office:value-type="float" office:value="33913168812932.1" calcext:value-type="float">
            <text:p>33 913 168 812 932,10</text:p>
          </table:table-cell>
          <table:table-cell table:style-name="ce3" table:formula="of:=[.YT9]*1.02" office:value-type="float" office:value="34591432189190.7" calcext:value-type="float">
            <text:p>34 591 432 189 190,70</text:p>
          </table:table-cell>
          <table:table-cell table:style-name="ce3" table:formula="of:=[.YU9]*1.02" office:value-type="float" office:value="35283260832974.5" calcext:value-type="float">
            <text:p>35 283 260 832 974,50</text:p>
          </table:table-cell>
          <table:table-cell table:style-name="ce3" table:formula="of:=[.YV9]*1.02" office:value-type="float" office:value="35988926049634" calcext:value-type="float">
            <text:p>35 988 926 049 634,00</text:p>
          </table:table-cell>
          <table:table-cell table:style-name="ce3" table:formula="of:=[.YW9]*1.02" office:value-type="float" office:value="36708704570626.7" calcext:value-type="float">
            <text:p>36 708 704 570 626,70</text:p>
          </table:table-cell>
          <table:table-cell table:style-name="ce3" table:formula="of:=[.YX9]*1.02" office:value-type="float" office:value="37442878662039.2" calcext:value-type="float">
            <text:p>37 442 878 662 039,20</text:p>
          </table:table-cell>
          <table:table-cell table:style-name="ce3" table:formula="of:=[.YY9]*1.02" office:value-type="float" office:value="38191736235280" calcext:value-type="float">
            <text:p>38 191 736 235 280,00</text:p>
          </table:table-cell>
          <table:table-cell table:style-name="ce3" table:formula="of:=[.YZ9]*1.02" office:value-type="float" office:value="38955570959985.6" calcext:value-type="float">
            <text:p>38 955 570 959 985,60</text:p>
          </table:table-cell>
          <table:table-cell table:style-name="ce3" table:formula="of:=[.ZA9]*1.02" office:value-type="float" office:value="39734682379185.3" calcext:value-type="float">
            <text:p>39 734 682 379 185,30</text:p>
          </table:table-cell>
          <table:table-cell table:style-name="ce3" table:formula="of:=[.ZB9]*1.02" office:value-type="float" office:value="40529376026769" calcext:value-type="float">
            <text:p>40 529 376 026 769,00</text:p>
          </table:table-cell>
          <table:table-cell table:style-name="ce3" table:formula="of:=[.ZC9]*1.02" office:value-type="float" office:value="41339963547304.4" calcext:value-type="float">
            <text:p>41 339 963 547 304,40</text:p>
          </table:table-cell>
          <table:table-cell table:style-name="ce3" table:formula="of:=[.ZD9]*1.02" office:value-type="float" office:value="42166762818250.5" calcext:value-type="float">
            <text:p>42 166 762 818 250,50</text:p>
          </table:table-cell>
          <table:table-cell table:style-name="ce3" table:formula="of:=[.ZE9]*1.02" office:value-type="float" office:value="43010098074615.5" calcext:value-type="float">
            <text:p>43 010 098 074 615,50</text:p>
          </table:table-cell>
          <table:table-cell table:style-name="ce3" table:formula="of:=[.ZF9]*1.02" office:value-type="float" office:value="43870300036107.8" calcext:value-type="float">
            <text:p>43 870 300 036 107,80</text:p>
          </table:table-cell>
          <table:table-cell table:style-name="ce3" table:formula="of:=[.ZG9]*1.02" office:value-type="float" office:value="44747706036830" calcext:value-type="float">
            <text:p>44 747 706 036 830,00</text:p>
          </table:table-cell>
          <table:table-cell table:style-name="ce3" table:formula="of:=[.ZH9]*1.02" office:value-type="float" office:value="45642660157566.6" calcext:value-type="float">
            <text:p>45 642 660 157 566,60</text:p>
          </table:table-cell>
          <table:table-cell table:style-name="ce3" table:formula="of:=[.ZI9]*1.02" office:value-type="float" office:value="46555513360717.9" calcext:value-type="float">
            <text:p>46 555 513 360 717,90</text:p>
          </table:table-cell>
          <table:table-cell table:style-name="ce3" table:formula="of:=[.ZJ9]*1.02" office:value-type="float" office:value="47486623627932.3" calcext:value-type="float">
            <text:p>47 486 623 627 932,30</text:p>
          </table:table-cell>
          <table:table-cell table:style-name="ce3" table:formula="of:=[.ZK9]*1.02" office:value-type="float" office:value="48436356100490.9" calcext:value-type="float">
            <text:p>48 436 356 100 490,90</text:p>
          </table:table-cell>
          <table:table-cell table:style-name="ce3" table:formula="of:=[.ZL9]*1.02" office:value-type="float" office:value="49405083222500.7" calcext:value-type="float">
            <text:p>49 405 083 222 500,70</text:p>
          </table:table-cell>
          <table:table-cell table:style-name="ce3" table:formula="of:=[.ZM9]*1.02" office:value-type="float" office:value="50393184886950.7" calcext:value-type="float">
            <text:p>50 393 184 886 950,70</text:p>
          </table:table-cell>
          <table:table-cell table:style-name="ce3" table:formula="of:=[.ZN9]*1.02" office:value-type="float" office:value="51401048584689.8" calcext:value-type="float">
            <text:p>51 401 048 584 689,80</text:p>
          </table:table-cell>
          <table:table-cell table:style-name="ce3" table:formula="of:=[.ZO9]*1.02" office:value-type="float" office:value="52429069556383.6" calcext:value-type="float">
            <text:p>52 429 069 556 383,60</text:p>
          </table:table-cell>
          <table:table-cell table:style-name="ce3" table:formula="of:=[.ZP9]*1.02" office:value-type="float" office:value="53477650947511.2" calcext:value-type="float">
            <text:p>53 477 650 947 511,20</text:p>
          </table:table-cell>
          <table:table-cell table:style-name="ce3" table:formula="of:=[.ZQ9]*1.02" office:value-type="float" office:value="54547203966461.5" calcext:value-type="float">
            <text:p>54 547 203 966 461,50</text:p>
          </table:table-cell>
          <table:table-cell table:style-name="ce3" table:formula="of:=[.ZR9]*1.02" office:value-type="float" office:value="55638148045790.7" calcext:value-type="float">
            <text:p>55 638 148 045 790,70</text:p>
          </table:table-cell>
          <table:table-cell table:style-name="ce3" table:formula="of:=[.ZS9]*1.02" office:value-type="float" office:value="56750911006706.5" calcext:value-type="float">
            <text:p>56 750 911 006 706,50</text:p>
          </table:table-cell>
          <table:table-cell table:style-name="ce3" table:formula="of:=[.ZT9]*1.02" office:value-type="float" office:value="57885929226840.6" calcext:value-type="float">
            <text:p>57 885 929 226 840,60</text:p>
          </table:table-cell>
          <table:table-cell table:style-name="ce3" table:formula="of:=[.ZU9]*1.02" office:value-type="float" office:value="59043647811377.4" calcext:value-type="float">
            <text:p>59 043 647 811 377,40</text:p>
          </table:table-cell>
          <table:table-cell table:style-name="ce3" table:formula="of:=[.ZV9]*1.02" office:value-type="float" office:value="60224520767605" calcext:value-type="float">
            <text:p>60 224 520 767 605,00</text:p>
          </table:table-cell>
          <table:table-cell table:style-name="ce3" table:formula="of:=[.ZW9]*1.02" office:value-type="float" office:value="61429011182957.1" calcext:value-type="float">
            <text:p>61 429 011 182 957,10</text:p>
          </table:table-cell>
          <table:table-cell table:style-name="ce3" table:formula="of:=[.ZX9]*1.02" office:value-type="float" office:value="62657591406616.2" calcext:value-type="float">
            <text:p>62 657 591 406 616,20</text:p>
          </table:table-cell>
          <table:table-cell table:style-name="ce3" table:formula="of:=[.ZY9]*1.02" office:value-type="float" office:value="63910743234748.6" calcext:value-type="float">
            <text:p>63 910 743 234 748,60</text:p>
          </table:table-cell>
          <table:table-cell table:style-name="ce3" table:formula="of:=[.ZZ9]*1.02" office:value-type="float" office:value="65188958099443.5" calcext:value-type="float">
            <text:p>65 188 958 099 443,50</text:p>
          </table:table-cell>
          <table:table-cell table:style-name="ce3" table:formula="of:=[.AAA9]*1.02" office:value-type="float" office:value="66492737261432.4" calcext:value-type="float">
            <text:p>66 492 737 261 432,40</text:p>
          </table:table-cell>
          <table:table-cell table:style-name="ce3" table:formula="of:=[.AAB9]*1.02" office:value-type="float" office:value="67822592006661.1" calcext:value-type="float">
            <text:p>67 822 592 006 661,10</text:p>
          </table:table-cell>
          <table:table-cell table:style-name="ce3" table:formula="of:=[.AAC9]*1.02" office:value-type="float" office:value="69179043846794.3" calcext:value-type="float">
            <text:p>69 179 043 846 794,30</text:p>
          </table:table-cell>
          <table:table-cell table:style-name="ce3" table:formula="of:=[.AAD9]*1.02" office:value-type="float" office:value="70562624723730.2" calcext:value-type="float">
            <text:p>70 562 624 723 730,20</text:p>
          </table:table-cell>
          <table:table-cell table:style-name="ce3" table:formula="of:=[.AAE9]*1.02" office:value-type="float" office:value="71973877218204.8" calcext:value-type="float">
            <text:p>71 973 877 218 204,80</text:p>
          </table:table-cell>
          <table:table-cell table:style-name="ce3" table:formula="of:=[.AAF9]*1.02" office:value-type="float" office:value="73413354762568.9" calcext:value-type="float">
            <text:p>73 413 354 762 568,90</text:p>
          </table:table-cell>
          <table:table-cell table:style-name="ce3" table:formula="of:=[.AAG9]*1.02" office:value-type="float" office:value="74881621857820.2" calcext:value-type="float">
            <text:p>74 881 621 857 820,20</text:p>
          </table:table-cell>
          <table:table-cell table:style-name="ce3" table:formula="of:=[.AAH9]*1.02" office:value-type="float" office:value="76379254294976.6" calcext:value-type="float">
            <text:p>76 379 254 294 976,60</text:p>
          </table:table-cell>
          <table:table-cell table:style-name="ce3" table:formula="of:=[.AAI9]*1.02" office:value-type="float" office:value="77906839380876.2" calcext:value-type="float">
            <text:p>77 906 839 380 876,20</text:p>
          </table:table-cell>
          <table:table-cell table:style-name="ce3" table:formula="of:=[.AAJ9]*1.02" office:value-type="float" office:value="79464976168493.7" calcext:value-type="float">
            <text:p>79 464 976 168 493,70</text:p>
          </table:table-cell>
          <table:table-cell table:style-name="ce3" table:formula="of:=[.AAK9]*1.02" office:value-type="float" office:value="81054275691863.6" calcext:value-type="float">
            <text:p>81 054 275 691 863,60</text:p>
          </table:table-cell>
          <table:table-cell table:style-name="ce3" table:formula="of:=[.AAL9]*1.02" office:value-type="float" office:value="82675361205700.9" calcext:value-type="float">
            <text:p>82 675 361 205 700,90</text:p>
          </table:table-cell>
          <table:table-cell table:style-name="ce3" table:formula="of:=[.AAM9]*1.02" office:value-type="float" office:value="84328868429814.9" calcext:value-type="float">
            <text:p>84 328 868 429 814,90</text:p>
          </table:table-cell>
          <table:table-cell table:style-name="ce3" table:formula="of:=[.AAN9]*1.02" office:value-type="float" office:value="86015445798411.2" calcext:value-type="float">
            <text:p>86 015 445 798 411,20</text:p>
          </table:table-cell>
          <table:table-cell table:style-name="ce3" table:formula="of:=[.AAO9]*1.02" office:value-type="float" office:value="87735754714379.4" calcext:value-type="float">
            <text:p>87 735 754 714 379,40</text:p>
          </table:table-cell>
          <table:table-cell table:style-name="ce3" table:formula="of:=[.AAP9]*1.02" office:value-type="float" office:value="89490469808667" calcext:value-type="float">
            <text:p>89 490 469 808 667,00</text:p>
          </table:table-cell>
          <table:table-cell table:style-name="ce3" table:formula="of:=[.AAQ9]*1.02" office:value-type="float" office:value="91280279204840.3" calcext:value-type="float">
            <text:p>91 280 279 204 840,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ux d’actualisation</text:p>
          </table:table-cell>
          <table:table-cell table:style-name="ce13" office:value-type="float" office:value="0.3" calcext:value-type="float" table:number-columns-spanned="5" table:number-rows-spanned="1">
            <text:p>0,30</text:p>
          </table:table-cell>
          <table:covered-table-cell table:number-columns-repeated="4" table:style-name="ce3"/>
          <table:table-cell table:style-name="ce3" table:number-columns-repeated="712"/>
          <table:table-cell/>
        </table:table-row>
        <table:table-row table:style-name="ro1">
          <table:table-cell table:number-columns-repeated="2"/>
          <table:table-cell office:value-type="string" calcext:value-type="string">
            <text:p>NPV</text:p>
          </table:table-cell>
          <table:table-cell table:style-name="ce3" table:formula="of:=NPV([.B14];[.D9:.G9])" office:value-type="float" office:value="15105214.6357793" calcext:value-type="float">
            <text:p>15 105 214,64</text:p>
          </table:table-cell>
          <table:table-cell table:number-columns-repeated="717"/>
        </table:table-row>
        <table:table-row table:style-name="ro1">
          <table:table-cell table:number-columns-repeated="2"/>
          <table:table-cell office:value-type="string" calcext:value-type="string">
            <text:p>VAN</text:p>
          </table:table-cell>
          <table:table-cell table:style-name="ce3" table:formula="of:=NPV([.B14];[.D9:.AAR9])" office:value-type="float" office:value="83724969.3185565" calcext:value-type="float">
            <text:p>83 724 969,32</text:p>
          </table:table-cell>
          <table:table-cell table:number-columns-repeated="717"/>
        </table:table-row>
        <table:table-row table:style-name="ro1">
          <table:table-cell table:number-columns-repeated="721"/>
        </table:table-row>
        <table:table-row table:style-name="ro1">
          <table:table-cell office:value-type="string" calcext:value-type="string">
            <text:p>Taux d’actualisation</text:p>
          </table:table-cell>
          <table:table-cell office:value-type="float" office:value="0.3" calcext:value-type="float">
            <text:p>0,3</text:p>
          </table:table-cell>
          <table:table-cell table:number-columns-repeated="719"/>
        </table:table-row>
        <table:table-row table:style-name="ro1">
          <table:table-cell table:number-columns-repeated="721"/>
        </table:table-row>
        <table:table-row table:style-name="ro1">
          <table:table-cell table:number-columns-repeated="4"/>
          <table:table-cell table:style-name="ce14" table:formula="of:=IRR([.E9:.H9];2)" office:value-type="string" office:string-value="" calcext:value-type="error">
            <text:p>Err:523</text:p>
          </table:table-cell>
          <table:table-cell table:number-columns-repeated="716"/>
        </table:table-row>
        <table:table-row table:style-name="ro1">
          <table:table-cell table:number-columns-repeated="2"/>
          <table:table-cell office:value-type="string" calcext:value-type="string">
            <text:p>Irr</text:p>
          </table:table-cell>
          <table:table-cell/>
          <table:table-cell table:style-name="ce14" table:formula="of:=IRR([.E9:.AAR9];50)" office:value-type="string" office:string-value="" calcext:value-type="error">
            <text:p>Err:523</text:p>
          </table:table-cell>
          <table:table-cell table:number-columns-repeated="716"/>
        </table:table-row>
        <table:table-row table:style-name="ro1">
          <table:table-cell table:number-columns-repeated="721"/>
        </table:table-row>
        <table:table-row table:style-name="ro1">
          <table:table-cell table:number-columns-repeated="7"/>
          <table:table-cell table:formula="of:=771*0.8" office:value-type="float" office:value="616.8" calcext:value-type="float">
            <text:p>616,8</text:p>
          </table:table-cell>
          <table:table-cell table:number-columns-repeated="7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0P0"/>
    </number:currency-style>
    <number:currency-style style:name="N13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35P0"/>
    </number:currency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currency-style style:name="N12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</number:date-style>
    <number:number-style style:name="N115">
      <number:number number:decimal-places="1" number:min-decimal-places="1" number:min-integer-digits="1" number:grouping="true"/>
    </number:number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4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1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3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9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3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7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01:15:21.565886363</meta:creation-date>
    <dc:date>2024-06-11T01:01:15.786880531</dc:date>
    <meta:editing-duration>P2DT2H8M39S</meta:editing-duration>
    <meta:editing-cycles>5</meta:editing-cycles>
    <meta:generator>LibreOffice/7.3.7.2$Linux_X86_64 LibreOffice_project/30$Build-2</meta:generator>
    <meta:document-statistic meta:table-count="8" meta:cell-count="4225" meta:object-count="0"/>
  </office:meta>
</office:document-meta>
</file>